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30130_174521conf_memo" table:style-name="ta1">
        <table:shapes>
          <draw:frame draw:z-index="0" draw:style-name="gr1" draw:text-style-name="P1" svg:width="15.999cm" svg:height="8.999cm" svg:x="5.752cm" svg:y="0.904cm">
            <draw:object draw:notify-on-update-of-ranges="20230130_174521conf_memo.A1:20230130_174521conf_memo.A208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.254374295473099" calcext:value-type="float">
            <text:p>0.254374295473099</text:p>
          </table:table-cell>
          <table:table-cell/>
          <table:table-cell table:style-name="ce1" office:value-type="string" calcext:value-type="string">
            <text:p>認識率</text:p>
          </table:table-cell>
        </table:table-row>
        <table:table-row table:style-name="ro1">
          <table:table-cell office:value-type="float" office:value="0.253733962774277" calcext:value-type="float">
            <text:p>0.253733962774277</text:p>
          </table:table-cell>
          <table:table-cell/>
          <table:table-cell table:style-name="ce1" table:formula="of:=AVERAGE([.A1:.A2083])" office:value-type="float" office:value="0.851072900823487" calcext:value-type="float">
            <text:p>0.851072900823487</text:p>
          </table:table-cell>
        </table:table-row>
        <table:table-row table:style-name="ro1">
          <table:table-cell office:value-type="float" office:value="0.253745079040527" calcext:value-type="float">
            <text:p>0.253745079040527</text:p>
          </table:table-cell>
          <table:table-cell table:number-columns-repeated="2"/>
        </table:table-row>
        <table:table-row table:style-name="ro1">
          <table:table-cell office:value-type="float" office:value="0.767624855041504" calcext:value-type="float">
            <text:p>0.767624855041504</text:p>
          </table:table-cell>
          <table:table-cell table:number-columns-repeated="2"/>
        </table:table-row>
        <table:table-row table:style-name="ro1">
          <table:table-cell office:value-type="float" office:value="0.769119739532471" calcext:value-type="float">
            <text:p>0.769119739532471</text:p>
          </table:table-cell>
          <table:table-cell table:number-columns-repeated="2"/>
        </table:table-row>
        <table:table-row table:style-name="ro1">
          <table:table-cell office:value-type="float" office:value="0.77033257484436" calcext:value-type="float">
            <text:p>0.77033257484436</text:p>
          </table:table-cell>
          <table:table-cell table:number-columns-repeated="2"/>
        </table:table-row>
        <table:table-row table:style-name="ro1">
          <table:table-cell office:value-type="float" office:value="0.850568652153015" calcext:value-type="float">
            <text:p>0.850568652153015</text:p>
          </table:table-cell>
          <table:table-cell table:number-columns-repeated="2"/>
        </table:table-row>
        <table:table-row table:style-name="ro1">
          <table:table-cell office:value-type="float" office:value="0.852289617061615" calcext:value-type="float">
            <text:p>0.852289617061615</text:p>
          </table:table-cell>
          <table:table-cell table:number-columns-repeated="2"/>
        </table:table-row>
        <table:table-row table:style-name="ro1">
          <table:table-cell office:value-type="float" office:value="0.851502954959869" calcext:value-type="float">
            <text:p>0.851502954959869</text:p>
          </table:table-cell>
          <table:table-cell table:number-columns-repeated="2"/>
        </table:table-row>
        <table:table-row table:style-name="ro1">
          <table:table-cell office:value-type="float" office:value="0.531748950481415" calcext:value-type="float">
            <text:p>0.531748950481415</text:p>
          </table:table-cell>
          <table:table-cell table:number-columns-repeated="2"/>
        </table:table-row>
        <table:table-row table:style-name="ro1">
          <table:table-cell office:value-type="float" office:value="0.529578804969788" calcext:value-type="float">
            <text:p>0.529578804969788</text:p>
          </table:table-cell>
          <table:table-cell table:number-columns-repeated="2"/>
        </table:table-row>
        <table:table-row table:style-name="ro1">
          <table:table-cell office:value-type="float" office:value="0.527591049671173" calcext:value-type="float">
            <text:p>0.527591049671173</text:p>
          </table:table-cell>
          <table:table-cell table:number-columns-repeated="2"/>
        </table:table-row>
        <table:table-row table:style-name="ro1">
          <table:table-cell office:value-type="float" office:value="0.745112657546997" calcext:value-type="float">
            <text:p>0.745112657546997</text:p>
          </table:table-cell>
          <table:table-cell table:number-columns-repeated="2"/>
        </table:table-row>
        <table:table-row table:style-name="ro1">
          <table:table-cell office:value-type="float" office:value="0.743746936321258" calcext:value-type="float">
            <text:p>0.743746936321258</text:p>
          </table:table-cell>
          <table:table-cell table:number-columns-repeated="2"/>
        </table:table-row>
        <table:table-row table:style-name="ro1">
          <table:table-cell office:value-type="float" office:value="0.742670714855194" calcext:value-type="float">
            <text:p>0.742670714855194</text:p>
          </table:table-cell>
          <table:table-cell table:number-columns-repeated="2"/>
        </table:table-row>
        <table:table-row table:style-name="ro1">
          <table:table-cell office:value-type="float" office:value="0.892935037612915" calcext:value-type="float">
            <text:p>0.892935037612915</text:p>
          </table:table-cell>
          <table:table-cell table:number-columns-repeated="2"/>
        </table:table-row>
        <table:table-row table:style-name="ro1">
          <table:table-cell office:value-type="float" office:value="0.893019139766693" calcext:value-type="float">
            <text:p>0.893019139766693</text:p>
          </table:table-cell>
          <table:table-cell table:number-columns-repeated="2"/>
        </table:table-row>
        <table:table-row table:style-name="ro1">
          <table:table-cell office:value-type="float" office:value="0.893104672431946" calcext:value-type="float">
            <text:p>0.893104672431946</text:p>
          </table:table-cell>
          <table:table-cell table:number-columns-repeated="2"/>
        </table:table-row>
        <table:table-row table:style-name="ro1">
          <table:table-cell office:value-type="float" office:value="0.916014969348908" calcext:value-type="float">
            <text:p>0.916014969348908</text:p>
          </table:table-cell>
          <table:table-cell table:number-columns-repeated="2"/>
        </table:table-row>
        <table:table-row table:style-name="ro1">
          <table:table-cell office:value-type="float" office:value="0.915608942508698" calcext:value-type="float">
            <text:p>0.915608942508698</text:p>
          </table:table-cell>
          <table:table-cell table:number-columns-repeated="2"/>
        </table:table-row>
        <table:table-row table:style-name="ro1">
          <table:table-cell office:value-type="float" office:value="0.915764689445496" calcext:value-type="float">
            <text:p>0.915764689445496</text:p>
          </table:table-cell>
          <table:table-cell table:number-columns-repeated="2"/>
        </table:table-row>
        <table:table-row table:style-name="ro1">
          <table:table-cell office:value-type="float" office:value="0.870341897010803" calcext:value-type="float">
            <text:p>0.870341897010803</text:p>
          </table:table-cell>
          <table:table-cell table:number-columns-repeated="2"/>
        </table:table-row>
        <table:table-row table:style-name="ro1">
          <table:table-cell office:value-type="float" office:value="0.86996454000473" calcext:value-type="float">
            <text:p>0.86996454000473</text:p>
          </table:table-cell>
          <table:table-cell table:number-columns-repeated="2"/>
        </table:table-row>
        <table:table-row table:style-name="ro1">
          <table:table-cell office:value-type="float" office:value="0.870000660419464" calcext:value-type="float">
            <text:p>0.870000660419464</text:p>
          </table:table-cell>
          <table:table-cell table:number-columns-repeated="2"/>
        </table:table-row>
        <table:table-row table:style-name="ro1">
          <table:table-cell office:value-type="float" office:value="0.832552015781403" calcext:value-type="float">
            <text:p>0.832552015781403</text:p>
          </table:table-cell>
          <table:table-cell table:number-columns-repeated="2"/>
        </table:table-row>
        <table:table-row table:style-name="ro1">
          <table:table-cell office:value-type="float" office:value="0.835209846496582" calcext:value-type="float">
            <text:p>0.835209846496582</text:p>
          </table:table-cell>
          <table:table-cell table:number-columns-repeated="2"/>
        </table:table-row>
        <table:table-row table:style-name="ro1">
          <table:table-cell office:value-type="float" office:value="0.835115253925324" calcext:value-type="float">
            <text:p>0.835115253925324</text:p>
          </table:table-cell>
          <table:table-cell table:number-columns-repeated="2"/>
        </table:table-row>
        <table:table-row table:style-name="ro1">
          <table:table-cell office:value-type="float" office:value="0.933356463909149" calcext:value-type="float">
            <text:p>0.933356463909149</text:p>
          </table:table-cell>
          <table:table-cell table:number-columns-repeated="2"/>
        </table:table-row>
        <table:table-row table:style-name="ro1">
          <table:table-cell office:value-type="float" office:value="0.933374524116516" calcext:value-type="float">
            <text:p>0.933374524116516</text:p>
          </table:table-cell>
          <table:table-cell table:number-columns-repeated="2"/>
        </table:table-row>
        <table:table-row table:style-name="ro1">
          <table:table-cell office:value-type="float" office:value="0.933263063430786" calcext:value-type="float">
            <text:p>0.933263063430786</text:p>
          </table:table-cell>
          <table:table-cell table:number-columns-repeated="2"/>
        </table:table-row>
        <table:table-row table:style-name="ro1">
          <table:table-cell office:value-type="float" office:value="0.954255044460297" calcext:value-type="float">
            <text:p>0.954255044460297</text:p>
          </table:table-cell>
          <table:table-cell table:number-columns-repeated="2"/>
        </table:table-row>
        <table:table-row table:style-name="ro1">
          <table:table-cell office:value-type="float" office:value="0.954156994819641" calcext:value-type="float">
            <text:p>0.954156994819641</text:p>
          </table:table-cell>
          <table:table-cell table:number-columns-repeated="2"/>
        </table:table-row>
        <table:table-row table:style-name="ro1">
          <table:table-cell office:value-type="float" office:value="0.959925830364227" calcext:value-type="float">
            <text:p>0.959925830364227</text:p>
          </table:table-cell>
          <table:table-cell table:number-columns-repeated="2"/>
        </table:table-row>
        <table:table-row table:style-name="ro1">
          <table:table-cell office:value-type="float" office:value="0.959855794906616" calcext:value-type="float">
            <text:p>0.959855794906616</text:p>
          </table:table-cell>
          <table:table-cell table:number-columns-repeated="2"/>
        </table:table-row>
        <table:table-row table:style-name="ro1">
          <table:table-cell office:value-type="float" office:value="0.959871292114258" calcext:value-type="float">
            <text:p>0.959871292114258</text:p>
          </table:table-cell>
          <table:table-cell table:number-columns-repeated="2"/>
        </table:table-row>
        <table:table-row table:style-name="ro1">
          <table:table-cell office:value-type="float" office:value="0.940452039241791" calcext:value-type="float">
            <text:p>0.940452039241791</text:p>
          </table:table-cell>
          <table:table-cell table:number-columns-repeated="2"/>
        </table:table-row>
        <table:table-row table:style-name="ro1">
          <table:table-cell office:value-type="float" office:value="0.940533518791199" calcext:value-type="float">
            <text:p>0.940533518791199</text:p>
          </table:table-cell>
          <table:table-cell table:number-columns-repeated="2"/>
        </table:table-row>
        <table:table-row table:style-name="ro1">
          <table:table-cell office:value-type="float" office:value="0.940531373023987" calcext:value-type="float">
            <text:p>0.940531373023987</text:p>
          </table:table-cell>
          <table:table-cell table:number-columns-repeated="2"/>
        </table:table-row>
        <table:table-row table:style-name="ro1">
          <table:table-cell office:value-type="float" office:value="0.963043570518494" calcext:value-type="float">
            <text:p>0.963043570518494</text:p>
          </table:table-cell>
          <table:table-cell table:number-columns-repeated="2"/>
        </table:table-row>
        <table:table-row table:style-name="ro1">
          <table:table-cell office:value-type="float" office:value="0.963059723377228" calcext:value-type="float">
            <text:p>0.963059723377228</text:p>
          </table:table-cell>
          <table:table-cell table:number-columns-repeated="2"/>
        </table:table-row>
        <table:table-row table:style-name="ro1">
          <table:table-cell office:value-type="float" office:value="0.963018894195556" calcext:value-type="float">
            <text:p>0.963018894195556</text:p>
          </table:table-cell>
          <table:table-cell table:number-columns-repeated="2"/>
        </table:table-row>
        <table:table-row table:style-name="ro1">
          <table:table-cell office:value-type="float" office:value="0.938852488994598" calcext:value-type="float">
            <text:p>0.938852488994598</text:p>
          </table:table-cell>
          <table:table-cell table:number-columns-repeated="2"/>
        </table:table-row>
        <table:table-row table:style-name="ro1">
          <table:table-cell office:value-type="float" office:value="0.938925504684448" calcext:value-type="float">
            <text:p>0.938925504684448</text:p>
          </table:table-cell>
          <table:table-cell table:number-columns-repeated="2"/>
        </table:table-row>
        <table:table-row table:style-name="ro1">
          <table:table-cell office:value-type="float" office:value="0.938778460025787" calcext:value-type="float">
            <text:p>0.938778460025787</text:p>
          </table:table-cell>
          <table:table-cell table:number-columns-repeated="2"/>
        </table:table-row>
        <table:table-row table:style-name="ro1">
          <table:table-cell office:value-type="float" office:value="0.950473725795746" calcext:value-type="float">
            <text:p>0.950473725795746</text:p>
          </table:table-cell>
          <table:table-cell table:number-columns-repeated="2"/>
        </table:table-row>
        <table:table-row table:style-name="ro1">
          <table:table-cell office:value-type="float" office:value="0.950644850730896" calcext:value-type="float">
            <text:p>0.950644850730896</text:p>
          </table:table-cell>
          <table:table-cell table:number-columns-repeated="2"/>
        </table:table-row>
        <table:table-row table:style-name="ro1">
          <table:table-cell office:value-type="float" office:value="0.950680315494537" calcext:value-type="float">
            <text:p>0.950680315494537</text:p>
          </table:table-cell>
          <table:table-cell table:number-columns-repeated="2"/>
        </table:table-row>
        <table:table-row table:style-name="ro1">
          <table:table-cell office:value-type="float" office:value="0.942086279392242" calcext:value-type="float">
            <text:p>0.942086279392242</text:p>
          </table:table-cell>
          <table:table-cell table:number-columns-repeated="2"/>
        </table:table-row>
        <table:table-row table:style-name="ro1">
          <table:table-cell office:value-type="float" office:value="0.942035019397736" calcext:value-type="float">
            <text:p>0.942035019397736</text:p>
          </table:table-cell>
          <table:table-cell table:number-columns-repeated="2"/>
        </table:table-row>
        <table:table-row table:style-name="ro1">
          <table:table-cell office:value-type="float" office:value="0.942199051380158" calcext:value-type="float">
            <text:p>0.942199051380158</text:p>
          </table:table-cell>
          <table:table-cell table:number-columns-repeated="2"/>
        </table:table-row>
        <table:table-row table:style-name="ro1">
          <table:table-cell office:value-type="float" office:value="0.923666179180145" calcext:value-type="float">
            <text:p>0.923666179180145</text:p>
          </table:table-cell>
          <table:table-cell table:number-columns-repeated="2"/>
        </table:table-row>
        <table:table-row table:style-name="ro1">
          <table:table-cell office:value-type="float" office:value="0.923625528812408" calcext:value-type="float">
            <text:p>0.923625528812408</text:p>
          </table:table-cell>
          <table:table-cell table:number-columns-repeated="2"/>
        </table:table-row>
        <table:table-row table:style-name="ro1">
          <table:table-cell office:value-type="float" office:value="0.923540949821472" calcext:value-type="float">
            <text:p>0.923540949821472</text:p>
          </table:table-cell>
          <table:table-cell table:number-columns-repeated="2"/>
        </table:table-row>
        <table:table-row table:style-name="ro1">
          <table:table-cell office:value-type="float" office:value="0.882506608963013" calcext:value-type="float">
            <text:p>0.882506608963013</text:p>
          </table:table-cell>
          <table:table-cell table:number-columns-repeated="2"/>
        </table:table-row>
        <table:table-row table:style-name="ro1">
          <table:table-cell office:value-type="float" office:value="0.881703615188599" calcext:value-type="float">
            <text:p>0.881703615188599</text:p>
          </table:table-cell>
          <table:table-cell table:number-columns-repeated="2"/>
        </table:table-row>
        <table:table-row table:style-name="ro1">
          <table:table-cell office:value-type="float" office:value="0.881734788417816" calcext:value-type="float">
            <text:p>0.881734788417816</text:p>
          </table:table-cell>
          <table:table-cell table:number-columns-repeated="2"/>
        </table:table-row>
        <table:table-row table:style-name="ro1">
          <table:table-cell office:value-type="float" office:value="0.880834996700287" calcext:value-type="float">
            <text:p>0.880834996700287</text:p>
          </table:table-cell>
          <table:table-cell table:number-columns-repeated="2"/>
        </table:table-row>
        <table:table-row table:style-name="ro1">
          <table:table-cell office:value-type="float" office:value="0.880629301071167" calcext:value-type="float">
            <text:p>0.880629301071167</text:p>
          </table:table-cell>
          <table:table-cell table:number-columns-repeated="2"/>
        </table:table-row>
        <table:table-row table:style-name="ro1">
          <table:table-cell office:value-type="float" office:value="0.880811452865601" calcext:value-type="float">
            <text:p>0.880811452865601</text:p>
          </table:table-cell>
          <table:table-cell table:number-columns-repeated="2"/>
        </table:table-row>
        <table:table-row table:style-name="ro1">
          <table:table-cell office:value-type="float" office:value="0.944343566894531" calcext:value-type="float">
            <text:p>0.944343566894531</text:p>
          </table:table-cell>
          <table:table-cell table:number-columns-repeated="2"/>
        </table:table-row>
        <table:table-row table:style-name="ro1">
          <table:table-cell office:value-type="float" office:value="0.944263100624084" calcext:value-type="float">
            <text:p>0.944263100624084</text:p>
          </table:table-cell>
          <table:table-cell table:number-columns-repeated="2"/>
        </table:table-row>
        <table:table-row table:style-name="ro1">
          <table:table-cell office:value-type="float" office:value="0.925246357917785" calcext:value-type="float">
            <text:p>0.925246357917785</text:p>
          </table:table-cell>
          <table:table-cell table:number-columns-repeated="2"/>
        </table:table-row>
        <table:table-row table:style-name="ro1">
          <table:table-cell office:value-type="float" office:value="0.925221860408783" calcext:value-type="float">
            <text:p>0.925221860408783</text:p>
          </table:table-cell>
          <table:table-cell table:number-columns-repeated="2"/>
        </table:table-row>
        <table:table-row table:style-name="ro1">
          <table:table-cell office:value-type="float" office:value="0.925309360027313" calcext:value-type="float">
            <text:p>0.925309360027313</text:p>
          </table:table-cell>
          <table:table-cell table:number-columns-repeated="2"/>
        </table:table-row>
        <table:table-row table:style-name="ro1">
          <table:table-cell office:value-type="float" office:value="0.931976139545441" calcext:value-type="float">
            <text:p>0.931976139545441</text:p>
          </table:table-cell>
          <table:table-cell table:number-columns-repeated="2"/>
        </table:table-row>
        <table:table-row table:style-name="ro1">
          <table:table-cell office:value-type="float" office:value="0.931993305683136" calcext:value-type="float">
            <text:p>0.931993305683136</text:p>
          </table:table-cell>
          <table:table-cell table:number-columns-repeated="2"/>
        </table:table-row>
        <table:table-row table:style-name="ro1">
          <table:table-cell office:value-type="float" office:value="0.931854128837585" calcext:value-type="float">
            <text:p>0.931854128837585</text:p>
          </table:table-cell>
          <table:table-cell table:number-columns-repeated="2"/>
        </table:table-row>
        <table:table-row table:style-name="ro1">
          <table:table-cell office:value-type="float" office:value="0.94170880317688" calcext:value-type="float">
            <text:p>0.94170880317688</text:p>
          </table:table-cell>
          <table:table-cell table:number-columns-repeated="2"/>
        </table:table-row>
        <table:table-row table:style-name="ro1">
          <table:table-cell office:value-type="float" office:value="0.941656649112701" calcext:value-type="float">
            <text:p>0.941656649112701</text:p>
          </table:table-cell>
          <table:table-cell table:number-columns-repeated="2"/>
        </table:table-row>
        <table:table-row table:style-name="ro1">
          <table:table-cell office:value-type="float" office:value="0.941549837589264" calcext:value-type="float">
            <text:p>0.941549837589264</text:p>
          </table:table-cell>
          <table:table-cell table:number-columns-repeated="2"/>
        </table:table-row>
        <table:table-row table:style-name="ro1">
          <table:table-cell office:value-type="float" office:value="0.947205126285553" calcext:value-type="float">
            <text:p>0.947205126285553</text:p>
          </table:table-cell>
          <table:table-cell table:number-columns-repeated="2"/>
        </table:table-row>
        <table:table-row table:style-name="ro1">
          <table:table-cell office:value-type="float" office:value="0.947186589241028" calcext:value-type="float">
            <text:p>0.947186589241028</text:p>
          </table:table-cell>
          <table:table-cell table:number-columns-repeated="2"/>
        </table:table-row>
        <table:table-row table:style-name="ro1">
          <table:table-cell office:value-type="float" office:value="0.947184026241302" calcext:value-type="float">
            <text:p>0.947184026241302</text:p>
          </table:table-cell>
          <table:table-cell table:number-columns-repeated="2"/>
        </table:table-row>
        <table:table-row table:style-name="ro1">
          <table:table-cell office:value-type="float" office:value="0.950653493404388" calcext:value-type="float">
            <text:p>0.950653493404388</text:p>
          </table:table-cell>
          <table:table-cell table:number-columns-repeated="2"/>
        </table:table-row>
        <table:table-row table:style-name="ro1">
          <table:table-cell office:value-type="float" office:value="0.950621485710144" calcext:value-type="float">
            <text:p>0.950621485710144</text:p>
          </table:table-cell>
          <table:table-cell table:number-columns-repeated="2"/>
        </table:table-row>
        <table:table-row table:style-name="ro1">
          <table:table-cell office:value-type="float" office:value="0.950555145740509" calcext:value-type="float">
            <text:p>0.950555145740509</text:p>
          </table:table-cell>
          <table:table-cell table:number-columns-repeated="2"/>
        </table:table-row>
        <table:table-row table:style-name="ro1">
          <table:table-cell office:value-type="float" office:value="0.946400165557861" calcext:value-type="float">
            <text:p>0.946400165557861</text:p>
          </table:table-cell>
          <table:table-cell table:number-columns-repeated="2"/>
        </table:table-row>
        <table:table-row table:style-name="ro1">
          <table:table-cell office:value-type="float" office:value="0.946435213088989" calcext:value-type="float">
            <text:p>0.946435213088989</text:p>
          </table:table-cell>
          <table:table-cell table:number-columns-repeated="2"/>
        </table:table-row>
        <table:table-row table:style-name="ro1">
          <table:table-cell office:value-type="float" office:value="0.94695919752121" calcext:value-type="float">
            <text:p>0.94695919752121</text:p>
          </table:table-cell>
          <table:table-cell table:number-columns-repeated="2"/>
        </table:table-row>
        <table:table-row table:style-name="ro1">
          <table:table-cell office:value-type="float" office:value="0.92706423997879" calcext:value-type="float">
            <text:p>0.92706423997879</text:p>
          </table:table-cell>
          <table:table-cell table:number-columns-repeated="2"/>
        </table:table-row>
        <table:table-row table:style-name="ro1">
          <table:table-cell office:value-type="float" office:value="0.927032232284546" calcext:value-type="float">
            <text:p>0.927032232284546</text:p>
          </table:table-cell>
          <table:table-cell table:number-columns-repeated="2"/>
        </table:table-row>
        <table:table-row table:style-name="ro1">
          <table:table-cell office:value-type="float" office:value="0.926944077014923" calcext:value-type="float">
            <text:p>0.926944077014923</text:p>
          </table:table-cell>
          <table:table-cell table:number-columns-repeated="2"/>
        </table:table-row>
        <table:table-row table:style-name="ro1">
          <table:table-cell office:value-type="float" office:value="0.950103163719177" calcext:value-type="float">
            <text:p>0.950103163719177</text:p>
          </table:table-cell>
          <table:table-cell table:number-columns-repeated="2"/>
        </table:table-row>
        <table:table-row table:style-name="ro1">
          <table:table-cell office:value-type="float" office:value="0.950046241283417" calcext:value-type="float">
            <text:p>0.950046241283417</text:p>
          </table:table-cell>
          <table:table-cell table:number-columns-repeated="2"/>
        </table:table-row>
        <table:table-row table:style-name="ro1">
          <table:table-cell office:value-type="float" office:value="0.949987053871155" calcext:value-type="float">
            <text:p>0.949987053871155</text:p>
          </table:table-cell>
          <table:table-cell table:number-columns-repeated="2"/>
        </table:table-row>
        <table:table-row table:style-name="ro1">
          <table:table-cell office:value-type="float" office:value="0.935271799564362" calcext:value-type="float">
            <text:p>0.935271799564362</text:p>
          </table:table-cell>
          <table:table-cell table:number-columns-repeated="2"/>
        </table:table-row>
        <table:table-row table:style-name="ro1">
          <table:table-cell office:value-type="float" office:value="0.935311794281006" calcext:value-type="float">
            <text:p>0.935311794281006</text:p>
          </table:table-cell>
          <table:table-cell table:number-columns-repeated="2"/>
        </table:table-row>
        <table:table-row table:style-name="ro1">
          <table:table-cell office:value-type="float" office:value="0.935352563858032" calcext:value-type="float">
            <text:p>0.935352563858032</text:p>
          </table:table-cell>
          <table:table-cell table:number-columns-repeated="2"/>
        </table:table-row>
        <table:table-row table:style-name="ro1">
          <table:table-cell office:value-type="float" office:value="0.955321788787842" calcext:value-type="float">
            <text:p>0.955321788787842</text:p>
          </table:table-cell>
          <table:table-cell table:number-columns-repeated="2"/>
        </table:table-row>
        <table:table-row table:style-name="ro1">
          <table:table-cell office:value-type="float" office:value="0.955384910106659" calcext:value-type="float">
            <text:p>0.955384910106659</text:p>
          </table:table-cell>
          <table:table-cell table:number-columns-repeated="2"/>
        </table:table-row>
        <table:table-row table:style-name="ro1">
          <table:table-cell office:value-type="float" office:value="0.95391434431076" calcext:value-type="float">
            <text:p>0.95391434431076</text:p>
          </table:table-cell>
          <table:table-cell table:number-columns-repeated="2"/>
        </table:table-row>
        <table:table-row table:style-name="ro1">
          <table:table-cell office:value-type="float" office:value="0.953827142715454" calcext:value-type="float">
            <text:p>0.953827142715454</text:p>
          </table:table-cell>
          <table:table-cell table:number-columns-repeated="2"/>
        </table:table-row>
        <table:table-row table:style-name="ro1">
          <table:table-cell office:value-type="float" office:value="0.953870534896851" calcext:value-type="float">
            <text:p>0.953870534896851</text:p>
          </table:table-cell>
          <table:table-cell table:number-columns-repeated="2"/>
        </table:table-row>
        <table:table-row table:style-name="ro1">
          <table:table-cell office:value-type="float" office:value="0.916618943214416" calcext:value-type="float">
            <text:p>0.916618943214416</text:p>
          </table:table-cell>
          <table:table-cell table:number-columns-repeated="2"/>
        </table:table-row>
        <table:table-row table:style-name="ro1">
          <table:table-cell office:value-type="float" office:value="0.916633725166321" calcext:value-type="float">
            <text:p>0.916633725166321</text:p>
          </table:table-cell>
          <table:table-cell table:number-columns-repeated="2"/>
        </table:table-row>
        <table:table-row table:style-name="ro1">
          <table:table-cell office:value-type="float" office:value="0.916861057281494" calcext:value-type="float">
            <text:p>0.916861057281494</text:p>
          </table:table-cell>
          <table:table-cell table:number-columns-repeated="2"/>
        </table:table-row>
        <table:table-row table:style-name="ro1">
          <table:table-cell office:value-type="float" office:value="0.93805855512619" calcext:value-type="float">
            <text:p>0.93805855512619</text:p>
          </table:table-cell>
          <table:table-cell table:number-columns-repeated="2"/>
        </table:table-row>
        <table:table-row table:style-name="ro1">
          <table:table-cell office:value-type="float" office:value="0.938024640083313" calcext:value-type="float">
            <text:p>0.938024640083313</text:p>
          </table:table-cell>
          <table:table-cell table:number-columns-repeated="2"/>
        </table:table-row>
        <table:table-row table:style-name="ro1">
          <table:table-cell office:value-type="float" office:value="0.937952280044556" calcext:value-type="float">
            <text:p>0.937952280044556</text:p>
          </table:table-cell>
          <table:table-cell table:number-columns-repeated="2"/>
        </table:table-row>
        <table:table-row table:style-name="ro1">
          <table:table-cell office:value-type="float" office:value="0.930249989032745" calcext:value-type="float">
            <text:p>0.930249989032745</text:p>
          </table:table-cell>
          <table:table-cell table:number-columns-repeated="2"/>
        </table:table-row>
        <table:table-row table:style-name="ro1">
          <table:table-cell office:value-type="float" office:value="0.930041193962097" calcext:value-type="float">
            <text:p>0.930041193962097</text:p>
          </table:table-cell>
          <table:table-cell table:number-columns-repeated="2"/>
        </table:table-row>
        <table:table-row table:style-name="ro1">
          <table:table-cell office:value-type="float" office:value="0.930111289024353" calcext:value-type="float">
            <text:p>0.930111289024353</text:p>
          </table:table-cell>
          <table:table-cell table:number-columns-repeated="2"/>
        </table:table-row>
        <table:table-row table:style-name="ro1">
          <table:table-cell office:value-type="float" office:value="0.956789374351501" calcext:value-type="float">
            <text:p>0.956789374351501</text:p>
          </table:table-cell>
          <table:table-cell table:number-columns-repeated="2"/>
        </table:table-row>
        <table:table-row table:style-name="ro1">
          <table:table-cell office:value-type="float" office:value="0.956747829914093" calcext:value-type="float">
            <text:p>0.956747829914093</text:p>
          </table:table-cell>
          <table:table-cell table:number-columns-repeated="2"/>
        </table:table-row>
        <table:table-row table:style-name="ro1">
          <table:table-cell office:value-type="float" office:value="0.956798374652862" calcext:value-type="float">
            <text:p>0.956798374652862</text:p>
          </table:table-cell>
          <table:table-cell table:number-columns-repeated="2"/>
        </table:table-row>
        <table:table-row table:style-name="ro1">
          <table:table-cell office:value-type="float" office:value="0.948790967464447" calcext:value-type="float">
            <text:p>0.948790967464447</text:p>
          </table:table-cell>
          <table:table-cell table:number-columns-repeated="2"/>
        </table:table-row>
        <table:table-row table:style-name="ro1">
          <table:table-cell office:value-type="float" office:value="0.948847234249115" calcext:value-type="float">
            <text:p>0.948847234249115</text:p>
          </table:table-cell>
          <table:table-cell table:number-columns-repeated="2"/>
        </table:table-row>
        <table:table-row table:style-name="ro1">
          <table:table-cell office:value-type="float" office:value="0.948873698711395" calcext:value-type="float">
            <text:p>0.948873698711395</text:p>
          </table:table-cell>
          <table:table-cell table:number-columns-repeated="2"/>
        </table:table-row>
        <table:table-row table:style-name="ro1">
          <table:table-cell office:value-type="float" office:value="0.954464793205261" calcext:value-type="float">
            <text:p>0.954464793205261</text:p>
          </table:table-cell>
          <table:table-cell table:number-columns-repeated="2"/>
        </table:table-row>
        <table:table-row table:style-name="ro1">
          <table:table-cell office:value-type="float" office:value="0.954503536224365" calcext:value-type="float">
            <text:p>0.954503536224365</text:p>
          </table:table-cell>
          <table:table-cell table:number-columns-repeated="2"/>
        </table:table-row>
        <table:table-row table:style-name="ro1">
          <table:table-cell office:value-type="float" office:value="0.954120934009552" calcext:value-type="float">
            <text:p>0.954120934009552</text:p>
          </table:table-cell>
          <table:table-cell table:number-columns-repeated="2"/>
        </table:table-row>
        <table:table-row table:style-name="ro1">
          <table:table-cell office:value-type="float" office:value="0.955330371856689" calcext:value-type="float">
            <text:p>0.955330371856689</text:p>
          </table:table-cell>
          <table:table-cell table:number-columns-repeated="2"/>
        </table:table-row>
        <table:table-row table:style-name="ro1">
          <table:table-cell office:value-type="float" office:value="0.955392599105835" calcext:value-type="float">
            <text:p>0.955392599105835</text:p>
          </table:table-cell>
          <table:table-cell table:number-columns-repeated="2"/>
        </table:table-row>
        <table:table-row table:style-name="ro1">
          <table:table-cell office:value-type="float" office:value="0.955374300479889" calcext:value-type="float">
            <text:p>0.955374300479889</text:p>
          </table:table-cell>
          <table:table-cell table:number-columns-repeated="2"/>
        </table:table-row>
        <table:table-row table:style-name="ro1">
          <table:table-cell office:value-type="float" office:value="0.949185967445374" calcext:value-type="float">
            <text:p>0.949185967445374</text:p>
          </table:table-cell>
          <table:table-cell table:number-columns-repeated="2"/>
        </table:table-row>
        <table:table-row table:style-name="ro1">
          <table:table-cell office:value-type="float" office:value="0.949011564254761" calcext:value-type="float">
            <text:p>0.949011564254761</text:p>
          </table:table-cell>
          <table:table-cell table:number-columns-repeated="2"/>
        </table:table-row>
        <table:table-row table:style-name="ro1">
          <table:table-cell office:value-type="float" office:value="0.949050307273865" calcext:value-type="float">
            <text:p>0.949050307273865</text:p>
          </table:table-cell>
          <table:table-cell table:number-columns-repeated="2"/>
        </table:table-row>
        <table:table-row table:style-name="ro1">
          <table:table-cell office:value-type="float" office:value="0.95258104801178" calcext:value-type="float">
            <text:p>0.95258104801178</text:p>
          </table:table-cell>
          <table:table-cell table:number-columns-repeated="2"/>
        </table:table-row>
        <table:table-row table:style-name="ro1">
          <table:table-cell office:value-type="float" office:value="0.952624320983887" calcext:value-type="float">
            <text:p>0.952624320983887</text:p>
          </table:table-cell>
          <table:table-cell table:number-columns-repeated="2"/>
        </table:table-row>
        <table:table-row table:style-name="ro1">
          <table:table-cell office:value-type="float" office:value="0.934623718261719" calcext:value-type="float">
            <text:p>0.934623718261719</text:p>
          </table:table-cell>
          <table:table-cell table:number-columns-repeated="2"/>
        </table:table-row>
        <table:table-row table:style-name="ro1">
          <table:table-cell office:value-type="float" office:value="0.934706687927246" calcext:value-type="float">
            <text:p>0.934706687927246</text:p>
          </table:table-cell>
          <table:table-cell table:number-columns-repeated="2"/>
        </table:table-row>
        <table:table-row table:style-name="ro1">
          <table:table-cell office:value-type="float" office:value="0.934482574462891" calcext:value-type="float">
            <text:p>0.934482574462891</text:p>
          </table:table-cell>
          <table:table-cell table:number-columns-repeated="2"/>
        </table:table-row>
        <table:table-row table:style-name="ro1">
          <table:table-cell office:value-type="float" office:value="0.802215933799744" calcext:value-type="float">
            <text:p>0.802215933799744</text:p>
          </table:table-cell>
          <table:table-cell table:number-columns-repeated="2"/>
        </table:table-row>
        <table:table-row table:style-name="ro1">
          <table:table-cell office:value-type="float" office:value="0.801868379116058" calcext:value-type="float">
            <text:p>0.801868379116058</text:p>
          </table:table-cell>
          <table:table-cell table:number-columns-repeated="2"/>
        </table:table-row>
        <table:table-row table:style-name="ro1">
          <table:table-cell office:value-type="float" office:value="0.802496075630188" calcext:value-type="float">
            <text:p>0.802496075630188</text:p>
          </table:table-cell>
          <table:table-cell table:number-columns-repeated="2"/>
        </table:table-row>
        <table:table-row table:style-name="ro1">
          <table:table-cell office:value-type="float" office:value="0.902998149394989" calcext:value-type="float">
            <text:p>0.902998149394989</text:p>
          </table:table-cell>
          <table:table-cell table:number-columns-repeated="2"/>
        </table:table-row>
        <table:table-row table:style-name="ro1">
          <table:table-cell office:value-type="float" office:value="0.903205096721649" calcext:value-type="float">
            <text:p>0.903205096721649</text:p>
          </table:table-cell>
          <table:table-cell table:number-columns-repeated="2"/>
        </table:table-row>
        <table:table-row table:style-name="ro1">
          <table:table-cell office:value-type="float" office:value="0.903096675872803" calcext:value-type="float">
            <text:p>0.903096675872803</text:p>
          </table:table-cell>
          <table:table-cell table:number-columns-repeated="2"/>
        </table:table-row>
        <table:table-row table:style-name="ro1">
          <table:table-cell office:value-type="float" office:value="0.714958131313324" calcext:value-type="float">
            <text:p>0.714958131313324</text:p>
          </table:table-cell>
          <table:table-cell table:number-columns-repeated="2"/>
        </table:table-row>
        <table:table-row table:style-name="ro1">
          <table:table-cell office:value-type="float" office:value="0.717136919498444" calcext:value-type="float">
            <text:p>0.717136919498444</text:p>
          </table:table-cell>
          <table:table-cell table:number-columns-repeated="2"/>
        </table:table-row>
        <table:table-row table:style-name="ro1">
          <table:table-cell office:value-type="float" office:value="0.714668273925781" calcext:value-type="float">
            <text:p>0.714668273925781</text:p>
          </table:table-cell>
          <table:table-cell table:number-columns-repeated="2"/>
        </table:table-row>
        <table:table-row table:style-name="ro1">
          <table:table-cell office:value-type="float" office:value="0.877118170261383" calcext:value-type="float">
            <text:p>0.877118170261383</text:p>
          </table:table-cell>
          <table:table-cell table:number-columns-repeated="2"/>
        </table:table-row>
        <table:table-row table:style-name="ro1">
          <table:table-cell office:value-type="float" office:value="0.878406286239624" calcext:value-type="float">
            <text:p>0.878406286239624</text:p>
          </table:table-cell>
          <table:table-cell table:number-columns-repeated="2"/>
        </table:table-row>
        <table:table-row table:style-name="ro1">
          <table:table-cell office:value-type="float" office:value="0.877385318279266" calcext:value-type="float">
            <text:p>0.877385318279266</text:p>
          </table:table-cell>
          <table:table-cell table:number-columns-repeated="2"/>
        </table:table-row>
        <table:table-row table:style-name="ro1">
          <table:table-cell office:value-type="float" office:value="0.772213757038116" calcext:value-type="float">
            <text:p>0.772213757038116</text:p>
          </table:table-cell>
          <table:table-cell table:number-columns-repeated="2"/>
        </table:table-row>
        <table:table-row table:style-name="ro1">
          <table:table-cell office:value-type="float" office:value="0.779492318630219" calcext:value-type="float">
            <text:p>0.779492318630219</text:p>
          </table:table-cell>
          <table:table-cell table:number-columns-repeated="2"/>
        </table:table-row>
        <table:table-row table:style-name="ro1">
          <table:table-cell office:value-type="float" office:value="0.780635356903076" calcext:value-type="float">
            <text:p>0.780635356903076</text:p>
          </table:table-cell>
          <table:table-cell table:number-columns-repeated="2"/>
        </table:table-row>
        <table:table-row table:style-name="ro1">
          <table:table-cell office:value-type="float" office:value="0.483333677053452" calcext:value-type="float">
            <text:p>0.483333677053452</text:p>
          </table:table-cell>
          <table:table-cell table:number-columns-repeated="2"/>
        </table:table-row>
        <table:table-row table:style-name="ro1">
          <table:table-cell office:value-type="float" office:value="0.476659417152405" calcext:value-type="float">
            <text:p>0.476659417152405</text:p>
          </table:table-cell>
          <table:table-cell table:number-columns-repeated="2"/>
        </table:table-row>
        <table:table-row table:style-name="ro1">
          <table:table-cell office:value-type="float" office:value="0.470382422208786" calcext:value-type="float">
            <text:p>0.470382422208786</text:p>
          </table:table-cell>
          <table:table-cell table:number-columns-repeated="2"/>
        </table:table-row>
        <table:table-row table:style-name="ro1">
          <table:table-cell office:value-type="float" office:value="0.335795640945435" calcext:value-type="float">
            <text:p>0.335795640945435</text:p>
          </table:table-cell>
          <table:table-cell table:number-columns-repeated="2"/>
        </table:table-row>
        <table:table-row table:style-name="ro1">
          <table:table-cell office:value-type="float" office:value="0.343393087387085" calcext:value-type="float">
            <text:p>0.343393087387085</text:p>
          </table:table-cell>
          <table:table-cell table:number-columns-repeated="2"/>
        </table:table-row>
        <table:table-row table:style-name="ro1">
          <table:table-cell office:value-type="float" office:value="0.329681813716888" calcext:value-type="float">
            <text:p>0.329681813716888</text:p>
          </table:table-cell>
          <table:table-cell table:number-columns-repeated="2"/>
        </table:table-row>
        <table:table-row table:style-name="ro1">
          <table:table-cell office:value-type="float" office:value="0.741922676563263" calcext:value-type="float">
            <text:p>0.741922676563263</text:p>
          </table:table-cell>
          <table:table-cell table:number-columns-repeated="2"/>
        </table:table-row>
        <table:table-row table:style-name="ro1">
          <table:table-cell office:value-type="float" office:value="0.743728876113892" calcext:value-type="float">
            <text:p>0.743728876113892</text:p>
          </table:table-cell>
          <table:table-cell table:number-columns-repeated="2"/>
        </table:table-row>
        <table:table-row table:style-name="ro1">
          <table:table-cell office:value-type="float" office:value="0.743727505207062" calcext:value-type="float">
            <text:p>0.743727505207062</text:p>
          </table:table-cell>
          <table:table-cell table:number-columns-repeated="2"/>
        </table:table-row>
        <table:table-row table:style-name="ro1">
          <table:table-cell office:value-type="float" office:value="0.861199498176575" calcext:value-type="float">
            <text:p>0.861199498176575</text:p>
          </table:table-cell>
          <table:table-cell table:number-columns-repeated="2"/>
        </table:table-row>
        <table:table-row table:style-name="ro1">
          <table:table-cell office:value-type="float" office:value="0.861631155014038" calcext:value-type="float">
            <text:p>0.861631155014038</text:p>
          </table:table-cell>
          <table:table-cell table:number-columns-repeated="2"/>
        </table:table-row>
        <table:table-row table:style-name="ro1">
          <table:table-cell office:value-type="float" office:value="0.870609283447266" calcext:value-type="float">
            <text:p>0.870609283447266</text:p>
          </table:table-cell>
          <table:table-cell table:number-columns-repeated="2"/>
        </table:table-row>
        <table:table-row table:style-name="ro1">
          <table:table-cell office:value-type="float" office:value="0.869631588459015" calcext:value-type="float">
            <text:p>0.869631588459015</text:p>
          </table:table-cell>
          <table:table-cell table:number-columns-repeated="2"/>
        </table:table-row>
        <table:table-row table:style-name="ro1">
          <table:table-cell office:value-type="float" office:value="0.86901867389679" calcext:value-type="float">
            <text:p>0.86901867389679</text:p>
          </table:table-cell>
          <table:table-cell table:number-columns-repeated="2"/>
        </table:table-row>
        <table:table-row table:style-name="ro1">
          <table:table-cell office:value-type="float" office:value="0.886499106884003" calcext:value-type="float">
            <text:p>0.886499106884003</text:p>
          </table:table-cell>
          <table:table-cell table:number-columns-repeated="2"/>
        </table:table-row>
        <table:table-row table:style-name="ro1">
          <table:table-cell office:value-type="float" office:value="0.886790156364441" calcext:value-type="float">
            <text:p>0.886790156364441</text:p>
          </table:table-cell>
          <table:table-cell table:number-columns-repeated="2"/>
        </table:table-row>
        <table:table-row table:style-name="ro1">
          <table:table-cell office:value-type="float" office:value="0.886902153491974" calcext:value-type="float">
            <text:p>0.886902153491974</text:p>
          </table:table-cell>
          <table:table-cell table:number-columns-repeated="2"/>
        </table:table-row>
        <table:table-row table:style-name="ro1">
          <table:table-cell office:value-type="float" office:value="0.910525441169739" calcext:value-type="float">
            <text:p>0.910525441169739</text:p>
          </table:table-cell>
          <table:table-cell table:number-columns-repeated="2"/>
        </table:table-row>
        <table:table-row table:style-name="ro1">
          <table:table-cell office:value-type="float" office:value="0.91091650724411" calcext:value-type="float">
            <text:p>0.91091650724411</text:p>
          </table:table-cell>
          <table:table-cell table:number-columns-repeated="2"/>
        </table:table-row>
        <table:table-row table:style-name="ro1">
          <table:table-cell office:value-type="float" office:value="0.910928130149841" calcext:value-type="float">
            <text:p>0.910928130149841</text:p>
          </table:table-cell>
          <table:table-cell table:number-columns-repeated="2"/>
        </table:table-row>
        <table:table-row table:style-name="ro1">
          <table:table-cell office:value-type="float" office:value="0.94046938419342" calcext:value-type="float">
            <text:p>0.94046938419342</text:p>
          </table:table-cell>
          <table:table-cell table:number-columns-repeated="2"/>
        </table:table-row>
        <table:table-row table:style-name="ro1">
          <table:table-cell office:value-type="float" office:value="0.940456330776215" calcext:value-type="float">
            <text:p>0.940456330776215</text:p>
          </table:table-cell>
          <table:table-cell table:number-columns-repeated="2"/>
        </table:table-row>
        <table:table-row table:style-name="ro1">
          <table:table-cell office:value-type="float" office:value="0.940493881702423" calcext:value-type="float">
            <text:p>0.940493881702423</text:p>
          </table:table-cell>
          <table:table-cell table:number-columns-repeated="2"/>
        </table:table-row>
        <table:table-row table:style-name="ro1">
          <table:table-cell office:value-type="float" office:value="0.931838512420654" calcext:value-type="float">
            <text:p>0.931838512420654</text:p>
          </table:table-cell>
          <table:table-cell table:number-columns-repeated="2"/>
        </table:table-row>
        <table:table-row table:style-name="ro1">
          <table:table-cell office:value-type="float" office:value="0.931918919086456" calcext:value-type="float">
            <text:p>0.931918919086456</text:p>
          </table:table-cell>
          <table:table-cell table:number-columns-repeated="2"/>
        </table:table-row>
        <table:table-row table:style-name="ro1">
          <table:table-cell office:value-type="float" office:value="0.931894600391388" calcext:value-type="float">
            <text:p>0.931894600391388</text:p>
          </table:table-cell>
          <table:table-cell table:number-columns-repeated="2"/>
        </table:table-row>
        <table:table-row table:style-name="ro1">
          <table:table-cell office:value-type="float" office:value="0.918887853622436" calcext:value-type="float">
            <text:p>0.918887853622436</text:p>
          </table:table-cell>
          <table:table-cell table:number-columns-repeated="2"/>
        </table:table-row>
        <table:table-row table:style-name="ro1">
          <table:table-cell office:value-type="float" office:value="0.918775856494904" calcext:value-type="float">
            <text:p>0.918775856494904</text:p>
          </table:table-cell>
          <table:table-cell table:number-columns-repeated="2"/>
        </table:table-row>
        <table:table-row table:style-name="ro1">
          <table:table-cell office:value-type="float" office:value="0.918909907341003" calcext:value-type="float">
            <text:p>0.918909907341003</text:p>
          </table:table-cell>
          <table:table-cell table:number-columns-repeated="2"/>
        </table:table-row>
        <table:table-row table:style-name="ro1">
          <table:table-cell office:value-type="float" office:value="0.87041050195694" calcext:value-type="float">
            <text:p>0.87041050195694</text:p>
          </table:table-cell>
          <table:table-cell table:number-columns-repeated="2"/>
        </table:table-row>
        <table:table-row table:style-name="ro1">
          <table:table-cell office:value-type="float" office:value="0.870968282222748" calcext:value-type="float">
            <text:p>0.870968282222748</text:p>
          </table:table-cell>
          <table:table-cell table:number-columns-repeated="2"/>
        </table:table-row>
        <table:table-row table:style-name="ro1">
          <table:table-cell office:value-type="float" office:value="0.870717227458954" calcext:value-type="float">
            <text:p>0.870717227458954</text:p>
          </table:table-cell>
          <table:table-cell table:number-columns-repeated="2"/>
        </table:table-row>
        <table:table-row table:style-name="ro1">
          <table:table-cell office:value-type="float" office:value="0.892624199390411" calcext:value-type="float">
            <text:p>0.892624199390411</text:p>
          </table:table-cell>
          <table:table-cell table:number-columns-repeated="2"/>
        </table:table-row>
        <table:table-row table:style-name="ro1">
          <table:table-cell office:value-type="float" office:value="0.892702639102936" calcext:value-type="float">
            <text:p>0.892702639102936</text:p>
          </table:table-cell>
          <table:table-cell table:number-columns-repeated="2"/>
        </table:table-row>
        <table:table-row table:style-name="ro1">
          <table:table-cell office:value-type="float" office:value="0.892994582653046" calcext:value-type="float">
            <text:p>0.892994582653046</text:p>
          </table:table-cell>
          <table:table-cell table:number-columns-repeated="2"/>
        </table:table-row>
        <table:table-row table:style-name="ro1">
          <table:table-cell office:value-type="float" office:value="0.890968263149262" calcext:value-type="float">
            <text:p>0.890968263149262</text:p>
          </table:table-cell>
          <table:table-cell table:number-columns-repeated="2"/>
        </table:table-row>
        <table:table-row table:style-name="ro1">
          <table:table-cell office:value-type="float" office:value="0.891320526599884" calcext:value-type="float">
            <text:p>0.891320526599884</text:p>
          </table:table-cell>
          <table:table-cell table:number-columns-repeated="2"/>
        </table:table-row>
        <table:table-row table:style-name="ro1">
          <table:table-cell office:value-type="float" office:value="0.891293823719025" calcext:value-type="float">
            <text:p>0.891293823719025</text:p>
          </table:table-cell>
          <table:table-cell table:number-columns-repeated="2"/>
        </table:table-row>
        <table:table-row table:style-name="ro1">
          <table:table-cell office:value-type="float" office:value="0.458576619625092" calcext:value-type="float">
            <text:p>0.458576619625092</text:p>
          </table:table-cell>
          <table:table-cell table:number-columns-repeated="2"/>
        </table:table-row>
        <table:table-row table:style-name="ro1">
          <table:table-cell office:value-type="float" office:value="0.470625549554825" calcext:value-type="float">
            <text:p>0.470625549554825</text:p>
          </table:table-cell>
          <table:table-cell table:number-columns-repeated="2"/>
        </table:table-row>
        <table:table-row table:style-name="ro1">
          <table:table-cell office:value-type="float" office:value="0.7764732837677" calcext:value-type="float">
            <text:p>0.7764732837677</text:p>
          </table:table-cell>
          <table:table-cell table:number-columns-repeated="2"/>
        </table:table-row>
        <table:table-row table:style-name="ro1">
          <table:table-cell office:value-type="float" office:value="0.776480138301849" calcext:value-type="float">
            <text:p>0.776480138301849</text:p>
          </table:table-cell>
          <table:table-cell table:number-columns-repeated="2"/>
        </table:table-row>
        <table:table-row table:style-name="ro1">
          <table:table-cell office:value-type="float" office:value="0.772013604640961" calcext:value-type="float">
            <text:p>0.772013604640961</text:p>
          </table:table-cell>
          <table:table-cell table:number-columns-repeated="2"/>
        </table:table-row>
        <table:table-row table:style-name="ro1">
          <table:table-cell office:value-type="float" office:value="0.834952533245087" calcext:value-type="float">
            <text:p>0.834952533245087</text:p>
          </table:table-cell>
          <table:table-cell table:number-columns-repeated="2"/>
        </table:table-row>
        <table:table-row table:style-name="ro1">
          <table:table-cell office:value-type="float" office:value="0.834495365619659" calcext:value-type="float">
            <text:p>0.834495365619659</text:p>
          </table:table-cell>
          <table:table-cell table:number-columns-repeated="2"/>
        </table:table-row>
        <table:table-row table:style-name="ro1">
          <table:table-cell office:value-type="float" office:value="0.835255324840546" calcext:value-type="float">
            <text:p>0.835255324840546</text:p>
          </table:table-cell>
          <table:table-cell table:number-columns-repeated="2"/>
        </table:table-row>
        <table:table-row table:style-name="ro1">
          <table:table-cell office:value-type="float" office:value="0.855760037899017" calcext:value-type="float">
            <text:p>0.855760037899017</text:p>
          </table:table-cell>
          <table:table-cell table:number-columns-repeated="2"/>
        </table:table-row>
        <table:table-row table:style-name="ro1">
          <table:table-cell office:value-type="float" office:value="0.856103420257568" calcext:value-type="float">
            <text:p>0.856103420257568</text:p>
          </table:table-cell>
          <table:table-cell table:number-columns-repeated="2"/>
        </table:table-row>
        <table:table-row table:style-name="ro1">
          <table:table-cell office:value-type="float" office:value="0.85658985376358" calcext:value-type="float">
            <text:p>0.85658985376358</text:p>
          </table:table-cell>
          <table:table-cell table:number-columns-repeated="2"/>
        </table:table-row>
        <table:table-row table:style-name="ro1">
          <table:table-cell office:value-type="float" office:value="0.882870316505432" calcext:value-type="float">
            <text:p>0.882870316505432</text:p>
          </table:table-cell>
          <table:table-cell table:number-columns-repeated="2"/>
        </table:table-row>
        <table:table-row table:style-name="ro1">
          <table:table-cell office:value-type="float" office:value="0.88253128528595" calcext:value-type="float">
            <text:p>0.88253128528595</text:p>
          </table:table-cell>
          <table:table-cell table:number-columns-repeated="2"/>
        </table:table-row>
        <table:table-row table:style-name="ro1">
          <table:table-cell office:value-type="float" office:value="0.885296165943146" calcext:value-type="float">
            <text:p>0.885296165943146</text:p>
          </table:table-cell>
          <table:table-cell table:number-columns-repeated="2"/>
        </table:table-row>
        <table:table-row table:style-name="ro1">
          <table:table-cell office:value-type="float" office:value="0.859953105449677" calcext:value-type="float">
            <text:p>0.859953105449677</text:p>
          </table:table-cell>
          <table:table-cell table:number-columns-repeated="2"/>
        </table:table-row>
        <table:table-row table:style-name="ro1">
          <table:table-cell office:value-type="float" office:value="0.860051274299622" calcext:value-type="float">
            <text:p>0.860051274299622</text:p>
          </table:table-cell>
          <table:table-cell table:number-columns-repeated="2"/>
        </table:table-row>
        <table:table-row table:style-name="ro1">
          <table:table-cell office:value-type="float" office:value="0.860324144363403" calcext:value-type="float">
            <text:p>0.860324144363403</text:p>
          </table:table-cell>
          <table:table-cell table:number-columns-repeated="2"/>
        </table:table-row>
        <table:table-row table:style-name="ro1">
          <table:table-cell office:value-type="float" office:value="0.876328706741333" calcext:value-type="float">
            <text:p>0.876328706741333</text:p>
          </table:table-cell>
          <table:table-cell table:number-columns-repeated="2"/>
        </table:table-row>
        <table:table-row table:style-name="ro1">
          <table:table-cell office:value-type="float" office:value="0.875768721103668" calcext:value-type="float">
            <text:p>0.875768721103668</text:p>
          </table:table-cell>
          <table:table-cell table:number-columns-repeated="2"/>
        </table:table-row>
        <table:table-row table:style-name="ro1">
          <table:table-cell office:value-type="float" office:value="0.876249074935913" calcext:value-type="float">
            <text:p>0.876249074935913</text:p>
          </table:table-cell>
          <table:table-cell table:number-columns-repeated="2"/>
        </table:table-row>
        <table:table-row table:style-name="ro1">
          <table:table-cell office:value-type="float" office:value="0.700803816318512" calcext:value-type="float">
            <text:p>0.700803816318512</text:p>
          </table:table-cell>
          <table:table-cell table:number-columns-repeated="2"/>
        </table:table-row>
        <table:table-row table:style-name="ro1">
          <table:table-cell office:value-type="float" office:value="0.697613894939423" calcext:value-type="float">
            <text:p>0.697613894939423</text:p>
          </table:table-cell>
          <table:table-cell table:number-columns-repeated="2"/>
        </table:table-row>
        <table:table-row table:style-name="ro1">
          <table:table-cell office:value-type="float" office:value="0.695436835289001" calcext:value-type="float">
            <text:p>0.695436835289001</text:p>
          </table:table-cell>
          <table:table-cell table:number-columns-repeated="2"/>
        </table:table-row>
        <table:table-row table:style-name="ro1">
          <table:table-cell office:value-type="float" office:value="0.443813383579254" calcext:value-type="float">
            <text:p>0.443813383579254</text:p>
          </table:table-cell>
          <table:table-cell table:number-columns-repeated="2"/>
        </table:table-row>
        <table:table-row table:style-name="ro1">
          <table:table-cell office:value-type="float" office:value="0.449586898088455" calcext:value-type="float">
            <text:p>0.449586898088455</text:p>
          </table:table-cell>
          <table:table-cell table:number-columns-repeated="2"/>
        </table:table-row>
        <table:table-row table:style-name="ro1">
          <table:table-cell office:value-type="float" office:value="0.439355552196503" calcext:value-type="float">
            <text:p>0.439355552196503</text:p>
          </table:table-cell>
          <table:table-cell table:number-columns-repeated="2"/>
        </table:table-row>
        <table:table-row table:style-name="ro1">
          <table:table-cell office:value-type="float" office:value="0.888503670692444" calcext:value-type="float">
            <text:p>0.888503670692444</text:p>
          </table:table-cell>
          <table:table-cell table:number-columns-repeated="2"/>
        </table:table-row>
        <table:table-row table:style-name="ro1">
          <table:table-cell office:value-type="float" office:value="0.8881014585495" calcext:value-type="float">
            <text:p>0.8881014585495</text:p>
          </table:table-cell>
          <table:table-cell table:number-columns-repeated="2"/>
        </table:table-row>
        <table:table-row table:style-name="ro1">
          <table:table-cell office:value-type="float" office:value="0.888113737106323" calcext:value-type="float">
            <text:p>0.888113737106323</text:p>
          </table:table-cell>
          <table:table-cell table:number-columns-repeated="2"/>
        </table:table-row>
        <table:table-row table:style-name="ro1">
          <table:table-cell office:value-type="float" office:value="0.765037834644318" calcext:value-type="float">
            <text:p>0.765037834644318</text:p>
          </table:table-cell>
          <table:table-cell table:number-columns-repeated="2"/>
        </table:table-row>
        <table:table-row table:style-name="ro1">
          <table:table-cell office:value-type="float" office:value="0.764653325080872" calcext:value-type="float">
            <text:p>0.764653325080872</text:p>
          </table:table-cell>
          <table:table-cell table:number-columns-repeated="2"/>
        </table:table-row>
        <table:table-row table:style-name="ro1">
          <table:table-cell office:value-type="float" office:value="0.556367933750153" calcext:value-type="float">
            <text:p>0.556367933750153</text:p>
          </table:table-cell>
          <table:table-cell table:number-columns-repeated="2"/>
        </table:table-row>
        <table:table-row table:style-name="ro1">
          <table:table-cell office:value-type="float" office:value="0.556522190570831" calcext:value-type="float">
            <text:p>0.556522190570831</text:p>
          </table:table-cell>
          <table:table-cell table:number-columns-repeated="2"/>
        </table:table-row>
        <table:table-row table:style-name="ro1">
          <table:table-cell office:value-type="float" office:value="0.556949973106384" calcext:value-type="float">
            <text:p>0.556949973106384</text:p>
          </table:table-cell>
          <table:table-cell table:number-columns-repeated="2"/>
        </table:table-row>
        <table:table-row table:style-name="ro1">
          <table:table-cell office:value-type="float" office:value="0.556524395942688" calcext:value-type="float">
            <text:p>0.556524395942688</text:p>
          </table:table-cell>
          <table:table-cell table:number-columns-repeated="2"/>
        </table:table-row>
        <table:table-row table:style-name="ro1">
          <table:table-cell office:value-type="float" office:value="0.552769899368286" calcext:value-type="float">
            <text:p>0.552769899368286</text:p>
          </table:table-cell>
          <table:table-cell table:number-columns-repeated="2"/>
        </table:table-row>
        <table:table-row table:style-name="ro1">
          <table:table-cell office:value-type="float" office:value="0.55409836769104" calcext:value-type="float">
            <text:p>0.55409836769104</text:p>
          </table:table-cell>
          <table:table-cell table:number-columns-repeated="2"/>
        </table:table-row>
        <table:table-row table:style-name="ro1">
          <table:table-cell office:value-type="float" office:value="0.504074454307556" calcext:value-type="float">
            <text:p>0.504074454307556</text:p>
          </table:table-cell>
          <table:table-cell table:number-columns-repeated="2"/>
        </table:table-row>
        <table:table-row table:style-name="ro1">
          <table:table-cell office:value-type="float" office:value="0.503448843955994" calcext:value-type="float">
            <text:p>0.503448843955994</text:p>
          </table:table-cell>
          <table:table-cell table:number-columns-repeated="2"/>
        </table:table-row>
        <table:table-row table:style-name="ro1">
          <table:table-cell office:value-type="float" office:value="0.480448871850967" calcext:value-type="float">
            <text:p>0.480448871850967</text:p>
          </table:table-cell>
          <table:table-cell table:number-columns-repeated="2"/>
        </table:table-row>
        <table:table-row table:style-name="ro1">
          <table:table-cell office:value-type="float" office:value="0.423593252897263" calcext:value-type="float">
            <text:p>0.423593252897263</text:p>
          </table:table-cell>
          <table:table-cell table:number-columns-repeated="2"/>
        </table:table-row>
        <table:table-row table:style-name="ro1">
          <table:table-cell office:value-type="float" office:value="0.416338324546814" calcext:value-type="float">
            <text:p>0.416338324546814</text:p>
          </table:table-cell>
          <table:table-cell table:number-columns-repeated="2"/>
        </table:table-row>
        <table:table-row table:style-name="ro1">
          <table:table-cell office:value-type="float" office:value="0.518203556537628" calcext:value-type="float">
            <text:p>0.518203556537628</text:p>
          </table:table-cell>
          <table:table-cell table:number-columns-repeated="2"/>
        </table:table-row>
        <table:table-row table:style-name="ro1">
          <table:table-cell office:value-type="float" office:value="0.507601916790008" calcext:value-type="float">
            <text:p>0.507601916790008</text:p>
          </table:table-cell>
          <table:table-cell table:number-columns-repeated="2"/>
        </table:table-row>
        <table:table-row table:style-name="ro1">
          <table:table-cell office:value-type="float" office:value="0.51815265417099" calcext:value-type="float">
            <text:p>0.51815265417099</text:p>
          </table:table-cell>
          <table:table-cell table:number-columns-repeated="2"/>
        </table:table-row>
        <table:table-row table:style-name="ro1">
          <table:table-cell office:value-type="float" office:value="0.521009743213654" calcext:value-type="float">
            <text:p>0.521009743213654</text:p>
          </table:table-cell>
          <table:table-cell table:number-columns-repeated="2"/>
        </table:table-row>
        <table:table-row table:style-name="ro1">
          <table:table-cell office:value-type="float" office:value="0.516849279403687" calcext:value-type="float">
            <text:p>0.516849279403687</text:p>
          </table:table-cell>
          <table:table-cell table:number-columns-repeated="2"/>
        </table:table-row>
        <table:table-row table:style-name="ro1">
          <table:table-cell office:value-type="float" office:value="0.49023249745369" calcext:value-type="float">
            <text:p>0.49023249745369</text:p>
          </table:table-cell>
          <table:table-cell table:number-columns-repeated="2"/>
        </table:table-row>
        <table:table-row table:style-name="ro1">
          <table:table-cell office:value-type="float" office:value="0.485791623592377" calcext:value-type="float">
            <text:p>0.485791623592377</text:p>
          </table:table-cell>
          <table:table-cell table:number-columns-repeated="2"/>
        </table:table-row>
        <table:table-row table:style-name="ro1">
          <table:table-cell office:value-type="float" office:value="0.481946796178818" calcext:value-type="float">
            <text:p>0.481946796178818</text:p>
          </table:table-cell>
          <table:table-cell table:number-columns-repeated="2"/>
        </table:table-row>
        <table:table-row table:style-name="ro1">
          <table:table-cell office:value-type="float" office:value="0.488810211420059" calcext:value-type="float">
            <text:p>0.488810211420059</text:p>
          </table:table-cell>
          <table:table-cell table:number-columns-repeated="2"/>
        </table:table-row>
        <table:table-row table:style-name="ro1">
          <table:table-cell office:value-type="float" office:value="0.47102352976799" calcext:value-type="float">
            <text:p>0.47102352976799</text:p>
          </table:table-cell>
          <table:table-cell table:number-columns-repeated="2"/>
        </table:table-row>
        <table:table-row table:style-name="ro1">
          <table:table-cell office:value-type="float" office:value="0.477052271366119" calcext:value-type="float">
            <text:p>0.477052271366119</text:p>
          </table:table-cell>
          <table:table-cell table:number-columns-repeated="2"/>
        </table:table-row>
        <table:table-row table:style-name="ro1">
          <table:table-cell office:value-type="float" office:value="0.463896930217743" calcext:value-type="float">
            <text:p>0.463896930217743</text:p>
          </table:table-cell>
          <table:table-cell table:number-columns-repeated="2"/>
        </table:table-row>
        <table:table-row table:style-name="ro1">
          <table:table-cell office:value-type="float" office:value="0.490404099225998" calcext:value-type="float">
            <text:p>0.490404099225998</text:p>
          </table:table-cell>
          <table:table-cell table:number-columns-repeated="2"/>
        </table:table-row>
        <table:table-row table:style-name="ro1">
          <table:table-cell office:value-type="float" office:value="0.479547142982483" calcext:value-type="float">
            <text:p>0.479547142982483</text:p>
          </table:table-cell>
          <table:table-cell table:number-columns-repeated="2"/>
        </table:table-row>
        <table:table-row table:style-name="ro1">
          <table:table-cell office:value-type="float" office:value="0.483258664608002" calcext:value-type="float">
            <text:p>0.483258664608002</text:p>
          </table:table-cell>
          <table:table-cell table:number-columns-repeated="2"/>
        </table:table-row>
        <table:table-row table:style-name="ro1">
          <table:table-cell office:value-type="float" office:value="0.453393816947937" calcext:value-type="float">
            <text:p>0.453393816947937</text:p>
          </table:table-cell>
          <table:table-cell table:number-columns-repeated="2"/>
        </table:table-row>
        <table:table-row table:style-name="ro1">
          <table:table-cell office:value-type="float" office:value="0.444009214639664" calcext:value-type="float">
            <text:p>0.444009214639664</text:p>
          </table:table-cell>
          <table:table-cell table:number-columns-repeated="2"/>
        </table:table-row>
        <table:table-row table:style-name="ro1">
          <table:table-cell office:value-type="float" office:value="0.451520681381226" calcext:value-type="float">
            <text:p>0.451520681381226</text:p>
          </table:table-cell>
          <table:table-cell table:number-columns-repeated="2"/>
        </table:table-row>
        <table:table-row table:style-name="ro1">
          <table:table-cell office:value-type="float" office:value="0.470661073923111" calcext:value-type="float">
            <text:p>0.470661073923111</text:p>
          </table:table-cell>
          <table:table-cell table:number-columns-repeated="2"/>
        </table:table-row>
        <table:table-row table:style-name="ro1">
          <table:table-cell office:value-type="float" office:value="0.472690433263779" calcext:value-type="float">
            <text:p>0.472690433263779</text:p>
          </table:table-cell>
          <table:table-cell table:number-columns-repeated="2"/>
        </table:table-row>
        <table:table-row table:style-name="ro1">
          <table:table-cell office:value-type="float" office:value="0.470736831426621" calcext:value-type="float">
            <text:p>0.470736831426621</text:p>
          </table:table-cell>
          <table:table-cell table:number-columns-repeated="2"/>
        </table:table-row>
        <table:table-row table:style-name="ro1">
          <table:table-cell office:value-type="float" office:value="0.471041947603226" calcext:value-type="float">
            <text:p>0.471041947603226</text:p>
          </table:table-cell>
          <table:table-cell table:number-columns-repeated="2"/>
        </table:table-row>
        <table:table-row table:style-name="ro1">
          <table:table-cell office:value-type="float" office:value="0.475842326879501" calcext:value-type="float">
            <text:p>0.475842326879501</text:p>
          </table:table-cell>
          <table:table-cell table:number-columns-repeated="2"/>
        </table:table-row>
        <table:table-row table:style-name="ro1">
          <table:table-cell office:value-type="float" office:value="0.479321926832199" calcext:value-type="float">
            <text:p>0.479321926832199</text:p>
          </table:table-cell>
          <table:table-cell table:number-columns-repeated="2"/>
        </table:table-row>
        <table:table-row table:style-name="ro1">
          <table:table-cell office:value-type="float" office:value="0.518009722232819" calcext:value-type="float">
            <text:p>0.518009722232819</text:p>
          </table:table-cell>
          <table:table-cell table:number-columns-repeated="2"/>
        </table:table-row>
        <table:table-row table:style-name="ro1">
          <table:table-cell office:value-type="float" office:value="0.53316468000412" calcext:value-type="float">
            <text:p>0.53316468000412</text:p>
          </table:table-cell>
          <table:table-cell table:number-columns-repeated="2"/>
        </table:table-row>
        <table:table-row table:style-name="ro1">
          <table:table-cell office:value-type="float" office:value="0.530525624752045" calcext:value-type="float">
            <text:p>0.530525624752045</text:p>
          </table:table-cell>
          <table:table-cell table:number-columns-repeated="2"/>
        </table:table-row>
        <table:table-row table:style-name="ro1">
          <table:table-cell office:value-type="float" office:value="0.54635626077652" calcext:value-type="float">
            <text:p>0.54635626077652</text:p>
          </table:table-cell>
          <table:table-cell table:number-columns-repeated="2"/>
        </table:table-row>
        <table:table-row table:style-name="ro1">
          <table:table-cell office:value-type="float" office:value="0.548404276371002" calcext:value-type="float">
            <text:p>0.548404276371002</text:p>
          </table:table-cell>
          <table:table-cell table:number-columns-repeated="2"/>
        </table:table-row>
        <table:table-row table:style-name="ro1">
          <table:table-cell office:value-type="float" office:value="0.538275063037872" calcext:value-type="float">
            <text:p>0.538275063037872</text:p>
          </table:table-cell>
          <table:table-cell table:number-columns-repeated="2"/>
        </table:table-row>
        <table:table-row table:style-name="ro1">
          <table:table-cell office:value-type="float" office:value="0.550310671329498" calcext:value-type="float">
            <text:p>0.550310671329498</text:p>
          </table:table-cell>
          <table:table-cell table:number-columns-repeated="2"/>
        </table:table-row>
        <table:table-row table:style-name="ro1">
          <table:table-cell office:value-type="float" office:value="0.550473868846893" calcext:value-type="float">
            <text:p>0.550473868846893</text:p>
          </table:table-cell>
          <table:table-cell table:number-columns-repeated="2"/>
        </table:table-row>
        <table:table-row table:style-name="ro1">
          <table:table-cell office:value-type="float" office:value="0.592908978462219" calcext:value-type="float">
            <text:p>0.592908978462219</text:p>
          </table:table-cell>
          <table:table-cell table:number-columns-repeated="2"/>
        </table:table-row>
        <table:table-row table:style-name="ro1">
          <table:table-cell office:value-type="float" office:value="0.588437438011169" calcext:value-type="float">
            <text:p>0.588437438011169</text:p>
          </table:table-cell>
          <table:table-cell table:number-columns-repeated="2"/>
        </table:table-row>
        <table:table-row table:style-name="ro1">
          <table:table-cell office:value-type="float" office:value="0.586046636104584" calcext:value-type="float">
            <text:p>0.586046636104584</text:p>
          </table:table-cell>
          <table:table-cell table:number-columns-repeated="2"/>
        </table:table-row>
        <table:table-row table:style-name="ro1">
          <table:table-cell office:value-type="float" office:value="0.59427547454834" calcext:value-type="float">
            <text:p>0.59427547454834</text:p>
          </table:table-cell>
          <table:table-cell table:number-columns-repeated="2"/>
        </table:table-row>
        <table:table-row table:style-name="ro1">
          <table:table-cell office:value-type="float" office:value="0.59527987241745" calcext:value-type="float">
            <text:p>0.59527987241745</text:p>
          </table:table-cell>
          <table:table-cell table:number-columns-repeated="2"/>
        </table:table-row>
        <table:table-row table:style-name="ro1">
          <table:table-cell office:value-type="float" office:value="0.586577594280243" calcext:value-type="float">
            <text:p>0.586577594280243</text:p>
          </table:table-cell>
          <table:table-cell table:number-columns-repeated="2"/>
        </table:table-row>
        <table:table-row table:style-name="ro1">
          <table:table-cell office:value-type="float" office:value="0.604168057441711" calcext:value-type="float">
            <text:p>0.604168057441711</text:p>
          </table:table-cell>
          <table:table-cell table:number-columns-repeated="2"/>
        </table:table-row>
        <table:table-row table:style-name="ro1">
          <table:table-cell office:value-type="float" office:value="0.600570023059845" calcext:value-type="float">
            <text:p>0.600570023059845</text:p>
          </table:table-cell>
          <table:table-cell table:number-columns-repeated="2"/>
        </table:table-row>
        <table:table-row table:style-name="ro1">
          <table:table-cell office:value-type="float" office:value="0.601329565048218" calcext:value-type="float">
            <text:p>0.601329565048218</text:p>
          </table:table-cell>
          <table:table-cell table:number-columns-repeated="2"/>
        </table:table-row>
        <table:table-row table:style-name="ro1">
          <table:table-cell office:value-type="float" office:value="0.492265164852142" calcext:value-type="float">
            <text:p>0.492265164852142</text:p>
          </table:table-cell>
          <table:table-cell table:number-columns-repeated="2"/>
        </table:table-row>
        <table:table-row table:style-name="ro1">
          <table:table-cell office:value-type="float" office:value="0.494314074516296" calcext:value-type="float">
            <text:p>0.494314074516296</text:p>
          </table:table-cell>
          <table:table-cell table:number-columns-repeated="2"/>
        </table:table-row>
        <table:table-row table:style-name="ro1">
          <table:table-cell office:value-type="float" office:value="0.493026554584503" calcext:value-type="float">
            <text:p>0.493026554584503</text:p>
          </table:table-cell>
          <table:table-cell table:number-columns-repeated="2"/>
        </table:table-row>
        <table:table-row table:style-name="ro1">
          <table:table-cell office:value-type="float" office:value="0.701400101184845" calcext:value-type="float">
            <text:p>0.701400101184845</text:p>
          </table:table-cell>
          <table:table-cell table:number-columns-repeated="2"/>
        </table:table-row>
        <table:table-row table:style-name="ro1">
          <table:table-cell office:value-type="float" office:value="0.701148808002472" calcext:value-type="float">
            <text:p>0.701148808002472</text:p>
          </table:table-cell>
          <table:table-cell table:number-columns-repeated="2"/>
        </table:table-row>
        <table:table-row table:style-name="ro1">
          <table:table-cell office:value-type="float" office:value="0.701634168624878" calcext:value-type="float">
            <text:p>0.701634168624878</text:p>
          </table:table-cell>
          <table:table-cell table:number-columns-repeated="2"/>
        </table:table-row>
        <table:table-row table:style-name="ro1">
          <table:table-cell office:value-type="float" office:value="0.663672268390656" calcext:value-type="float">
            <text:p>0.663672268390656</text:p>
          </table:table-cell>
          <table:table-cell table:number-columns-repeated="2"/>
        </table:table-row>
        <table:table-row table:style-name="ro1">
          <table:table-cell office:value-type="float" office:value="0.663953602313995" calcext:value-type="float">
            <text:p>0.663953602313995</text:p>
          </table:table-cell>
          <table:table-cell table:number-columns-repeated="2"/>
        </table:table-row>
        <table:table-row table:style-name="ro1">
          <table:table-cell office:value-type="float" office:value="0.664102077484131" calcext:value-type="float">
            <text:p>0.664102077484131</text:p>
          </table:table-cell>
          <table:table-cell table:number-columns-repeated="2"/>
        </table:table-row>
        <table:table-row table:style-name="ro1">
          <table:table-cell office:value-type="float" office:value="0.7177574634552" calcext:value-type="float">
            <text:p>0.7177574634552</text:p>
          </table:table-cell>
          <table:table-cell table:number-columns-repeated="2"/>
        </table:table-row>
        <table:table-row table:style-name="ro1">
          <table:table-cell office:value-type="float" office:value="0.714633285999298" calcext:value-type="float">
            <text:p>0.714633285999298</text:p>
          </table:table-cell>
          <table:table-cell table:number-columns-repeated="2"/>
        </table:table-row>
        <table:table-row table:style-name="ro1">
          <table:table-cell office:value-type="float" office:value="0.713600337505341" calcext:value-type="float">
            <text:p>0.713600337505341</text:p>
          </table:table-cell>
          <table:table-cell table:number-columns-repeated="2"/>
        </table:table-row>
        <table:table-row table:style-name="ro1">
          <table:table-cell office:value-type="float" office:value="0.446958988904953" calcext:value-type="float">
            <text:p>0.446958988904953</text:p>
          </table:table-cell>
          <table:table-cell table:number-columns-repeated="2"/>
        </table:table-row>
        <table:table-row table:style-name="ro1">
          <table:table-cell office:value-type="float" office:value="0.44845125079155" calcext:value-type="float">
            <text:p>0.44845125079155</text:p>
          </table:table-cell>
          <table:table-cell table:number-columns-repeated="2"/>
        </table:table-row>
        <table:table-row table:style-name="ro1">
          <table:table-cell office:value-type="float" office:value="0.454057186841965" calcext:value-type="float">
            <text:p>0.454057186841965</text:p>
          </table:table-cell>
          <table:table-cell table:number-columns-repeated="2"/>
        </table:table-row>
        <table:table-row table:style-name="ro1">
          <table:table-cell office:value-type="float" office:value="0.252763718366623" calcext:value-type="float">
            <text:p>0.252763718366623</text:p>
          </table:table-cell>
          <table:table-cell table:number-columns-repeated="2"/>
        </table:table-row>
        <table:table-row table:style-name="ro1">
          <table:table-cell office:value-type="float" office:value="0.254997044801712" calcext:value-type="float">
            <text:p>0.254997044801712</text:p>
          </table:table-cell>
          <table:table-cell table:number-columns-repeated="2"/>
        </table:table-row>
        <table:table-row table:style-name="ro1">
          <table:table-cell office:value-type="float" office:value="0.313101410865784" calcext:value-type="float">
            <text:p>0.313101410865784</text:p>
          </table:table-cell>
          <table:table-cell table:number-columns-repeated="2"/>
        </table:table-row>
        <table:table-row table:style-name="ro1">
          <table:table-cell office:value-type="float" office:value="0.310291916131973" calcext:value-type="float">
            <text:p>0.310291916131973</text:p>
          </table:table-cell>
          <table:table-cell table:number-columns-repeated="2"/>
        </table:table-row>
        <table:table-row table:style-name="ro1">
          <table:table-cell office:value-type="float" office:value="0.469941258430481" calcext:value-type="float">
            <text:p>0.469941258430481</text:p>
          </table:table-cell>
          <table:table-cell table:number-columns-repeated="2"/>
        </table:table-row>
        <table:table-row table:style-name="ro1">
          <table:table-cell office:value-type="float" office:value="0.466005623340607" calcext:value-type="float">
            <text:p>0.466005623340607</text:p>
          </table:table-cell>
          <table:table-cell table:number-columns-repeated="2"/>
        </table:table-row>
        <table:table-row table:style-name="ro1">
          <table:table-cell office:value-type="float" office:value="0.464729398488998" calcext:value-type="float">
            <text:p>0.464729398488998</text:p>
          </table:table-cell>
          <table:table-cell table:number-columns-repeated="2"/>
        </table:table-row>
        <table:table-row table:style-name="ro1">
          <table:table-cell office:value-type="float" office:value="0.432641357183456" calcext:value-type="float">
            <text:p>0.432641357183456</text:p>
          </table:table-cell>
          <table:table-cell table:number-columns-repeated="2"/>
        </table:table-row>
        <table:table-row table:style-name="ro1">
          <table:table-cell office:value-type="float" office:value="0.434297889471054" calcext:value-type="float">
            <text:p>0.434297889471054</text:p>
          </table:table-cell>
          <table:table-cell table:number-columns-repeated="2"/>
        </table:table-row>
        <table:table-row table:style-name="ro1">
          <table:table-cell office:value-type="float" office:value="0.42867237329483" calcext:value-type="float">
            <text:p>0.42867237329483</text:p>
          </table:table-cell>
          <table:table-cell table:number-columns-repeated="2"/>
        </table:table-row>
        <table:table-row table:style-name="ro1">
          <table:table-cell office:value-type="float" office:value="0.455643445253372" calcext:value-type="float">
            <text:p>0.455643445253372</text:p>
          </table:table-cell>
          <table:table-cell table:number-columns-repeated="2"/>
        </table:table-row>
        <table:table-row table:style-name="ro1">
          <table:table-cell office:value-type="float" office:value="0.45519682765007" calcext:value-type="float">
            <text:p>0.45519682765007</text:p>
          </table:table-cell>
          <table:table-cell table:number-columns-repeated="2"/>
        </table:table-row>
        <table:table-row table:style-name="ro1">
          <table:table-cell office:value-type="float" office:value="0.455711901187897" calcext:value-type="float">
            <text:p>0.455711901187897</text:p>
          </table:table-cell>
          <table:table-cell table:number-columns-repeated="2"/>
        </table:table-row>
        <table:table-row table:style-name="ro1">
          <table:table-cell office:value-type="float" office:value="0.525960922241211" calcext:value-type="float">
            <text:p>0.525960922241211</text:p>
          </table:table-cell>
          <table:table-cell table:number-columns-repeated="2"/>
        </table:table-row>
        <table:table-row table:style-name="ro1">
          <table:table-cell office:value-type="float" office:value="0.527197897434235" calcext:value-type="float">
            <text:p>0.527197897434235</text:p>
          </table:table-cell>
          <table:table-cell table:number-columns-repeated="2"/>
        </table:table-row>
        <table:table-row table:style-name="ro1">
          <table:table-cell office:value-type="float" office:value="0.530018866062164" calcext:value-type="float">
            <text:p>0.530018866062164</text:p>
          </table:table-cell>
          <table:table-cell table:number-columns-repeated="2"/>
        </table:table-row>
        <table:table-row table:style-name="ro1">
          <table:table-cell office:value-type="float" office:value="0.504745543003082" calcext:value-type="float">
            <text:p>0.504745543003082</text:p>
          </table:table-cell>
          <table:table-cell table:number-columns-repeated="2"/>
        </table:table-row>
        <table:table-row table:style-name="ro1">
          <table:table-cell office:value-type="float" office:value="0.51340126991272" calcext:value-type="float">
            <text:p>0.51340126991272</text:p>
          </table:table-cell>
          <table:table-cell table:number-columns-repeated="2"/>
        </table:table-row>
        <table:table-row table:style-name="ro1">
          <table:table-cell office:value-type="float" office:value="0.494822859764099" calcext:value-type="float">
            <text:p>0.494822859764099</text:p>
          </table:table-cell>
          <table:table-cell table:number-columns-repeated="2"/>
        </table:table-row>
        <table:table-row table:style-name="ro1">
          <table:table-cell office:value-type="float" office:value="0.460616677999496" calcext:value-type="float">
            <text:p>0.460616677999496</text:p>
          </table:table-cell>
          <table:table-cell table:number-columns-repeated="2"/>
        </table:table-row>
        <table:table-row table:style-name="ro1">
          <table:table-cell office:value-type="float" office:value="0.460354894399643" calcext:value-type="float">
            <text:p>0.460354894399643</text:p>
          </table:table-cell>
          <table:table-cell table:number-columns-repeated="2"/>
        </table:table-row>
        <table:table-row table:style-name="ro1">
          <table:table-cell office:value-type="float" office:value="0.459710657596588" calcext:value-type="float">
            <text:p>0.459710657596588</text:p>
          </table:table-cell>
          <table:table-cell table:number-columns-repeated="2"/>
        </table:table-row>
        <table:table-row table:style-name="ro1">
          <table:table-cell office:value-type="float" office:value="0.325992792844772" calcext:value-type="float">
            <text:p>0.325992792844772</text:p>
          </table:table-cell>
          <table:table-cell table:number-columns-repeated="2"/>
        </table:table-row>
        <table:table-row table:style-name="ro1">
          <table:table-cell office:value-type="float" office:value="0.32620844244957" calcext:value-type="float">
            <text:p>0.32620844244957</text:p>
          </table:table-cell>
          <table:table-cell table:number-columns-repeated="2"/>
        </table:table-row>
        <table:table-row table:style-name="ro1">
          <table:table-cell office:value-type="float" office:value="0.32544869184494" calcext:value-type="float">
            <text:p>0.32544869184494</text:p>
          </table:table-cell>
          <table:table-cell table:number-columns-repeated="2"/>
        </table:table-row>
        <table:table-row table:style-name="ro1">
          <table:table-cell office:value-type="float" office:value="0.413331478834152" calcext:value-type="float">
            <text:p>0.413331478834152</text:p>
          </table:table-cell>
          <table:table-cell table:number-columns-repeated="2"/>
        </table:table-row>
        <table:table-row table:style-name="ro1">
          <table:table-cell office:value-type="float" office:value="0.425253450870514" calcext:value-type="float">
            <text:p>0.425253450870514</text:p>
          </table:table-cell>
          <table:table-cell table:number-columns-repeated="2"/>
        </table:table-row>
        <table:table-row table:style-name="ro1">
          <table:table-cell office:value-type="float" office:value="0.423171609640122" calcext:value-type="float">
            <text:p>0.423171609640122</text:p>
          </table:table-cell>
          <table:table-cell table:number-columns-repeated="2"/>
        </table:table-row>
        <table:table-row table:style-name="ro1">
          <table:table-cell office:value-type="float" office:value="0.431448370218277" calcext:value-type="float">
            <text:p>0.431448370218277</text:p>
          </table:table-cell>
          <table:table-cell table:number-columns-repeated="2"/>
        </table:table-row>
        <table:table-row table:style-name="ro1">
          <table:table-cell office:value-type="float" office:value="0.439422160387039" calcext:value-type="float">
            <text:p>0.439422160387039</text:p>
          </table:table-cell>
          <table:table-cell table:number-columns-repeated="2"/>
        </table:table-row>
        <table:table-row table:style-name="ro1">
          <table:table-cell office:value-type="float" office:value="0.429336160421371" calcext:value-type="float">
            <text:p>0.429336160421371</text:p>
          </table:table-cell>
          <table:table-cell table:number-columns-repeated="2"/>
        </table:table-row>
        <table:table-row table:style-name="ro1">
          <table:table-cell office:value-type="float" office:value="0.423902958631516" calcext:value-type="float">
            <text:p>0.423902958631516</text:p>
          </table:table-cell>
          <table:table-cell table:number-columns-repeated="2"/>
        </table:table-row>
        <table:table-row table:style-name="ro1">
          <table:table-cell office:value-type="float" office:value="0.439252257347107" calcext:value-type="float">
            <text:p>0.439252257347107</text:p>
          </table:table-cell>
          <table:table-cell table:number-columns-repeated="2"/>
        </table:table-row>
        <table:table-row table:style-name="ro1">
          <table:table-cell office:value-type="float" office:value="0.427372455596924" calcext:value-type="float">
            <text:p>0.427372455596924</text:p>
          </table:table-cell>
          <table:table-cell table:number-columns-repeated="2"/>
        </table:table-row>
        <table:table-row table:style-name="ro1">
          <table:table-cell office:value-type="float" office:value="0.43904983997345" calcext:value-type="float">
            <text:p>0.43904983997345</text:p>
          </table:table-cell>
          <table:table-cell table:number-columns-repeated="2"/>
        </table:table-row>
        <table:table-row table:style-name="ro1">
          <table:table-cell office:value-type="float" office:value="0.437412649393082" calcext:value-type="float">
            <text:p>0.437412649393082</text:p>
          </table:table-cell>
          <table:table-cell table:number-columns-repeated="2"/>
        </table:table-row>
        <table:table-row table:style-name="ro1">
          <table:table-cell office:value-type="float" office:value="0.485820263624191" calcext:value-type="float">
            <text:p>0.485820263624191</text:p>
          </table:table-cell>
          <table:table-cell table:number-columns-repeated="2"/>
        </table:table-row>
        <table:table-row table:style-name="ro1">
          <table:table-cell office:value-type="float" office:value="0.478824228048325" calcext:value-type="float">
            <text:p>0.478824228048325</text:p>
          </table:table-cell>
          <table:table-cell table:number-columns-repeated="2"/>
        </table:table-row>
        <table:table-row table:style-name="ro1">
          <table:table-cell office:value-type="float" office:value="0.482974737882614" calcext:value-type="float">
            <text:p>0.482974737882614</text:p>
          </table:table-cell>
          <table:table-cell table:number-columns-repeated="2"/>
        </table:table-row>
        <table:table-row table:style-name="ro1">
          <table:table-cell office:value-type="float" office:value="0.441780865192413" calcext:value-type="float">
            <text:p>0.441780865192413</text:p>
          </table:table-cell>
          <table:table-cell table:number-columns-repeated="2"/>
        </table:table-row>
        <table:table-row table:style-name="ro1">
          <table:table-cell office:value-type="float" office:value="0.438646674156189" calcext:value-type="float">
            <text:p>0.438646674156189</text:p>
          </table:table-cell>
          <table:table-cell table:number-columns-repeated="2"/>
        </table:table-row>
        <table:table-row table:style-name="ro1">
          <table:table-cell office:value-type="float" office:value="0.442248851060867" calcext:value-type="float">
            <text:p>0.442248851060867</text:p>
          </table:table-cell>
          <table:table-cell table:number-columns-repeated="2"/>
        </table:table-row>
        <table:table-row table:style-name="ro1">
          <table:table-cell office:value-type="float" office:value="0.286811232566833" calcext:value-type="float">
            <text:p>0.286811232566833</text:p>
          </table:table-cell>
          <table:table-cell table:number-columns-repeated="2"/>
        </table:table-row>
        <table:table-row table:style-name="ro1">
          <table:table-cell office:value-type="float" office:value="0.276013165712357" calcext:value-type="float">
            <text:p>0.276013165712357</text:p>
          </table:table-cell>
          <table:table-cell table:number-columns-repeated="2"/>
        </table:table-row>
        <table:table-row table:style-name="ro1">
          <table:table-cell office:value-type="float" office:value="0.283411949872971" calcext:value-type="float">
            <text:p>0.283411949872971</text:p>
          </table:table-cell>
          <table:table-cell table:number-columns-repeated="2"/>
        </table:table-row>
        <table:table-row table:style-name="ro1">
          <table:table-cell office:value-type="float" office:value="0.384896963834763" calcext:value-type="float">
            <text:p>0.384896963834763</text:p>
          </table:table-cell>
          <table:table-cell table:number-columns-repeated="2"/>
        </table:table-row>
        <table:table-row table:style-name="ro1">
          <table:table-cell office:value-type="float" office:value="0.382619321346283" calcext:value-type="float">
            <text:p>0.382619321346283</text:p>
          </table:table-cell>
          <table:table-cell table:number-columns-repeated="2"/>
        </table:table-row>
        <table:table-row table:style-name="ro1">
          <table:table-cell office:value-type="float" office:value="0.377422302961349" calcext:value-type="float">
            <text:p>0.377422302961349</text:p>
          </table:table-cell>
          <table:table-cell table:number-columns-repeated="2"/>
        </table:table-row>
        <table:table-row table:style-name="ro1">
          <table:table-cell office:value-type="float" office:value="0.266433149576187" calcext:value-type="float">
            <text:p>0.266433149576187</text:p>
          </table:table-cell>
          <table:table-cell table:number-columns-repeated="2"/>
        </table:table-row>
        <table:table-row table:style-name="ro1">
          <table:table-cell office:value-type="float" office:value="0.25842410326004" calcext:value-type="float">
            <text:p>0.25842410326004</text:p>
          </table:table-cell>
          <table:table-cell table:number-columns-repeated="2"/>
        </table:table-row>
        <table:table-row table:style-name="ro1">
          <table:table-cell office:value-type="float" office:value="0.267152786254883" calcext:value-type="float">
            <text:p>0.267152786254883</text:p>
          </table:table-cell>
          <table:table-cell table:number-columns-repeated="2"/>
        </table:table-row>
        <table:table-row table:style-name="ro1">
          <table:table-cell office:value-type="float" office:value="0.30657896399498" calcext:value-type="float">
            <text:p>0.30657896399498</text:p>
          </table:table-cell>
          <table:table-cell table:number-columns-repeated="2"/>
        </table:table-row>
        <table:table-row table:style-name="ro1">
          <table:table-cell office:value-type="float" office:value="0.293077409267426" calcext:value-type="float">
            <text:p>0.293077409267426</text:p>
          </table:table-cell>
          <table:table-cell table:number-columns-repeated="2"/>
        </table:table-row>
        <table:table-row table:style-name="ro1">
          <table:table-cell office:value-type="float" office:value="0.294606775045395" calcext:value-type="float">
            <text:p>0.294606775045395</text:p>
          </table:table-cell>
          <table:table-cell table:number-columns-repeated="2"/>
        </table:table-row>
        <table:table-row table:style-name="ro1">
          <table:table-cell office:value-type="float" office:value="0.297392070293427" calcext:value-type="float">
            <text:p>0.297392070293427</text:p>
          </table:table-cell>
          <table:table-cell table:number-columns-repeated="2"/>
        </table:table-row>
        <table:table-row table:style-name="ro1">
          <table:table-cell office:value-type="float" office:value="0.302999198436737" calcext:value-type="float">
            <text:p>0.302999198436737</text:p>
          </table:table-cell>
          <table:table-cell table:number-columns-repeated="2"/>
        </table:table-row>
        <table:table-row table:style-name="ro1">
          <table:table-cell office:value-type="float" office:value="0.394336372613907" calcext:value-type="float">
            <text:p>0.394336372613907</text:p>
          </table:table-cell>
          <table:table-cell table:number-columns-repeated="2"/>
        </table:table-row>
        <table:table-row table:style-name="ro1">
          <table:table-cell office:value-type="float" office:value="0.396702855825424" calcext:value-type="float">
            <text:p>0.396702855825424</text:p>
          </table:table-cell>
          <table:table-cell table:number-columns-repeated="2"/>
        </table:table-row>
        <table:table-row table:style-name="ro1">
          <table:table-cell office:value-type="float" office:value="0.395636230707169" calcext:value-type="float">
            <text:p>0.395636230707169</text:p>
          </table:table-cell>
          <table:table-cell table:number-columns-repeated="2"/>
        </table:table-row>
        <table:table-row table:style-name="ro1">
          <table:table-cell office:value-type="float" office:value="0.64743584394455" calcext:value-type="float">
            <text:p>0.64743584394455</text:p>
          </table:table-cell>
          <table:table-cell table:number-columns-repeated="2"/>
        </table:table-row>
        <table:table-row table:style-name="ro1">
          <table:table-cell office:value-type="float" office:value="0.644544005393982" calcext:value-type="float">
            <text:p>0.644544005393982</text:p>
          </table:table-cell>
          <table:table-cell table:number-columns-repeated="2"/>
        </table:table-row>
        <table:table-row table:style-name="ro1">
          <table:table-cell office:value-type="float" office:value="0.649155914783478" calcext:value-type="float">
            <text:p>0.649155914783478</text:p>
          </table:table-cell>
          <table:table-cell table:number-columns-repeated="2"/>
        </table:table-row>
        <table:table-row table:style-name="ro1">
          <table:table-cell office:value-type="float" office:value="0.836304128170013" calcext:value-type="float">
            <text:p>0.836304128170013</text:p>
          </table:table-cell>
          <table:table-cell table:number-columns-repeated="2"/>
        </table:table-row>
        <table:table-row table:style-name="ro1">
          <table:table-cell office:value-type="float" office:value="0.837504863739014" calcext:value-type="float">
            <text:p>0.837504863739014</text:p>
          </table:table-cell>
          <table:table-cell table:number-columns-repeated="2"/>
        </table:table-row>
        <table:table-row table:style-name="ro1">
          <table:table-cell office:value-type="float" office:value="0.837101757526398" calcext:value-type="float">
            <text:p>0.837101757526398</text:p>
          </table:table-cell>
          <table:table-cell table:number-columns-repeated="2"/>
        </table:table-row>
        <table:table-row table:style-name="ro1">
          <table:table-cell office:value-type="float" office:value="0.869824826717377" calcext:value-type="float">
            <text:p>0.869824826717377</text:p>
          </table:table-cell>
          <table:table-cell table:number-columns-repeated="2"/>
        </table:table-row>
        <table:table-row table:style-name="ro1">
          <table:table-cell office:value-type="float" office:value="0.868285655975342" calcext:value-type="float">
            <text:p>0.868285655975342</text:p>
          </table:table-cell>
          <table:table-cell table:number-columns-repeated="2"/>
        </table:table-row>
        <table:table-row table:style-name="ro1">
          <table:table-cell office:value-type="float" office:value="0.868504643440247" calcext:value-type="float">
            <text:p>0.868504643440247</text:p>
          </table:table-cell>
          <table:table-cell table:number-columns-repeated="2"/>
        </table:table-row>
        <table:table-row table:style-name="ro1">
          <table:table-cell office:value-type="float" office:value="0.89033180475235" calcext:value-type="float">
            <text:p>0.89033180475235</text:p>
          </table:table-cell>
          <table:table-cell table:number-columns-repeated="2"/>
        </table:table-row>
        <table:table-row table:style-name="ro1">
          <table:table-cell office:value-type="float" office:value="0.890278518199921" calcext:value-type="float">
            <text:p>0.890278518199921</text:p>
          </table:table-cell>
          <table:table-cell table:number-columns-repeated="2"/>
        </table:table-row>
        <table:table-row table:style-name="ro1">
          <table:table-cell office:value-type="float" office:value="0.890018284320831" calcext:value-type="float">
            <text:p>0.890018284320831</text:p>
          </table:table-cell>
          <table:table-cell table:number-columns-repeated="2"/>
        </table:table-row>
        <table:table-row table:style-name="ro1">
          <table:table-cell office:value-type="float" office:value="0.87459397315979" calcext:value-type="float">
            <text:p>0.87459397315979</text:p>
          </table:table-cell>
          <table:table-cell table:number-columns-repeated="2"/>
        </table:table-row>
        <table:table-row table:style-name="ro1">
          <table:table-cell office:value-type="float" office:value="0.874805867671967" calcext:value-type="float">
            <text:p>0.874805867671967</text:p>
          </table:table-cell>
          <table:table-cell table:number-columns-repeated="2"/>
        </table:table-row>
        <table:table-row table:style-name="ro1">
          <table:table-cell office:value-type="float" office:value="0.873753130435944" calcext:value-type="float">
            <text:p>0.873753130435944</text:p>
          </table:table-cell>
          <table:table-cell table:number-columns-repeated="2"/>
        </table:table-row>
        <table:table-row table:style-name="ro1">
          <table:table-cell office:value-type="float" office:value="0.888424932956696" calcext:value-type="float">
            <text:p>0.888424932956696</text:p>
          </table:table-cell>
          <table:table-cell table:number-columns-repeated="2"/>
        </table:table-row>
        <table:table-row table:style-name="ro1">
          <table:table-cell office:value-type="float" office:value="0.888596713542938" calcext:value-type="float">
            <text:p>0.888596713542938</text:p>
          </table:table-cell>
          <table:table-cell table:number-columns-repeated="2"/>
        </table:table-row>
        <table:table-row table:style-name="ro1">
          <table:table-cell office:value-type="float" office:value="0.518362522125244" calcext:value-type="float">
            <text:p>0.518362522125244</text:p>
          </table:table-cell>
          <table:table-cell table:number-columns-repeated="2"/>
        </table:table-row>
        <table:table-row table:style-name="ro1">
          <table:table-cell office:value-type="float" office:value="0.517747700214386" calcext:value-type="float">
            <text:p>0.517747700214386</text:p>
          </table:table-cell>
          <table:table-cell table:number-columns-repeated="2"/>
        </table:table-row>
        <table:table-row table:style-name="ro1">
          <table:table-cell office:value-type="float" office:value="0.510016798973084" calcext:value-type="float">
            <text:p>0.510016798973084</text:p>
          </table:table-cell>
          <table:table-cell table:number-columns-repeated="2"/>
        </table:table-row>
        <table:table-row table:style-name="ro1">
          <table:table-cell office:value-type="float" office:value="0.820554256439209" calcext:value-type="float">
            <text:p>0.820554256439209</text:p>
          </table:table-cell>
          <table:table-cell table:number-columns-repeated="2"/>
        </table:table-row>
        <table:table-row table:style-name="ro1">
          <table:table-cell office:value-type="float" office:value="0.821260631084442" calcext:value-type="float">
            <text:p>0.821260631084442</text:p>
          </table:table-cell>
          <table:table-cell table:number-columns-repeated="2"/>
        </table:table-row>
        <table:table-row table:style-name="ro1">
          <table:table-cell office:value-type="float" office:value="0.821579039096832" calcext:value-type="float">
            <text:p>0.821579039096832</text:p>
          </table:table-cell>
          <table:table-cell table:number-columns-repeated="2"/>
        </table:table-row>
        <table:table-row table:style-name="ro1">
          <table:table-cell office:value-type="float" office:value="0.845989763736725" calcext:value-type="float">
            <text:p>0.845989763736725</text:p>
          </table:table-cell>
          <table:table-cell table:number-columns-repeated="2"/>
        </table:table-row>
        <table:table-row table:style-name="ro1">
          <table:table-cell office:value-type="float" office:value="0.848513305187225" calcext:value-type="float">
            <text:p>0.848513305187225</text:p>
          </table:table-cell>
          <table:table-cell table:number-columns-repeated="2"/>
        </table:table-row>
        <table:table-row table:style-name="ro1">
          <table:table-cell office:value-type="float" office:value="0.846755683422089" calcext:value-type="float">
            <text:p>0.846755683422089</text:p>
          </table:table-cell>
          <table:table-cell table:number-columns-repeated="2"/>
        </table:table-row>
        <table:table-row table:style-name="ro1">
          <table:table-cell office:value-type="float" office:value="0.829256892204285" calcext:value-type="float">
            <text:p>0.829256892204285</text:p>
          </table:table-cell>
          <table:table-cell table:number-columns-repeated="2"/>
        </table:table-row>
        <table:table-row table:style-name="ro1">
          <table:table-cell office:value-type="float" office:value="0.822338998317719" calcext:value-type="float">
            <text:p>0.822338998317719</text:p>
          </table:table-cell>
          <table:table-cell table:number-columns-repeated="2"/>
        </table:table-row>
        <table:table-row table:style-name="ro1">
          <table:table-cell office:value-type="float" office:value="0.823128044605255" calcext:value-type="float">
            <text:p>0.823128044605255</text:p>
          </table:table-cell>
          <table:table-cell table:number-columns-repeated="2"/>
        </table:table-row>
        <table:table-row table:style-name="ro1">
          <table:table-cell office:value-type="float" office:value="0.832559108734131" calcext:value-type="float">
            <text:p>0.832559108734131</text:p>
          </table:table-cell>
          <table:table-cell table:number-columns-repeated="2"/>
        </table:table-row>
        <table:table-row table:style-name="ro1">
          <table:table-cell office:value-type="float" office:value="0.833111345767975" calcext:value-type="float">
            <text:p>0.833111345767975</text:p>
          </table:table-cell>
          <table:table-cell table:number-columns-repeated="2"/>
        </table:table-row>
        <table:table-row table:style-name="ro1">
          <table:table-cell office:value-type="float" office:value="0.826081454753876" calcext:value-type="float">
            <text:p>0.826081454753876</text:p>
          </table:table-cell>
          <table:table-cell table:number-columns-repeated="2"/>
        </table:table-row>
        <table:table-row table:style-name="ro1">
          <table:table-cell office:value-type="float" office:value="0.864262640476227" calcext:value-type="float">
            <text:p>0.864262640476227</text:p>
          </table:table-cell>
          <table:table-cell table:number-columns-repeated="2"/>
        </table:table-row>
        <table:table-row table:style-name="ro1">
          <table:table-cell office:value-type="float" office:value="0.863650321960449" calcext:value-type="float">
            <text:p>0.863650321960449</text:p>
          </table:table-cell>
          <table:table-cell table:number-columns-repeated="2"/>
        </table:table-row>
        <table:table-row table:style-name="ro1">
          <table:table-cell office:value-type="float" office:value="0.865356385707855" calcext:value-type="float">
            <text:p>0.865356385707855</text:p>
          </table:table-cell>
          <table:table-cell table:number-columns-repeated="2"/>
        </table:table-row>
        <table:table-row table:style-name="ro1">
          <table:table-cell office:value-type="float" office:value="0.892228543758392" calcext:value-type="float">
            <text:p>0.892228543758392</text:p>
          </table:table-cell>
          <table:table-cell table:number-columns-repeated="2"/>
        </table:table-row>
        <table:table-row table:style-name="ro1">
          <table:table-cell office:value-type="float" office:value="0.892113208770752" calcext:value-type="float">
            <text:p>0.892113208770752</text:p>
          </table:table-cell>
          <table:table-cell table:number-columns-repeated="2"/>
        </table:table-row>
        <table:table-row table:style-name="ro1">
          <table:table-cell office:value-type="float" office:value="0.891956329345703" calcext:value-type="float">
            <text:p>0.891956329345703</text:p>
          </table:table-cell>
          <table:table-cell table:number-columns-repeated="2"/>
        </table:table-row>
        <table:table-row table:style-name="ro1">
          <table:table-cell office:value-type="float" office:value="0.892318487167358" calcext:value-type="float">
            <text:p>0.892318487167358</text:p>
          </table:table-cell>
          <table:table-cell table:number-columns-repeated="2"/>
        </table:table-row>
        <table:table-row table:style-name="ro1">
          <table:table-cell office:value-type="float" office:value="0.891536772251129" calcext:value-type="float">
            <text:p>0.891536772251129</text:p>
          </table:table-cell>
          <table:table-cell table:number-columns-repeated="2"/>
        </table:table-row>
        <table:table-row table:style-name="ro1">
          <table:table-cell office:value-type="float" office:value="0.891435861587524" calcext:value-type="float">
            <text:p>0.891435861587524</text:p>
          </table:table-cell>
          <table:table-cell table:number-columns-repeated="2"/>
        </table:table-row>
        <table:table-row table:style-name="ro1">
          <table:table-cell office:value-type="float" office:value="0.900437414646149" calcext:value-type="float">
            <text:p>0.900437414646149</text:p>
          </table:table-cell>
          <table:table-cell table:number-columns-repeated="2"/>
        </table:table-row>
        <table:table-row table:style-name="ro1">
          <table:table-cell office:value-type="float" office:value="0.900612831115723" calcext:value-type="float">
            <text:p>0.900612831115723</text:p>
          </table:table-cell>
          <table:table-cell table:number-columns-repeated="2"/>
        </table:table-row>
        <table:table-row table:style-name="ro1">
          <table:table-cell office:value-type="float" office:value="0.900434136390686" calcext:value-type="float">
            <text:p>0.900434136390686</text:p>
          </table:table-cell>
          <table:table-cell table:number-columns-repeated="2"/>
        </table:table-row>
        <table:table-row table:style-name="ro1">
          <table:table-cell office:value-type="float" office:value="0.869016230106354" calcext:value-type="float">
            <text:p>0.869016230106354</text:p>
          </table:table-cell>
          <table:table-cell table:number-columns-repeated="2"/>
        </table:table-row>
        <table:table-row table:style-name="ro1">
          <table:table-cell office:value-type="float" office:value="0.866493403911591" calcext:value-type="float">
            <text:p>0.866493403911591</text:p>
          </table:table-cell>
          <table:table-cell table:number-columns-repeated="2"/>
        </table:table-row>
        <table:table-row table:style-name="ro1">
          <table:table-cell office:value-type="float" office:value="0.825216948986053" calcext:value-type="float">
            <text:p>0.825216948986053</text:p>
          </table:table-cell>
          <table:table-cell table:number-columns-repeated="2"/>
        </table:table-row>
        <table:table-row table:style-name="ro1">
          <table:table-cell office:value-type="float" office:value="0.824867308139801" calcext:value-type="float">
            <text:p>0.824867308139801</text:p>
          </table:table-cell>
          <table:table-cell table:number-columns-repeated="2"/>
        </table:table-row>
        <table:table-row table:style-name="ro1">
          <table:table-cell office:value-type="float" office:value="0.825583815574646" calcext:value-type="float">
            <text:p>0.825583815574646</text:p>
          </table:table-cell>
          <table:table-cell table:number-columns-repeated="2"/>
        </table:table-row>
        <table:table-row table:style-name="ro1">
          <table:table-cell office:value-type="float" office:value="0.859010517597199" calcext:value-type="float">
            <text:p>0.859010517597199</text:p>
          </table:table-cell>
          <table:table-cell table:number-columns-repeated="2"/>
        </table:table-row>
        <table:table-row table:style-name="ro1">
          <table:table-cell office:value-type="float" office:value="0.859931409358978" calcext:value-type="float">
            <text:p>0.859931409358978</text:p>
          </table:table-cell>
          <table:table-cell table:number-columns-repeated="2"/>
        </table:table-row>
        <table:table-row table:style-name="ro1">
          <table:table-cell office:value-type="float" office:value="0.858827233314514" calcext:value-type="float">
            <text:p>0.858827233314514</text:p>
          </table:table-cell>
          <table:table-cell table:number-columns-repeated="2"/>
        </table:table-row>
        <table:table-row table:style-name="ro1">
          <table:table-cell office:value-type="float" office:value="0.902181088924408" calcext:value-type="float">
            <text:p>0.902181088924408</text:p>
          </table:table-cell>
          <table:table-cell table:number-columns-repeated="2"/>
        </table:table-row>
        <table:table-row table:style-name="ro1">
          <table:table-cell office:value-type="float" office:value="0.902135848999023" calcext:value-type="float">
            <text:p>0.902135848999023</text:p>
          </table:table-cell>
          <table:table-cell table:number-columns-repeated="2"/>
        </table:table-row>
        <table:table-row table:style-name="ro1">
          <table:table-cell office:value-type="float" office:value="0.902137935161591" calcext:value-type="float">
            <text:p>0.902137935161591</text:p>
          </table:table-cell>
          <table:table-cell table:number-columns-repeated="2"/>
        </table:table-row>
        <table:table-row table:style-name="ro1">
          <table:table-cell office:value-type="float" office:value="0.925881862640381" calcext:value-type="float">
            <text:p>0.925881862640381</text:p>
          </table:table-cell>
          <table:table-cell table:number-columns-repeated="2"/>
        </table:table-row>
        <table:table-row table:style-name="ro1">
          <table:table-cell office:value-type="float" office:value="0.925931453704834" calcext:value-type="float">
            <text:p>0.925931453704834</text:p>
          </table:table-cell>
          <table:table-cell table:number-columns-repeated="2"/>
        </table:table-row>
        <table:table-row table:style-name="ro1">
          <table:table-cell office:value-type="float" office:value="0.925696313381195" calcext:value-type="float">
            <text:p>0.925696313381195</text:p>
          </table:table-cell>
          <table:table-cell table:number-columns-repeated="2"/>
        </table:table-row>
        <table:table-row table:style-name="ro1">
          <table:table-cell office:value-type="float" office:value="0.930843770503998" calcext:value-type="float">
            <text:p>0.930843770503998</text:p>
          </table:table-cell>
          <table:table-cell table:number-columns-repeated="2"/>
        </table:table-row>
        <table:table-row table:style-name="ro1">
          <table:table-cell office:value-type="float" office:value="0.930673480033874" calcext:value-type="float">
            <text:p>0.930673480033874</text:p>
          </table:table-cell>
          <table:table-cell table:number-columns-repeated="2"/>
        </table:table-row>
        <table:table-row table:style-name="ro1">
          <table:table-cell office:value-type="float" office:value="0.930719196796417" calcext:value-type="float">
            <text:p>0.930719196796417</text:p>
          </table:table-cell>
          <table:table-cell table:number-columns-repeated="2"/>
        </table:table-row>
        <table:table-row table:style-name="ro1">
          <table:table-cell office:value-type="float" office:value="0.930575847625732" calcext:value-type="float">
            <text:p>0.930575847625732</text:p>
          </table:table-cell>
          <table:table-cell table:number-columns-repeated="2"/>
        </table:table-row>
        <table:table-row table:style-name="ro1">
          <table:table-cell office:value-type="float" office:value="0.930738568305969" calcext:value-type="float">
            <text:p>0.930738568305969</text:p>
          </table:table-cell>
          <table:table-cell table:number-columns-repeated="2"/>
        </table:table-row>
        <table:table-row table:style-name="ro1">
          <table:table-cell office:value-type="float" office:value="0.930582404136658" calcext:value-type="float">
            <text:p>0.930582404136658</text:p>
          </table:table-cell>
          <table:table-cell table:number-columns-repeated="2"/>
        </table:table-row>
        <table:table-row table:style-name="ro1">
          <table:table-cell office:value-type="float" office:value="0.934401452541351" calcext:value-type="float">
            <text:p>0.934401452541351</text:p>
          </table:table-cell>
          <table:table-cell table:number-columns-repeated="2"/>
        </table:table-row>
        <table:table-row table:style-name="ro1">
          <table:table-cell office:value-type="float" office:value="0.934400320053101" calcext:value-type="float">
            <text:p>0.934400320053101</text:p>
          </table:table-cell>
          <table:table-cell table:number-columns-repeated="2"/>
        </table:table-row>
        <table:table-row table:style-name="ro1">
          <table:table-cell office:value-type="float" office:value="0.934375166893005" calcext:value-type="float">
            <text:p>0.934375166893005</text:p>
          </table:table-cell>
          <table:table-cell table:number-columns-repeated="2"/>
        </table:table-row>
        <table:table-row table:style-name="ro1">
          <table:table-cell office:value-type="float" office:value="0.93599808216095" calcext:value-type="float">
            <text:p>0.93599808216095</text:p>
          </table:table-cell>
          <table:table-cell table:number-columns-repeated="2"/>
        </table:table-row>
        <table:table-row table:style-name="ro1">
          <table:table-cell office:value-type="float" office:value="0.935880124568939" calcext:value-type="float">
            <text:p>0.935880124568939</text:p>
          </table:table-cell>
          <table:table-cell table:number-columns-repeated="2"/>
        </table:table-row>
        <table:table-row table:style-name="ro1">
          <table:table-cell office:value-type="float" office:value="0.935924708843231" calcext:value-type="float">
            <text:p>0.935924708843231</text:p>
          </table:table-cell>
          <table:table-cell table:number-columns-repeated="2"/>
        </table:table-row>
        <table:table-row table:style-name="ro1">
          <table:table-cell office:value-type="float" office:value="0.936135590076446" calcext:value-type="float">
            <text:p>0.936135590076446</text:p>
          </table:table-cell>
          <table:table-cell table:number-columns-repeated="2"/>
        </table:table-row>
        <table:table-row table:style-name="ro1">
          <table:table-cell office:value-type="float" office:value="0.935655891895294" calcext:value-type="float">
            <text:p>0.935655891895294</text:p>
          </table:table-cell>
          <table:table-cell table:number-columns-repeated="2"/>
        </table:table-row>
        <table:table-row table:style-name="ro1">
          <table:table-cell office:value-type="float" office:value="0.93567168712616" calcext:value-type="float">
            <text:p>0.93567168712616</text:p>
          </table:table-cell>
          <table:table-cell table:number-columns-repeated="2"/>
        </table:table-row>
        <table:table-row table:style-name="ro1">
          <table:table-cell office:value-type="float" office:value="0.93514895439148" calcext:value-type="float">
            <text:p>0.93514895439148</text:p>
          </table:table-cell>
          <table:table-cell table:number-columns-repeated="2"/>
        </table:table-row>
        <table:table-row table:style-name="ro1">
          <table:table-cell office:value-type="float" office:value="0.935038566589356" calcext:value-type="float">
            <text:p>0.935038566589356</text:p>
          </table:table-cell>
          <table:table-cell table:number-columns-repeated="2"/>
        </table:table-row>
        <table:table-row table:style-name="ro1">
          <table:table-cell office:value-type="float" office:value="0.933713376522064" calcext:value-type="float">
            <text:p>0.933713376522064</text:p>
          </table:table-cell>
          <table:table-cell table:number-columns-repeated="2"/>
        </table:table-row>
        <table:table-row table:style-name="ro1">
          <table:table-cell office:value-type="float" office:value="0.93379944562912" calcext:value-type="float">
            <text:p>0.93379944562912</text:p>
          </table:table-cell>
          <table:table-cell table:number-columns-repeated="2"/>
        </table:table-row>
        <table:table-row table:style-name="ro1">
          <table:table-cell office:value-type="float" office:value="0.933750808238983" calcext:value-type="float">
            <text:p>0.933750808238983</text:p>
          </table:table-cell>
          <table:table-cell table:number-columns-repeated="2"/>
        </table:table-row>
        <table:table-row table:style-name="ro1">
          <table:table-cell office:value-type="float" office:value="0.933795988559723" calcext:value-type="float">
            <text:p>0.933795988559723</text:p>
          </table:table-cell>
          <table:table-cell table:number-columns-repeated="2"/>
        </table:table-row>
        <table:table-row table:style-name="ro1">
          <table:table-cell office:value-type="float" office:value="0.933696866035461" calcext:value-type="float">
            <text:p>0.933696866035461</text:p>
          </table:table-cell>
          <table:table-cell table:number-columns-repeated="2"/>
        </table:table-row>
        <table:table-row table:style-name="ro1">
          <table:table-cell office:value-type="float" office:value="0.933870315551758" calcext:value-type="float">
            <text:p>0.933870315551758</text:p>
          </table:table-cell>
          <table:table-cell table:number-columns-repeated="2"/>
        </table:table-row>
        <table:table-row table:style-name="ro1">
          <table:table-cell office:value-type="float" office:value="0.934028327465057" calcext:value-type="float">
            <text:p>0.934028327465057</text:p>
          </table:table-cell>
          <table:table-cell table:number-columns-repeated="2"/>
        </table:table-row>
        <table:table-row table:style-name="ro1">
          <table:table-cell office:value-type="float" office:value="0.934025824069977" calcext:value-type="float">
            <text:p>0.934025824069977</text:p>
          </table:table-cell>
          <table:table-cell table:number-columns-repeated="2"/>
        </table:table-row>
        <table:table-row table:style-name="ro1">
          <table:table-cell office:value-type="float" office:value="0.933879911899567" calcext:value-type="float">
            <text:p>0.933879911899567</text:p>
          </table:table-cell>
          <table:table-cell table:number-columns-repeated="2"/>
        </table:table-row>
        <table:table-row table:style-name="ro1">
          <table:table-cell office:value-type="float" office:value="0.935740828514099" calcext:value-type="float">
            <text:p>0.935740828514099</text:p>
          </table:table-cell>
          <table:table-cell table:number-columns-repeated="2"/>
        </table:table-row>
        <table:table-row table:style-name="ro1">
          <table:table-cell office:value-type="float" office:value="0.935695290565491" calcext:value-type="float">
            <text:p>0.935695290565491</text:p>
          </table:table-cell>
          <table:table-cell table:number-columns-repeated="2"/>
        </table:table-row>
        <table:table-row table:style-name="ro1">
          <table:table-cell office:value-type="float" office:value="0.935736119747162" calcext:value-type="float">
            <text:p>0.935736119747162</text:p>
          </table:table-cell>
          <table:table-cell table:number-columns-repeated="2"/>
        </table:table-row>
        <table:table-row table:style-name="ro1">
          <table:table-cell office:value-type="float" office:value="0.934285759925842" calcext:value-type="float">
            <text:p>0.934285759925842</text:p>
          </table:table-cell>
          <table:table-cell table:number-columns-repeated="2"/>
        </table:table-row>
        <table:table-row table:style-name="ro1">
          <table:table-cell office:value-type="float" office:value="0.934410214424133" calcext:value-type="float">
            <text:p>0.934410214424133</text:p>
          </table:table-cell>
          <table:table-cell table:number-columns-repeated="2"/>
        </table:table-row>
        <table:table-row table:style-name="ro1">
          <table:table-cell office:value-type="float" office:value="0.934381902217865" calcext:value-type="float">
            <text:p>0.934381902217865</text:p>
          </table:table-cell>
          <table:table-cell table:number-columns-repeated="2"/>
        </table:table-row>
        <table:table-row table:style-name="ro1">
          <table:table-cell office:value-type="float" office:value="0.933464646339416" calcext:value-type="float">
            <text:p>0.933464646339416</text:p>
          </table:table-cell>
          <table:table-cell table:number-columns-repeated="2"/>
        </table:table-row>
        <table:table-row table:style-name="ro1">
          <table:table-cell office:value-type="float" office:value="0.933530509471893" calcext:value-type="float">
            <text:p>0.933530509471893</text:p>
          </table:table-cell>
          <table:table-cell table:number-columns-repeated="2"/>
        </table:table-row>
        <table:table-row table:style-name="ro1">
          <table:table-cell office:value-type="float" office:value="0.93346905708313" calcext:value-type="float">
            <text:p>0.93346905708313</text:p>
          </table:table-cell>
          <table:table-cell table:number-columns-repeated="2"/>
        </table:table-row>
        <table:table-row table:style-name="ro1">
          <table:table-cell office:value-type="float" office:value="0.935764670372009" calcext:value-type="float">
            <text:p>0.935764670372009</text:p>
          </table:table-cell>
          <table:table-cell table:number-columns-repeated="2"/>
        </table:table-row>
        <table:table-row table:style-name="ro1">
          <table:table-cell office:value-type="float" office:value="0.935690879821777" calcext:value-type="float">
            <text:p>0.935690879821777</text:p>
          </table:table-cell>
          <table:table-cell table:number-columns-repeated="2"/>
        </table:table-row>
        <table:table-row table:style-name="ro1">
          <table:table-cell office:value-type="float" office:value="0.935680866241455" calcext:value-type="float">
            <text:p>0.935680866241455</text:p>
          </table:table-cell>
          <table:table-cell table:number-columns-repeated="2"/>
        </table:table-row>
        <table:table-row table:style-name="ro1">
          <table:table-cell office:value-type="float" office:value="0.936105847358704" calcext:value-type="float">
            <text:p>0.936105847358704</text:p>
          </table:table-cell>
          <table:table-cell table:number-columns-repeated="2"/>
        </table:table-row>
        <table:table-row table:style-name="ro1">
          <table:table-cell office:value-type="float" office:value="0.936120092868805" calcext:value-type="float">
            <text:p>0.936120092868805</text:p>
          </table:table-cell>
          <table:table-cell table:number-columns-repeated="2"/>
        </table:table-row>
        <table:table-row table:style-name="ro1">
          <table:table-cell office:value-type="float" office:value="0.936131298542023" calcext:value-type="float">
            <text:p>0.936131298542023</text:p>
          </table:table-cell>
          <table:table-cell table:number-columns-repeated="2"/>
        </table:table-row>
        <table:table-row table:style-name="ro1">
          <table:table-cell office:value-type="float" office:value="0.934315741062164" calcext:value-type="float">
            <text:p>0.934315741062164</text:p>
          </table:table-cell>
          <table:table-cell table:number-columns-repeated="2"/>
        </table:table-row>
        <table:table-row table:style-name="ro1">
          <table:table-cell office:value-type="float" office:value="0.934356153011322" calcext:value-type="float">
            <text:p>0.934356153011322</text:p>
          </table:table-cell>
          <table:table-cell table:number-columns-repeated="2"/>
        </table:table-row>
        <table:table-row table:style-name="ro1">
          <table:table-cell office:value-type="float" office:value="0.934329628944397" calcext:value-type="float">
            <text:p>0.934329628944397</text:p>
          </table:table-cell>
          <table:table-cell table:number-columns-repeated="2"/>
        </table:table-row>
        <table:table-row table:style-name="ro1">
          <table:table-cell office:value-type="float" office:value="0.932546138763428" calcext:value-type="float">
            <text:p>0.932546138763428</text:p>
          </table:table-cell>
          <table:table-cell table:number-columns-repeated="2"/>
        </table:table-row>
        <table:table-row table:style-name="ro1">
          <table:table-cell office:value-type="float" office:value="0.932363867759705" calcext:value-type="float">
            <text:p>0.932363867759705</text:p>
          </table:table-cell>
          <table:table-cell table:number-columns-repeated="2"/>
        </table:table-row>
        <table:table-row table:style-name="ro1">
          <table:table-cell office:value-type="float" office:value="0.925359189510345" calcext:value-type="float">
            <text:p>0.925359189510345</text:p>
          </table:table-cell>
          <table:table-cell table:number-columns-repeated="2"/>
        </table:table-row>
        <table:table-row table:style-name="ro1">
          <table:table-cell office:value-type="float" office:value="0.925329148769379" calcext:value-type="float">
            <text:p>0.925329148769379</text:p>
          </table:table-cell>
          <table:table-cell table:number-columns-repeated="2"/>
        </table:table-row>
        <table:table-row table:style-name="ro1">
          <table:table-cell office:value-type="float" office:value="0.925427496433258" calcext:value-type="float">
            <text:p>0.925427496433258</text:p>
          </table:table-cell>
          <table:table-cell table:number-columns-repeated="2"/>
        </table:table-row>
        <table:table-row table:style-name="ro1">
          <table:table-cell office:value-type="float" office:value="0.91271048784256" calcext:value-type="float">
            <text:p>0.91271048784256</text:p>
          </table:table-cell>
          <table:table-cell table:number-columns-repeated="2"/>
        </table:table-row>
        <table:table-row table:style-name="ro1">
          <table:table-cell office:value-type="float" office:value="0.912602245807648" calcext:value-type="float">
            <text:p>0.912602245807648</text:p>
          </table:table-cell>
          <table:table-cell table:number-columns-repeated="2"/>
        </table:table-row>
        <table:table-row table:style-name="ro1">
          <table:table-cell office:value-type="float" office:value="0.912363350391388" calcext:value-type="float">
            <text:p>0.912363350391388</text:p>
          </table:table-cell>
          <table:table-cell table:number-columns-repeated="2"/>
        </table:table-row>
        <table:table-row table:style-name="ro1">
          <table:table-cell office:value-type="float" office:value="0.885199010372162" calcext:value-type="float">
            <text:p>0.885199010372162</text:p>
          </table:table-cell>
          <table:table-cell table:number-columns-repeated="2"/>
        </table:table-row>
        <table:table-row table:style-name="ro1">
          <table:table-cell office:value-type="float" office:value="0.884985268115997" calcext:value-type="float">
            <text:p>0.884985268115997</text:p>
          </table:table-cell>
          <table:table-cell table:number-columns-repeated="2"/>
        </table:table-row>
        <table:table-row table:style-name="ro1">
          <table:table-cell office:value-type="float" office:value="0.884652316570282" calcext:value-type="float">
            <text:p>0.884652316570282</text:p>
          </table:table-cell>
          <table:table-cell table:number-columns-repeated="2"/>
        </table:table-row>
        <table:table-row table:style-name="ro1">
          <table:table-cell office:value-type="float" office:value="0.877321839332581" calcext:value-type="float">
            <text:p>0.877321839332581</text:p>
          </table:table-cell>
          <table:table-cell table:number-columns-repeated="2"/>
        </table:table-row>
        <table:table-row table:style-name="ro1">
          <table:table-cell office:value-type="float" office:value="0.877033293247223" calcext:value-type="float">
            <text:p>0.877033293247223</text:p>
          </table:table-cell>
          <table:table-cell table:number-columns-repeated="2"/>
        </table:table-row>
        <table:table-row table:style-name="ro1">
          <table:table-cell office:value-type="float" office:value="0.877560079097748" calcext:value-type="float">
            <text:p>0.877560079097748</text:p>
          </table:table-cell>
          <table:table-cell table:number-columns-repeated="2"/>
        </table:table-row>
        <table:table-row table:style-name="ro1">
          <table:table-cell office:value-type="float" office:value="0.827949404716492" calcext:value-type="float">
            <text:p>0.827949404716492</text:p>
          </table:table-cell>
          <table:table-cell table:number-columns-repeated="2"/>
        </table:table-row>
        <table:table-row table:style-name="ro1">
          <table:table-cell office:value-type="float" office:value="0.828183352947235" calcext:value-type="float">
            <text:p>0.828183352947235</text:p>
          </table:table-cell>
          <table:table-cell table:number-columns-repeated="2"/>
        </table:table-row>
        <table:table-row table:style-name="ro1">
          <table:table-cell office:value-type="float" office:value="0.828982651233673" calcext:value-type="float">
            <text:p>0.828982651233673</text:p>
          </table:table-cell>
          <table:table-cell table:number-columns-repeated="2"/>
        </table:table-row>
        <table:table-row table:style-name="ro1">
          <table:table-cell office:value-type="float" office:value="0.888232886791229" calcext:value-type="float">
            <text:p>0.888232886791229</text:p>
          </table:table-cell>
          <table:table-cell table:number-columns-repeated="2"/>
        </table:table-row>
        <table:table-row table:style-name="ro1">
          <table:table-cell office:value-type="float" office:value="0.88839328289032" calcext:value-type="float">
            <text:p>0.88839328289032</text:p>
          </table:table-cell>
          <table:table-cell table:number-columns-repeated="2"/>
        </table:table-row>
        <table:table-row table:style-name="ro1">
          <table:table-cell office:value-type="float" office:value="0.889780879020691" calcext:value-type="float">
            <text:p>0.889780879020691</text:p>
          </table:table-cell>
          <table:table-cell table:number-columns-repeated="2"/>
        </table:table-row>
        <table:table-row table:style-name="ro1">
          <table:table-cell office:value-type="float" office:value="0.89574009180069" calcext:value-type="float">
            <text:p>0.89574009180069</text:p>
          </table:table-cell>
          <table:table-cell table:number-columns-repeated="2"/>
        </table:table-row>
        <table:table-row table:style-name="ro1">
          <table:table-cell office:value-type="float" office:value="0.895249843597412" calcext:value-type="float">
            <text:p>0.895249843597412</text:p>
          </table:table-cell>
          <table:table-cell table:number-columns-repeated="2"/>
        </table:table-row>
        <table:table-row table:style-name="ro1">
          <table:table-cell office:value-type="float" office:value="0.896468877792358" calcext:value-type="float">
            <text:p>0.896468877792358</text:p>
          </table:table-cell>
          <table:table-cell table:number-columns-repeated="2"/>
        </table:table-row>
        <table:table-row table:style-name="ro1">
          <table:table-cell office:value-type="float" office:value="0.898081064224243" calcext:value-type="float">
            <text:p>0.898081064224243</text:p>
          </table:table-cell>
          <table:table-cell table:number-columns-repeated="2"/>
        </table:table-row>
        <table:table-row table:style-name="ro1">
          <table:table-cell office:value-type="float" office:value="0.897791028022766" calcext:value-type="float">
            <text:p>0.897791028022766</text:p>
          </table:table-cell>
          <table:table-cell table:number-columns-repeated="2"/>
        </table:table-row>
        <table:table-row table:style-name="ro1">
          <table:table-cell office:value-type="float" office:value="0.896838009357452" calcext:value-type="float">
            <text:p>0.896838009357452</text:p>
          </table:table-cell>
          <table:table-cell table:number-columns-repeated="2"/>
        </table:table-row>
        <table:table-row table:style-name="ro1">
          <table:table-cell office:value-type="float" office:value="0.910271942615509" calcext:value-type="float">
            <text:p>0.910271942615509</text:p>
          </table:table-cell>
          <table:table-cell table:number-columns-repeated="2"/>
        </table:table-row>
        <table:table-row table:style-name="ro1">
          <table:table-cell office:value-type="float" office:value="0.91023588180542" calcext:value-type="float">
            <text:p>0.91023588180542</text:p>
          </table:table-cell>
          <table:table-cell table:number-columns-repeated="2"/>
        </table:table-row>
        <table:table-row table:style-name="ro1">
          <table:table-cell office:value-type="float" office:value="0.910342752933502" calcext:value-type="float">
            <text:p>0.910342752933502</text:p>
          </table:table-cell>
          <table:table-cell table:number-columns-repeated="2"/>
        </table:table-row>
        <table:table-row table:style-name="ro1">
          <table:table-cell office:value-type="float" office:value="0.922561883926392" calcext:value-type="float">
            <text:p>0.922561883926392</text:p>
          </table:table-cell>
          <table:table-cell table:number-columns-repeated="2"/>
        </table:table-row>
        <table:table-row table:style-name="ro1">
          <table:table-cell office:value-type="float" office:value="0.922644436359406" calcext:value-type="float">
            <text:p>0.922644436359406</text:p>
          </table:table-cell>
          <table:table-cell table:number-columns-repeated="2"/>
        </table:table-row>
        <table:table-row table:style-name="ro1">
          <table:table-cell office:value-type="float" office:value="0.92406415939331" calcext:value-type="float">
            <text:p>0.92406415939331</text:p>
          </table:table-cell>
          <table:table-cell table:number-columns-repeated="2"/>
        </table:table-row>
        <table:table-row table:style-name="ro1">
          <table:table-cell office:value-type="float" office:value="0.924069225788116" calcext:value-type="float">
            <text:p>0.924069225788116</text:p>
          </table:table-cell>
          <table:table-cell table:number-columns-repeated="2"/>
        </table:table-row>
        <table:table-row table:style-name="ro1">
          <table:table-cell office:value-type="float" office:value="0.923804402351379" calcext:value-type="float">
            <text:p>0.923804402351379</text:p>
          </table:table-cell>
          <table:table-cell table:number-columns-repeated="2"/>
        </table:table-row>
        <table:table-row table:style-name="ro1">
          <table:table-cell office:value-type="float" office:value="0.932654082775116" calcext:value-type="float">
            <text:p>0.932654082775116</text:p>
          </table:table-cell>
          <table:table-cell table:number-columns-repeated="2"/>
        </table:table-row>
        <table:table-row table:style-name="ro1">
          <table:table-cell office:value-type="float" office:value="0.932659804821014" calcext:value-type="float">
            <text:p>0.932659804821014</text:p>
          </table:table-cell>
          <table:table-cell table:number-columns-repeated="2"/>
        </table:table-row>
        <table:table-row table:style-name="ro1">
          <table:table-cell office:value-type="float" office:value="0.932714700698852" calcext:value-type="float">
            <text:p>0.932714700698852</text:p>
          </table:table-cell>
          <table:table-cell table:number-columns-repeated="2"/>
        </table:table-row>
        <table:table-row table:style-name="ro1">
          <table:table-cell office:value-type="float" office:value="0.891615688800812" calcext:value-type="float">
            <text:p>0.891615688800812</text:p>
          </table:table-cell>
          <table:table-cell table:number-columns-repeated="2"/>
        </table:table-row>
        <table:table-row table:style-name="ro1">
          <table:table-cell office:value-type="float" office:value="0.89172887802124" calcext:value-type="float">
            <text:p>0.89172887802124</text:p>
          </table:table-cell>
          <table:table-cell table:number-columns-repeated="2"/>
        </table:table-row>
        <table:table-row table:style-name="ro1">
          <table:table-cell office:value-type="float" office:value="0.891657590866089" calcext:value-type="float">
            <text:p>0.891657590866089</text:p>
          </table:table-cell>
          <table:table-cell table:number-columns-repeated="2"/>
        </table:table-row>
        <table:table-row table:style-name="ro1">
          <table:table-cell office:value-type="float" office:value="0.894867837429047" calcext:value-type="float">
            <text:p>0.894867837429047</text:p>
          </table:table-cell>
          <table:table-cell table:number-columns-repeated="2"/>
        </table:table-row>
        <table:table-row table:style-name="ro1">
          <table:table-cell office:value-type="float" office:value="0.89512038230896" calcext:value-type="float">
            <text:p>0.89512038230896</text:p>
          </table:table-cell>
          <table:table-cell table:number-columns-repeated="2"/>
        </table:table-row>
        <table:table-row table:style-name="ro1">
          <table:table-cell office:value-type="float" office:value="0.895127177238464" calcext:value-type="float">
            <text:p>0.895127177238464</text:p>
          </table:table-cell>
          <table:table-cell table:number-columns-repeated="2"/>
        </table:table-row>
        <table:table-row table:style-name="ro1">
          <table:table-cell office:value-type="float" office:value="0.835655808448792" calcext:value-type="float">
            <text:p>0.835655808448792</text:p>
          </table:table-cell>
          <table:table-cell table:number-columns-repeated="2"/>
        </table:table-row>
        <table:table-row table:style-name="ro1">
          <table:table-cell office:value-type="float" office:value="0.835237562656403" calcext:value-type="float">
            <text:p>0.835237562656403</text:p>
          </table:table-cell>
          <table:table-cell table:number-columns-repeated="2"/>
        </table:table-row>
        <table:table-row table:style-name="ro1">
          <table:table-cell office:value-type="float" office:value="0.832297444343567" calcext:value-type="float">
            <text:p>0.832297444343567</text:p>
          </table:table-cell>
          <table:table-cell table:number-columns-repeated="2"/>
        </table:table-row>
        <table:table-row table:style-name="ro1">
          <table:table-cell office:value-type="float" office:value="0.624986112117767" calcext:value-type="float">
            <text:p>0.624986112117767</text:p>
          </table:table-cell>
          <table:table-cell table:number-columns-repeated="2"/>
        </table:table-row>
        <table:table-row table:style-name="ro1">
          <table:table-cell office:value-type="float" office:value="0.624882340431213" calcext:value-type="float">
            <text:p>0.624882340431213</text:p>
          </table:table-cell>
          <table:table-cell table:number-columns-repeated="2"/>
        </table:table-row>
        <table:table-row table:style-name="ro1">
          <table:table-cell office:value-type="float" office:value="0.62711763381958" calcext:value-type="float">
            <text:p>0.62711763381958</text:p>
          </table:table-cell>
          <table:table-cell table:number-columns-repeated="2"/>
        </table:table-row>
        <table:table-row table:style-name="ro1">
          <table:table-cell office:value-type="float" office:value="0.648910880088806" calcext:value-type="float">
            <text:p>0.648910880088806</text:p>
          </table:table-cell>
          <table:table-cell table:number-columns-repeated="2"/>
        </table:table-row>
        <table:table-row table:style-name="ro1">
          <table:table-cell office:value-type="float" office:value="0.648738980293274" calcext:value-type="float">
            <text:p>0.648738980293274</text:p>
          </table:table-cell>
          <table:table-cell table:number-columns-repeated="2"/>
        </table:table-row>
        <table:table-row table:style-name="ro1">
          <table:table-cell office:value-type="float" office:value="0.654134571552277" calcext:value-type="float">
            <text:p>0.654134571552277</text:p>
          </table:table-cell>
          <table:table-cell table:number-columns-repeated="2"/>
        </table:table-row>
        <table:table-row table:style-name="ro1">
          <table:table-cell office:value-type="float" office:value="0.736843287944794" calcext:value-type="float">
            <text:p>0.736843287944794</text:p>
          </table:table-cell>
          <table:table-cell table:number-columns-repeated="2"/>
        </table:table-row>
        <table:table-row table:style-name="ro1">
          <table:table-cell office:value-type="float" office:value="0.736473500728607" calcext:value-type="float">
            <text:p>0.736473500728607</text:p>
          </table:table-cell>
          <table:table-cell table:number-columns-repeated="2"/>
        </table:table-row>
        <table:table-row table:style-name="ro1">
          <table:table-cell office:value-type="float" office:value="0.735173463821411" calcext:value-type="float">
            <text:p>0.735173463821411</text:p>
          </table:table-cell>
          <table:table-cell table:number-columns-repeated="2"/>
        </table:table-row>
        <table:table-row table:style-name="ro1">
          <table:table-cell office:value-type="float" office:value="0.858551919460297" calcext:value-type="float">
            <text:p>0.858551919460297</text:p>
          </table:table-cell>
          <table:table-cell table:number-columns-repeated="2"/>
        </table:table-row>
        <table:table-row table:style-name="ro1">
          <table:table-cell office:value-type="float" office:value="0.858602702617645" calcext:value-type="float">
            <text:p>0.858602702617645</text:p>
          </table:table-cell>
          <table:table-cell table:number-columns-repeated="2"/>
        </table:table-row>
        <table:table-row table:style-name="ro1">
          <table:table-cell office:value-type="float" office:value="0.906392872333527" calcext:value-type="float">
            <text:p>0.906392872333527</text:p>
          </table:table-cell>
          <table:table-cell table:number-columns-repeated="2"/>
        </table:table-row>
        <table:table-row table:style-name="ro1">
          <table:table-cell office:value-type="float" office:value="0.906350493431091" calcext:value-type="float">
            <text:p>0.906350493431091</text:p>
          </table:table-cell>
          <table:table-cell table:number-columns-repeated="2"/>
        </table:table-row>
        <table:table-row table:style-name="ro1">
          <table:table-cell office:value-type="float" office:value="0.906421005725861" calcext:value-type="float">
            <text:p>0.906421005725861</text:p>
          </table:table-cell>
          <table:table-cell table:number-columns-repeated="2"/>
        </table:table-row>
        <table:table-row table:style-name="ro1">
          <table:table-cell office:value-type="float" office:value="0.897387385368347" calcext:value-type="float">
            <text:p>0.897387385368347</text:p>
          </table:table-cell>
          <table:table-cell table:number-columns-repeated="2"/>
        </table:table-row>
        <table:table-row table:style-name="ro1">
          <table:table-cell office:value-type="float" office:value="0.897135019302368" calcext:value-type="float">
            <text:p>0.897135019302368</text:p>
          </table:table-cell>
          <table:table-cell table:number-columns-repeated="2"/>
        </table:table-row>
        <table:table-row table:style-name="ro1">
          <table:table-cell office:value-type="float" office:value="0.897357165813446" calcext:value-type="float">
            <text:p>0.897357165813446</text:p>
          </table:table-cell>
          <table:table-cell table:number-columns-repeated="2"/>
        </table:table-row>
        <table:table-row table:style-name="ro1">
          <table:table-cell office:value-type="float" office:value="0.894742369651794" calcext:value-type="float">
            <text:p>0.894742369651794</text:p>
          </table:table-cell>
          <table:table-cell table:number-columns-repeated="2"/>
        </table:table-row>
        <table:table-row table:style-name="ro1">
          <table:table-cell office:value-type="float" office:value="0.894684731960297" calcext:value-type="float">
            <text:p>0.894684731960297</text:p>
          </table:table-cell>
          <table:table-cell table:number-columns-repeated="2"/>
        </table:table-row>
        <table:table-row table:style-name="ro1">
          <table:table-cell office:value-type="float" office:value="0.894686579704285" calcext:value-type="float">
            <text:p>0.894686579704285</text:p>
          </table:table-cell>
          <table:table-cell table:number-columns-repeated="2"/>
        </table:table-row>
        <table:table-row table:style-name="ro1">
          <table:table-cell office:value-type="float" office:value="0.900765359401703" calcext:value-type="float">
            <text:p>0.900765359401703</text:p>
          </table:table-cell>
          <table:table-cell table:number-columns-repeated="2"/>
        </table:table-row>
        <table:table-row table:style-name="ro1">
          <table:table-cell office:value-type="float" office:value="0.90071177482605" calcext:value-type="float">
            <text:p>0.90071177482605</text:p>
          </table:table-cell>
          <table:table-cell table:number-columns-repeated="2"/>
        </table:table-row>
        <table:table-row table:style-name="ro1">
          <table:table-cell office:value-type="float" office:value="0.90061229467392" calcext:value-type="float">
            <text:p>0.90061229467392</text:p>
          </table:table-cell>
          <table:table-cell table:number-columns-repeated="2"/>
        </table:table-row>
        <table:table-row table:style-name="ro1">
          <table:table-cell office:value-type="float" office:value="0.912289202213287" calcext:value-type="float">
            <text:p>0.912289202213287</text:p>
          </table:table-cell>
          <table:table-cell table:number-columns-repeated="2"/>
        </table:table-row>
        <table:table-row table:style-name="ro1">
          <table:table-cell office:value-type="float" office:value="0.912244081497192" calcext:value-type="float">
            <text:p>0.912244081497192</text:p>
          </table:table-cell>
          <table:table-cell table:number-columns-repeated="2"/>
        </table:table-row>
        <table:table-row table:style-name="ro1">
          <table:table-cell office:value-type="float" office:value="0.912289321422577" calcext:value-type="float">
            <text:p>0.912289321422577</text:p>
          </table:table-cell>
          <table:table-cell table:number-columns-repeated="2"/>
        </table:table-row>
        <table:table-row table:style-name="ro1">
          <table:table-cell office:value-type="float" office:value="0.921231746673584" calcext:value-type="float">
            <text:p>0.921231746673584</text:p>
          </table:table-cell>
          <table:table-cell table:number-columns-repeated="2"/>
        </table:table-row>
        <table:table-row table:style-name="ro1">
          <table:table-cell office:value-type="float" office:value="0.92130720615387" calcext:value-type="float">
            <text:p>0.92130720615387</text:p>
          </table:table-cell>
          <table:table-cell table:number-columns-repeated="2"/>
        </table:table-row>
        <table:table-row table:style-name="ro1">
          <table:table-cell office:value-type="float" office:value="0.921345293521881" calcext:value-type="float">
            <text:p>0.921345293521881</text:p>
          </table:table-cell>
          <table:table-cell table:number-columns-repeated="2"/>
        </table:table-row>
        <table:table-row table:style-name="ro1">
          <table:table-cell office:value-type="float" office:value="0.947263121604919" calcext:value-type="float">
            <text:p>0.947263121604919</text:p>
          </table:table-cell>
          <table:table-cell table:number-columns-repeated="2"/>
        </table:table-row>
        <table:table-row table:style-name="ro1">
          <table:table-cell office:value-type="float" office:value="0.947294235229492" calcext:value-type="float">
            <text:p>0.947294235229492</text:p>
          </table:table-cell>
          <table:table-cell table:number-columns-repeated="2"/>
        </table:table-row>
        <table:table-row table:style-name="ro1">
          <table:table-cell office:value-type="float" office:value="0.947170317173004" calcext:value-type="float">
            <text:p>0.947170317173004</text:p>
          </table:table-cell>
          <table:table-cell table:number-columns-repeated="2"/>
        </table:table-row>
        <table:table-row table:style-name="ro1">
          <table:table-cell office:value-type="float" office:value="0.942155420780182" calcext:value-type="float">
            <text:p>0.942155420780182</text:p>
          </table:table-cell>
          <table:table-cell table:number-columns-repeated="2"/>
        </table:table-row>
        <table:table-row table:style-name="ro1">
          <table:table-cell office:value-type="float" office:value="0.942195355892181" calcext:value-type="float">
            <text:p>0.942195355892181</text:p>
          </table:table-cell>
          <table:table-cell table:number-columns-repeated="2"/>
        </table:table-row>
        <table:table-row table:style-name="ro1">
          <table:table-cell office:value-type="float" office:value="0.942137002944946" calcext:value-type="float">
            <text:p>0.942137002944946</text:p>
          </table:table-cell>
          <table:table-cell table:number-columns-repeated="2"/>
        </table:table-row>
        <table:table-row table:style-name="ro1">
          <table:table-cell office:value-type="float" office:value="0.943161129951477" calcext:value-type="float">
            <text:p>0.943161129951477</text:p>
          </table:table-cell>
          <table:table-cell table:number-columns-repeated="2"/>
        </table:table-row>
        <table:table-row table:style-name="ro1">
          <table:table-cell office:value-type="float" office:value="0.943164229393005" calcext:value-type="float">
            <text:p>0.943164229393005</text:p>
          </table:table-cell>
          <table:table-cell table:number-columns-repeated="2"/>
        </table:table-row>
        <table:table-row table:style-name="ro1">
          <table:table-cell office:value-type="float" office:value="0.943491756916046" calcext:value-type="float">
            <text:p>0.943491756916046</text:p>
          </table:table-cell>
          <table:table-cell table:number-columns-repeated="2"/>
        </table:table-row>
        <table:table-row table:style-name="ro1">
          <table:table-cell office:value-type="float" office:value="0.936573147773743" calcext:value-type="float">
            <text:p>0.936573147773743</text:p>
          </table:table-cell>
          <table:table-cell table:number-columns-repeated="2"/>
        </table:table-row>
        <table:table-row table:style-name="ro1">
          <table:table-cell office:value-type="float" office:value="0.936509907245636" calcext:value-type="float">
            <text:p>0.936509907245636</text:p>
          </table:table-cell>
          <table:table-cell table:number-columns-repeated="2"/>
        </table:table-row>
        <table:table-row table:style-name="ro1">
          <table:table-cell office:value-type="float" office:value="0.934927523136139" calcext:value-type="float">
            <text:p>0.934927523136139</text:p>
          </table:table-cell>
          <table:table-cell table:number-columns-repeated="2"/>
        </table:table-row>
        <table:table-row table:style-name="ro1">
          <table:table-cell office:value-type="float" office:value="0.934911847114563" calcext:value-type="float">
            <text:p>0.934911847114563</text:p>
          </table:table-cell>
          <table:table-cell table:number-columns-repeated="2"/>
        </table:table-row>
        <table:table-row table:style-name="ro1">
          <table:table-cell office:value-type="float" office:value="0.934986114501953" calcext:value-type="float">
            <text:p>0.934986114501953</text:p>
          </table:table-cell>
          <table:table-cell table:number-columns-repeated="2"/>
        </table:table-row>
        <table:table-row table:style-name="ro1">
          <table:table-cell office:value-type="float" office:value="0.937843501567841" calcext:value-type="float">
            <text:p>0.937843501567841</text:p>
          </table:table-cell>
          <table:table-cell table:number-columns-repeated="2"/>
        </table:table-row>
        <table:table-row table:style-name="ro1">
          <table:table-cell office:value-type="float" office:value="0.937953412532806" calcext:value-type="float">
            <text:p>0.937953412532806</text:p>
          </table:table-cell>
          <table:table-cell table:number-columns-repeated="2"/>
        </table:table-row>
        <table:table-row table:style-name="ro1">
          <table:table-cell office:value-type="float" office:value="0.937861979007721" calcext:value-type="float">
            <text:p>0.937861979007721</text:p>
          </table:table-cell>
          <table:table-cell table:number-columns-repeated="2"/>
        </table:table-row>
        <table:table-row table:style-name="ro1">
          <table:table-cell office:value-type="float" office:value="0.940007030963898" calcext:value-type="float">
            <text:p>0.940007030963898</text:p>
          </table:table-cell>
          <table:table-cell table:number-columns-repeated="2"/>
        </table:table-row>
        <table:table-row table:style-name="ro1">
          <table:table-cell office:value-type="float" office:value="0.939831018447876" calcext:value-type="float">
            <text:p>0.939831018447876</text:p>
          </table:table-cell>
          <table:table-cell table:number-columns-repeated="2"/>
        </table:table-row>
        <table:table-row table:style-name="ro1">
          <table:table-cell office:value-type="float" office:value="0.940046727657318" calcext:value-type="float">
            <text:p>0.940046727657318</text:p>
          </table:table-cell>
          <table:table-cell table:number-columns-repeated="2"/>
        </table:table-row>
        <table:table-row table:style-name="ro1">
          <table:table-cell office:value-type="float" office:value="0.928525567054748" calcext:value-type="float">
            <text:p>0.928525567054748</text:p>
          </table:table-cell>
          <table:table-cell table:number-columns-repeated="2"/>
        </table:table-row>
        <table:table-row table:style-name="ro1">
          <table:table-cell office:value-type="float" office:value="0.928575873374939" calcext:value-type="float">
            <text:p>0.928575873374939</text:p>
          </table:table-cell>
          <table:table-cell table:number-columns-repeated="2"/>
        </table:table-row>
        <table:table-row table:style-name="ro1">
          <table:table-cell office:value-type="float" office:value="0.928282737731934" calcext:value-type="float">
            <text:p>0.928282737731934</text:p>
          </table:table-cell>
          <table:table-cell table:number-columns-repeated="2"/>
        </table:table-row>
        <table:table-row table:style-name="ro1">
          <table:table-cell office:value-type="float" office:value="0.941898584365845" calcext:value-type="float">
            <text:p>0.941898584365845</text:p>
          </table:table-cell>
          <table:table-cell table:number-columns-repeated="2"/>
        </table:table-row>
        <table:table-row table:style-name="ro1">
          <table:table-cell office:value-type="float" office:value="0.941892743110657" calcext:value-type="float">
            <text:p>0.941892743110657</text:p>
          </table:table-cell>
          <table:table-cell table:number-columns-repeated="2"/>
        </table:table-row>
        <table:table-row table:style-name="ro1">
          <table:table-cell office:value-type="float" office:value="0.941868364810944" calcext:value-type="float">
            <text:p>0.941868364810944</text:p>
          </table:table-cell>
          <table:table-cell table:number-columns-repeated="2"/>
        </table:table-row>
        <table:table-row table:style-name="ro1">
          <table:table-cell office:value-type="float" office:value="0.937521815299988" calcext:value-type="float">
            <text:p>0.937521815299988</text:p>
          </table:table-cell>
          <table:table-cell table:number-columns-repeated="2"/>
        </table:table-row>
        <table:table-row table:style-name="ro1">
          <table:table-cell office:value-type="float" office:value="0.937557280063629" calcext:value-type="float">
            <text:p>0.937557280063629</text:p>
          </table:table-cell>
          <table:table-cell table:number-columns-repeated="2"/>
        </table:table-row>
        <table:table-row table:style-name="ro1">
          <table:table-cell office:value-type="float" office:value="0.937590956687927" calcext:value-type="float">
            <text:p>0.937590956687927</text:p>
          </table:table-cell>
          <table:table-cell table:number-columns-repeated="2"/>
        </table:table-row>
        <table:table-row table:style-name="ro1">
          <table:table-cell office:value-type="float" office:value="0.945433735847473" calcext:value-type="float">
            <text:p>0.945433735847473</text:p>
          </table:table-cell>
          <table:table-cell table:number-columns-repeated="2"/>
        </table:table-row>
        <table:table-row table:style-name="ro1">
          <table:table-cell office:value-type="float" office:value="0.945302367210388" calcext:value-type="float">
            <text:p>0.945302367210388</text:p>
          </table:table-cell>
          <table:table-cell table:number-columns-repeated="2"/>
        </table:table-row>
        <table:table-row table:style-name="ro1">
          <table:table-cell office:value-type="float" office:value="0.945264875888824" calcext:value-type="float">
            <text:p>0.945264875888824</text:p>
          </table:table-cell>
          <table:table-cell table:number-columns-repeated="2"/>
        </table:table-row>
        <table:table-row table:style-name="ro1">
          <table:table-cell office:value-type="float" office:value="0.949553728103638" calcext:value-type="float">
            <text:p>0.949553728103638</text:p>
          </table:table-cell>
          <table:table-cell table:number-columns-repeated="2"/>
        </table:table-row>
        <table:table-row table:style-name="ro1">
          <table:table-cell office:value-type="float" office:value="0.949533879756928" calcext:value-type="float">
            <text:p>0.949533879756928</text:p>
          </table:table-cell>
          <table:table-cell table:number-columns-repeated="2"/>
        </table:table-row>
        <table:table-row table:style-name="ro1">
          <table:table-cell office:value-type="float" office:value="0.949535846710205" calcext:value-type="float">
            <text:p>0.949535846710205</text:p>
          </table:table-cell>
          <table:table-cell table:number-columns-repeated="2"/>
        </table:table-row>
        <table:table-row table:style-name="ro1">
          <table:table-cell office:value-type="float" office:value="0.933413147926331" calcext:value-type="float">
            <text:p>0.933413147926331</text:p>
          </table:table-cell>
          <table:table-cell table:number-columns-repeated="2"/>
        </table:table-row>
        <table:table-row table:style-name="ro1">
          <table:table-cell office:value-type="float" office:value="0.933439493179321" calcext:value-type="float">
            <text:p>0.933439493179321</text:p>
          </table:table-cell>
          <table:table-cell table:number-columns-repeated="2"/>
        </table:table-row>
        <table:table-row table:style-name="ro1">
          <table:table-cell office:value-type="float" office:value="0.93349027633667" calcext:value-type="float">
            <text:p>0.93349027633667</text:p>
          </table:table-cell>
          <table:table-cell table:number-columns-repeated="2"/>
        </table:table-row>
        <table:table-row table:style-name="ro1">
          <table:table-cell office:value-type="float" office:value="0.908883571624756" calcext:value-type="float">
            <text:p>0.908883571624756</text:p>
          </table:table-cell>
          <table:table-cell table:number-columns-repeated="2"/>
        </table:table-row>
        <table:table-row table:style-name="ro1">
          <table:table-cell office:value-type="float" office:value="0.909133613109589" calcext:value-type="float">
            <text:p>0.909133613109589</text:p>
          </table:table-cell>
          <table:table-cell table:number-columns-repeated="2"/>
        </table:table-row>
        <table:table-row table:style-name="ro1">
          <table:table-cell office:value-type="float" office:value="0.875545978546143" calcext:value-type="float">
            <text:p>0.875545978546143</text:p>
          </table:table-cell>
          <table:table-cell table:number-columns-repeated="2"/>
        </table:table-row>
        <table:table-row table:style-name="ro1">
          <table:table-cell office:value-type="float" office:value="0.875629544258118" calcext:value-type="float">
            <text:p>0.875629544258118</text:p>
          </table:table-cell>
          <table:table-cell table:number-columns-repeated="2"/>
        </table:table-row>
        <table:table-row table:style-name="ro1">
          <table:table-cell office:value-type="float" office:value="0.875441491603851" calcext:value-type="float">
            <text:p>0.875441491603851</text:p>
          </table:table-cell>
          <table:table-cell table:number-columns-repeated="2"/>
        </table:table-row>
        <table:table-row table:style-name="ro1">
          <table:table-cell office:value-type="float" office:value="0.916197896003723" calcext:value-type="float">
            <text:p>0.916197896003723</text:p>
          </table:table-cell>
          <table:table-cell table:number-columns-repeated="2"/>
        </table:table-row>
        <table:table-row table:style-name="ro1">
          <table:table-cell office:value-type="float" office:value="0.915804922580719" calcext:value-type="float">
            <text:p>0.915804922580719</text:p>
          </table:table-cell>
          <table:table-cell table:number-columns-repeated="2"/>
        </table:table-row>
        <table:table-row table:style-name="ro1">
          <table:table-cell office:value-type="float" office:value="0.915417551994324" calcext:value-type="float">
            <text:p>0.915417551994324</text:p>
          </table:table-cell>
          <table:table-cell table:number-columns-repeated="2"/>
        </table:table-row>
        <table:table-row table:style-name="ro1">
          <table:table-cell office:value-type="float" office:value="0.909695327281952" calcext:value-type="float">
            <text:p>0.909695327281952</text:p>
          </table:table-cell>
          <table:table-cell table:number-columns-repeated="2"/>
        </table:table-row>
        <table:table-row table:style-name="ro1">
          <table:table-cell office:value-type="float" office:value="0.90915310382843" calcext:value-type="float">
            <text:p>0.90915310382843</text:p>
          </table:table-cell>
          <table:table-cell table:number-columns-repeated="2"/>
        </table:table-row>
        <table:table-row table:style-name="ro1">
          <table:table-cell office:value-type="float" office:value="0.90925943851471" calcext:value-type="float">
            <text:p>0.90925943851471</text:p>
          </table:table-cell>
          <table:table-cell table:number-columns-repeated="2"/>
        </table:table-row>
        <table:table-row table:style-name="ro1">
          <table:table-cell office:value-type="float" office:value="0.932086288928986" calcext:value-type="float">
            <text:p>0.932086288928986</text:p>
          </table:table-cell>
          <table:table-cell table:number-columns-repeated="2"/>
        </table:table-row>
        <table:table-row table:style-name="ro1">
          <table:table-cell office:value-type="float" office:value="0.932553470134735" calcext:value-type="float">
            <text:p>0.932553470134735</text:p>
          </table:table-cell>
          <table:table-cell table:number-columns-repeated="2"/>
        </table:table-row>
        <table:table-row table:style-name="ro1">
          <table:table-cell office:value-type="float" office:value="0.932892620563507" calcext:value-type="float">
            <text:p>0.932892620563507</text:p>
          </table:table-cell>
          <table:table-cell table:number-columns-repeated="2"/>
        </table:table-row>
        <table:table-row table:style-name="ro1">
          <table:table-cell office:value-type="float" office:value="0.933343589305878" calcext:value-type="float">
            <text:p>0.933343589305878</text:p>
          </table:table-cell>
          <table:table-cell table:number-columns-repeated="2"/>
        </table:table-row>
        <table:table-row table:style-name="ro1">
          <table:table-cell office:value-type="float" office:value="0.933321833610535" calcext:value-type="float">
            <text:p>0.933321833610535</text:p>
          </table:table-cell>
          <table:table-cell table:number-columns-repeated="2"/>
        </table:table-row>
        <table:table-row table:style-name="ro1">
          <table:table-cell office:value-type="float" office:value="0.933469712734222" calcext:value-type="float">
            <text:p>0.933469712734222</text:p>
          </table:table-cell>
          <table:table-cell table:number-columns-repeated="2"/>
        </table:table-row>
        <table:table-row table:style-name="ro1">
          <table:table-cell office:value-type="float" office:value="0.935823798179626" calcext:value-type="float">
            <text:p>0.935823798179626</text:p>
          </table:table-cell>
          <table:table-cell table:number-columns-repeated="2"/>
        </table:table-row>
        <table:table-row table:style-name="ro1">
          <table:table-cell office:value-type="float" office:value="0.935830295085907" calcext:value-type="float">
            <text:p>0.935830295085907</text:p>
          </table:table-cell>
          <table:table-cell table:number-columns-repeated="2"/>
        </table:table-row>
        <table:table-row table:style-name="ro1">
          <table:table-cell office:value-type="float" office:value="0.935968399047852" calcext:value-type="float">
            <text:p>0.935968399047852</text:p>
          </table:table-cell>
          <table:table-cell table:number-columns-repeated="2"/>
        </table:table-row>
        <table:table-row table:style-name="ro1">
          <table:table-cell office:value-type="float" office:value="0.937039613723755" calcext:value-type="float">
            <text:p>0.937039613723755</text:p>
          </table:table-cell>
          <table:table-cell table:number-columns-repeated="2"/>
        </table:table-row>
        <table:table-row table:style-name="ro1">
          <table:table-cell office:value-type="float" office:value="0.937003135681152" calcext:value-type="float">
            <text:p>0.937003135681152</text:p>
          </table:table-cell>
          <table:table-cell table:number-columns-repeated="2"/>
        </table:table-row>
        <table:table-row table:style-name="ro1">
          <table:table-cell office:value-type="float" office:value="0.937085866928101" calcext:value-type="float">
            <text:p>0.937085866928101</text:p>
          </table:table-cell>
          <table:table-cell table:number-columns-repeated="2"/>
        </table:table-row>
        <table:table-row table:style-name="ro1">
          <table:table-cell office:value-type="float" office:value="0.937332332134247" calcext:value-type="float">
            <text:p>0.937332332134247</text:p>
          </table:table-cell>
          <table:table-cell table:number-columns-repeated="2"/>
        </table:table-row>
        <table:table-row table:style-name="ro1">
          <table:table-cell office:value-type="float" office:value="0.937386453151703" calcext:value-type="float">
            <text:p>0.937386453151703</text:p>
          </table:table-cell>
          <table:table-cell table:number-columns-repeated="2"/>
        </table:table-row>
        <table:table-row table:style-name="ro1">
          <table:table-cell office:value-type="float" office:value="0.937320709228516" calcext:value-type="float">
            <text:p>0.937320709228516</text:p>
          </table:table-cell>
          <table:table-cell table:number-columns-repeated="2"/>
        </table:table-row>
        <table:table-row table:style-name="ro1">
          <table:table-cell office:value-type="float" office:value="0.940293312072754" calcext:value-type="float">
            <text:p>0.940293312072754</text:p>
          </table:table-cell>
          <table:table-cell table:number-columns-repeated="2"/>
        </table:table-row>
        <table:table-row table:style-name="ro1">
          <table:table-cell office:value-type="float" office:value="0.94026643037796" calcext:value-type="float">
            <text:p>0.94026643037796</text:p>
          </table:table-cell>
          <table:table-cell table:number-columns-repeated="2"/>
        </table:table-row>
        <table:table-row table:style-name="ro1">
          <table:table-cell office:value-type="float" office:value="0.940458416938782" calcext:value-type="float">
            <text:p>0.940458416938782</text:p>
          </table:table-cell>
          <table:table-cell table:number-columns-repeated="2"/>
        </table:table-row>
        <table:table-row table:style-name="ro1">
          <table:table-cell office:value-type="float" office:value="0.945145726203918" calcext:value-type="float">
            <text:p>0.945145726203918</text:p>
          </table:table-cell>
          <table:table-cell table:number-columns-repeated="2"/>
        </table:table-row>
        <table:table-row table:style-name="ro1">
          <table:table-cell office:value-type="float" office:value="0.945184350013733" calcext:value-type="float">
            <text:p>0.945184350013733</text:p>
          </table:table-cell>
          <table:table-cell table:number-columns-repeated="2"/>
        </table:table-row>
        <table:table-row table:style-name="ro1">
          <table:table-cell office:value-type="float" office:value="0.944641411304474" calcext:value-type="float">
            <text:p>0.944641411304474</text:p>
          </table:table-cell>
          <table:table-cell table:number-columns-repeated="2"/>
        </table:table-row>
        <table:table-row table:style-name="ro1">
          <table:table-cell office:value-type="float" office:value="0.944560408592224" calcext:value-type="float">
            <text:p>0.944560408592224</text:p>
          </table:table-cell>
          <table:table-cell table:number-columns-repeated="2"/>
        </table:table-row>
        <table:table-row table:style-name="ro1">
          <table:table-cell office:value-type="float" office:value="0.944448053836822" calcext:value-type="float">
            <text:p>0.944448053836822</text:p>
          </table:table-cell>
          <table:table-cell table:number-columns-repeated="2"/>
        </table:table-row>
        <table:table-row table:style-name="ro1">
          <table:table-cell office:value-type="float" office:value="0.942913353443146" calcext:value-type="float">
            <text:p>0.942913353443146</text:p>
          </table:table-cell>
          <table:table-cell table:number-columns-repeated="2"/>
        </table:table-row>
        <table:table-row table:style-name="ro1">
          <table:table-cell office:value-type="float" office:value="0.942895174026489" calcext:value-type="float">
            <text:p>0.942895174026489</text:p>
          </table:table-cell>
          <table:table-cell table:number-columns-repeated="2"/>
        </table:table-row>
        <table:table-row table:style-name="ro1">
          <table:table-cell office:value-type="float" office:value="0.942967772483826" calcext:value-type="float">
            <text:p>0.942967772483826</text:p>
          </table:table-cell>
          <table:table-cell table:number-columns-repeated="2"/>
        </table:table-row>
        <table:table-row table:style-name="ro1">
          <table:table-cell office:value-type="float" office:value="0.935760378837585" calcext:value-type="float">
            <text:p>0.935760378837585</text:p>
          </table:table-cell>
          <table:table-cell table:number-columns-repeated="2"/>
        </table:table-row>
        <table:table-row table:style-name="ro1">
          <table:table-cell office:value-type="float" office:value="0.93588399887085" calcext:value-type="float">
            <text:p>0.93588399887085</text:p>
          </table:table-cell>
          <table:table-cell table:number-columns-repeated="2"/>
        </table:table-row>
        <table:table-row table:style-name="ro1">
          <table:table-cell office:value-type="float" office:value="0.935978949069977" calcext:value-type="float">
            <text:p>0.935978949069977</text:p>
          </table:table-cell>
          <table:table-cell table:number-columns-repeated="2"/>
        </table:table-row>
        <table:table-row table:style-name="ro1">
          <table:table-cell office:value-type="float" office:value="0.935144603252411" calcext:value-type="float">
            <text:p>0.935144603252411</text:p>
          </table:table-cell>
          <table:table-cell table:number-columns-repeated="2"/>
        </table:table-row>
        <table:table-row table:style-name="ro1">
          <table:table-cell office:value-type="float" office:value="0.935368657112122" calcext:value-type="float">
            <text:p>0.935368657112122</text:p>
          </table:table-cell>
          <table:table-cell table:number-columns-repeated="2"/>
        </table:table-row>
        <table:table-row table:style-name="ro1">
          <table:table-cell office:value-type="float" office:value="0.935408353805542" calcext:value-type="float">
            <text:p>0.935408353805542</text:p>
          </table:table-cell>
          <table:table-cell table:number-columns-repeated="2"/>
        </table:table-row>
        <table:table-row table:style-name="ro1">
          <table:table-cell office:value-type="float" office:value="0.935044229030609" calcext:value-type="float">
            <text:p>0.935044229030609</text:p>
          </table:table-cell>
          <table:table-cell table:number-columns-repeated="2"/>
        </table:table-row>
        <table:table-row table:style-name="ro1">
          <table:table-cell office:value-type="float" office:value="0.934984087944031" calcext:value-type="float">
            <text:p>0.934984087944031</text:p>
          </table:table-cell>
          <table:table-cell table:number-columns-repeated="2"/>
        </table:table-row>
        <table:table-row table:style-name="ro1">
          <table:table-cell office:value-type="float" office:value="0.934945821762085" calcext:value-type="float">
            <text:p>0.934945821762085</text:p>
          </table:table-cell>
          <table:table-cell table:number-columns-repeated="2"/>
        </table:table-row>
        <table:table-row table:style-name="ro1">
          <table:table-cell office:value-type="float" office:value="0.934079051017761" calcext:value-type="float">
            <text:p>0.934079051017761</text:p>
          </table:table-cell>
          <table:table-cell table:number-columns-repeated="2"/>
        </table:table-row>
        <table:table-row table:style-name="ro1">
          <table:table-cell office:value-type="float" office:value="0.93407416343689" calcext:value-type="float">
            <text:p>0.93407416343689</text:p>
          </table:table-cell>
          <table:table-cell table:number-columns-repeated="2"/>
        </table:table-row>
        <table:table-row table:style-name="ro1">
          <table:table-cell office:value-type="float" office:value="0.933987498283386" calcext:value-type="float">
            <text:p>0.933987498283386</text:p>
          </table:table-cell>
          <table:table-cell table:number-columns-repeated="2"/>
        </table:table-row>
        <table:table-row table:style-name="ro1">
          <table:table-cell office:value-type="float" office:value="0.950200438499451" calcext:value-type="float">
            <text:p>0.950200438499451</text:p>
          </table:table-cell>
          <table:table-cell table:number-columns-repeated="2"/>
        </table:table-row>
        <table:table-row table:style-name="ro1">
          <table:table-cell office:value-type="float" office:value="0.950135111808777" calcext:value-type="float">
            <text:p>0.950135111808777</text:p>
          </table:table-cell>
          <table:table-cell table:number-columns-repeated="2"/>
        </table:table-row>
        <table:table-row table:style-name="ro1">
          <table:table-cell office:value-type="float" office:value="0.950157165527344" calcext:value-type="float">
            <text:p>0.950157165527344</text:p>
          </table:table-cell>
          <table:table-cell table:number-columns-repeated="2"/>
        </table:table-row>
        <table:table-row table:style-name="ro1">
          <table:table-cell office:value-type="float" office:value="0.95282256603241" calcext:value-type="float">
            <text:p>0.95282256603241</text:p>
          </table:table-cell>
          <table:table-cell table:number-columns-repeated="2"/>
        </table:table-row>
        <table:table-row table:style-name="ro1">
          <table:table-cell office:value-type="float" office:value="0.952966213226318" calcext:value-type="float">
            <text:p>0.952966213226318</text:p>
          </table:table-cell>
          <table:table-cell table:number-columns-repeated="2"/>
        </table:table-row>
        <table:table-row table:style-name="ro1">
          <table:table-cell office:value-type="float" office:value="0.953027367591858" calcext:value-type="float">
            <text:p>0.953027367591858</text:p>
          </table:table-cell>
          <table:table-cell table:number-columns-repeated="2"/>
        </table:table-row>
        <table:table-row table:style-name="ro1">
          <table:table-cell office:value-type="float" office:value="0.94674801826477" calcext:value-type="float">
            <text:p>0.94674801826477</text:p>
          </table:table-cell>
          <table:table-cell table:number-columns-repeated="2"/>
        </table:table-row>
        <table:table-row table:style-name="ro1">
          <table:table-cell office:value-type="float" office:value="0.946813762187958" calcext:value-type="float">
            <text:p>0.946813762187958</text:p>
          </table:table-cell>
          <table:table-cell table:number-columns-repeated="2"/>
        </table:table-row>
        <table:table-row table:style-name="ro1">
          <table:table-cell office:value-type="float" office:value="0.946670174598694" calcext:value-type="float">
            <text:p>0.946670174598694</text:p>
          </table:table-cell>
          <table:table-cell table:number-columns-repeated="2"/>
        </table:table-row>
        <table:table-row table:style-name="ro1">
          <table:table-cell office:value-type="float" office:value="0.94667911529541" calcext:value-type="float">
            <text:p>0.94667911529541</text:p>
          </table:table-cell>
          <table:table-cell table:number-columns-repeated="2"/>
        </table:table-row>
        <table:table-row table:style-name="ro1">
          <table:table-cell office:value-type="float" office:value="0.946638464927673" calcext:value-type="float">
            <text:p>0.946638464927673</text:p>
          </table:table-cell>
          <table:table-cell table:number-columns-repeated="2"/>
        </table:table-row>
        <table:table-row table:style-name="ro1">
          <table:table-cell office:value-type="float" office:value="0.947147071361541" calcext:value-type="float">
            <text:p>0.947147071361541</text:p>
          </table:table-cell>
          <table:table-cell table:number-columns-repeated="2"/>
        </table:table-row>
        <table:table-row table:style-name="ro1">
          <table:table-cell office:value-type="float" office:value="0.947152674198151" calcext:value-type="float">
            <text:p>0.947152674198151</text:p>
          </table:table-cell>
          <table:table-cell table:number-columns-repeated="2"/>
        </table:table-row>
        <table:table-row table:style-name="ro1">
          <table:table-cell office:value-type="float" office:value="0.947075188159943" calcext:value-type="float">
            <text:p>0.947075188159943</text:p>
          </table:table-cell>
          <table:table-cell table:number-columns-repeated="2"/>
        </table:table-row>
        <table:table-row table:style-name="ro1">
          <table:table-cell office:value-type="float" office:value="0.944501578807831" calcext:value-type="float">
            <text:p>0.944501578807831</text:p>
          </table:table-cell>
          <table:table-cell table:number-columns-repeated="2"/>
        </table:table-row>
        <table:table-row table:style-name="ro1">
          <table:table-cell office:value-type="float" office:value="0.944473803043366" calcext:value-type="float">
            <text:p>0.944473803043366</text:p>
          </table:table-cell>
          <table:table-cell table:number-columns-repeated="2"/>
        </table:table-row>
        <table:table-row table:style-name="ro1">
          <table:table-cell office:value-type="float" office:value="0.944417834281921" calcext:value-type="float">
            <text:p>0.944417834281921</text:p>
          </table:table-cell>
          <table:table-cell table:number-columns-repeated="2"/>
        </table:table-row>
        <table:table-row table:style-name="ro1">
          <table:table-cell office:value-type="float" office:value="0.94367128610611" calcext:value-type="float">
            <text:p>0.94367128610611</text:p>
          </table:table-cell>
          <table:table-cell table:number-columns-repeated="2"/>
        </table:table-row>
        <table:table-row table:style-name="ro1">
          <table:table-cell office:value-type="float" office:value="0.943674266338348" calcext:value-type="float">
            <text:p>0.943674266338348</text:p>
          </table:table-cell>
          <table:table-cell table:number-columns-repeated="2"/>
        </table:table-row>
        <table:table-row table:style-name="ro1">
          <table:table-cell office:value-type="float" office:value="0.943724274635315" calcext:value-type="float">
            <text:p>0.943724274635315</text:p>
          </table:table-cell>
          <table:table-cell table:number-columns-repeated="2"/>
        </table:table-row>
        <table:table-row table:style-name="ro1">
          <table:table-cell office:value-type="float" office:value="0.944100439548492" calcext:value-type="float">
            <text:p>0.944100439548492</text:p>
          </table:table-cell>
          <table:table-cell table:number-columns-repeated="2"/>
        </table:table-row>
        <table:table-row table:style-name="ro1">
          <table:table-cell office:value-type="float" office:value="0.94399082660675" calcext:value-type="float">
            <text:p>0.94399082660675</text:p>
          </table:table-cell>
          <table:table-cell table:number-columns-repeated="2"/>
        </table:table-row>
        <table:table-row table:style-name="ro1">
          <table:table-cell office:value-type="float" office:value="0.944026708602905" calcext:value-type="float">
            <text:p>0.944026708602905</text:p>
          </table:table-cell>
          <table:table-cell table:number-columns-repeated="2"/>
        </table:table-row>
        <table:table-row table:style-name="ro1">
          <table:table-cell office:value-type="float" office:value="0.944327890872955" calcext:value-type="float">
            <text:p>0.944327890872955</text:p>
          </table:table-cell>
          <table:table-cell table:number-columns-repeated="2"/>
        </table:table-row>
        <table:table-row table:style-name="ro1">
          <table:table-cell office:value-type="float" office:value="0.9444340467453" calcext:value-type="float">
            <text:p>0.9444340467453</text:p>
          </table:table-cell>
          <table:table-cell table:number-columns-repeated="2"/>
        </table:table-row>
        <table:table-row table:style-name="ro1">
          <table:table-cell office:value-type="float" office:value="0.94434642791748" calcext:value-type="float">
            <text:p>0.94434642791748</text:p>
          </table:table-cell>
          <table:table-cell table:number-columns-repeated="2"/>
        </table:table-row>
        <table:table-row table:style-name="ro1">
          <table:table-cell office:value-type="float" office:value="0.942593812942505" calcext:value-type="float">
            <text:p>0.942593812942505</text:p>
          </table:table-cell>
          <table:table-cell table:number-columns-repeated="2"/>
        </table:table-row>
        <table:table-row table:style-name="ro1">
          <table:table-cell office:value-type="float" office:value="0.942561686038971" calcext:value-type="float">
            <text:p>0.942561686038971</text:p>
          </table:table-cell>
          <table:table-cell table:number-columns-repeated="2"/>
        </table:table-row>
        <table:table-row table:style-name="ro1">
          <table:table-cell office:value-type="float" office:value="0.942506313323975" calcext:value-type="float">
            <text:p>0.942506313323975</text:p>
          </table:table-cell>
          <table:table-cell table:number-columns-repeated="2"/>
        </table:table-row>
        <table:table-row table:style-name="ro1">
          <table:table-cell office:value-type="float" office:value="0.943970561027527" calcext:value-type="float">
            <text:p>0.943970561027527</text:p>
          </table:table-cell>
          <table:table-cell table:number-columns-repeated="2"/>
        </table:table-row>
        <table:table-row table:style-name="ro1">
          <table:table-cell office:value-type="float" office:value="0.943972170352936" calcext:value-type="float">
            <text:p>0.943972170352936</text:p>
          </table:table-cell>
          <table:table-cell table:number-columns-repeated="2"/>
        </table:table-row>
        <table:table-row table:style-name="ro1">
          <table:table-cell office:value-type="float" office:value="0.943959593772888" calcext:value-type="float">
            <text:p>0.943959593772888</text:p>
          </table:table-cell>
          <table:table-cell table:number-columns-repeated="2"/>
        </table:table-row>
        <table:table-row table:style-name="ro1">
          <table:table-cell office:value-type="float" office:value="0.944567441940308" calcext:value-type="float">
            <text:p>0.944567441940308</text:p>
          </table:table-cell>
          <table:table-cell table:number-columns-repeated="2"/>
        </table:table-row>
        <table:table-row table:style-name="ro1">
          <table:table-cell office:value-type="float" office:value="0.944576382637024" calcext:value-type="float">
            <text:p>0.944576382637024</text:p>
          </table:table-cell>
          <table:table-cell table:number-columns-repeated="2"/>
        </table:table-row>
        <table:table-row table:style-name="ro1">
          <table:table-cell office:value-type="float" office:value="0.94451642036438" calcext:value-type="float">
            <text:p>0.94451642036438</text:p>
          </table:table-cell>
          <table:table-cell table:number-columns-repeated="2"/>
        </table:table-row>
        <table:table-row table:style-name="ro1">
          <table:table-cell office:value-type="float" office:value="0.940308094024658" calcext:value-type="float">
            <text:p>0.940308094024658</text:p>
          </table:table-cell>
          <table:table-cell table:number-columns-repeated="2"/>
        </table:table-row>
        <table:table-row table:style-name="ro1">
          <table:table-cell office:value-type="float" office:value="0.940378725528717" calcext:value-type="float">
            <text:p>0.940378725528717</text:p>
          </table:table-cell>
          <table:table-cell table:number-columns-repeated="2"/>
        </table:table-row>
        <table:table-row table:style-name="ro1">
          <table:table-cell office:value-type="float" office:value="0.940360188484192" calcext:value-type="float">
            <text:p>0.940360188484192</text:p>
          </table:table-cell>
          <table:table-cell table:number-columns-repeated="2"/>
        </table:table-row>
        <table:table-row table:style-name="ro1">
          <table:table-cell office:value-type="float" office:value="0.940384149551392" calcext:value-type="float">
            <text:p>0.940384149551392</text:p>
          </table:table-cell>
          <table:table-cell table:number-columns-repeated="2"/>
        </table:table-row>
        <table:table-row table:style-name="ro1">
          <table:table-cell office:value-type="float" office:value="0.94038861989975" calcext:value-type="float">
            <text:p>0.94038861989975</text:p>
          </table:table-cell>
          <table:table-cell table:number-columns-repeated="2"/>
        </table:table-row>
        <table:table-row table:style-name="ro1">
          <table:table-cell office:value-type="float" office:value="0.941086769104004" calcext:value-type="float">
            <text:p>0.941086769104004</text:p>
          </table:table-cell>
          <table:table-cell table:number-columns-repeated="2"/>
        </table:table-row>
        <table:table-row table:style-name="ro1">
          <table:table-cell office:value-type="float" office:value="0.941107749938965" calcext:value-type="float">
            <text:p>0.941107749938965</text:p>
          </table:table-cell>
          <table:table-cell table:number-columns-repeated="2"/>
        </table:table-row>
        <table:table-row table:style-name="ro1">
          <table:table-cell office:value-type="float" office:value="0.94107586145401" calcext:value-type="float">
            <text:p>0.94107586145401</text:p>
          </table:table-cell>
          <table:table-cell table:number-columns-repeated="2"/>
        </table:table-row>
        <table:table-row table:style-name="ro1">
          <table:table-cell office:value-type="float" office:value="0.941357374191284" calcext:value-type="float">
            <text:p>0.941357374191284</text:p>
          </table:table-cell>
          <table:table-cell table:number-columns-repeated="2"/>
        </table:table-row>
        <table:table-row table:style-name="ro1">
          <table:table-cell office:value-type="float" office:value="0.941393733024597" calcext:value-type="float">
            <text:p>0.941393733024597</text:p>
          </table:table-cell>
          <table:table-cell table:number-columns-repeated="2"/>
        </table:table-row>
        <table:table-row table:style-name="ro1">
          <table:table-cell office:value-type="float" office:value="0.941357374191284" calcext:value-type="float">
            <text:p>0.941357374191284</text:p>
          </table:table-cell>
          <table:table-cell table:number-columns-repeated="2"/>
        </table:table-row>
        <table:table-row table:style-name="ro1">
          <table:table-cell office:value-type="float" office:value="0.941682517528534" calcext:value-type="float">
            <text:p>0.941682517528534</text:p>
          </table:table-cell>
          <table:table-cell table:number-columns-repeated="2"/>
        </table:table-row>
        <table:table-row table:style-name="ro1">
          <table:table-cell office:value-type="float" office:value="0.941768825054169" calcext:value-type="float">
            <text:p>0.941768825054169</text:p>
          </table:table-cell>
          <table:table-cell table:number-columns-repeated="2"/>
        </table:table-row>
        <table:table-row table:style-name="ro1">
          <table:table-cell office:value-type="float" office:value="0.941647946834564" calcext:value-type="float">
            <text:p>0.941647946834564</text:p>
          </table:table-cell>
          <table:table-cell table:number-columns-repeated="2"/>
        </table:table-row>
        <table:table-row table:style-name="ro1">
          <table:table-cell office:value-type="float" office:value="0.942499279975891" calcext:value-type="float">
            <text:p>0.942499279975891</text:p>
          </table:table-cell>
          <table:table-cell table:number-columns-repeated="2"/>
        </table:table-row>
        <table:table-row table:style-name="ro1">
          <table:table-cell office:value-type="float" office:value="0.942568242549896" calcext:value-type="float">
            <text:p>0.942568242549896</text:p>
          </table:table-cell>
          <table:table-cell table:number-columns-repeated="2"/>
        </table:table-row>
        <table:table-row table:style-name="ro1">
          <table:table-cell office:value-type="float" office:value="0.942581117153168" calcext:value-type="float">
            <text:p>0.942581117153168</text:p>
          </table:table-cell>
          <table:table-cell table:number-columns-repeated="2"/>
        </table:table-row>
        <table:table-row table:style-name="ro1">
          <table:table-cell office:value-type="float" office:value="0.944246768951416" calcext:value-type="float">
            <text:p>0.944246768951416</text:p>
          </table:table-cell>
          <table:table-cell table:number-columns-repeated="2"/>
        </table:table-row>
        <table:table-row table:style-name="ro1">
          <table:table-cell office:value-type="float" office:value="0.944181025028229" calcext:value-type="float">
            <text:p>0.944181025028229</text:p>
          </table:table-cell>
          <table:table-cell table:number-columns-repeated="2"/>
        </table:table-row>
        <table:table-row table:style-name="ro1">
          <table:table-cell office:value-type="float" office:value="0.944225966930389" calcext:value-type="float">
            <text:p>0.944225966930389</text:p>
          </table:table-cell>
          <table:table-cell table:number-columns-repeated="2"/>
        </table:table-row>
        <table:table-row table:style-name="ro1">
          <table:table-cell office:value-type="float" office:value="0.945751488208771" calcext:value-type="float">
            <text:p>0.945751488208771</text:p>
          </table:table-cell>
          <table:table-cell table:number-columns-repeated="2"/>
        </table:table-row>
        <table:table-row table:style-name="ro1">
          <table:table-cell office:value-type="float" office:value="0.945816576480866" calcext:value-type="float">
            <text:p>0.945816576480866</text:p>
          </table:table-cell>
          <table:table-cell table:number-columns-repeated="2"/>
        </table:table-row>
        <table:table-row table:style-name="ro1">
          <table:table-cell office:value-type="float" office:value="0.94540274143219" calcext:value-type="float">
            <text:p>0.94540274143219</text:p>
          </table:table-cell>
          <table:table-cell table:number-columns-repeated="2"/>
        </table:table-row>
        <table:table-row table:style-name="ro1">
          <table:table-cell office:value-type="float" office:value="0.947000980377197" calcext:value-type="float">
            <text:p>0.947000980377197</text:p>
          </table:table-cell>
          <table:table-cell table:number-columns-repeated="2"/>
        </table:table-row>
        <table:table-row table:style-name="ro1">
          <table:table-cell office:value-type="float" office:value="0.947028279304504" calcext:value-type="float">
            <text:p>0.947028279304504</text:p>
          </table:table-cell>
          <table:table-cell table:number-columns-repeated="2"/>
        </table:table-row>
        <table:table-row table:style-name="ro1">
          <table:table-cell office:value-type="float" office:value="0.947000682353973" calcext:value-type="float">
            <text:p>0.947000682353973</text:p>
          </table:table-cell>
          <table:table-cell table:number-columns-repeated="2"/>
        </table:table-row>
        <table:table-row table:style-name="ro1">
          <table:table-cell office:value-type="float" office:value="0.948310971260071" calcext:value-type="float">
            <text:p>0.948310971260071</text:p>
          </table:table-cell>
          <table:table-cell table:number-columns-repeated="2"/>
        </table:table-row>
        <table:table-row table:style-name="ro1">
          <table:table-cell office:value-type="float" office:value="0.948552966117859" calcext:value-type="float">
            <text:p>0.948552966117859</text:p>
          </table:table-cell>
          <table:table-cell table:number-columns-repeated="2"/>
        </table:table-row>
        <table:table-row table:style-name="ro1">
          <table:table-cell office:value-type="float" office:value="0.948629796504974" calcext:value-type="float">
            <text:p>0.948629796504974</text:p>
          </table:table-cell>
          <table:table-cell table:number-columns-repeated="2"/>
        </table:table-row>
        <table:table-row table:style-name="ro1">
          <table:table-cell office:value-type="float" office:value="0.949894905090332" calcext:value-type="float">
            <text:p>0.949894905090332</text:p>
          </table:table-cell>
          <table:table-cell table:number-columns-repeated="2"/>
        </table:table-row>
        <table:table-row table:style-name="ro1">
          <table:table-cell office:value-type="float" office:value="0.94981586933136" calcext:value-type="float">
            <text:p>0.94981586933136</text:p>
          </table:table-cell>
          <table:table-cell table:number-columns-repeated="2"/>
        </table:table-row>
        <table:table-row table:style-name="ro1">
          <table:table-cell office:value-type="float" office:value="0.949805319309235" calcext:value-type="float">
            <text:p>0.949805319309235</text:p>
          </table:table-cell>
          <table:table-cell table:number-columns-repeated="2"/>
        </table:table-row>
        <table:table-row table:style-name="ro1">
          <table:table-cell office:value-type="float" office:value="0.950348258018494" calcext:value-type="float">
            <text:p>0.950348258018494</text:p>
          </table:table-cell>
          <table:table-cell table:number-columns-repeated="2"/>
        </table:table-row>
        <table:table-row table:style-name="ro1">
          <table:table-cell office:value-type="float" office:value="0.95038366317749" calcext:value-type="float">
            <text:p>0.95038366317749</text:p>
          </table:table-cell>
          <table:table-cell table:number-columns-repeated="2"/>
        </table:table-row>
        <table:table-row table:style-name="ro1">
          <table:table-cell office:value-type="float" office:value="0.948025643825531" calcext:value-type="float">
            <text:p>0.948025643825531</text:p>
          </table:table-cell>
          <table:table-cell table:number-columns-repeated="2"/>
        </table:table-row>
        <table:table-row table:style-name="ro1">
          <table:table-cell office:value-type="float" office:value="0.948021352291107" calcext:value-type="float">
            <text:p>0.948021352291107</text:p>
          </table:table-cell>
          <table:table-cell table:number-columns-repeated="2"/>
        </table:table-row>
        <table:table-row table:style-name="ro1">
          <table:table-cell office:value-type="float" office:value="0.948010087013245" calcext:value-type="float">
            <text:p>0.948010087013245</text:p>
          </table:table-cell>
          <table:table-cell table:number-columns-repeated="2"/>
        </table:table-row>
        <table:table-row table:style-name="ro1">
          <table:table-cell office:value-type="float" office:value="0.945425450801849" calcext:value-type="float">
            <text:p>0.945425450801849</text:p>
          </table:table-cell>
          <table:table-cell table:number-columns-repeated="2"/>
        </table:table-row>
        <table:table-row table:style-name="ro1">
          <table:table-cell office:value-type="float" office:value="0.945480704307556" calcext:value-type="float">
            <text:p>0.945480704307556</text:p>
          </table:table-cell>
          <table:table-cell table:number-columns-repeated="2"/>
        </table:table-row>
        <table:table-row table:style-name="ro1">
          <table:table-cell office:value-type="float" office:value="0.945529639720917" calcext:value-type="float">
            <text:p>0.945529639720917</text:p>
          </table:table-cell>
          <table:table-cell table:number-columns-repeated="2"/>
        </table:table-row>
        <table:table-row table:style-name="ro1">
          <table:table-cell office:value-type="float" office:value="0.945404827594757" calcext:value-type="float">
            <text:p>0.945404827594757</text:p>
          </table:table-cell>
          <table:table-cell table:number-columns-repeated="2"/>
        </table:table-row>
        <table:table-row table:style-name="ro1">
          <table:table-cell office:value-type="float" office:value="0.945369184017181" calcext:value-type="float">
            <text:p>0.945369184017181</text:p>
          </table:table-cell>
          <table:table-cell table:number-columns-repeated="2"/>
        </table:table-row>
        <table:table-row table:style-name="ro1">
          <table:table-cell office:value-type="float" office:value="0.945329427719116" calcext:value-type="float">
            <text:p>0.945329427719116</text:p>
          </table:table-cell>
          <table:table-cell table:number-columns-repeated="2"/>
        </table:table-row>
        <table:table-row table:style-name="ro1">
          <table:table-cell office:value-type="float" office:value="0.945306718349457" calcext:value-type="float">
            <text:p>0.945306718349457</text:p>
          </table:table-cell>
          <table:table-cell table:number-columns-repeated="2"/>
        </table:table-row>
        <table:table-row table:style-name="ro1">
          <table:table-cell office:value-type="float" office:value="0.945315182209015" calcext:value-type="float">
            <text:p>0.945315182209015</text:p>
          </table:table-cell>
          <table:table-cell table:number-columns-repeated="2"/>
        </table:table-row>
        <table:table-row table:style-name="ro1">
          <table:table-cell office:value-type="float" office:value="0.94532573223114" calcext:value-type="float">
            <text:p>0.94532573223114</text:p>
          </table:table-cell>
          <table:table-cell table:number-columns-repeated="2"/>
        </table:table-row>
        <table:table-row table:style-name="ro1">
          <table:table-cell office:value-type="float" office:value="0.946927309036255" calcext:value-type="float">
            <text:p>0.946927309036255</text:p>
          </table:table-cell>
          <table:table-cell table:number-columns-repeated="2"/>
        </table:table-row>
        <table:table-row table:style-name="ro1">
          <table:table-cell office:value-type="float" office:value="0.947044968605042" calcext:value-type="float">
            <text:p>0.947044968605042</text:p>
          </table:table-cell>
          <table:table-cell table:number-columns-repeated="2"/>
        </table:table-row>
        <table:table-row table:style-name="ro1">
          <table:table-cell office:value-type="float" office:value="0.946966409683228" calcext:value-type="float">
            <text:p>0.946966409683228</text:p>
          </table:table-cell>
          <table:table-cell table:number-columns-repeated="2"/>
        </table:table-row>
        <table:table-row table:style-name="ro1">
          <table:table-cell office:value-type="float" office:value="0.943345189094543" calcext:value-type="float">
            <text:p>0.943345189094543</text:p>
          </table:table-cell>
          <table:table-cell table:number-columns-repeated="2"/>
        </table:table-row>
        <table:table-row table:style-name="ro1">
          <table:table-cell office:value-type="float" office:value="0.943297564983368" calcext:value-type="float">
            <text:p>0.943297564983368</text:p>
          </table:table-cell>
          <table:table-cell table:number-columns-repeated="2"/>
        </table:table-row>
        <table:table-row table:style-name="ro1">
          <table:table-cell office:value-type="float" office:value="0.94333803653717" calcext:value-type="float">
            <text:p>0.94333803653717</text:p>
          </table:table-cell>
          <table:table-cell table:number-columns-repeated="2"/>
        </table:table-row>
        <table:table-row table:style-name="ro1">
          <table:table-cell office:value-type="float" office:value="0.9413201212883" calcext:value-type="float">
            <text:p>0.9413201212883</text:p>
          </table:table-cell>
          <table:table-cell table:number-columns-repeated="2"/>
        </table:table-row>
        <table:table-row table:style-name="ro1">
          <table:table-cell office:value-type="float" office:value="0.941150724887848" calcext:value-type="float">
            <text:p>0.941150724887848</text:p>
          </table:table-cell>
          <table:table-cell table:number-columns-repeated="2"/>
        </table:table-row>
        <table:table-row table:style-name="ro1">
          <table:table-cell office:value-type="float" office:value="0.941164255142212" calcext:value-type="float">
            <text:p>0.941164255142212</text:p>
          </table:table-cell>
          <table:table-cell table:number-columns-repeated="2"/>
        </table:table-row>
        <table:table-row table:style-name="ro1">
          <table:table-cell office:value-type="float" office:value="0.941250205039978" calcext:value-type="float">
            <text:p>0.941250205039978</text:p>
          </table:table-cell>
          <table:table-cell table:number-columns-repeated="2"/>
        </table:table-row>
        <table:table-row table:style-name="ro1">
          <table:table-cell office:value-type="float" office:value="0.941218554973602" calcext:value-type="float">
            <text:p>0.941218554973602</text:p>
          </table:table-cell>
          <table:table-cell table:number-columns-repeated="2"/>
        </table:table-row>
        <table:table-row table:style-name="ro1">
          <table:table-cell office:value-type="float" office:value="0.94125497341156" calcext:value-type="float">
            <text:p>0.94125497341156</text:p>
          </table:table-cell>
          <table:table-cell table:number-columns-repeated="2"/>
        </table:table-row>
        <table:table-row table:style-name="ro1">
          <table:table-cell office:value-type="float" office:value="0.939882159233093" calcext:value-type="float">
            <text:p>0.939882159233093</text:p>
          </table:table-cell>
          <table:table-cell table:number-columns-repeated="2"/>
        </table:table-row>
        <table:table-row table:style-name="ro1">
          <table:table-cell office:value-type="float" office:value="0.939947426319122" calcext:value-type="float">
            <text:p>0.939947426319122</text:p>
          </table:table-cell>
          <table:table-cell table:number-columns-repeated="2"/>
        </table:table-row>
        <table:table-row table:style-name="ro1">
          <table:table-cell office:value-type="float" office:value="0.939869999885559" calcext:value-type="float">
            <text:p>0.939869999885559</text:p>
          </table:table-cell>
          <table:table-cell table:number-columns-repeated="2"/>
        </table:table-row>
        <table:table-row table:style-name="ro1">
          <table:table-cell office:value-type="float" office:value="0.938165605068207" calcext:value-type="float">
            <text:p>0.938165605068207</text:p>
          </table:table-cell>
          <table:table-cell table:number-columns-repeated="2"/>
        </table:table-row>
        <table:table-row table:style-name="ro1">
          <table:table-cell office:value-type="float" office:value="0.938263535499573" calcext:value-type="float">
            <text:p>0.938263535499573</text:p>
          </table:table-cell>
          <table:table-cell table:number-columns-repeated="2"/>
        </table:table-row>
        <table:table-row table:style-name="ro1">
          <table:table-cell office:value-type="float" office:value="0.939983010292053" calcext:value-type="float">
            <text:p>0.939983010292053</text:p>
          </table:table-cell>
          <table:table-cell table:number-columns-repeated="2"/>
        </table:table-row>
        <table:table-row table:style-name="ro1">
          <table:table-cell office:value-type="float" office:value="0.939759194850922" calcext:value-type="float">
            <text:p>0.939759194850922</text:p>
          </table:table-cell>
          <table:table-cell table:number-columns-repeated="2"/>
        </table:table-row>
        <table:table-row table:style-name="ro1">
          <table:table-cell office:value-type="float" office:value="0.939725577831268" calcext:value-type="float">
            <text:p>0.939725577831268</text:p>
          </table:table-cell>
          <table:table-cell table:number-columns-repeated="2"/>
        </table:table-row>
        <table:table-row table:style-name="ro1">
          <table:table-cell office:value-type="float" office:value="0.946907162666321" calcext:value-type="float">
            <text:p>0.946907162666321</text:p>
          </table:table-cell>
          <table:table-cell table:number-columns-repeated="2"/>
        </table:table-row>
        <table:table-row table:style-name="ro1">
          <table:table-cell office:value-type="float" office:value="0.947070240974426" calcext:value-type="float">
            <text:p>0.947070240974426</text:p>
          </table:table-cell>
          <table:table-cell table:number-columns-repeated="2"/>
        </table:table-row>
        <table:table-row table:style-name="ro1">
          <table:table-cell office:value-type="float" office:value="0.946888327598572" calcext:value-type="float">
            <text:p>0.946888327598572</text:p>
          </table:table-cell>
          <table:table-cell table:number-columns-repeated="2"/>
        </table:table-row>
        <table:table-row table:style-name="ro1">
          <table:table-cell office:value-type="float" office:value="0.929095685482025" calcext:value-type="float">
            <text:p>0.929095685482025</text:p>
          </table:table-cell>
          <table:table-cell table:number-columns-repeated="2"/>
        </table:table-row>
        <table:table-row table:style-name="ro1">
          <table:table-cell office:value-type="float" office:value="0.928707301616669" calcext:value-type="float">
            <text:p>0.928707301616669</text:p>
          </table:table-cell>
          <table:table-cell table:number-columns-repeated="2"/>
        </table:table-row>
        <table:table-row table:style-name="ro1">
          <table:table-cell office:value-type="float" office:value="0.928876280784607" calcext:value-type="float">
            <text:p>0.928876280784607</text:p>
          </table:table-cell>
          <table:table-cell table:number-columns-repeated="2"/>
        </table:table-row>
        <table:table-row table:style-name="ro1">
          <table:table-cell office:value-type="float" office:value="0.906378507614136" calcext:value-type="float">
            <text:p>0.906378507614136</text:p>
          </table:table-cell>
          <table:table-cell table:number-columns-repeated="2"/>
        </table:table-row>
        <table:table-row table:style-name="ro1">
          <table:table-cell office:value-type="float" office:value="0.906523585319519" calcext:value-type="float">
            <text:p>0.906523585319519</text:p>
          </table:table-cell>
          <table:table-cell table:number-columns-repeated="2"/>
        </table:table-row>
        <table:table-row table:style-name="ro1">
          <table:table-cell office:value-type="float" office:value="0.906379044055939" calcext:value-type="float">
            <text:p>0.906379044055939</text:p>
          </table:table-cell>
          <table:table-cell table:number-columns-repeated="2"/>
        </table:table-row>
        <table:table-row table:style-name="ro1">
          <table:table-cell office:value-type="float" office:value="0.906310498714447" calcext:value-type="float">
            <text:p>0.906310498714447</text:p>
          </table:table-cell>
          <table:table-cell table:number-columns-repeated="2"/>
        </table:table-row>
        <table:table-row table:style-name="ro1">
          <table:table-cell office:value-type="float" office:value="0.906277060508728" calcext:value-type="float">
            <text:p>0.906277060508728</text:p>
          </table:table-cell>
          <table:table-cell table:number-columns-repeated="2"/>
        </table:table-row>
        <table:table-row table:style-name="ro1">
          <table:table-cell office:value-type="float" office:value="0.906354606151581" calcext:value-type="float">
            <text:p>0.906354606151581</text:p>
          </table:table-cell>
          <table:table-cell table:number-columns-repeated="2"/>
        </table:table-row>
        <table:table-row table:style-name="ro1">
          <table:table-cell office:value-type="float" office:value="0.901682138442993" calcext:value-type="float">
            <text:p>0.901682138442993</text:p>
          </table:table-cell>
          <table:table-cell table:number-columns-repeated="2"/>
        </table:table-row>
        <table:table-row table:style-name="ro1">
          <table:table-cell office:value-type="float" office:value="0.901803553104401" calcext:value-type="float">
            <text:p>0.901803553104401</text:p>
          </table:table-cell>
          <table:table-cell table:number-columns-repeated="2"/>
        </table:table-row>
        <table:table-row table:style-name="ro1">
          <table:table-cell office:value-type="float" office:value="0.901628971099854" calcext:value-type="float">
            <text:p>0.901628971099854</text:p>
          </table:table-cell>
          <table:table-cell table:number-columns-repeated="2"/>
        </table:table-row>
        <table:table-row table:style-name="ro1">
          <table:table-cell office:value-type="float" office:value="0.903160929679871" calcext:value-type="float">
            <text:p>0.903160929679871</text:p>
          </table:table-cell>
          <table:table-cell table:number-columns-repeated="2"/>
        </table:table-row>
        <table:table-row table:style-name="ro1">
          <table:table-cell office:value-type="float" office:value="0.902982532978058" calcext:value-type="float">
            <text:p>0.902982532978058</text:p>
          </table:table-cell>
          <table:table-cell table:number-columns-repeated="2"/>
        </table:table-row>
        <table:table-row table:style-name="ro1">
          <table:table-cell office:value-type="float" office:value="0.90314918756485" calcext:value-type="float">
            <text:p>0.90314918756485</text:p>
          </table:table-cell>
          <table:table-cell table:number-columns-repeated="2"/>
        </table:table-row>
        <table:table-row table:style-name="ro1">
          <table:table-cell office:value-type="float" office:value="0.910053908824921" calcext:value-type="float">
            <text:p>0.910053908824921</text:p>
          </table:table-cell>
          <table:table-cell table:number-columns-repeated="2"/>
        </table:table-row>
        <table:table-row table:style-name="ro1">
          <table:table-cell office:value-type="float" office:value="0.910077452659607" calcext:value-type="float">
            <text:p>0.910077452659607</text:p>
          </table:table-cell>
          <table:table-cell table:number-columns-repeated="2"/>
        </table:table-row>
        <table:table-row table:style-name="ro1">
          <table:table-cell office:value-type="float" office:value="0.909809589385986" calcext:value-type="float">
            <text:p>0.909809589385986</text:p>
          </table:table-cell>
          <table:table-cell table:number-columns-repeated="2"/>
        </table:table-row>
        <table:table-row table:style-name="ro1">
          <table:table-cell office:value-type="float" office:value="0.906122863292694" calcext:value-type="float">
            <text:p>0.906122863292694</text:p>
          </table:table-cell>
          <table:table-cell table:number-columns-repeated="2"/>
        </table:table-row>
        <table:table-row table:style-name="ro1">
          <table:table-cell office:value-type="float" office:value="0.90609622001648" calcext:value-type="float">
            <text:p>0.90609622001648</text:p>
          </table:table-cell>
          <table:table-cell table:number-columns-repeated="2"/>
        </table:table-row>
        <table:table-row table:style-name="ro1">
          <table:table-cell office:value-type="float" office:value="0.906095087528229" calcext:value-type="float">
            <text:p>0.906095087528229</text:p>
          </table:table-cell>
          <table:table-cell table:number-columns-repeated="2"/>
        </table:table-row>
        <table:table-row table:style-name="ro1">
          <table:table-cell office:value-type="float" office:value="0.903368413448334" calcext:value-type="float">
            <text:p>0.903368413448334</text:p>
          </table:table-cell>
          <table:table-cell table:number-columns-repeated="2"/>
        </table:table-row>
        <table:table-row table:style-name="ro1">
          <table:table-cell office:value-type="float" office:value="0.90336400270462" calcext:value-type="float">
            <text:p>0.90336400270462</text:p>
          </table:table-cell>
          <table:table-cell table:number-columns-repeated="2"/>
        </table:table-row>
        <table:table-row table:style-name="ro1">
          <table:table-cell office:value-type="float" office:value="0.908484101295471" calcext:value-type="float">
            <text:p>0.908484101295471</text:p>
          </table:table-cell>
          <table:table-cell table:number-columns-repeated="2"/>
        </table:table-row>
        <table:table-row table:style-name="ro1">
          <table:table-cell office:value-type="float" office:value="0.908136427402496" calcext:value-type="float">
            <text:p>0.908136427402496</text:p>
          </table:table-cell>
          <table:table-cell table:number-columns-repeated="2"/>
        </table:table-row>
        <table:table-row table:style-name="ro1">
          <table:table-cell office:value-type="float" office:value="0.908087730407715" calcext:value-type="float">
            <text:p>0.908087730407715</text:p>
          </table:table-cell>
          <table:table-cell table:number-columns-repeated="2"/>
        </table:table-row>
        <table:table-row table:style-name="ro1">
          <table:table-cell office:value-type="float" office:value="0.905073642730713" calcext:value-type="float">
            <text:p>0.905073642730713</text:p>
          </table:table-cell>
          <table:table-cell table:number-columns-repeated="2"/>
        </table:table-row>
        <table:table-row table:style-name="ro1">
          <table:table-cell office:value-type="float" office:value="0.904969155788422" calcext:value-type="float">
            <text:p>0.904969155788422</text:p>
          </table:table-cell>
          <table:table-cell table:number-columns-repeated="2"/>
        </table:table-row>
        <table:table-row table:style-name="ro1">
          <table:table-cell office:value-type="float" office:value="0.90486478805542" calcext:value-type="float">
            <text:p>0.90486478805542</text:p>
          </table:table-cell>
          <table:table-cell table:number-columns-repeated="2"/>
        </table:table-row>
        <table:table-row table:style-name="ro1">
          <table:table-cell office:value-type="float" office:value="0.905178189277649" calcext:value-type="float">
            <text:p>0.905178189277649</text:p>
          </table:table-cell>
          <table:table-cell table:number-columns-repeated="2"/>
        </table:table-row>
        <table:table-row table:style-name="ro1">
          <table:table-cell office:value-type="float" office:value="0.905391156673431" calcext:value-type="float">
            <text:p>0.905391156673431</text:p>
          </table:table-cell>
          <table:table-cell table:number-columns-repeated="2"/>
        </table:table-row>
        <table:table-row table:style-name="ro1">
          <table:table-cell office:value-type="float" office:value="0.904798686504364" calcext:value-type="float">
            <text:p>0.904798686504364</text:p>
          </table:table-cell>
          <table:table-cell table:number-columns-repeated="2"/>
        </table:table-row>
        <table:table-row table:style-name="ro1">
          <table:table-cell office:value-type="float" office:value="0.909332990646362" calcext:value-type="float">
            <text:p>0.909332990646362</text:p>
          </table:table-cell>
          <table:table-cell table:number-columns-repeated="2"/>
        </table:table-row>
        <table:table-row table:style-name="ro1">
          <table:table-cell office:value-type="float" office:value="0.908853828907013" calcext:value-type="float">
            <text:p>0.908853828907013</text:p>
          </table:table-cell>
          <table:table-cell table:number-columns-repeated="2"/>
        </table:table-row>
        <table:table-row table:style-name="ro1">
          <table:table-cell office:value-type="float" office:value="0.90889573097229" calcext:value-type="float">
            <text:p>0.90889573097229</text:p>
          </table:table-cell>
          <table:table-cell table:number-columns-repeated="2"/>
        </table:table-row>
        <table:table-row table:style-name="ro1">
          <table:table-cell office:value-type="float" office:value="0.907746434211731" calcext:value-type="float">
            <text:p>0.907746434211731</text:p>
          </table:table-cell>
          <table:table-cell table:number-columns-repeated="2"/>
        </table:table-row>
        <table:table-row table:style-name="ro1">
          <table:table-cell office:value-type="float" office:value="0.907845914363861" calcext:value-type="float">
            <text:p>0.907845914363861</text:p>
          </table:table-cell>
          <table:table-cell table:number-columns-repeated="2"/>
        </table:table-row>
        <table:table-row table:style-name="ro1">
          <table:table-cell office:value-type="float" office:value="0.90779185295105" calcext:value-type="float">
            <text:p>0.90779185295105</text:p>
          </table:table-cell>
          <table:table-cell table:number-columns-repeated="2"/>
        </table:table-row>
        <table:table-row table:style-name="ro1">
          <table:table-cell office:value-type="float" office:value="0.90855348110199" calcext:value-type="float">
            <text:p>0.90855348110199</text:p>
          </table:table-cell>
          <table:table-cell table:number-columns-repeated="2"/>
        </table:table-row>
        <table:table-row table:style-name="ro1">
          <table:table-cell office:value-type="float" office:value="0.908344626426697" calcext:value-type="float">
            <text:p>0.908344626426697</text:p>
          </table:table-cell>
          <table:table-cell table:number-columns-repeated="2"/>
        </table:table-row>
        <table:table-row table:style-name="ro1">
          <table:table-cell office:value-type="float" office:value="0.909119307994842" calcext:value-type="float">
            <text:p>0.909119307994842</text:p>
          </table:table-cell>
          <table:table-cell table:number-columns-repeated="2"/>
        </table:table-row>
        <table:table-row table:style-name="ro1">
          <table:table-cell office:value-type="float" office:value="0.91032874584198" calcext:value-type="float">
            <text:p>0.91032874584198</text:p>
          </table:table-cell>
          <table:table-cell table:number-columns-repeated="2"/>
        </table:table-row>
        <table:table-row table:style-name="ro1">
          <table:table-cell office:value-type="float" office:value="0.910375654697418" calcext:value-type="float">
            <text:p>0.910375654697418</text:p>
          </table:table-cell>
          <table:table-cell table:number-columns-repeated="2"/>
        </table:table-row>
        <table:table-row table:style-name="ro1">
          <table:table-cell office:value-type="float" office:value="0.910449147224426" calcext:value-type="float">
            <text:p>0.910449147224426</text:p>
          </table:table-cell>
          <table:table-cell table:number-columns-repeated="2"/>
        </table:table-row>
        <table:table-row table:style-name="ro1">
          <table:table-cell office:value-type="float" office:value="0.913519442081451" calcext:value-type="float">
            <text:p>0.913519442081451</text:p>
          </table:table-cell>
          <table:table-cell table:number-columns-repeated="2"/>
        </table:table-row>
        <table:table-row table:style-name="ro1">
          <table:table-cell office:value-type="float" office:value="0.913422644138336" calcext:value-type="float">
            <text:p>0.913422644138336</text:p>
          </table:table-cell>
          <table:table-cell table:number-columns-repeated="2"/>
        </table:table-row>
        <table:table-row table:style-name="ro1">
          <table:table-cell office:value-type="float" office:value="0.913548231124878" calcext:value-type="float">
            <text:p>0.913548231124878</text:p>
          </table:table-cell>
          <table:table-cell table:number-columns-repeated="2"/>
        </table:table-row>
        <table:table-row table:style-name="ro1">
          <table:table-cell office:value-type="float" office:value="0.913012862205505" calcext:value-type="float">
            <text:p>0.913012862205505</text:p>
          </table:table-cell>
          <table:table-cell table:number-columns-repeated="2"/>
        </table:table-row>
        <table:table-row table:style-name="ro1">
          <table:table-cell office:value-type="float" office:value="0.912964224815369" calcext:value-type="float">
            <text:p>0.912964224815369</text:p>
          </table:table-cell>
          <table:table-cell table:number-columns-repeated="2"/>
        </table:table-row>
        <table:table-row table:style-name="ro1">
          <table:table-cell office:value-type="float" office:value="0.912855684757233" calcext:value-type="float">
            <text:p>0.912855684757233</text:p>
          </table:table-cell>
          <table:table-cell table:number-columns-repeated="2"/>
        </table:table-row>
        <table:table-row table:style-name="ro1">
          <table:table-cell office:value-type="float" office:value="0.91497677564621" calcext:value-type="float">
            <text:p>0.91497677564621</text:p>
          </table:table-cell>
          <table:table-cell table:number-columns-repeated="2"/>
        </table:table-row>
        <table:table-row table:style-name="ro1">
          <table:table-cell office:value-type="float" office:value="0.914956092834473" calcext:value-type="float">
            <text:p>0.914956092834473</text:p>
          </table:table-cell>
          <table:table-cell table:number-columns-repeated="2"/>
        </table:table-row>
        <table:table-row table:style-name="ro1">
          <table:table-cell office:value-type="float" office:value="0.916784822940826" calcext:value-type="float">
            <text:p>0.916784822940826</text:p>
          </table:table-cell>
          <table:table-cell table:number-columns-repeated="2"/>
        </table:table-row>
        <table:table-row table:style-name="ro1">
          <table:table-cell office:value-type="float" office:value="0.916727125644684" calcext:value-type="float">
            <text:p>0.916727125644684</text:p>
          </table:table-cell>
          <table:table-cell table:number-columns-repeated="2"/>
        </table:table-row>
        <table:table-row table:style-name="ro1">
          <table:table-cell office:value-type="float" office:value="0.916851103305817" calcext:value-type="float">
            <text:p>0.916851103305817</text:p>
          </table:table-cell>
          <table:table-cell table:number-columns-repeated="2"/>
        </table:table-row>
        <table:table-row table:style-name="ro1">
          <table:table-cell office:value-type="float" office:value="0.917281806468964" calcext:value-type="float">
            <text:p>0.917281806468964</text:p>
          </table:table-cell>
          <table:table-cell table:number-columns-repeated="2"/>
        </table:table-row>
        <table:table-row table:style-name="ro1">
          <table:table-cell office:value-type="float" office:value="0.917290568351746" calcext:value-type="float">
            <text:p>0.917290568351746</text:p>
          </table:table-cell>
          <table:table-cell table:number-columns-repeated="2"/>
        </table:table-row>
        <table:table-row table:style-name="ro1">
          <table:table-cell office:value-type="float" office:value="0.917166471481323" calcext:value-type="float">
            <text:p>0.917166471481323</text:p>
          </table:table-cell>
          <table:table-cell table:number-columns-repeated="2"/>
        </table:table-row>
        <table:table-row table:style-name="ro1">
          <table:table-cell office:value-type="float" office:value="0.916577339172363" calcext:value-type="float">
            <text:p>0.916577339172363</text:p>
          </table:table-cell>
          <table:table-cell table:number-columns-repeated="2"/>
        </table:table-row>
        <table:table-row table:style-name="ro1">
          <table:table-cell office:value-type="float" office:value="0.91647332906723" calcext:value-type="float">
            <text:p>0.91647332906723</text:p>
          </table:table-cell>
          <table:table-cell table:number-columns-repeated="2"/>
        </table:table-row>
        <table:table-row table:style-name="ro1">
          <table:table-cell office:value-type="float" office:value="0.916524589061737" calcext:value-type="float">
            <text:p>0.916524589061737</text:p>
          </table:table-cell>
          <table:table-cell table:number-columns-repeated="2"/>
        </table:table-row>
        <table:table-row table:style-name="ro1">
          <table:table-cell office:value-type="float" office:value="0.916717350482941" calcext:value-type="float">
            <text:p>0.916717350482941</text:p>
          </table:table-cell>
          <table:table-cell table:number-columns-repeated="2"/>
        </table:table-row>
        <table:table-row table:style-name="ro1">
          <table:table-cell office:value-type="float" office:value="0.916767001152039" calcext:value-type="float">
            <text:p>0.916767001152039</text:p>
          </table:table-cell>
          <table:table-cell table:number-columns-repeated="2"/>
        </table:table-row>
        <table:table-row table:style-name="ro1">
          <table:table-cell office:value-type="float" office:value="0.916832089424133" calcext:value-type="float">
            <text:p>0.916832089424133</text:p>
          </table:table-cell>
          <table:table-cell table:number-columns-repeated="2"/>
        </table:table-row>
        <table:table-row table:style-name="ro1">
          <table:table-cell office:value-type="float" office:value="0.917757511138916" calcext:value-type="float">
            <text:p>0.917757511138916</text:p>
          </table:table-cell>
          <table:table-cell table:number-columns-repeated="2"/>
        </table:table-row>
        <table:table-row table:style-name="ro1">
          <table:table-cell office:value-type="float" office:value="0.91756534576416" calcext:value-type="float">
            <text:p>0.91756534576416</text:p>
          </table:table-cell>
          <table:table-cell table:number-columns-repeated="2"/>
        </table:table-row>
        <table:table-row table:style-name="ro1">
          <table:table-cell office:value-type="float" office:value="0.91763824224472" calcext:value-type="float">
            <text:p>0.91763824224472</text:p>
          </table:table-cell>
          <table:table-cell table:number-columns-repeated="2"/>
        </table:table-row>
        <table:table-row table:style-name="ro1">
          <table:table-cell office:value-type="float" office:value="0.916209161281586" calcext:value-type="float">
            <text:p>0.916209161281586</text:p>
          </table:table-cell>
          <table:table-cell table:number-columns-repeated="2"/>
        </table:table-row>
        <table:table-row table:style-name="ro1">
          <table:table-cell office:value-type="float" office:value="0.916391909122467" calcext:value-type="float">
            <text:p>0.916391909122467</text:p>
          </table:table-cell>
          <table:table-cell table:number-columns-repeated="2"/>
        </table:table-row>
        <table:table-row table:style-name="ro1">
          <table:table-cell office:value-type="float" office:value="0.916299521923065" calcext:value-type="float">
            <text:p>0.916299521923065</text:p>
          </table:table-cell>
          <table:table-cell table:number-columns-repeated="2"/>
        </table:table-row>
        <table:table-row table:style-name="ro1">
          <table:table-cell office:value-type="float" office:value="0.915476083755493" calcext:value-type="float">
            <text:p>0.915476083755493</text:p>
          </table:table-cell>
          <table:table-cell table:number-columns-repeated="2"/>
        </table:table-row>
        <table:table-row table:style-name="ro1">
          <table:table-cell office:value-type="float" office:value="0.915486097335815" calcext:value-type="float">
            <text:p>0.915486097335815</text:p>
          </table:table-cell>
          <table:table-cell table:number-columns-repeated="2"/>
        </table:table-row>
        <table:table-row table:style-name="ro1">
          <table:table-cell office:value-type="float" office:value="0.915497362613678" calcext:value-type="float">
            <text:p>0.915497362613678</text:p>
          </table:table-cell>
          <table:table-cell table:number-columns-repeated="2"/>
        </table:table-row>
        <table:table-row table:style-name="ro1">
          <table:table-cell office:value-type="float" office:value="0.916268527507782" calcext:value-type="float">
            <text:p>0.916268527507782</text:p>
          </table:table-cell>
          <table:table-cell table:number-columns-repeated="2"/>
        </table:table-row>
        <table:table-row table:style-name="ro1">
          <table:table-cell office:value-type="float" office:value="0.916279375553131" calcext:value-type="float">
            <text:p>0.916279375553131</text:p>
          </table:table-cell>
          <table:table-cell table:number-columns-repeated="2"/>
        </table:table-row>
        <table:table-row table:style-name="ro1">
          <table:table-cell office:value-type="float" office:value="0.916288614273071" calcext:value-type="float">
            <text:p>0.916288614273071</text:p>
          </table:table-cell>
          <table:table-cell table:number-columns-repeated="2"/>
        </table:table-row>
        <table:table-row table:style-name="ro1">
          <table:table-cell office:value-type="float" office:value="0.915534675121307" calcext:value-type="float">
            <text:p>0.915534675121307</text:p>
          </table:table-cell>
          <table:table-cell table:number-columns-repeated="2"/>
        </table:table-row>
        <table:table-row table:style-name="ro1">
          <table:table-cell office:value-type="float" office:value="0.915567696094513" calcext:value-type="float">
            <text:p>0.915567696094513</text:p>
          </table:table-cell>
          <table:table-cell table:number-columns-repeated="2"/>
        </table:table-row>
        <table:table-row table:style-name="ro1">
          <table:table-cell office:value-type="float" office:value="0.915566086769104" calcext:value-type="float">
            <text:p>0.915566086769104</text:p>
          </table:table-cell>
          <table:table-cell table:number-columns-repeated="2"/>
        </table:table-row>
        <table:table-row table:style-name="ro1">
          <table:table-cell office:value-type="float" office:value="0.915981113910675" calcext:value-type="float">
            <text:p>0.915981113910675</text:p>
          </table:table-cell>
          <table:table-cell table:number-columns-repeated="2"/>
        </table:table-row>
        <table:table-row table:style-name="ro1">
          <table:table-cell office:value-type="float" office:value="0.915950953960419" calcext:value-type="float">
            <text:p>0.915950953960419</text:p>
          </table:table-cell>
          <table:table-cell table:number-columns-repeated="2"/>
        </table:table-row>
        <table:table-row table:style-name="ro1">
          <table:table-cell office:value-type="float" office:value="0.914874911308289" calcext:value-type="float">
            <text:p>0.914874911308289</text:p>
          </table:table-cell>
          <table:table-cell table:number-columns-repeated="2"/>
        </table:table-row>
        <table:table-row table:style-name="ro1">
          <table:table-cell office:value-type="float" office:value="0.914631426334381" calcext:value-type="float">
            <text:p>0.914631426334381</text:p>
          </table:table-cell>
          <table:table-cell table:number-columns-repeated="2"/>
        </table:table-row>
        <table:table-row table:style-name="ro1">
          <table:table-cell office:value-type="float" office:value="0.915533185005188" calcext:value-type="float">
            <text:p>0.915533185005188</text:p>
          </table:table-cell>
          <table:table-cell table:number-columns-repeated="2"/>
        </table:table-row>
        <table:table-row table:style-name="ro1">
          <table:table-cell office:value-type="float" office:value="0.914650022983551" calcext:value-type="float">
            <text:p>0.914650022983551</text:p>
          </table:table-cell>
          <table:table-cell table:number-columns-repeated="2"/>
        </table:table-row>
        <table:table-row table:style-name="ro1">
          <table:table-cell office:value-type="float" office:value="0.914454221725464" calcext:value-type="float">
            <text:p>0.914454221725464</text:p>
          </table:table-cell>
          <table:table-cell table:number-columns-repeated="2"/>
        </table:table-row>
        <table:table-row table:style-name="ro1">
          <table:table-cell office:value-type="float" office:value="0.914538979530334" calcext:value-type="float">
            <text:p>0.914538979530334</text:p>
          </table:table-cell>
          <table:table-cell table:number-columns-repeated="2"/>
        </table:table-row>
        <table:table-row table:style-name="ro1">
          <table:table-cell office:value-type="float" office:value="0.913838088512421" calcext:value-type="float">
            <text:p>0.913838088512421</text:p>
          </table:table-cell>
          <table:table-cell table:number-columns-repeated="2"/>
        </table:table-row>
        <table:table-row table:style-name="ro1">
          <table:table-cell office:value-type="float" office:value="0.914057075977325" calcext:value-type="float">
            <text:p>0.914057075977325</text:p>
          </table:table-cell>
          <table:table-cell table:number-columns-repeated="2"/>
        </table:table-row>
        <table:table-row table:style-name="ro1">
          <table:table-cell office:value-type="float" office:value="0.91406911611557" calcext:value-type="float">
            <text:p>0.91406911611557</text:p>
          </table:table-cell>
          <table:table-cell table:number-columns-repeated="2"/>
        </table:table-row>
        <table:table-row table:style-name="ro1">
          <table:table-cell office:value-type="float" office:value="0.914180099964142" calcext:value-type="float">
            <text:p>0.914180099964142</text:p>
          </table:table-cell>
          <table:table-cell table:number-columns-repeated="2"/>
        </table:table-row>
        <table:table-row table:style-name="ro1">
          <table:table-cell office:value-type="float" office:value="0.914281725883484" calcext:value-type="float">
            <text:p>0.914281725883484</text:p>
          </table:table-cell>
          <table:table-cell table:number-columns-repeated="2"/>
        </table:table-row>
        <table:table-row table:style-name="ro1">
          <table:table-cell office:value-type="float" office:value="0.914180755615234" calcext:value-type="float">
            <text:p>0.914180755615234</text:p>
          </table:table-cell>
          <table:table-cell table:number-columns-repeated="2"/>
        </table:table-row>
        <table:table-row table:style-name="ro1">
          <table:table-cell office:value-type="float" office:value="0.91532701253891" calcext:value-type="float">
            <text:p>0.91532701253891</text:p>
          </table:table-cell>
          <table:table-cell table:number-columns-repeated="2"/>
        </table:table-row>
        <table:table-row table:style-name="ro1">
          <table:table-cell office:value-type="float" office:value="0.915333330631256" calcext:value-type="float">
            <text:p>0.915333330631256</text:p>
          </table:table-cell>
          <table:table-cell table:number-columns-repeated="2"/>
        </table:table-row>
        <table:table-row table:style-name="ro1">
          <table:table-cell office:value-type="float" office:value="0.915365934371948" calcext:value-type="float">
            <text:p>0.915365934371948</text:p>
          </table:table-cell>
          <table:table-cell table:number-columns-repeated="2"/>
        </table:table-row>
        <table:table-row table:style-name="ro1">
          <table:table-cell office:value-type="float" office:value="0.915368139743805" calcext:value-type="float">
            <text:p>0.915368139743805</text:p>
          </table:table-cell>
          <table:table-cell table:number-columns-repeated="2"/>
        </table:table-row>
        <table:table-row table:style-name="ro1">
          <table:table-cell office:value-type="float" office:value="0.915406703948975" calcext:value-type="float">
            <text:p>0.915406703948975</text:p>
          </table:table-cell>
          <table:table-cell table:number-columns-repeated="2"/>
        </table:table-row>
        <table:table-row table:style-name="ro1">
          <table:table-cell office:value-type="float" office:value="0.915596663951874" calcext:value-type="float">
            <text:p>0.915596663951874</text:p>
          </table:table-cell>
          <table:table-cell table:number-columns-repeated="2"/>
        </table:table-row>
        <table:table-row table:style-name="ro1">
          <table:table-cell office:value-type="float" office:value="0.915561854839325" calcext:value-type="float">
            <text:p>0.915561854839325</text:p>
          </table:table-cell>
          <table:table-cell table:number-columns-repeated="2"/>
        </table:table-row>
        <table:table-row table:style-name="ro1">
          <table:table-cell office:value-type="float" office:value="0.915686786174774" calcext:value-type="float">
            <text:p>0.915686786174774</text:p>
          </table:table-cell>
          <table:table-cell table:number-columns-repeated="2"/>
        </table:table-row>
        <table:table-row table:style-name="ro1">
          <table:table-cell office:value-type="float" office:value="0.915370404720306" calcext:value-type="float">
            <text:p>0.915370404720306</text:p>
          </table:table-cell>
          <table:table-cell table:number-columns-repeated="2"/>
        </table:table-row>
        <table:table-row table:style-name="ro1">
          <table:table-cell office:value-type="float" office:value="0.918109118938446" calcext:value-type="float">
            <text:p>0.918109118938446</text:p>
          </table:table-cell>
          <table:table-cell table:number-columns-repeated="2"/>
        </table:table-row>
        <table:table-row table:style-name="ro1">
          <table:table-cell office:value-type="float" office:value="0.918045520782471" calcext:value-type="float">
            <text:p>0.918045520782471</text:p>
          </table:table-cell>
          <table:table-cell table:number-columns-repeated="2"/>
        </table:table-row>
        <table:table-row table:style-name="ro1">
          <table:table-cell office:value-type="float" office:value="0.91798734664917" calcext:value-type="float">
            <text:p>0.91798734664917</text:p>
          </table:table-cell>
          <table:table-cell table:number-columns-repeated="2"/>
        </table:table-row>
        <table:table-row table:style-name="ro1">
          <table:table-cell office:value-type="float" office:value="0.921188652515411" calcext:value-type="float">
            <text:p>0.921188652515411</text:p>
          </table:table-cell>
          <table:table-cell table:number-columns-repeated="2"/>
        </table:table-row>
        <table:table-row table:style-name="ro1">
          <table:table-cell office:value-type="float" office:value="0.921263575553894" calcext:value-type="float">
            <text:p>0.921263575553894</text:p>
          </table:table-cell>
          <table:table-cell table:number-columns-repeated="2"/>
        </table:table-row>
        <table:table-row table:style-name="ro1">
          <table:table-cell office:value-type="float" office:value="0.921134829521179" calcext:value-type="float">
            <text:p>0.921134829521179</text:p>
          </table:table-cell>
          <table:table-cell table:number-columns-repeated="2"/>
        </table:table-row>
        <table:table-row table:style-name="ro1">
          <table:table-cell office:value-type="float" office:value="0.922893702983856" calcext:value-type="float">
            <text:p>0.922893702983856</text:p>
          </table:table-cell>
          <table:table-cell table:number-columns-repeated="2"/>
        </table:table-row>
        <table:table-row table:style-name="ro1">
          <table:table-cell office:value-type="float" office:value="0.922608435153961" calcext:value-type="float">
            <text:p>0.922608435153961</text:p>
          </table:table-cell>
          <table:table-cell table:number-columns-repeated="2"/>
        </table:table-row>
        <table:table-row table:style-name="ro1">
          <table:table-cell office:value-type="float" office:value="0.921379745006561" calcext:value-type="float">
            <text:p>0.921379745006561</text:p>
          </table:table-cell>
          <table:table-cell table:number-columns-repeated="2"/>
        </table:table-row>
        <table:table-row table:style-name="ro1">
          <table:table-cell office:value-type="float" office:value="0.92138808965683" calcext:value-type="float">
            <text:p>0.92138808965683</text:p>
          </table:table-cell>
          <table:table-cell table:number-columns-repeated="2"/>
        </table:table-row>
        <table:table-row table:style-name="ro1">
          <table:table-cell office:value-type="float" office:value="0.921388506889343" calcext:value-type="float">
            <text:p>0.921388506889343</text:p>
          </table:table-cell>
          <table:table-cell table:number-columns-repeated="2"/>
        </table:table-row>
        <table:table-row table:style-name="ro1">
          <table:table-cell office:value-type="float" office:value="0.922690033912659" calcext:value-type="float">
            <text:p>0.922690033912659</text:p>
          </table:table-cell>
          <table:table-cell table:number-columns-repeated="2"/>
        </table:table-row>
        <table:table-row table:style-name="ro1">
          <table:table-cell office:value-type="float" office:value="0.922880351543426" calcext:value-type="float">
            <text:p>0.922880351543426</text:p>
          </table:table-cell>
          <table:table-cell table:number-columns-repeated="2"/>
        </table:table-row>
        <table:table-row table:style-name="ro1">
          <table:table-cell office:value-type="float" office:value="0.922415316104889" calcext:value-type="float">
            <text:p>0.922415316104889</text:p>
          </table:table-cell>
          <table:table-cell table:number-columns-repeated="2"/>
        </table:table-row>
        <table:table-row table:style-name="ro1">
          <table:table-cell office:value-type="float" office:value="0.928355515003204" calcext:value-type="float">
            <text:p>0.928355515003204</text:p>
          </table:table-cell>
          <table:table-cell table:number-columns-repeated="2"/>
        </table:table-row>
        <table:table-row table:style-name="ro1">
          <table:table-cell office:value-type="float" office:value="0.928137063980102" calcext:value-type="float">
            <text:p>0.928137063980102</text:p>
          </table:table-cell>
          <table:table-cell table:number-columns-repeated="2"/>
        </table:table-row>
        <table:table-row table:style-name="ro1">
          <table:table-cell office:value-type="float" office:value="0.928205728530884" calcext:value-type="float">
            <text:p>0.928205728530884</text:p>
          </table:table-cell>
          <table:table-cell table:number-columns-repeated="2"/>
        </table:table-row>
        <table:table-row table:style-name="ro1">
          <table:table-cell office:value-type="float" office:value="0.929445624351501" calcext:value-type="float">
            <text:p>0.929445624351501</text:p>
          </table:table-cell>
          <table:table-cell table:number-columns-repeated="2"/>
        </table:table-row>
        <table:table-row table:style-name="ro1">
          <table:table-cell office:value-type="float" office:value="0.929480314254761" calcext:value-type="float">
            <text:p>0.929480314254761</text:p>
          </table:table-cell>
          <table:table-cell table:number-columns-repeated="2"/>
        </table:table-row>
        <table:table-row table:style-name="ro1">
          <table:table-cell office:value-type="float" office:value="0.9295574426651" calcext:value-type="float">
            <text:p>0.9295574426651</text:p>
          </table:table-cell>
          <table:table-cell table:number-columns-repeated="2"/>
        </table:table-row>
        <table:table-row table:style-name="ro1">
          <table:table-cell office:value-type="float" office:value="0.934440732002258" calcext:value-type="float">
            <text:p>0.934440732002258</text:p>
          </table:table-cell>
          <table:table-cell table:number-columns-repeated="2"/>
        </table:table-row>
        <table:table-row table:style-name="ro1">
          <table:table-cell office:value-type="float" office:value="0.934484481811523" calcext:value-type="float">
            <text:p>0.934484481811523</text:p>
          </table:table-cell>
          <table:table-cell table:number-columns-repeated="2"/>
        </table:table-row>
        <table:table-row table:style-name="ro1">
          <table:table-cell office:value-type="float" office:value="0.934463500976562" calcext:value-type="float">
            <text:p>0.934463500976562</text:p>
          </table:table-cell>
          <table:table-cell table:number-columns-repeated="2"/>
        </table:table-row>
        <table:table-row table:style-name="ro1">
          <table:table-cell office:value-type="float" office:value="0.935710549354553" calcext:value-type="float">
            <text:p>0.935710549354553</text:p>
          </table:table-cell>
          <table:table-cell table:number-columns-repeated="2"/>
        </table:table-row>
        <table:table-row table:style-name="ro1">
          <table:table-cell office:value-type="float" office:value="0.93583345413208" calcext:value-type="float">
            <text:p>0.93583345413208</text:p>
          </table:table-cell>
          <table:table-cell table:number-columns-repeated="2"/>
        </table:table-row>
        <table:table-row table:style-name="ro1">
          <table:table-cell office:value-type="float" office:value="0.935824453830719" calcext:value-type="float">
            <text:p>0.935824453830719</text:p>
          </table:table-cell>
          <table:table-cell table:number-columns-repeated="2"/>
        </table:table-row>
        <table:table-row table:style-name="ro1">
          <table:table-cell office:value-type="float" office:value="0.935483992099762" calcext:value-type="float">
            <text:p>0.935483992099762</text:p>
          </table:table-cell>
          <table:table-cell table:number-columns-repeated="2"/>
        </table:table-row>
        <table:table-row table:style-name="ro1">
          <table:table-cell office:value-type="float" office:value="0.935595095157623" calcext:value-type="float">
            <text:p>0.935595095157623</text:p>
          </table:table-cell>
          <table:table-cell table:number-columns-repeated="2"/>
        </table:table-row>
        <table:table-row table:style-name="ro1">
          <table:table-cell office:value-type="float" office:value="0.93560129404068" calcext:value-type="float">
            <text:p>0.93560129404068</text:p>
          </table:table-cell>
          <table:table-cell table:number-columns-repeated="2"/>
        </table:table-row>
        <table:table-row table:style-name="ro1">
          <table:table-cell office:value-type="float" office:value="0.936472177505493" calcext:value-type="float">
            <text:p>0.936472177505493</text:p>
          </table:table-cell>
          <table:table-cell table:number-columns-repeated="2"/>
        </table:table-row>
        <table:table-row table:style-name="ro1">
          <table:table-cell office:value-type="float" office:value="0.936473548412323" calcext:value-type="float">
            <text:p>0.936473548412323</text:p>
          </table:table-cell>
          <table:table-cell table:number-columns-repeated="2"/>
        </table:table-row>
        <table:table-row table:style-name="ro1">
          <table:table-cell office:value-type="float" office:value="0.936335802078247" calcext:value-type="float">
            <text:p>0.936335802078247</text:p>
          </table:table-cell>
          <table:table-cell table:number-columns-repeated="2"/>
        </table:table-row>
        <table:table-row table:style-name="ro1">
          <table:table-cell office:value-type="float" office:value="0.936977088451386" calcext:value-type="float">
            <text:p>0.936977088451386</text:p>
          </table:table-cell>
          <table:table-cell table:number-columns-repeated="2"/>
        </table:table-row>
        <table:table-row table:style-name="ro1">
          <table:table-cell office:value-type="float" office:value="0.936968803405762" calcext:value-type="float">
            <text:p>0.936968803405762</text:p>
          </table:table-cell>
          <table:table-cell table:number-columns-repeated="2"/>
        </table:table-row>
        <table:table-row table:style-name="ro1">
          <table:table-cell office:value-type="float" office:value="0.937031626701355" calcext:value-type="float">
            <text:p>0.937031626701355</text:p>
          </table:table-cell>
          <table:table-cell table:number-columns-repeated="2"/>
        </table:table-row>
        <table:table-row table:style-name="ro1">
          <table:table-cell office:value-type="float" office:value="0.937146723270416" calcext:value-type="float">
            <text:p>0.937146723270416</text:p>
          </table:table-cell>
          <table:table-cell table:number-columns-repeated="2"/>
        </table:table-row>
        <table:table-row table:style-name="ro1">
          <table:table-cell office:value-type="float" office:value="0.937156558036804" calcext:value-type="float">
            <text:p>0.937156558036804</text:p>
          </table:table-cell>
          <table:table-cell table:number-columns-repeated="2"/>
        </table:table-row>
        <table:table-row table:style-name="ro1">
          <table:table-cell office:value-type="float" office:value="0.937401235103607" calcext:value-type="float">
            <text:p>0.937401235103607</text:p>
          </table:table-cell>
          <table:table-cell table:number-columns-repeated="2"/>
        </table:table-row>
        <table:table-row table:style-name="ro1">
          <table:table-cell office:value-type="float" office:value="0.937355816364288" calcext:value-type="float">
            <text:p>0.937355816364288</text:p>
          </table:table-cell>
          <table:table-cell table:number-columns-repeated="2"/>
        </table:table-row>
        <table:table-row table:style-name="ro1">
          <table:table-cell office:value-type="float" office:value="0.93727058172226" calcext:value-type="float">
            <text:p>0.93727058172226</text:p>
          </table:table-cell>
          <table:table-cell table:number-columns-repeated="2"/>
        </table:table-row>
        <table:table-row table:style-name="ro1">
          <table:table-cell office:value-type="float" office:value="0.937411248683929" calcext:value-type="float">
            <text:p>0.937411248683929</text:p>
          </table:table-cell>
          <table:table-cell table:number-columns-repeated="2"/>
        </table:table-row>
        <table:table-row table:style-name="ro1">
          <table:table-cell office:value-type="float" office:value="0.937423825263977" calcext:value-type="float">
            <text:p>0.937423825263977</text:p>
          </table:table-cell>
          <table:table-cell table:number-columns-repeated="2"/>
        </table:table-row>
        <table:table-row table:style-name="ro1">
          <table:table-cell office:value-type="float" office:value="0.937448561191559" calcext:value-type="float">
            <text:p>0.937448561191559</text:p>
          </table:table-cell>
          <table:table-cell table:number-columns-repeated="2"/>
        </table:table-row>
        <table:table-row table:style-name="ro1">
          <table:table-cell office:value-type="float" office:value="0.937962055206299" calcext:value-type="float">
            <text:p>0.937962055206299</text:p>
          </table:table-cell>
          <table:table-cell table:number-columns-repeated="2"/>
        </table:table-row>
        <table:table-row table:style-name="ro1">
          <table:table-cell office:value-type="float" office:value="0.937856614589691" calcext:value-type="float">
            <text:p>0.937856614589691</text:p>
          </table:table-cell>
          <table:table-cell table:number-columns-repeated="2"/>
        </table:table-row>
        <table:table-row table:style-name="ro1">
          <table:table-cell office:value-type="float" office:value="0.93787008523941" calcext:value-type="float">
            <text:p>0.93787008523941</text:p>
          </table:table-cell>
          <table:table-cell table:number-columns-repeated="2"/>
        </table:table-row>
        <table:table-row table:style-name="ro1">
          <table:table-cell office:value-type="float" office:value="0.936228334903717" calcext:value-type="float">
            <text:p>0.936228334903717</text:p>
          </table:table-cell>
          <table:table-cell table:number-columns-repeated="2"/>
        </table:table-row>
        <table:table-row table:style-name="ro1">
          <table:table-cell office:value-type="float" office:value="0.936285436153412" calcext:value-type="float">
            <text:p>0.936285436153412</text:p>
          </table:table-cell>
          <table:table-cell table:number-columns-repeated="2"/>
        </table:table-row>
        <table:table-row table:style-name="ro1">
          <table:table-cell office:value-type="float" office:value="0.936237514019012" calcext:value-type="float">
            <text:p>0.936237514019012</text:p>
          </table:table-cell>
          <table:table-cell table:number-columns-repeated="2"/>
        </table:table-row>
        <table:table-row table:style-name="ro1">
          <table:table-cell office:value-type="float" office:value="0.935566365718842" calcext:value-type="float">
            <text:p>0.935566365718842</text:p>
          </table:table-cell>
          <table:table-cell table:number-columns-repeated="2"/>
        </table:table-row>
        <table:table-row table:style-name="ro1">
          <table:table-cell office:value-type="float" office:value="0.935615241527557" calcext:value-type="float">
            <text:p>0.935615241527557</text:p>
          </table:table-cell>
          <table:table-cell table:number-columns-repeated="2"/>
        </table:table-row>
        <table:table-row table:style-name="ro1">
          <table:table-cell office:value-type="float" office:value="0.935695588588715" calcext:value-type="float">
            <text:p>0.935695588588715</text:p>
          </table:table-cell>
          <table:table-cell table:number-columns-repeated="2"/>
        </table:table-row>
        <table:table-row table:style-name="ro1">
          <table:table-cell office:value-type="float" office:value="0.935629606246948" calcext:value-type="float">
            <text:p>0.935629606246948</text:p>
          </table:table-cell>
          <table:table-cell table:number-columns-repeated="2"/>
        </table:table-row>
        <table:table-row table:style-name="ro1">
          <table:table-cell office:value-type="float" office:value="0.9356689453125" calcext:value-type="float">
            <text:p>0.9356689453125</text:p>
          </table:table-cell>
          <table:table-cell table:number-columns-repeated="2"/>
        </table:table-row>
        <table:table-row table:style-name="ro1">
          <table:table-cell office:value-type="float" office:value="0.935647666454315" calcext:value-type="float">
            <text:p>0.935647666454315</text:p>
          </table:table-cell>
          <table:table-cell table:number-columns-repeated="2"/>
        </table:table-row>
        <table:table-row table:style-name="ro1">
          <table:table-cell office:value-type="float" office:value="0.935528039932251" calcext:value-type="float">
            <text:p>0.935528039932251</text:p>
          </table:table-cell>
          <table:table-cell table:number-columns-repeated="2"/>
        </table:table-row>
        <table:table-row table:style-name="ro1">
          <table:table-cell office:value-type="float" office:value="0.935557723045349" calcext:value-type="float">
            <text:p>0.935557723045349</text:p>
          </table:table-cell>
          <table:table-cell table:number-columns-repeated="2"/>
        </table:table-row>
        <table:table-row table:style-name="ro1">
          <table:table-cell office:value-type="float" office:value="0.935494065284729" calcext:value-type="float">
            <text:p>0.935494065284729</text:p>
          </table:table-cell>
          <table:table-cell table:number-columns-repeated="2"/>
        </table:table-row>
        <table:table-row table:style-name="ro1">
          <table:table-cell office:value-type="float" office:value="0.934792399406433" calcext:value-type="float">
            <text:p>0.934792399406433</text:p>
          </table:table-cell>
          <table:table-cell table:number-columns-repeated="2"/>
        </table:table-row>
        <table:table-row table:style-name="ro1">
          <table:table-cell office:value-type="float" office:value="0.934802889823914" calcext:value-type="float">
            <text:p>0.934802889823914</text:p>
          </table:table-cell>
          <table:table-cell table:number-columns-repeated="2"/>
        </table:table-row>
        <table:table-row table:style-name="ro1">
          <table:table-cell office:value-type="float" office:value="0.934855222702026" calcext:value-type="float">
            <text:p>0.934855222702026</text:p>
          </table:table-cell>
          <table:table-cell table:number-columns-repeated="2"/>
        </table:table-row>
        <table:table-row table:style-name="ro1">
          <table:table-cell office:value-type="float" office:value="0.935562312602997" calcext:value-type="float">
            <text:p>0.935562312602997</text:p>
          </table:table-cell>
          <table:table-cell table:number-columns-repeated="2"/>
        </table:table-row>
        <table:table-row table:style-name="ro1">
          <table:table-cell office:value-type="float" office:value="0.935490190982819" calcext:value-type="float">
            <text:p>0.935490190982819</text:p>
          </table:table-cell>
          <table:table-cell table:number-columns-repeated="2"/>
        </table:table-row>
        <table:table-row table:style-name="ro1">
          <table:table-cell office:value-type="float" office:value="0.935685038566589" calcext:value-type="float">
            <text:p>0.935685038566589</text:p>
          </table:table-cell>
          <table:table-cell table:number-columns-repeated="2"/>
        </table:table-row>
        <table:table-row table:style-name="ro1">
          <table:table-cell office:value-type="float" office:value="0.936065971851349" calcext:value-type="float">
            <text:p>0.936065971851349</text:p>
          </table:table-cell>
          <table:table-cell table:number-columns-repeated="2"/>
        </table:table-row>
        <table:table-row table:style-name="ro1">
          <table:table-cell office:value-type="float" office:value="0.936123013496399" calcext:value-type="float">
            <text:p>0.936123013496399</text:p>
          </table:table-cell>
          <table:table-cell table:number-columns-repeated="2"/>
        </table:table-row>
        <table:table-row table:style-name="ro1">
          <table:table-cell office:value-type="float" office:value="0.935229957103729" calcext:value-type="float">
            <text:p>0.935229957103729</text:p>
          </table:table-cell>
          <table:table-cell table:number-columns-repeated="2"/>
        </table:table-row>
        <table:table-row table:style-name="ro1">
          <table:table-cell office:value-type="float" office:value="0.935139000415802" calcext:value-type="float">
            <text:p>0.935139000415802</text:p>
          </table:table-cell>
          <table:table-cell table:number-columns-repeated="2"/>
        </table:table-row>
        <table:table-row table:style-name="ro1">
          <table:table-cell office:value-type="float" office:value="0.935177981853485" calcext:value-type="float">
            <text:p>0.935177981853485</text:p>
          </table:table-cell>
          <table:table-cell table:number-columns-repeated="2"/>
        </table:table-row>
        <table:table-row table:style-name="ro1">
          <table:table-cell office:value-type="float" office:value="0.935297608375549" calcext:value-type="float">
            <text:p>0.935297608375549</text:p>
          </table:table-cell>
          <table:table-cell table:number-columns-repeated="2"/>
        </table:table-row>
        <table:table-row table:style-name="ro1">
          <table:table-cell office:value-type="float" office:value="0.935368239879608" calcext:value-type="float">
            <text:p>0.935368239879608</text:p>
          </table:table-cell>
          <table:table-cell table:number-columns-repeated="2"/>
        </table:table-row>
        <table:table-row table:style-name="ro1">
          <table:table-cell office:value-type="float" office:value="0.935543477535248" calcext:value-type="float">
            <text:p>0.935543477535248</text:p>
          </table:table-cell>
          <table:table-cell table:number-columns-repeated="2"/>
        </table:table-row>
        <table:table-row table:style-name="ro1">
          <table:table-cell office:value-type="float" office:value="0.935783565044403" calcext:value-type="float">
            <text:p>0.935783565044403</text:p>
          </table:table-cell>
          <table:table-cell table:number-columns-repeated="2"/>
        </table:table-row>
        <table:table-row table:style-name="ro1">
          <table:table-cell office:value-type="float" office:value="0.935864388942718" calcext:value-type="float">
            <text:p>0.935864388942718</text:p>
          </table:table-cell>
          <table:table-cell table:number-columns-repeated="2"/>
        </table:table-row>
        <table:table-row table:style-name="ro1">
          <table:table-cell office:value-type="float" office:value="0.935769498348236" calcext:value-type="float">
            <text:p>0.935769498348236</text:p>
          </table:table-cell>
          <table:table-cell table:number-columns-repeated="2"/>
        </table:table-row>
        <table:table-row table:style-name="ro1">
          <table:table-cell office:value-type="float" office:value="0.935060560703278" calcext:value-type="float">
            <text:p>0.935060560703278</text:p>
          </table:table-cell>
          <table:table-cell table:number-columns-repeated="2"/>
        </table:table-row>
        <table:table-row table:style-name="ro1">
          <table:table-cell office:value-type="float" office:value="0.935111820697784" calcext:value-type="float">
            <text:p>0.935111820697784</text:p>
          </table:table-cell>
          <table:table-cell table:number-columns-repeated="2"/>
        </table:table-row>
        <table:table-row table:style-name="ro1">
          <table:table-cell office:value-type="float" office:value="0.935111820697784" calcext:value-type="float">
            <text:p>0.935111820697784</text:p>
          </table:table-cell>
          <table:table-cell table:number-columns-repeated="2"/>
        </table:table-row>
        <table:table-row table:style-name="ro1">
          <table:table-cell office:value-type="float" office:value="0.934597551822662" calcext:value-type="float">
            <text:p>0.934597551822662</text:p>
          </table:table-cell>
          <table:table-cell table:number-columns-repeated="2"/>
        </table:table-row>
        <table:table-row table:style-name="ro1">
          <table:table-cell office:value-type="float" office:value="0.934427976608276" calcext:value-type="float">
            <text:p>0.934427976608276</text:p>
          </table:table-cell>
          <table:table-cell table:number-columns-repeated="2"/>
        </table:table-row>
        <table:table-row table:style-name="ro1">
          <table:table-cell office:value-type="float" office:value="0.934456825256348" calcext:value-type="float">
            <text:p>0.934456825256348</text:p>
          </table:table-cell>
          <table:table-cell table:number-columns-repeated="2"/>
        </table:table-row>
        <table:table-row table:style-name="ro1">
          <table:table-cell office:value-type="float" office:value="0.934864044189453" calcext:value-type="float">
            <text:p>0.934864044189453</text:p>
          </table:table-cell>
          <table:table-cell table:number-columns-repeated="2"/>
        </table:table-row>
        <table:table-row table:style-name="ro1">
          <table:table-cell office:value-type="float" office:value="0.934899091720581" calcext:value-type="float">
            <text:p>0.934899091720581</text:p>
          </table:table-cell>
          <table:table-cell table:number-columns-repeated="2"/>
        </table:table-row>
        <table:table-row table:style-name="ro1">
          <table:table-cell office:value-type="float" office:value="0.934899091720581" calcext:value-type="float">
            <text:p>0.934899091720581</text:p>
          </table:table-cell>
          <table:table-cell table:number-columns-repeated="2"/>
        </table:table-row>
        <table:table-row table:style-name="ro1">
          <table:table-cell office:value-type="float" office:value="0.93558007478714" calcext:value-type="float">
            <text:p>0.93558007478714</text:p>
          </table:table-cell>
          <table:table-cell table:number-columns-repeated="2"/>
        </table:table-row>
        <table:table-row table:style-name="ro1">
          <table:table-cell office:value-type="float" office:value="0.935609817504883" calcext:value-type="float">
            <text:p>0.935609817504883</text:p>
          </table:table-cell>
          <table:table-cell table:number-columns-repeated="2"/>
        </table:table-row>
        <table:table-row table:style-name="ro1">
          <table:table-cell office:value-type="float" office:value="0.935583233833313" calcext:value-type="float">
            <text:p>0.935583233833313</text:p>
          </table:table-cell>
          <table:table-cell table:number-columns-repeated="2"/>
        </table:table-row>
        <table:table-row table:style-name="ro1">
          <table:table-cell office:value-type="float" office:value="0.935221970081329" calcext:value-type="float">
            <text:p>0.935221970081329</text:p>
          </table:table-cell>
          <table:table-cell table:number-columns-repeated="2"/>
        </table:table-row>
        <table:table-row table:style-name="ro1">
          <table:table-cell office:value-type="float" office:value="0.93528163433075" calcext:value-type="float">
            <text:p>0.93528163433075</text:p>
          </table:table-cell>
          <table:table-cell table:number-columns-repeated="2"/>
        </table:table-row>
        <table:table-row table:style-name="ro1">
          <table:table-cell office:value-type="float" office:value="0.935325145721436" calcext:value-type="float">
            <text:p>0.935325145721436</text:p>
          </table:table-cell>
          <table:table-cell table:number-columns-repeated="2"/>
        </table:table-row>
        <table:table-row table:style-name="ro1">
          <table:table-cell office:value-type="float" office:value="0.9352126121521" calcext:value-type="float">
            <text:p>0.9352126121521</text:p>
          </table:table-cell>
          <table:table-cell table:number-columns-repeated="2"/>
        </table:table-row>
        <table:table-row table:style-name="ro1">
          <table:table-cell office:value-type="float" office:value="0.935239374637604" calcext:value-type="float">
            <text:p>0.935239374637604</text:p>
          </table:table-cell>
          <table:table-cell table:number-columns-repeated="2"/>
        </table:table-row>
        <table:table-row table:style-name="ro1">
          <table:table-cell office:value-type="float" office:value="0.935206532478332" calcext:value-type="float">
            <text:p>0.935206532478332</text:p>
          </table:table-cell>
          <table:table-cell table:number-columns-repeated="2"/>
        </table:table-row>
        <table:table-row table:style-name="ro1">
          <table:table-cell office:value-type="float" office:value="0.935117959976196" calcext:value-type="float">
            <text:p>0.935117959976196</text:p>
          </table:table-cell>
          <table:table-cell table:number-columns-repeated="2"/>
        </table:table-row>
        <table:table-row table:style-name="ro1">
          <table:table-cell office:value-type="float" office:value="0.935082316398621" calcext:value-type="float">
            <text:p>0.935082316398621</text:p>
          </table:table-cell>
          <table:table-cell table:number-columns-repeated="2"/>
        </table:table-row>
        <table:table-row table:style-name="ro1">
          <table:table-cell office:value-type="float" office:value="0.935532033443451" calcext:value-type="float">
            <text:p>0.935532033443451</text:p>
          </table:table-cell>
          <table:table-cell table:number-columns-repeated="2"/>
        </table:table-row>
        <table:table-row table:style-name="ro1">
          <table:table-cell office:value-type="float" office:value="0.935730338096619" calcext:value-type="float">
            <text:p>0.935730338096619</text:p>
          </table:table-cell>
          <table:table-cell table:number-columns-repeated="2"/>
        </table:table-row>
        <table:table-row table:style-name="ro1">
          <table:table-cell office:value-type="float" office:value="0.935517489910126" calcext:value-type="float">
            <text:p>0.935517489910126</text:p>
          </table:table-cell>
          <table:table-cell table:number-columns-repeated="2"/>
        </table:table-row>
        <table:table-row table:style-name="ro1">
          <table:table-cell office:value-type="float" office:value="0.935137212276459" calcext:value-type="float">
            <text:p>0.935137212276459</text:p>
          </table:table-cell>
          <table:table-cell table:number-columns-repeated="2"/>
        </table:table-row>
        <table:table-row table:style-name="ro1">
          <table:table-cell office:value-type="float" office:value="0.935092389583588" calcext:value-type="float">
            <text:p>0.935092389583588</text:p>
          </table:table-cell>
          <table:table-cell table:number-columns-repeated="2"/>
        </table:table-row>
        <table:table-row table:style-name="ro1">
          <table:table-cell office:value-type="float" office:value="0.935060322284698" calcext:value-type="float">
            <text:p>0.935060322284698</text:p>
          </table:table-cell>
          <table:table-cell table:number-columns-repeated="2"/>
        </table:table-row>
        <table:table-row table:style-name="ro1">
          <table:table-cell office:value-type="float" office:value="0.934789299964905" calcext:value-type="float">
            <text:p>0.934789299964905</text:p>
          </table:table-cell>
          <table:table-cell table:number-columns-repeated="2"/>
        </table:table-row>
        <table:table-row table:style-name="ro1">
          <table:table-cell office:value-type="float" office:value="0.934783041477203" calcext:value-type="float">
            <text:p>0.934783041477203</text:p>
          </table:table-cell>
          <table:table-cell table:number-columns-repeated="2"/>
        </table:table-row>
        <table:table-row table:style-name="ro1">
          <table:table-cell office:value-type="float" office:value="0.934767127037048" calcext:value-type="float">
            <text:p>0.934767127037048</text:p>
          </table:table-cell>
          <table:table-cell table:number-columns-repeated="2"/>
        </table:table-row>
        <table:table-row table:style-name="ro1">
          <table:table-cell office:value-type="float" office:value="0.934934496879577" calcext:value-type="float">
            <text:p>0.934934496879577</text:p>
          </table:table-cell>
          <table:table-cell table:number-columns-repeated="2"/>
        </table:table-row>
        <table:table-row table:style-name="ro1">
          <table:table-cell office:value-type="float" office:value="0.935308754444122" calcext:value-type="float">
            <text:p>0.935308754444122</text:p>
          </table:table-cell>
          <table:table-cell table:number-columns-repeated="2"/>
        </table:table-row>
        <table:table-row table:style-name="ro1">
          <table:table-cell office:value-type="float" office:value="0.935255765914917" calcext:value-type="float">
            <text:p>0.935255765914917</text:p>
          </table:table-cell>
          <table:table-cell table:number-columns-repeated="2"/>
        </table:table-row>
        <table:table-row table:style-name="ro1">
          <table:table-cell office:value-type="float" office:value="0.935195684432983" calcext:value-type="float">
            <text:p>0.935195684432983</text:p>
          </table:table-cell>
          <table:table-cell table:number-columns-repeated="2"/>
        </table:table-row>
        <table:table-row table:style-name="ro1">
          <table:table-cell office:value-type="float" office:value="0.935325026512146" calcext:value-type="float">
            <text:p>0.935325026512146</text:p>
          </table:table-cell>
          <table:table-cell table:number-columns-repeated="2"/>
        </table:table-row>
        <table:table-row table:style-name="ro1">
          <table:table-cell office:value-type="float" office:value="0.935329973697662" calcext:value-type="float">
            <text:p>0.935329973697662</text:p>
          </table:table-cell>
          <table:table-cell table:number-columns-repeated="2"/>
        </table:table-row>
        <table:table-row table:style-name="ro1">
          <table:table-cell office:value-type="float" office:value="0.935092210769653" calcext:value-type="float">
            <text:p>0.935092210769653</text:p>
          </table:table-cell>
          <table:table-cell table:number-columns-repeated="2"/>
        </table:table-row>
        <table:table-row table:style-name="ro1">
          <table:table-cell office:value-type="float" office:value="0.934959471225738" calcext:value-type="float">
            <text:p>0.934959471225738</text:p>
          </table:table-cell>
          <table:table-cell table:number-columns-repeated="2"/>
        </table:table-row>
        <table:table-row table:style-name="ro1">
          <table:table-cell office:value-type="float" office:value="0.935212731361389" calcext:value-type="float">
            <text:p>0.935212731361389</text:p>
          </table:table-cell>
          <table:table-cell table:number-columns-repeated="2"/>
        </table:table-row>
        <table:table-row table:style-name="ro1">
          <table:table-cell office:value-type="float" office:value="0.934712409973144" calcext:value-type="float">
            <text:p>0.934712409973144</text:p>
          </table:table-cell>
          <table:table-cell table:number-columns-repeated="2"/>
        </table:table-row>
        <table:table-row table:style-name="ro1">
          <table:table-cell office:value-type="float" office:value="0.934671580791473" calcext:value-type="float">
            <text:p>0.934671580791473</text:p>
          </table:table-cell>
          <table:table-cell table:number-columns-repeated="2"/>
        </table:table-row>
        <table:table-row table:style-name="ro1">
          <table:table-cell office:value-type="float" office:value="0.934671401977539" calcext:value-type="float">
            <text:p>0.934671401977539</text:p>
          </table:table-cell>
          <table:table-cell table:number-columns-repeated="2"/>
        </table:table-row>
        <table:table-row table:style-name="ro1">
          <table:table-cell office:value-type="float" office:value="0.934600651264191" calcext:value-type="float">
            <text:p>0.934600651264191</text:p>
          </table:table-cell>
          <table:table-cell table:number-columns-repeated="2"/>
        </table:table-row>
        <table:table-row table:style-name="ro1">
          <table:table-cell office:value-type="float" office:value="0.934267997741699" calcext:value-type="float">
            <text:p>0.934267997741699</text:p>
          </table:table-cell>
          <table:table-cell table:number-columns-repeated="2"/>
        </table:table-row>
        <table:table-row table:style-name="ro1">
          <table:table-cell office:value-type="float" office:value="0.934397101402283" calcext:value-type="float">
            <text:p>0.934397101402283</text:p>
          </table:table-cell>
          <table:table-cell table:number-columns-repeated="2"/>
        </table:table-row>
        <table:table-row table:style-name="ro1">
          <table:table-cell office:value-type="float" office:value="0.934125661849976" calcext:value-type="float">
            <text:p>0.934125661849976</text:p>
          </table:table-cell>
          <table:table-cell table:number-columns-repeated="2"/>
        </table:table-row>
        <table:table-row table:style-name="ro1">
          <table:table-cell office:value-type="float" office:value="0.934251964092254" calcext:value-type="float">
            <text:p>0.934251964092254</text:p>
          </table:table-cell>
          <table:table-cell table:number-columns-repeated="2"/>
        </table:table-row>
        <table:table-row table:style-name="ro1">
          <table:table-cell office:value-type="float" office:value="0.934345245361328" calcext:value-type="float">
            <text:p>0.934345245361328</text:p>
          </table:table-cell>
          <table:table-cell table:number-columns-repeated="2"/>
        </table:table-row>
        <table:table-row table:style-name="ro1">
          <table:table-cell office:value-type="float" office:value="0.934821844100952" calcext:value-type="float">
            <text:p>0.934821844100952</text:p>
          </table:table-cell>
          <table:table-cell table:number-columns-repeated="2"/>
        </table:table-row>
        <table:table-row table:style-name="ro1">
          <table:table-cell office:value-type="float" office:value="0.934811949729919" calcext:value-type="float">
            <text:p>0.934811949729919</text:p>
          </table:table-cell>
          <table:table-cell table:number-columns-repeated="2"/>
        </table:table-row>
        <table:table-row table:style-name="ro1">
          <table:table-cell office:value-type="float" office:value="0.935119450092316" calcext:value-type="float">
            <text:p>0.935119450092316</text:p>
          </table:table-cell>
          <table:table-cell table:number-columns-repeated="2"/>
        </table:table-row>
        <table:table-row table:style-name="ro1">
          <table:table-cell office:value-type="float" office:value="0.935033082962036" calcext:value-type="float">
            <text:p>0.935033082962036</text:p>
          </table:table-cell>
          <table:table-cell table:number-columns-repeated="2"/>
        </table:table-row>
        <table:table-row table:style-name="ro1">
          <table:table-cell office:value-type="float" office:value="0.934977412223816" calcext:value-type="float">
            <text:p>0.934977412223816</text:p>
          </table:table-cell>
          <table:table-cell table:number-columns-repeated="2"/>
        </table:table-row>
        <table:table-row table:style-name="ro1">
          <table:table-cell office:value-type="float" office:value="0.934230089187622" calcext:value-type="float">
            <text:p>0.934230089187622</text:p>
          </table:table-cell>
          <table:table-cell table:number-columns-repeated="2"/>
        </table:table-row>
        <table:table-row table:style-name="ro1">
          <table:table-cell office:value-type="float" office:value="0.934450268745422" calcext:value-type="float">
            <text:p>0.934450268745422</text:p>
          </table:table-cell>
          <table:table-cell table:number-columns-repeated="2"/>
        </table:table-row>
        <table:table-row table:style-name="ro1">
          <table:table-cell office:value-type="float" office:value="0.934613049030304" calcext:value-type="float">
            <text:p>0.934613049030304</text:p>
          </table:table-cell>
          <table:table-cell table:number-columns-repeated="2"/>
        </table:table-row>
        <table:table-row table:style-name="ro1">
          <table:table-cell office:value-type="float" office:value="0.934637904167175" calcext:value-type="float">
            <text:p>0.934637904167175</text:p>
          </table:table-cell>
          <table:table-cell table:number-columns-repeated="2"/>
        </table:table-row>
        <table:table-row table:style-name="ro1">
          <table:table-cell office:value-type="float" office:value="0.934613168239594" calcext:value-type="float">
            <text:p>0.934613168239594</text:p>
          </table:table-cell>
          <table:table-cell table:number-columns-repeated="2"/>
        </table:table-row>
        <table:table-row table:style-name="ro1">
          <table:table-cell office:value-type="float" office:value="0.93467515707016" calcext:value-type="float">
            <text:p>0.93467515707016</text:p>
          </table:table-cell>
          <table:table-cell table:number-columns-repeated="2"/>
        </table:table-row>
        <table:table-row table:style-name="ro1">
          <table:table-cell office:value-type="float" office:value="0.934659242630005" calcext:value-type="float">
            <text:p>0.934659242630005</text:p>
          </table:table-cell>
          <table:table-cell table:number-columns-repeated="2"/>
        </table:table-row>
        <table:table-row table:style-name="ro1">
          <table:table-cell office:value-type="float" office:value="0.934682786464691" calcext:value-type="float">
            <text:p>0.934682786464691</text:p>
          </table:table-cell>
          <table:table-cell table:number-columns-repeated="2"/>
        </table:table-row>
        <table:table-row table:style-name="ro1">
          <table:table-cell office:value-type="float" office:value="0.934589147567749" calcext:value-type="float">
            <text:p>0.934589147567749</text:p>
          </table:table-cell>
          <table:table-cell table:number-columns-repeated="2"/>
        </table:table-row>
        <table:table-row table:style-name="ro1">
          <table:table-cell office:value-type="float" office:value="0.9350346326828" calcext:value-type="float">
            <text:p>0.9350346326828</text:p>
          </table:table-cell>
          <table:table-cell table:number-columns-repeated="2"/>
        </table:table-row>
        <table:table-row table:style-name="ro1">
          <table:table-cell office:value-type="float" office:value="0.934884130954742" calcext:value-type="float">
            <text:p>0.934884130954742</text:p>
          </table:table-cell>
          <table:table-cell table:number-columns-repeated="2"/>
        </table:table-row>
        <table:table-row table:style-name="ro1">
          <table:table-cell office:value-type="float" office:value="0.934908807277679" calcext:value-type="float">
            <text:p>0.934908807277679</text:p>
          </table:table-cell>
          <table:table-cell table:number-columns-repeated="2"/>
        </table:table-row>
        <table:table-row table:style-name="ro1">
          <table:table-cell office:value-type="float" office:value="0.934098601341248" calcext:value-type="float">
            <text:p>0.934098601341248</text:p>
          </table:table-cell>
          <table:table-cell table:number-columns-repeated="2"/>
        </table:table-row>
        <table:table-row table:style-name="ro1">
          <table:table-cell office:value-type="float" office:value="0.934143900871277" calcext:value-type="float">
            <text:p>0.934143900871277</text:p>
          </table:table-cell>
          <table:table-cell table:number-columns-repeated="2"/>
        </table:table-row>
        <table:table-row table:style-name="ro1">
          <table:table-cell office:value-type="float" office:value="0.933955132961273" calcext:value-type="float">
            <text:p>0.933955132961273</text:p>
          </table:table-cell>
          <table:table-cell table:number-columns-repeated="2"/>
        </table:table-row>
        <table:table-row table:style-name="ro1">
          <table:table-cell office:value-type="float" office:value="0.935510337352753" calcext:value-type="float">
            <text:p>0.935510337352753</text:p>
          </table:table-cell>
          <table:table-cell table:number-columns-repeated="2"/>
        </table:table-row>
        <table:table-row table:style-name="ro1">
          <table:table-cell office:value-type="float" office:value="0.935489535331726" calcext:value-type="float">
            <text:p>0.935489535331726</text:p>
          </table:table-cell>
          <table:table-cell table:number-columns-repeated="2"/>
        </table:table-row>
        <table:table-row table:style-name="ro1">
          <table:table-cell office:value-type="float" office:value="0.93556135892868" calcext:value-type="float">
            <text:p>0.93556135892868</text:p>
          </table:table-cell>
          <table:table-cell table:number-columns-repeated="2"/>
        </table:table-row>
        <table:table-row table:style-name="ro1">
          <table:table-cell office:value-type="float" office:value="0.930793166160584" calcext:value-type="float">
            <text:p>0.930793166160584</text:p>
          </table:table-cell>
          <table:table-cell table:number-columns-repeated="2"/>
        </table:table-row>
        <table:table-row table:style-name="ro1">
          <table:table-cell office:value-type="float" office:value="0.930813193321228" calcext:value-type="float">
            <text:p>0.930813193321228</text:p>
          </table:table-cell>
          <table:table-cell table:number-columns-repeated="2"/>
        </table:table-row>
        <table:table-row table:style-name="ro1">
          <table:table-cell office:value-type="float" office:value="0.930710971355438" calcext:value-type="float">
            <text:p>0.930710971355438</text:p>
          </table:table-cell>
          <table:table-cell table:number-columns-repeated="2"/>
        </table:table-row>
        <table:table-row table:style-name="ro1">
          <table:table-cell office:value-type="float" office:value="0.914655983448029" calcext:value-type="float">
            <text:p>0.914655983448029</text:p>
          </table:table-cell>
          <table:table-cell table:number-columns-repeated="2"/>
        </table:table-row>
        <table:table-row table:style-name="ro1">
          <table:table-cell office:value-type="float" office:value="0.914560616016388" calcext:value-type="float">
            <text:p>0.914560616016388</text:p>
          </table:table-cell>
          <table:table-cell table:number-columns-repeated="2"/>
        </table:table-row>
        <table:table-row table:style-name="ro1">
          <table:table-cell office:value-type="float" office:value="0.91472339630127" calcext:value-type="float">
            <text:p>0.91472339630127</text:p>
          </table:table-cell>
          <table:table-cell table:number-columns-repeated="2"/>
        </table:table-row>
        <table:table-row table:style-name="ro1">
          <table:table-cell office:value-type="float" office:value="0.890703797340393" calcext:value-type="float">
            <text:p>0.890703797340393</text:p>
          </table:table-cell>
          <table:table-cell table:number-columns-repeated="2"/>
        </table:table-row>
        <table:table-row table:style-name="ro1">
          <table:table-cell office:value-type="float" office:value="0.890452682971954" calcext:value-type="float">
            <text:p>0.890452682971954</text:p>
          </table:table-cell>
          <table:table-cell table:number-columns-repeated="2"/>
        </table:table-row>
        <table:table-row table:style-name="ro1">
          <table:table-cell office:value-type="float" office:value="0.882787704467773" calcext:value-type="float">
            <text:p>0.882787704467773</text:p>
          </table:table-cell>
          <table:table-cell table:number-columns-repeated="2"/>
        </table:table-row>
        <table:table-row table:style-name="ro1">
          <table:table-cell office:value-type="float" office:value="0.88311767578125" calcext:value-type="float">
            <text:p>0.88311767578125</text:p>
          </table:table-cell>
          <table:table-cell table:number-columns-repeated="2"/>
        </table:table-row>
        <table:table-row table:style-name="ro1">
          <table:table-cell office:value-type="float" office:value="0.883230686187744" calcext:value-type="float">
            <text:p>0.883230686187744</text:p>
          </table:table-cell>
          <table:table-cell table:number-columns-repeated="2"/>
        </table:table-row>
        <table:table-row table:style-name="ro1">
          <table:table-cell office:value-type="float" office:value="0.890019178390503" calcext:value-type="float">
            <text:p>0.890019178390503</text:p>
          </table:table-cell>
          <table:table-cell table:number-columns-repeated="2"/>
        </table:table-row>
        <table:table-row table:style-name="ro1">
          <table:table-cell office:value-type="float" office:value="0.890236556529999" calcext:value-type="float">
            <text:p>0.890236556529999</text:p>
          </table:table-cell>
          <table:table-cell table:number-columns-repeated="2"/>
        </table:table-row>
        <table:table-row table:style-name="ro1">
          <table:table-cell office:value-type="float" office:value="0.890341639518738" calcext:value-type="float">
            <text:p>0.890341639518738</text:p>
          </table:table-cell>
          <table:table-cell table:number-columns-repeated="2"/>
        </table:table-row>
        <table:table-row table:style-name="ro1">
          <table:table-cell office:value-type="float" office:value="0.910388171672821" calcext:value-type="float">
            <text:p>0.910388171672821</text:p>
          </table:table-cell>
          <table:table-cell table:number-columns-repeated="2"/>
        </table:table-row>
        <table:table-row table:style-name="ro1">
          <table:table-cell office:value-type="float" office:value="0.910521745681763" calcext:value-type="float">
            <text:p>0.910521745681763</text:p>
          </table:table-cell>
          <table:table-cell table:number-columns-repeated="2"/>
        </table:table-row>
        <table:table-row table:style-name="ro1">
          <table:table-cell office:value-type="float" office:value="0.910409152507782" calcext:value-type="float">
            <text:p>0.910409152507782</text:p>
          </table:table-cell>
          <table:table-cell table:number-columns-repeated="2"/>
        </table:table-row>
        <table:table-row table:style-name="ro1">
          <table:table-cell office:value-type="float" office:value="0.917264580726624" calcext:value-type="float">
            <text:p>0.917264580726624</text:p>
          </table:table-cell>
          <table:table-cell table:number-columns-repeated="2"/>
        </table:table-row>
        <table:table-row table:style-name="ro1">
          <table:table-cell office:value-type="float" office:value="0.917349457740784" calcext:value-type="float">
            <text:p>0.917349457740784</text:p>
          </table:table-cell>
          <table:table-cell table:number-columns-repeated="2"/>
        </table:table-row>
        <table:table-row table:style-name="ro1">
          <table:table-cell office:value-type="float" office:value="0.917201638221741" calcext:value-type="float">
            <text:p>0.917201638221741</text:p>
          </table:table-cell>
          <table:table-cell table:number-columns-repeated="2"/>
        </table:table-row>
        <table:table-row table:style-name="ro1">
          <table:table-cell office:value-type="float" office:value="0.918010890483856" calcext:value-type="float">
            <text:p>0.918010890483856</text:p>
          </table:table-cell>
          <table:table-cell table:number-columns-repeated="2"/>
        </table:table-row>
        <table:table-row table:style-name="ro1">
          <table:table-cell office:value-type="float" office:value="0.918060719966888" calcext:value-type="float">
            <text:p>0.918060719966888</text:p>
          </table:table-cell>
          <table:table-cell table:number-columns-repeated="2"/>
        </table:table-row>
        <table:table-row table:style-name="ro1">
          <table:table-cell office:value-type="float" office:value="0.918026864528656" calcext:value-type="float">
            <text:p>0.918026864528656</text:p>
          </table:table-cell>
          <table:table-cell table:number-columns-repeated="2"/>
        </table:table-row>
        <table:table-row table:style-name="ro1">
          <table:table-cell office:value-type="float" office:value="0.918664455413818" calcext:value-type="float">
            <text:p>0.918664455413818</text:p>
          </table:table-cell>
          <table:table-cell table:number-columns-repeated="2"/>
        </table:table-row>
        <table:table-row table:style-name="ro1">
          <table:table-cell office:value-type="float" office:value="0.918605625629425" calcext:value-type="float">
            <text:p>0.918605625629425</text:p>
          </table:table-cell>
          <table:table-cell table:number-columns-repeated="2"/>
        </table:table-row>
        <table:table-row table:style-name="ro1">
          <table:table-cell office:value-type="float" office:value="0.9186070561409" calcext:value-type="float">
            <text:p>0.9186070561409</text:p>
          </table:table-cell>
          <table:table-cell table:number-columns-repeated="2"/>
        </table:table-row>
        <table:table-row table:style-name="ro1">
          <table:table-cell office:value-type="float" office:value="0.93019700050354" calcext:value-type="float">
            <text:p>0.93019700050354</text:p>
          </table:table-cell>
          <table:table-cell table:number-columns-repeated="2"/>
        </table:table-row>
        <table:table-row table:style-name="ro1">
          <table:table-cell office:value-type="float" office:value="0.930178880691528" calcext:value-type="float">
            <text:p>0.930178880691528</text:p>
          </table:table-cell>
          <table:table-cell table:number-columns-repeated="2"/>
        </table:table-row>
        <table:table-row table:style-name="ro1">
          <table:table-cell office:value-type="float" office:value="0.930187106132507" calcext:value-type="float">
            <text:p>0.930187106132507</text:p>
          </table:table-cell>
          <table:table-cell table:number-columns-repeated="2"/>
        </table:table-row>
        <table:table-row table:style-name="ro1">
          <table:table-cell office:value-type="float" office:value="0.932973444461822" calcext:value-type="float">
            <text:p>0.932973444461822</text:p>
          </table:table-cell>
          <table:table-cell table:number-columns-repeated="2"/>
        </table:table-row>
        <table:table-row table:style-name="ro1">
          <table:table-cell office:value-type="float" office:value="0.932913362979889" calcext:value-type="float">
            <text:p>0.932913362979889</text:p>
          </table:table-cell>
          <table:table-cell table:number-columns-repeated="2"/>
        </table:table-row>
        <table:table-row table:style-name="ro1">
          <table:table-cell office:value-type="float" office:value="0.933054208755493" calcext:value-type="float">
            <text:p>0.933054208755493</text:p>
          </table:table-cell>
          <table:table-cell table:number-columns-repeated="2"/>
        </table:table-row>
        <table:table-row table:style-name="ro1">
          <table:table-cell office:value-type="float" office:value="0.934853136539459" calcext:value-type="float">
            <text:p>0.934853136539459</text:p>
          </table:table-cell>
          <table:table-cell table:number-columns-repeated="2"/>
        </table:table-row>
        <table:table-row table:style-name="ro1">
          <table:table-cell office:value-type="float" office:value="0.934778690338135" calcext:value-type="float">
            <text:p>0.934778690338135</text:p>
          </table:table-cell>
          <table:table-cell table:number-columns-repeated="2"/>
        </table:table-row>
        <table:table-row table:style-name="ro1">
          <table:table-cell office:value-type="float" office:value="0.934851050376892" calcext:value-type="float">
            <text:p>0.934851050376892</text:p>
          </table:table-cell>
          <table:table-cell table:number-columns-repeated="2"/>
        </table:table-row>
        <table:table-row table:style-name="ro1">
          <table:table-cell office:value-type="float" office:value="0.935234189033508" calcext:value-type="float">
            <text:p>0.935234189033508</text:p>
          </table:table-cell>
          <table:table-cell table:number-columns-repeated="2"/>
        </table:table-row>
        <table:table-row table:style-name="ro1">
          <table:table-cell office:value-type="float" office:value="0.935282707214356" calcext:value-type="float">
            <text:p>0.935282707214356</text:p>
          </table:table-cell>
          <table:table-cell table:number-columns-repeated="2"/>
        </table:table-row>
        <table:table-row table:style-name="ro1">
          <table:table-cell office:value-type="float" office:value="0.943222224712372" calcext:value-type="float">
            <text:p>0.943222224712372</text:p>
          </table:table-cell>
          <table:table-cell table:number-columns-repeated="2"/>
        </table:table-row>
        <table:table-row table:style-name="ro1">
          <table:table-cell office:value-type="float" office:value="0.943283259868622" calcext:value-type="float">
            <text:p>0.943283259868622</text:p>
          </table:table-cell>
          <table:table-cell table:number-columns-repeated="2"/>
        </table:table-row>
        <table:table-row table:style-name="ro1">
          <table:table-cell office:value-type="float" office:value="0.943192720413208" calcext:value-type="float">
            <text:p>0.943192720413208</text:p>
          </table:table-cell>
          <table:table-cell table:number-columns-repeated="2"/>
        </table:table-row>
        <table:table-row table:style-name="ro1">
          <table:table-cell office:value-type="float" office:value="0.951228857040405" calcext:value-type="float">
            <text:p>0.951228857040405</text:p>
          </table:table-cell>
          <table:table-cell table:number-columns-repeated="2"/>
        </table:table-row>
        <table:table-row table:style-name="ro1">
          <table:table-cell office:value-type="float" office:value="0.951279938220978" calcext:value-type="float">
            <text:p>0.951279938220978</text:p>
          </table:table-cell>
          <table:table-cell table:number-columns-repeated="2"/>
        </table:table-row>
        <table:table-row table:style-name="ro1">
          <table:table-cell office:value-type="float" office:value="0.951378345489502" calcext:value-type="float">
            <text:p>0.951378345489502</text:p>
          </table:table-cell>
          <table:table-cell table:number-columns-repeated="2"/>
        </table:table-row>
        <table:table-row table:style-name="ro1">
          <table:table-cell office:value-type="float" office:value="0.947476983070374" calcext:value-type="float">
            <text:p>0.947476983070374</text:p>
          </table:table-cell>
          <table:table-cell table:number-columns-repeated="2"/>
        </table:table-row>
        <table:table-row table:style-name="ro1">
          <table:table-cell office:value-type="float" office:value="0.947382688522339" calcext:value-type="float">
            <text:p>0.947382688522339</text:p>
          </table:table-cell>
          <table:table-cell table:number-columns-repeated="2"/>
        </table:table-row>
        <table:table-row table:style-name="ro1">
          <table:table-cell office:value-type="float" office:value="0.947378933429718" calcext:value-type="float">
            <text:p>0.947378933429718</text:p>
          </table:table-cell>
          <table:table-cell table:number-columns-repeated="2"/>
        </table:table-row>
        <table:table-row table:style-name="ro1">
          <table:table-cell office:value-type="float" office:value="0.942072927951813" calcext:value-type="float">
            <text:p>0.942072927951813</text:p>
          </table:table-cell>
          <table:table-cell table:number-columns-repeated="2"/>
        </table:table-row>
        <table:table-row table:style-name="ro1">
          <table:table-cell office:value-type="float" office:value="0.942103445529938" calcext:value-type="float">
            <text:p>0.942103445529938</text:p>
          </table:table-cell>
          <table:table-cell table:number-columns-repeated="2"/>
        </table:table-row>
        <table:table-row table:style-name="ro1">
          <table:table-cell office:value-type="float" office:value="0.942138433456421" calcext:value-type="float">
            <text:p>0.942138433456421</text:p>
          </table:table-cell>
          <table:table-cell table:number-columns-repeated="2"/>
        </table:table-row>
        <table:table-row table:style-name="ro1">
          <table:table-cell office:value-type="float" office:value="0.943828284740448" calcext:value-type="float">
            <text:p>0.943828284740448</text:p>
          </table:table-cell>
          <table:table-cell table:number-columns-repeated="2"/>
        </table:table-row>
        <table:table-row table:style-name="ro1">
          <table:table-cell office:value-type="float" office:value="0.943806111812592" calcext:value-type="float">
            <text:p>0.943806111812592</text:p>
          </table:table-cell>
          <table:table-cell table:number-columns-repeated="2"/>
        </table:table-row>
        <table:table-row table:style-name="ro1">
          <table:table-cell office:value-type="float" office:value="0.943820238113403" calcext:value-type="float">
            <text:p>0.943820238113403</text:p>
          </table:table-cell>
          <table:table-cell table:number-columns-repeated="2"/>
        </table:table-row>
        <table:table-row table:style-name="ro1">
          <table:table-cell office:value-type="float" office:value="0.941655457019806" calcext:value-type="float">
            <text:p>0.941655457019806</text:p>
          </table:table-cell>
          <table:table-cell table:number-columns-repeated="2"/>
        </table:table-row>
        <table:table-row table:style-name="ro1">
          <table:table-cell office:value-type="float" office:value="0.941615343093872" calcext:value-type="float">
            <text:p>0.941615343093872</text:p>
          </table:table-cell>
          <table:table-cell table:number-columns-repeated="2"/>
        </table:table-row>
        <table:table-row table:style-name="ro1">
          <table:table-cell office:value-type="float" office:value="0.941467344760895" calcext:value-type="float">
            <text:p>0.941467344760895</text:p>
          </table:table-cell>
          <table:table-cell table:number-columns-repeated="2"/>
        </table:table-row>
        <table:table-row table:style-name="ro1">
          <table:table-cell office:value-type="float" office:value="0.942185461521149" calcext:value-type="float">
            <text:p>0.942185461521149</text:p>
          </table:table-cell>
          <table:table-cell table:number-columns-repeated="2"/>
        </table:table-row>
        <table:table-row table:style-name="ro1">
          <table:table-cell office:value-type="float" office:value="0.9422248005867" calcext:value-type="float">
            <text:p>0.9422248005867</text:p>
          </table:table-cell>
          <table:table-cell table:number-columns-repeated="2"/>
        </table:table-row>
        <table:table-row table:style-name="ro1">
          <table:table-cell office:value-type="float" office:value="0.942218482494354" calcext:value-type="float">
            <text:p>0.942218482494354</text:p>
          </table:table-cell>
          <table:table-cell table:number-columns-repeated="2"/>
        </table:table-row>
        <table:table-row table:style-name="ro1">
          <table:table-cell office:value-type="float" office:value="0.943674206733704" calcext:value-type="float">
            <text:p>0.943674206733704</text:p>
          </table:table-cell>
          <table:table-cell table:number-columns-repeated="2"/>
        </table:table-row>
        <table:table-row table:style-name="ro1">
          <table:table-cell office:value-type="float" office:value="0.943666875362396" calcext:value-type="float">
            <text:p>0.943666875362396</text:p>
          </table:table-cell>
          <table:table-cell table:number-columns-repeated="2"/>
        </table:table-row>
        <table:table-row table:style-name="ro1">
          <table:table-cell office:value-type="float" office:value="0.943620502948761" calcext:value-type="float">
            <text:p>0.943620502948761</text:p>
          </table:table-cell>
          <table:table-cell table:number-columns-repeated="2"/>
        </table:table-row>
        <table:table-row table:style-name="ro1">
          <table:table-cell office:value-type="float" office:value="0.943029522895813" calcext:value-type="float">
            <text:p>0.943029522895813</text:p>
          </table:table-cell>
          <table:table-cell table:number-columns-repeated="2"/>
        </table:table-row>
        <table:table-row table:style-name="ro1">
          <table:table-cell office:value-type="float" office:value="0.942996025085449" calcext:value-type="float">
            <text:p>0.942996025085449</text:p>
          </table:table-cell>
          <table:table-cell table:number-columns-repeated="2"/>
        </table:table-row>
        <table:table-row table:style-name="ro1">
          <table:table-cell office:value-type="float" office:value="0.943025171756744" calcext:value-type="float">
            <text:p>0.943025171756744</text:p>
          </table:table-cell>
          <table:table-cell table:number-columns-repeated="2"/>
        </table:table-row>
        <table:table-row table:style-name="ro1">
          <table:table-cell office:value-type="float" office:value="0.945651590824127" calcext:value-type="float">
            <text:p>0.945651590824127</text:p>
          </table:table-cell>
          <table:table-cell table:number-columns-repeated="2"/>
        </table:table-row>
        <table:table-row table:style-name="ro1">
          <table:table-cell office:value-type="float" office:value="0.945722877979279" calcext:value-type="float">
            <text:p>0.945722877979279</text:p>
          </table:table-cell>
          <table:table-cell table:number-columns-repeated="2"/>
        </table:table-row>
        <table:table-row table:style-name="ro1">
          <table:table-cell office:value-type="float" office:value="0.943181037902832" calcext:value-type="float">
            <text:p>0.943181037902832</text:p>
          </table:table-cell>
          <table:table-cell table:number-columns-repeated="2"/>
        </table:table-row>
        <table:table-row table:style-name="ro1">
          <table:table-cell office:value-type="float" office:value="0.943245649337769" calcext:value-type="float">
            <text:p>0.943245649337769</text:p>
          </table:table-cell>
          <table:table-cell table:number-columns-repeated="2"/>
        </table:table-row>
        <table:table-row table:style-name="ro1">
          <table:table-cell office:value-type="float" office:value="0.943213224411011" calcext:value-type="float">
            <text:p>0.943213224411011</text:p>
          </table:table-cell>
          <table:table-cell table:number-columns-repeated="2"/>
        </table:table-row>
        <table:table-row table:style-name="ro1">
          <table:table-cell office:value-type="float" office:value="0.942390918731689" calcext:value-type="float">
            <text:p>0.942390918731689</text:p>
          </table:table-cell>
          <table:table-cell table:number-columns-repeated="2"/>
        </table:table-row>
        <table:table-row table:style-name="ro1">
          <table:table-cell office:value-type="float" office:value="0.942394614219666" calcext:value-type="float">
            <text:p>0.942394614219666</text:p>
          </table:table-cell>
          <table:table-cell table:number-columns-repeated="2"/>
        </table:table-row>
        <table:table-row table:style-name="ro1">
          <table:table-cell office:value-type="float" office:value="0.94235098361969" calcext:value-type="float">
            <text:p>0.94235098361969</text:p>
          </table:table-cell>
          <table:table-cell table:number-columns-repeated="2"/>
        </table:table-row>
        <table:table-row table:style-name="ro1">
          <table:table-cell office:value-type="float" office:value="0.938551068305969" calcext:value-type="float">
            <text:p>0.938551068305969</text:p>
          </table:table-cell>
          <table:table-cell table:number-columns-repeated="2"/>
        </table:table-row>
        <table:table-row table:style-name="ro1">
          <table:table-cell office:value-type="float" office:value="0.938550531864166" calcext:value-type="float">
            <text:p>0.938550531864166</text:p>
          </table:table-cell>
          <table:table-cell table:number-columns-repeated="2"/>
        </table:table-row>
        <table:table-row table:style-name="ro1">
          <table:table-cell office:value-type="float" office:value="0.938534379005432" calcext:value-type="float">
            <text:p>0.938534379005432</text:p>
          </table:table-cell>
          <table:table-cell table:number-columns-repeated="2"/>
        </table:table-row>
        <table:table-row table:style-name="ro1">
          <table:table-cell office:value-type="float" office:value="0.935367107391357" calcext:value-type="float">
            <text:p>0.935367107391357</text:p>
          </table:table-cell>
          <table:table-cell table:number-columns-repeated="2"/>
        </table:table-row>
        <table:table-row table:style-name="ro1">
          <table:table-cell office:value-type="float" office:value="0.935466110706329" calcext:value-type="float">
            <text:p>0.935466110706329</text:p>
          </table:table-cell>
          <table:table-cell table:number-columns-repeated="2"/>
        </table:table-row>
        <table:table-row table:style-name="ro1">
          <table:table-cell office:value-type="float" office:value="0.935491383075714" calcext:value-type="float">
            <text:p>0.935491383075714</text:p>
          </table:table-cell>
          <table:table-cell table:number-columns-repeated="2"/>
        </table:table-row>
        <table:table-row table:style-name="ro1">
          <table:table-cell office:value-type="float" office:value="0.926374197006226" calcext:value-type="float">
            <text:p>0.926374197006226</text:p>
          </table:table-cell>
          <table:table-cell table:number-columns-repeated="2"/>
        </table:table-row>
        <table:table-row table:style-name="ro1">
          <table:table-cell office:value-type="float" office:value="0.926120579242706" calcext:value-type="float">
            <text:p>0.926120579242706</text:p>
          </table:table-cell>
          <table:table-cell table:number-columns-repeated="2"/>
        </table:table-row>
        <table:table-row table:style-name="ro1">
          <table:table-cell office:value-type="float" office:value="0.926165103912354" calcext:value-type="float">
            <text:p>0.926165103912354</text:p>
          </table:table-cell>
          <table:table-cell table:number-columns-repeated="2"/>
        </table:table-row>
        <table:table-row table:style-name="ro1">
          <table:table-cell office:value-type="float" office:value="0.929315447807312" calcext:value-type="float">
            <text:p>0.929315447807312</text:p>
          </table:table-cell>
          <table:table-cell table:number-columns-repeated="2"/>
        </table:table-row>
        <table:table-row table:style-name="ro1">
          <table:table-cell office:value-type="float" office:value="0.929287374019623" calcext:value-type="float">
            <text:p>0.929287374019623</text:p>
          </table:table-cell>
          <table:table-cell table:number-columns-repeated="2"/>
        </table:table-row>
        <table:table-row table:style-name="ro1">
          <table:table-cell office:value-type="float" office:value="0.929344415664673" calcext:value-type="float">
            <text:p>0.929344415664673</text:p>
          </table:table-cell>
          <table:table-cell table:number-columns-repeated="2"/>
        </table:table-row>
        <table:table-row table:style-name="ro1">
          <table:table-cell office:value-type="float" office:value="0.926106572151184" calcext:value-type="float">
            <text:p>0.926106572151184</text:p>
          </table:table-cell>
          <table:table-cell table:number-columns-repeated="2"/>
        </table:table-row>
        <table:table-row table:style-name="ro1">
          <table:table-cell office:value-type="float" office:value="0.925549745559692" calcext:value-type="float">
            <text:p>0.925549745559692</text:p>
          </table:table-cell>
          <table:table-cell table:number-columns-repeated="2"/>
        </table:table-row>
        <table:table-row table:style-name="ro1">
          <table:table-cell office:value-type="float" office:value="0.925559043884277" calcext:value-type="float">
            <text:p>0.925559043884277</text:p>
          </table:table-cell>
          <table:table-cell table:number-columns-repeated="2"/>
        </table:table-row>
        <table:table-row table:style-name="ro1">
          <table:table-cell office:value-type="float" office:value="0.930656373500824" calcext:value-type="float">
            <text:p>0.930656373500824</text:p>
          </table:table-cell>
          <table:table-cell table:number-columns-repeated="2"/>
        </table:table-row>
        <table:table-row table:style-name="ro1">
          <table:table-cell office:value-type="float" office:value="0.930325090885162" calcext:value-type="float">
            <text:p>0.930325090885162</text:p>
          </table:table-cell>
          <table:table-cell table:number-columns-repeated="2"/>
        </table:table-row>
        <table:table-row table:style-name="ro1">
          <table:table-cell office:value-type="float" office:value="0.930480718612671" calcext:value-type="float">
            <text:p>0.930480718612671</text:p>
          </table:table-cell>
          <table:table-cell table:number-columns-repeated="2"/>
        </table:table-row>
        <table:table-row table:style-name="ro1">
          <table:table-cell office:value-type="float" office:value="0.934174656867981" calcext:value-type="float">
            <text:p>0.934174656867981</text:p>
          </table:table-cell>
          <table:table-cell table:number-columns-repeated="2"/>
        </table:table-row>
        <table:table-row table:style-name="ro1">
          <table:table-cell office:value-type="float" office:value="0.934361100196838" calcext:value-type="float">
            <text:p>0.934361100196838</text:p>
          </table:table-cell>
          <table:table-cell table:number-columns-repeated="2"/>
        </table:table-row>
        <table:table-row table:style-name="ro1">
          <table:table-cell office:value-type="float" office:value="0.934428691864014" calcext:value-type="float">
            <text:p>0.934428691864014</text:p>
          </table:table-cell>
          <table:table-cell table:number-columns-repeated="2"/>
        </table:table-row>
        <table:table-row table:style-name="ro1">
          <table:table-cell office:value-type="float" office:value="0.935171842575073" calcext:value-type="float">
            <text:p>0.935171842575073</text:p>
          </table:table-cell>
          <table:table-cell table:number-columns-repeated="2"/>
        </table:table-row>
        <table:table-row table:style-name="ro1">
          <table:table-cell office:value-type="float" office:value="0.935229897499084" calcext:value-type="float">
            <text:p>0.935229897499084</text:p>
          </table:table-cell>
          <table:table-cell table:number-columns-repeated="2"/>
        </table:table-row>
        <table:table-row table:style-name="ro1">
          <table:table-cell office:value-type="float" office:value="0.937351584434509" calcext:value-type="float">
            <text:p>0.937351584434509</text:p>
          </table:table-cell>
          <table:table-cell table:number-columns-repeated="2"/>
        </table:table-row>
        <table:table-row table:style-name="ro1">
          <table:table-cell office:value-type="float" office:value="0.937386095523834" calcext:value-type="float">
            <text:p>0.937386095523834</text:p>
          </table:table-cell>
          <table:table-cell table:number-columns-repeated="2"/>
        </table:table-row>
        <table:table-row table:style-name="ro1">
          <table:table-cell office:value-type="float" office:value="0.937381863594055" calcext:value-type="float">
            <text:p>0.937381863594055</text:p>
          </table:table-cell>
          <table:table-cell table:number-columns-repeated="2"/>
        </table:table-row>
        <table:table-row table:style-name="ro1">
          <table:table-cell office:value-type="float" office:value="0.938247740268707" calcext:value-type="float">
            <text:p>0.938247740268707</text:p>
          </table:table-cell>
          <table:table-cell table:number-columns-repeated="2"/>
        </table:table-row>
        <table:table-row table:style-name="ro1">
          <table:table-cell office:value-type="float" office:value="0.938182473182678" calcext:value-type="float">
            <text:p>0.938182473182678</text:p>
          </table:table-cell>
          <table:table-cell table:number-columns-repeated="2"/>
        </table:table-row>
        <table:table-row table:style-name="ro1">
          <table:table-cell office:value-type="float" office:value="0.938013970851898" calcext:value-type="float">
            <text:p>0.938013970851898</text:p>
          </table:table-cell>
          <table:table-cell table:number-columns-repeated="2"/>
        </table:table-row>
        <table:table-row table:style-name="ro1">
          <table:table-cell office:value-type="float" office:value="0.936490118503571" calcext:value-type="float">
            <text:p>0.936490118503571</text:p>
          </table:table-cell>
          <table:table-cell table:number-columns-repeated="2"/>
        </table:table-row>
        <table:table-row table:style-name="ro1">
          <table:table-cell office:value-type="float" office:value="0.936496436595917" calcext:value-type="float">
            <text:p>0.936496436595917</text:p>
          </table:table-cell>
          <table:table-cell table:number-columns-repeated="2"/>
        </table:table-row>
        <table:table-row table:style-name="ro1">
          <table:table-cell office:value-type="float" office:value="0.936449289321899" calcext:value-type="float">
            <text:p>0.936449289321899</text:p>
          </table:table-cell>
          <table:table-cell table:number-columns-repeated="2"/>
        </table:table-row>
        <table:table-row table:style-name="ro1">
          <table:table-cell office:value-type="float" office:value="0.934063971042633" calcext:value-type="float">
            <text:p>0.934063971042633</text:p>
          </table:table-cell>
          <table:table-cell table:number-columns-repeated="2"/>
        </table:table-row>
        <table:table-row table:style-name="ro1">
          <table:table-cell office:value-type="float" office:value="0.934053719043732" calcext:value-type="float">
            <text:p>0.934053719043732</text:p>
          </table:table-cell>
          <table:table-cell table:number-columns-repeated="2"/>
        </table:table-row>
        <table:table-row table:style-name="ro1">
          <table:table-cell office:value-type="float" office:value="0.933999538421631" calcext:value-type="float">
            <text:p>0.933999538421631</text:p>
          </table:table-cell>
          <table:table-cell table:number-columns-repeated="2"/>
        </table:table-row>
        <table:table-row table:style-name="ro1">
          <table:table-cell office:value-type="float" office:value="0.93058967590332" calcext:value-type="float">
            <text:p>0.93058967590332</text:p>
          </table:table-cell>
          <table:table-cell table:number-columns-repeated="2"/>
        </table:table-row>
        <table:table-row table:style-name="ro1">
          <table:table-cell office:value-type="float" office:value="0.930237412452698" calcext:value-type="float">
            <text:p>0.930237412452698</text:p>
          </table:table-cell>
          <table:table-cell table:number-columns-repeated="2"/>
        </table:table-row>
        <table:table-row table:style-name="ro1">
          <table:table-cell office:value-type="float" office:value="0.930400490760803" calcext:value-type="float">
            <text:p>0.930400490760803</text:p>
          </table:table-cell>
          <table:table-cell table:number-columns-repeated="2"/>
        </table:table-row>
        <table:table-row table:style-name="ro1">
          <table:table-cell office:value-type="float" office:value="0.925722599029541" calcext:value-type="float">
            <text:p>0.925722599029541</text:p>
          </table:table-cell>
          <table:table-cell table:number-columns-repeated="2"/>
        </table:table-row>
        <table:table-row table:style-name="ro1">
          <table:table-cell office:value-type="float" office:value="0.925908148288727" calcext:value-type="float">
            <text:p>0.925908148288727</text:p>
          </table:table-cell>
          <table:table-cell table:number-columns-repeated="2"/>
        </table:table-row>
        <table:table-row table:style-name="ro1">
          <table:table-cell office:value-type="float" office:value="0.926419079303741" calcext:value-type="float">
            <text:p>0.926419079303741</text:p>
          </table:table-cell>
          <table:table-cell table:number-columns-repeated="2"/>
        </table:table-row>
        <table:table-row table:style-name="ro1">
          <table:table-cell office:value-type="float" office:value="0.932680726051331" calcext:value-type="float">
            <text:p>0.932680726051331</text:p>
          </table:table-cell>
          <table:table-cell table:number-columns-repeated="2"/>
        </table:table-row>
        <table:table-row table:style-name="ro1">
          <table:table-cell office:value-type="float" office:value="0.932728588581085" calcext:value-type="float">
            <text:p>0.932728588581085</text:p>
          </table:table-cell>
          <table:table-cell table:number-columns-repeated="2"/>
        </table:table-row>
        <table:table-row table:style-name="ro1">
          <table:table-cell office:value-type="float" office:value="0.932803452014923" calcext:value-type="float">
            <text:p>0.932803452014923</text:p>
          </table:table-cell>
          <table:table-cell table:number-columns-repeated="2"/>
        </table:table-row>
        <table:table-row table:style-name="ro1">
          <table:table-cell office:value-type="float" office:value="0.936557948589325" calcext:value-type="float">
            <text:p>0.936557948589325</text:p>
          </table:table-cell>
          <table:table-cell table:number-columns-repeated="2"/>
        </table:table-row>
        <table:table-row table:style-name="ro1">
          <table:table-cell office:value-type="float" office:value="0.936419904232025" calcext:value-type="float">
            <text:p>0.936419904232025</text:p>
          </table:table-cell>
          <table:table-cell table:number-columns-repeated="2"/>
        </table:table-row>
        <table:table-row table:style-name="ro1">
          <table:table-cell office:value-type="float" office:value="0.936488211154938" calcext:value-type="float">
            <text:p>0.936488211154938</text:p>
          </table:table-cell>
          <table:table-cell table:number-columns-repeated="2"/>
        </table:table-row>
        <table:table-row table:style-name="ro1">
          <table:table-cell office:value-type="float" office:value="0.942130863666534" calcext:value-type="float">
            <text:p>0.942130863666534</text:p>
          </table:table-cell>
          <table:table-cell table:number-columns-repeated="2"/>
        </table:table-row>
        <table:table-row table:style-name="ro1">
          <table:table-cell office:value-type="float" office:value="0.942229509353638" calcext:value-type="float">
            <text:p>0.942229509353638</text:p>
          </table:table-cell>
          <table:table-cell table:number-columns-repeated="2"/>
        </table:table-row>
        <table:table-row table:style-name="ro1">
          <table:table-cell office:value-type="float" office:value="0.94213479757309" calcext:value-type="float">
            <text:p>0.94213479757309</text:p>
          </table:table-cell>
          <table:table-cell table:number-columns-repeated="2"/>
        </table:table-row>
        <table:table-row table:style-name="ro1">
          <table:table-cell office:value-type="float" office:value="0.943970859050751" calcext:value-type="float">
            <text:p>0.943970859050751</text:p>
          </table:table-cell>
          <table:table-cell table:number-columns-repeated="2"/>
        </table:table-row>
        <table:table-row table:style-name="ro1">
          <table:table-cell office:value-type="float" office:value="0.943932175636292" calcext:value-type="float">
            <text:p>0.943932175636292</text:p>
          </table:table-cell>
          <table:table-cell table:number-columns-repeated="2"/>
        </table:table-row>
        <table:table-row table:style-name="ro1">
          <table:table-cell office:value-type="float" office:value="0.945153594017029" calcext:value-type="float">
            <text:p>0.945153594017029</text:p>
          </table:table-cell>
          <table:table-cell table:number-columns-repeated="2"/>
        </table:table-row>
        <table:table-row table:style-name="ro1">
          <table:table-cell office:value-type="float" office:value="0.945141434669495" calcext:value-type="float">
            <text:p>0.945141434669495</text:p>
          </table:table-cell>
          <table:table-cell table:number-columns-repeated="2"/>
        </table:table-row>
        <table:table-row table:style-name="ro1">
          <table:table-cell office:value-type="float" office:value="0.945170819759369" calcext:value-type="float">
            <text:p>0.945170819759369</text:p>
          </table:table-cell>
          <table:table-cell table:number-columns-repeated="2"/>
        </table:table-row>
        <table:table-row table:style-name="ro1">
          <table:table-cell office:value-type="float" office:value="0.947380661964416" calcext:value-type="float">
            <text:p>0.947380661964416</text:p>
          </table:table-cell>
          <table:table-cell table:number-columns-repeated="2"/>
        </table:table-row>
        <table:table-row table:style-name="ro1">
          <table:table-cell office:value-type="float" office:value="0.947351157665253" calcext:value-type="float">
            <text:p>0.947351157665253</text:p>
          </table:table-cell>
          <table:table-cell table:number-columns-repeated="2"/>
        </table:table-row>
        <table:table-row table:style-name="ro1">
          <table:table-cell office:value-type="float" office:value="0.947406709194183" calcext:value-type="float">
            <text:p>0.947406709194183</text:p>
          </table:table-cell>
          <table:table-cell table:number-columns-repeated="2"/>
        </table:table-row>
        <table:table-row table:style-name="ro1">
          <table:table-cell office:value-type="float" office:value="0.94240403175354" calcext:value-type="float">
            <text:p>0.94240403175354</text:p>
          </table:table-cell>
          <table:table-cell table:number-columns-repeated="2"/>
        </table:table-row>
        <table:table-row table:style-name="ro1">
          <table:table-cell office:value-type="float" office:value="0.9424107670784" calcext:value-type="float">
            <text:p>0.9424107670784</text:p>
          </table:table-cell>
          <table:table-cell table:number-columns-repeated="2"/>
        </table:table-row>
        <table:table-row table:style-name="ro1">
          <table:table-cell office:value-type="float" office:value="0.942393183708191" calcext:value-type="float">
            <text:p>0.942393183708191</text:p>
          </table:table-cell>
          <table:table-cell table:number-columns-repeated="2"/>
        </table:table-row>
        <table:table-row table:style-name="ro1">
          <table:table-cell office:value-type="float" office:value="0.938537061214447" calcext:value-type="float">
            <text:p>0.938537061214447</text:p>
          </table:table-cell>
          <table:table-cell table:number-columns-repeated="2"/>
        </table:table-row>
        <table:table-row table:style-name="ro1">
          <table:table-cell office:value-type="float" office:value="0.938447833061218" calcext:value-type="float">
            <text:p>0.938447833061218</text:p>
          </table:table-cell>
          <table:table-cell table:number-columns-repeated="2"/>
        </table:table-row>
        <table:table-row table:style-name="ro1">
          <table:table-cell office:value-type="float" office:value="0.938447833061218" calcext:value-type="float">
            <text:p>0.938447833061218</text:p>
          </table:table-cell>
          <table:table-cell table:number-columns-repeated="2"/>
        </table:table-row>
        <table:table-row table:style-name="ro1">
          <table:table-cell office:value-type="float" office:value="0.945494771003723" calcext:value-type="float">
            <text:p>0.945494771003723</text:p>
          </table:table-cell>
          <table:table-cell table:number-columns-repeated="2"/>
        </table:table-row>
        <table:table-row table:style-name="ro1">
          <table:table-cell office:value-type="float" office:value="0.945455074310303" calcext:value-type="float">
            <text:p>0.945455074310303</text:p>
          </table:table-cell>
          <table:table-cell table:number-columns-repeated="2"/>
        </table:table-row>
        <table:table-row table:style-name="ro1">
          <table:table-cell office:value-type="float" office:value="0.945481419563293" calcext:value-type="float">
            <text:p>0.945481419563293</text:p>
          </table:table-cell>
          <table:table-cell table:number-columns-repeated="2"/>
        </table:table-row>
        <table:table-row table:style-name="ro1">
          <table:table-cell office:value-type="float" office:value="0.944529175758362" calcext:value-type="float">
            <text:p>0.944529175758362</text:p>
          </table:table-cell>
          <table:table-cell table:number-columns-repeated="2"/>
        </table:table-row>
        <table:table-row table:style-name="ro1">
          <table:table-cell office:value-type="float" office:value="0.944530308246612" calcext:value-type="float">
            <text:p>0.944530308246612</text:p>
          </table:table-cell>
          <table:table-cell table:number-columns-repeated="2"/>
        </table:table-row>
        <table:table-row table:style-name="ro1">
          <table:table-cell office:value-type="float" office:value="0.944535791873932" calcext:value-type="float">
            <text:p>0.944535791873932</text:p>
          </table:table-cell>
          <table:table-cell table:number-columns-repeated="2"/>
        </table:table-row>
        <table:table-row table:style-name="ro1">
          <table:table-cell office:value-type="float" office:value="0.946585536003113" calcext:value-type="float">
            <text:p>0.946585536003113</text:p>
          </table:table-cell>
          <table:table-cell table:number-columns-repeated="2"/>
        </table:table-row>
        <table:table-row table:style-name="ro1">
          <table:table-cell office:value-type="float" office:value="0.9464510679245" calcext:value-type="float">
            <text:p>0.9464510679245</text:p>
          </table:table-cell>
          <table:table-cell table:number-columns-repeated="2"/>
        </table:table-row>
        <table:table-row table:style-name="ro1">
          <table:table-cell office:value-type="float" office:value="0.946581721305847" calcext:value-type="float">
            <text:p>0.946581721305847</text:p>
          </table:table-cell>
          <table:table-cell table:number-columns-repeated="2"/>
        </table:table-row>
        <table:table-row table:style-name="ro1">
          <table:table-cell office:value-type="float" office:value="0.943819761276245" calcext:value-type="float">
            <text:p>0.943819761276245</text:p>
          </table:table-cell>
          <table:table-cell table:number-columns-repeated="2"/>
        </table:table-row>
        <table:table-row table:style-name="ro1">
          <table:table-cell office:value-type="float" office:value="0.943855226039886" calcext:value-type="float">
            <text:p>0.943855226039886</text:p>
          </table:table-cell>
          <table:table-cell table:number-columns-repeated="2"/>
        </table:table-row>
        <table:table-row table:style-name="ro1">
          <table:table-cell office:value-type="float" office:value="0.943979561328888" calcext:value-type="float">
            <text:p>0.943979561328888</text:p>
          </table:table-cell>
          <table:table-cell table:number-columns-repeated="2"/>
        </table:table-row>
        <table:table-row table:style-name="ro1">
          <table:table-cell office:value-type="float" office:value="0.942176103591919" calcext:value-type="float">
            <text:p>0.942176103591919</text:p>
          </table:table-cell>
          <table:table-cell table:number-columns-repeated="2"/>
        </table:table-row>
        <table:table-row table:style-name="ro1">
          <table:table-cell office:value-type="float" office:value="0.942178845405579" calcext:value-type="float">
            <text:p>0.942178845405579</text:p>
          </table:table-cell>
          <table:table-cell table:number-columns-repeated="2"/>
        </table:table-row>
        <table:table-row table:style-name="ro1">
          <table:table-cell office:value-type="float" office:value="0.942171216011047" calcext:value-type="float">
            <text:p>0.942171216011047</text:p>
          </table:table-cell>
          <table:table-cell table:number-columns-repeated="2"/>
        </table:table-row>
        <table:table-row table:style-name="ro1">
          <table:table-cell office:value-type="float" office:value="0.905485689640045" calcext:value-type="float">
            <text:p>0.905485689640045</text:p>
          </table:table-cell>
          <table:table-cell table:number-columns-repeated="2"/>
        </table:table-row>
        <table:table-row table:style-name="ro1">
          <table:table-cell office:value-type="float" office:value="0.905428111553192" calcext:value-type="float">
            <text:p>0.905428111553192</text:p>
          </table:table-cell>
          <table:table-cell table:number-columns-repeated="2"/>
        </table:table-row>
        <table:table-row table:style-name="ro1">
          <table:table-cell office:value-type="float" office:value="0.900558590888977" calcext:value-type="float">
            <text:p>0.900558590888977</text:p>
          </table:table-cell>
          <table:table-cell table:number-columns-repeated="2"/>
        </table:table-row>
        <table:table-row table:style-name="ro1">
          <table:table-cell office:value-type="float" office:value="0.900627672672272" calcext:value-type="float">
            <text:p>0.900627672672272</text:p>
          </table:table-cell>
          <table:table-cell table:number-columns-repeated="2"/>
        </table:table-row>
        <table:table-row table:style-name="ro1">
          <table:table-cell office:value-type="float" office:value="0.900770545005798" calcext:value-type="float">
            <text:p>0.900770545005798</text:p>
          </table:table-cell>
          <table:table-cell table:number-columns-repeated="2"/>
        </table:table-row>
        <table:table-row table:style-name="ro1">
          <table:table-cell office:value-type="float" office:value="0.90978467464447" calcext:value-type="float">
            <text:p>0.90978467464447</text:p>
          </table:table-cell>
          <table:table-cell table:number-columns-repeated="2"/>
        </table:table-row>
        <table:table-row table:style-name="ro1">
          <table:table-cell office:value-type="float" office:value="0.90958046913147" calcext:value-type="float">
            <text:p>0.90958046913147</text:p>
          </table:table-cell>
          <table:table-cell table:number-columns-repeated="2"/>
        </table:table-row>
        <table:table-row table:style-name="ro1">
          <table:table-cell office:value-type="float" office:value="0.90971451997757" calcext:value-type="float">
            <text:p>0.90971451997757</text:p>
          </table:table-cell>
          <table:table-cell table:number-columns-repeated="2"/>
        </table:table-row>
        <table:table-row table:style-name="ro1">
          <table:table-cell office:value-type="float" office:value="0.894000172615051" calcext:value-type="float">
            <text:p>0.894000172615051</text:p>
          </table:table-cell>
          <table:table-cell table:number-columns-repeated="2"/>
        </table:table-row>
        <table:table-row table:style-name="ro1">
          <table:table-cell office:value-type="float" office:value="0.893752694129944" calcext:value-type="float">
            <text:p>0.893752694129944</text:p>
          </table:table-cell>
          <table:table-cell table:number-columns-repeated="2"/>
        </table:table-row>
        <table:table-row table:style-name="ro1">
          <table:table-cell office:value-type="float" office:value="0.893508493900299" calcext:value-type="float">
            <text:p>0.893508493900299</text:p>
          </table:table-cell>
          <table:table-cell table:number-columns-repeated="2"/>
        </table:table-row>
        <table:table-row table:style-name="ro1">
          <table:table-cell office:value-type="float" office:value="0.901410460472107" calcext:value-type="float">
            <text:p>0.901410460472107</text:p>
          </table:table-cell>
          <table:table-cell table:number-columns-repeated="2"/>
        </table:table-row>
        <table:table-row table:style-name="ro1">
          <table:table-cell office:value-type="float" office:value="0.900101840496063" calcext:value-type="float">
            <text:p>0.900101840496063</text:p>
          </table:table-cell>
          <table:table-cell table:number-columns-repeated="2"/>
        </table:table-row>
        <table:table-row table:style-name="ro1">
          <table:table-cell office:value-type="float" office:value="0.900182485580444" calcext:value-type="float">
            <text:p>0.900182485580444</text:p>
          </table:table-cell>
          <table:table-cell table:number-columns-repeated="2"/>
        </table:table-row>
        <table:table-row table:style-name="ro1">
          <table:table-cell office:value-type="float" office:value="0.937256932258606" calcext:value-type="float">
            <text:p>0.937256932258606</text:p>
          </table:table-cell>
          <table:table-cell table:number-columns-repeated="2"/>
        </table:table-row>
        <table:table-row table:style-name="ro1">
          <table:table-cell office:value-type="float" office:value="0.937327027320862" calcext:value-type="float">
            <text:p>0.937327027320862</text:p>
          </table:table-cell>
          <table:table-cell table:number-columns-repeated="2"/>
        </table:table-row>
        <table:table-row table:style-name="ro1">
          <table:table-cell office:value-type="float" office:value="0.937581360340118" calcext:value-type="float">
            <text:p>0.937581360340118</text:p>
          </table:table-cell>
          <table:table-cell table:number-columns-repeated="2"/>
        </table:table-row>
        <table:table-row table:style-name="ro1">
          <table:table-cell office:value-type="float" office:value="0.928748965263367" calcext:value-type="float">
            <text:p>0.928748965263367</text:p>
          </table:table-cell>
          <table:table-cell table:number-columns-repeated="2"/>
        </table:table-row>
        <table:table-row table:style-name="ro1">
          <table:table-cell office:value-type="float" office:value="0.928808331489563" calcext:value-type="float">
            <text:p>0.928808331489563</text:p>
          </table:table-cell>
          <table:table-cell table:number-columns-repeated="2"/>
        </table:table-row>
        <table:table-row table:style-name="ro1">
          <table:table-cell office:value-type="float" office:value="0.928696751594543" calcext:value-type="float">
            <text:p>0.928696751594543</text:p>
          </table:table-cell>
          <table:table-cell table:number-columns-repeated="2"/>
        </table:table-row>
        <table:table-row table:style-name="ro1">
          <table:table-cell office:value-type="float" office:value="0.929069340229034" calcext:value-type="float">
            <text:p>0.929069340229034</text:p>
          </table:table-cell>
          <table:table-cell table:number-columns-repeated="2"/>
        </table:table-row>
        <table:table-row table:style-name="ro1">
          <table:table-cell office:value-type="float" office:value="0.929047346115112" calcext:value-type="float">
            <text:p>0.929047346115112</text:p>
          </table:table-cell>
          <table:table-cell table:number-columns-repeated="2"/>
        </table:table-row>
        <table:table-row table:style-name="ro1">
          <table:table-cell office:value-type="float" office:value="0.92881977558136" calcext:value-type="float">
            <text:p>0.92881977558136</text:p>
          </table:table-cell>
          <table:table-cell table:number-columns-repeated="2"/>
        </table:table-row>
        <table:table-row table:style-name="ro1">
          <table:table-cell office:value-type="float" office:value="0.923790395259857" calcext:value-type="float">
            <text:p>0.923790395259857</text:p>
          </table:table-cell>
          <table:table-cell table:number-columns-repeated="2"/>
        </table:table-row>
        <table:table-row table:style-name="ro1">
          <table:table-cell office:value-type="float" office:value="0.923600554466248" calcext:value-type="float">
            <text:p>0.923600554466248</text:p>
          </table:table-cell>
          <table:table-cell table:number-columns-repeated="2"/>
        </table:table-row>
        <table:table-row table:style-name="ro1">
          <table:table-cell office:value-type="float" office:value="0.923629462718964" calcext:value-type="float">
            <text:p>0.923629462718964</text:p>
          </table:table-cell>
          <table:table-cell table:number-columns-repeated="2"/>
        </table:table-row>
        <table:table-row table:style-name="ro1">
          <table:table-cell office:value-type="float" office:value="0.909517288208008" calcext:value-type="float">
            <text:p>0.909517288208008</text:p>
          </table:table-cell>
          <table:table-cell table:number-columns-repeated="2"/>
        </table:table-row>
        <table:table-row table:style-name="ro1">
          <table:table-cell office:value-type="float" office:value="0.909475326538086" calcext:value-type="float">
            <text:p>0.909475326538086</text:p>
          </table:table-cell>
          <table:table-cell table:number-columns-repeated="2"/>
        </table:table-row>
        <table:table-row table:style-name="ro1">
          <table:table-cell office:value-type="float" office:value="0.90931636095047" calcext:value-type="float">
            <text:p>0.90931636095047</text:p>
          </table:table-cell>
          <table:table-cell table:number-columns-repeated="2"/>
        </table:table-row>
        <table:table-row table:style-name="ro1">
          <table:table-cell office:value-type="float" office:value="0.921061158180237" calcext:value-type="float">
            <text:p>0.921061158180237</text:p>
          </table:table-cell>
          <table:table-cell table:number-columns-repeated="2"/>
        </table:table-row>
        <table:table-row table:style-name="ro1">
          <table:table-cell office:value-type="float" office:value="0.921120345592499" calcext:value-type="float">
            <text:p>0.921120345592499</text:p>
          </table:table-cell>
          <table:table-cell table:number-columns-repeated="2"/>
        </table:table-row>
        <table:table-row table:style-name="ro1">
          <table:table-cell office:value-type="float" office:value="0.923785150051117" calcext:value-type="float">
            <text:p>0.923785150051117</text:p>
          </table:table-cell>
          <table:table-cell table:number-columns-repeated="2"/>
        </table:table-row>
        <table:table-row table:style-name="ro1">
          <table:table-cell office:value-type="float" office:value="0.923965752124786" calcext:value-type="float">
            <text:p>0.923965752124786</text:p>
          </table:table-cell>
          <table:table-cell table:number-columns-repeated="2"/>
        </table:table-row>
        <table:table-row table:style-name="ro1">
          <table:table-cell office:value-type="float" office:value="0.92388117313385" calcext:value-type="float">
            <text:p>0.92388117313385</text:p>
          </table:table-cell>
          <table:table-cell table:number-columns-repeated="2"/>
        </table:table-row>
        <table:table-row table:style-name="ro1">
          <table:table-cell office:value-type="float" office:value="0.935484051704407" calcext:value-type="float">
            <text:p>0.935484051704407</text:p>
          </table:table-cell>
          <table:table-cell table:number-columns-repeated="2"/>
        </table:table-row>
        <table:table-row table:style-name="ro1">
          <table:table-cell office:value-type="float" office:value="0.935450971126556" calcext:value-type="float">
            <text:p>0.935450971126556</text:p>
          </table:table-cell>
          <table:table-cell table:number-columns-repeated="2"/>
        </table:table-row>
        <table:table-row table:style-name="ro1">
          <table:table-cell office:value-type="float" office:value="0.935338497161865" calcext:value-type="float">
            <text:p>0.935338497161865</text:p>
          </table:table-cell>
          <table:table-cell table:number-columns-repeated="2"/>
        </table:table-row>
        <table:table-row table:style-name="ro1">
          <table:table-cell office:value-type="float" office:value="0.933242976665497" calcext:value-type="float">
            <text:p>0.933242976665497</text:p>
          </table:table-cell>
          <table:table-cell table:number-columns-repeated="2"/>
        </table:table-row>
        <table:table-row table:style-name="ro1">
          <table:table-cell office:value-type="float" office:value="0.932741641998291" calcext:value-type="float">
            <text:p>0.932741641998291</text:p>
          </table:table-cell>
          <table:table-cell table:number-columns-repeated="2"/>
        </table:table-row>
        <table:table-row table:style-name="ro1">
          <table:table-cell office:value-type="float" office:value="0.932786703109741" calcext:value-type="float">
            <text:p>0.932786703109741</text:p>
          </table:table-cell>
          <table:table-cell table:number-columns-repeated="2"/>
        </table:table-row>
        <table:table-row table:style-name="ro1">
          <table:table-cell office:value-type="float" office:value="0.934891223907471" calcext:value-type="float">
            <text:p>0.934891223907471</text:p>
          </table:table-cell>
          <table:table-cell table:number-columns-repeated="2"/>
        </table:table-row>
        <table:table-row table:style-name="ro1">
          <table:table-cell office:value-type="float" office:value="0.934909045696258" calcext:value-type="float">
            <text:p>0.934909045696258</text:p>
          </table:table-cell>
          <table:table-cell table:number-columns-repeated="2"/>
        </table:table-row>
        <table:table-row table:style-name="ro1">
          <table:table-cell office:value-type="float" office:value="0.935047268867493" calcext:value-type="float">
            <text:p>0.935047268867493</text:p>
          </table:table-cell>
          <table:table-cell table:number-columns-repeated="2"/>
        </table:table-row>
        <table:table-row table:style-name="ro1">
          <table:table-cell office:value-type="float" office:value="0.951984524726868" calcext:value-type="float">
            <text:p>0.951984524726868</text:p>
          </table:table-cell>
          <table:table-cell table:number-columns-repeated="2"/>
        </table:table-row>
        <table:table-row table:style-name="ro1">
          <table:table-cell office:value-type="float" office:value="0.951998353004456" calcext:value-type="float">
            <text:p>0.951998353004456</text:p>
          </table:table-cell>
          <table:table-cell table:number-columns-repeated="2"/>
        </table:table-row>
        <table:table-row table:style-name="ro1">
          <table:table-cell office:value-type="float" office:value="0.951949596405029" calcext:value-type="float">
            <text:p>0.951949596405029</text:p>
          </table:table-cell>
          <table:table-cell table:number-columns-repeated="2"/>
        </table:table-row>
        <table:table-row table:style-name="ro1">
          <table:table-cell office:value-type="float" office:value="0.942216873168945" calcext:value-type="float">
            <text:p>0.942216873168945</text:p>
          </table:table-cell>
          <table:table-cell table:number-columns-repeated="2"/>
        </table:table-row>
        <table:table-row table:style-name="ro1">
          <table:table-cell office:value-type="float" office:value="0.942228853702545" calcext:value-type="float">
            <text:p>0.942228853702545</text:p>
          </table:table-cell>
          <table:table-cell table:number-columns-repeated="2"/>
        </table:table-row>
        <table:table-row table:style-name="ro1">
          <table:table-cell office:value-type="float" office:value="0.942261517047882" calcext:value-type="float">
            <text:p>0.942261517047882</text:p>
          </table:table-cell>
          <table:table-cell table:number-columns-repeated="2"/>
        </table:table-row>
        <table:table-row table:style-name="ro1">
          <table:table-cell office:value-type="float" office:value="0.936225354671478" calcext:value-type="float">
            <text:p>0.936225354671478</text:p>
          </table:table-cell>
          <table:table-cell table:number-columns-repeated="2"/>
        </table:table-row>
        <table:table-row table:style-name="ro1">
          <table:table-cell office:value-type="float" office:value="0.936191916465759" calcext:value-type="float">
            <text:p>0.936191916465759</text:p>
          </table:table-cell>
          <table:table-cell table:number-columns-repeated="2"/>
        </table:table-row>
        <table:table-row table:style-name="ro1">
          <table:table-cell office:value-type="float" office:value="0.936218500137329" calcext:value-type="float">
            <text:p>0.936218500137329</text:p>
          </table:table-cell>
          <table:table-cell table:number-columns-repeated="2"/>
        </table:table-row>
        <table:table-row table:style-name="ro1">
          <table:table-cell office:value-type="float" office:value="0.939653277397156" calcext:value-type="float">
            <text:p>0.939653277397156</text:p>
          </table:table-cell>
          <table:table-cell table:number-columns-repeated="2"/>
        </table:table-row>
        <table:table-row table:style-name="ro1">
          <table:table-cell office:value-type="float" office:value="0.939664304256439" calcext:value-type="float">
            <text:p>0.939664304256439</text:p>
          </table:table-cell>
          <table:table-cell table:number-columns-repeated="2"/>
        </table:table-row>
        <table:table-row table:style-name="ro1">
          <table:table-cell office:value-type="float" office:value="0.939811170101166" calcext:value-type="float">
            <text:p>0.939811170101166</text:p>
          </table:table-cell>
          <table:table-cell table:number-columns-repeated="2"/>
        </table:table-row>
        <table:table-row table:style-name="ro1">
          <table:table-cell office:value-type="float" office:value="0.944527387619019" calcext:value-type="float">
            <text:p>0.944527387619019</text:p>
          </table:table-cell>
          <table:table-cell table:number-columns-repeated="2"/>
        </table:table-row>
        <table:table-row table:style-name="ro1">
          <table:table-cell office:value-type="float" office:value="0.944584548473358" calcext:value-type="float">
            <text:p>0.944584548473358</text:p>
          </table:table-cell>
          <table:table-cell table:number-columns-repeated="2"/>
        </table:table-row>
        <table:table-row table:style-name="ro1">
          <table:table-cell office:value-type="float" office:value="0.944342255592346" calcext:value-type="float">
            <text:p>0.944342255592346</text:p>
          </table:table-cell>
          <table:table-cell table:number-columns-repeated="2"/>
        </table:table-row>
        <table:table-row table:style-name="ro1">
          <table:table-cell office:value-type="float" office:value="0.94412899017334" calcext:value-type="float">
            <text:p>0.94412899017334</text:p>
          </table:table-cell>
          <table:table-cell table:number-columns-repeated="2"/>
        </table:table-row>
        <table:table-row table:style-name="ro1">
          <table:table-cell office:value-type="float" office:value="0.944002032279968" calcext:value-type="float">
            <text:p>0.944002032279968</text:p>
          </table:table-cell>
          <table:table-cell table:number-columns-repeated="2"/>
        </table:table-row>
        <table:table-row table:style-name="ro1">
          <table:table-cell office:value-type="float" office:value="0.923467636108398" calcext:value-type="float">
            <text:p>0.923467636108398</text:p>
          </table:table-cell>
          <table:table-cell table:number-columns-repeated="2"/>
        </table:table-row>
        <table:table-row table:style-name="ro1">
          <table:table-cell office:value-type="float" office:value="0.92349112033844" calcext:value-type="float">
            <text:p>0.92349112033844</text:p>
          </table:table-cell>
          <table:table-cell table:number-columns-repeated="2"/>
        </table:table-row>
        <table:table-row table:style-name="ro1">
          <table:table-cell office:value-type="float" office:value="0.92340874671936" calcext:value-type="float">
            <text:p>0.92340874671936</text:p>
          </table:table-cell>
          <table:table-cell table:number-columns-repeated="2"/>
        </table:table-row>
        <table:table-row table:style-name="ro1">
          <table:table-cell office:value-type="float" office:value="0.946595847606659" calcext:value-type="float">
            <text:p>0.946595847606659</text:p>
          </table:table-cell>
          <table:table-cell table:number-columns-repeated="2"/>
        </table:table-row>
        <table:table-row table:style-name="ro1">
          <table:table-cell office:value-type="float" office:value="0.946554720401764" calcext:value-type="float">
            <text:p>0.946554720401764</text:p>
          </table:table-cell>
          <table:table-cell table:number-columns-repeated="2"/>
        </table:table-row>
        <table:table-row table:style-name="ro1">
          <table:table-cell office:value-type="float" office:value="0.946739256381988" calcext:value-type="float">
            <text:p>0.946739256381988</text:p>
          </table:table-cell>
          <table:table-cell table:number-columns-repeated="2"/>
        </table:table-row>
        <table:table-row table:style-name="ro1">
          <table:table-cell office:value-type="float" office:value="0.947906970977783" calcext:value-type="float">
            <text:p>0.947906970977783</text:p>
          </table:table-cell>
          <table:table-cell table:number-columns-repeated="2"/>
        </table:table-row>
        <table:table-row table:style-name="ro1">
          <table:table-cell office:value-type="float" office:value="0.948070645332336" calcext:value-type="float">
            <text:p>0.948070645332336</text:p>
          </table:table-cell>
          <table:table-cell table:number-columns-repeated="2"/>
        </table:table-row>
        <table:table-row table:style-name="ro1">
          <table:table-cell office:value-type="float" office:value="0.948090434074402" calcext:value-type="float">
            <text:p>0.948090434074402</text:p>
          </table:table-cell>
          <table:table-cell table:number-columns-repeated="2"/>
        </table:table-row>
        <table:table-row table:style-name="ro1">
          <table:table-cell office:value-type="float" office:value="0.943756401538849" calcext:value-type="float">
            <text:p>0.943756401538849</text:p>
          </table:table-cell>
          <table:table-cell table:number-columns-repeated="2"/>
        </table:table-row>
        <table:table-row table:style-name="ro1">
          <table:table-cell office:value-type="float" office:value="0.943764269351959" calcext:value-type="float">
            <text:p>0.943764269351959</text:p>
          </table:table-cell>
          <table:table-cell table:number-columns-repeated="2"/>
        </table:table-row>
        <table:table-row table:style-name="ro1">
          <table:table-cell office:value-type="float" office:value="0.94381844997406" calcext:value-type="float">
            <text:p>0.94381844997406</text:p>
          </table:table-cell>
          <table:table-cell table:number-columns-repeated="2"/>
        </table:table-row>
        <table:table-row table:style-name="ro1">
          <table:table-cell office:value-type="float" office:value="0.940995693206787" calcext:value-type="float">
            <text:p>0.940995693206787</text:p>
          </table:table-cell>
          <table:table-cell table:number-columns-repeated="2"/>
        </table:table-row>
        <table:table-row table:style-name="ro1">
          <table:table-cell office:value-type="float" office:value="0.940978407859802" calcext:value-type="float">
            <text:p>0.940978407859802</text:p>
          </table:table-cell>
          <table:table-cell table:number-columns-repeated="2"/>
        </table:table-row>
        <table:table-row table:style-name="ro1">
          <table:table-cell office:value-type="float" office:value="0.940992534160614" calcext:value-type="float">
            <text:p>0.940992534160614</text:p>
          </table:table-cell>
          <table:table-cell table:number-columns-repeated="2"/>
        </table:table-row>
        <table:table-row table:style-name="ro1">
          <table:table-cell office:value-type="float" office:value="0.935740172863007" calcext:value-type="float">
            <text:p>0.935740172863007</text:p>
          </table:table-cell>
          <table:table-cell table:number-columns-repeated="2"/>
        </table:table-row>
        <table:table-row table:style-name="ro1">
          <table:table-cell office:value-type="float" office:value="0.935777544975281" calcext:value-type="float">
            <text:p>0.935777544975281</text:p>
          </table:table-cell>
          <table:table-cell table:number-columns-repeated="2"/>
        </table:table-row>
        <table:table-row table:style-name="ro1">
          <table:table-cell office:value-type="float" office:value="0.935767650604248" calcext:value-type="float">
            <text:p>0.935767650604248</text:p>
          </table:table-cell>
          <table:table-cell table:number-columns-repeated="2"/>
        </table:table-row>
        <table:table-row table:style-name="ro1">
          <table:table-cell office:value-type="float" office:value="0.933374047279358" calcext:value-type="float">
            <text:p>0.933374047279358</text:p>
          </table:table-cell>
          <table:table-cell table:number-columns-repeated="2"/>
        </table:table-row>
        <table:table-row table:style-name="ro1">
          <table:table-cell office:value-type="float" office:value="0.933395445346832" calcext:value-type="float">
            <text:p>0.933395445346832</text:p>
          </table:table-cell>
          <table:table-cell table:number-columns-repeated="2"/>
        </table:table-row>
        <table:table-row table:style-name="ro1">
          <table:table-cell office:value-type="float" office:value="0.933448553085327" calcext:value-type="float">
            <text:p>0.933448553085327</text:p>
          </table:table-cell>
          <table:table-cell table:number-columns-repeated="2"/>
        </table:table-row>
        <table:table-row table:style-name="ro1">
          <table:table-cell office:value-type="float" office:value="0.931584537029266" calcext:value-type="float">
            <text:p>0.931584537029266</text:p>
          </table:table-cell>
          <table:table-cell table:number-columns-repeated="2"/>
        </table:table-row>
        <table:table-row table:style-name="ro1">
          <table:table-cell office:value-type="float" office:value="0.931652188301086" calcext:value-type="float">
            <text:p>0.931652188301086</text:p>
          </table:table-cell>
          <table:table-cell table:number-columns-repeated="2"/>
        </table:table-row>
        <table:table-row table:style-name="ro1">
          <table:table-cell office:value-type="float" office:value="0.931699693202972" calcext:value-type="float">
            <text:p>0.931699693202972</text:p>
          </table:table-cell>
          <table:table-cell table:number-columns-repeated="2"/>
        </table:table-row>
        <table:table-row table:style-name="ro1">
          <table:table-cell office:value-type="float" office:value="0.904982566833496" calcext:value-type="float">
            <text:p>0.904982566833496</text:p>
          </table:table-cell>
          <table:table-cell table:number-columns-repeated="2"/>
        </table:table-row>
        <table:table-row table:style-name="ro1">
          <table:table-cell office:value-type="float" office:value="0.904977798461914" calcext:value-type="float">
            <text:p>0.904977798461914</text:p>
          </table:table-cell>
          <table:table-cell table:number-columns-repeated="2"/>
        </table:table-row>
        <table:table-row table:style-name="ro1">
          <table:table-cell office:value-type="float" office:value="0.904233276844025" calcext:value-type="float">
            <text:p>0.904233276844025</text:p>
          </table:table-cell>
          <table:table-cell table:number-columns-repeated="2"/>
        </table:table-row>
        <table:table-row table:style-name="ro1">
          <table:table-cell office:value-type="float" office:value="0.917766511440277" calcext:value-type="float">
            <text:p>0.917766511440277</text:p>
          </table:table-cell>
          <table:table-cell table:number-columns-repeated="2"/>
        </table:table-row>
        <table:table-row table:style-name="ro1">
          <table:table-cell office:value-type="float" office:value="0.91766095161438" calcext:value-type="float">
            <text:p>0.91766095161438</text:p>
          </table:table-cell>
          <table:table-cell table:number-columns-repeated="2"/>
        </table:table-row>
        <table:table-row table:style-name="ro1">
          <table:table-cell office:value-type="float" office:value="0.885935068130493" calcext:value-type="float">
            <text:p>0.885935068130493</text:p>
          </table:table-cell>
          <table:table-cell table:number-columns-repeated="2"/>
        </table:table-row>
        <table:table-row table:style-name="ro1">
          <table:table-cell office:value-type="float" office:value="0.885465085506439" calcext:value-type="float">
            <text:p>0.885465085506439</text:p>
          </table:table-cell>
          <table:table-cell table:number-columns-repeated="2"/>
        </table:table-row>
        <table:table-row table:style-name="ro1">
          <table:table-cell office:value-type="float" office:value="0.886014044284821" calcext:value-type="float">
            <text:p>0.886014044284821</text:p>
          </table:table-cell>
          <table:table-cell table:number-columns-repeated="2"/>
        </table:table-row>
        <table:table-row table:style-name="ro1">
          <table:table-cell office:value-type="float" office:value="0.925192356109619" calcext:value-type="float">
            <text:p>0.925192356109619</text:p>
          </table:table-cell>
          <table:table-cell table:number-columns-repeated="2"/>
        </table:table-row>
        <table:table-row table:style-name="ro1">
          <table:table-cell office:value-type="float" office:value="0.92530620098114" calcext:value-type="float">
            <text:p>0.92530620098114</text:p>
          </table:table-cell>
          <table:table-cell table:number-columns-repeated="2"/>
        </table:table-row>
        <table:table-row table:style-name="ro1">
          <table:table-cell office:value-type="float" office:value="0.924976408481598" calcext:value-type="float">
            <text:p>0.924976408481598</text:p>
          </table:table-cell>
          <table:table-cell table:number-columns-repeated="2"/>
        </table:table-row>
        <table:table-row table:style-name="ro1">
          <table:table-cell office:value-type="float" office:value="0.932708978652954" calcext:value-type="float">
            <text:p>0.932708978652954</text:p>
          </table:table-cell>
          <table:table-cell table:number-columns-repeated="2"/>
        </table:table-row>
        <table:table-row table:style-name="ro1">
          <table:table-cell office:value-type="float" office:value="0.932702958583832" calcext:value-type="float">
            <text:p>0.932702958583832</text:p>
          </table:table-cell>
          <table:table-cell table:number-columns-repeated="2"/>
        </table:table-row>
        <table:table-row table:style-name="ro1">
          <table:table-cell office:value-type="float" office:value="0.932633936405182" calcext:value-type="float">
            <text:p>0.932633936405182</text:p>
          </table:table-cell>
          <table:table-cell table:number-columns-repeated="2"/>
        </table:table-row>
        <table:table-row table:style-name="ro1">
          <table:table-cell office:value-type="float" office:value="0.948586285114288" calcext:value-type="float">
            <text:p>0.948586285114288</text:p>
          </table:table-cell>
          <table:table-cell table:number-columns-repeated="2"/>
        </table:table-row>
        <table:table-row table:style-name="ro1">
          <table:table-cell office:value-type="float" office:value="0.948240160942077" calcext:value-type="float">
            <text:p>0.948240160942077</text:p>
          </table:table-cell>
          <table:table-cell table:number-columns-repeated="2"/>
        </table:table-row>
        <table:table-row table:style-name="ro1">
          <table:table-cell office:value-type="float" office:value="0.948283553123474" calcext:value-type="float">
            <text:p>0.948283553123474</text:p>
          </table:table-cell>
          <table:table-cell table:number-columns-repeated="2"/>
        </table:table-row>
        <table:table-row table:style-name="ro1">
          <table:table-cell office:value-type="float" office:value="0.944096088409424" calcext:value-type="float">
            <text:p>0.944096088409424</text:p>
          </table:table-cell>
          <table:table-cell table:number-columns-repeated="2"/>
        </table:table-row>
        <table:table-row table:style-name="ro1">
          <table:table-cell office:value-type="float" office:value="0.944143831729889" calcext:value-type="float">
            <text:p>0.944143831729889</text:p>
          </table:table-cell>
          <table:table-cell table:number-columns-repeated="2"/>
        </table:table-row>
        <table:table-row table:style-name="ro1">
          <table:table-cell office:value-type="float" office:value="0.943949162960052" calcext:value-type="float">
            <text:p>0.943949162960052</text:p>
          </table:table-cell>
          <table:table-cell table:number-columns-repeated="2"/>
        </table:table-row>
        <table:table-row table:style-name="ro1">
          <table:table-cell office:value-type="float" office:value="0.941347420215607" calcext:value-type="float">
            <text:p>0.941347420215607</text:p>
          </table:table-cell>
          <table:table-cell table:number-columns-repeated="2"/>
        </table:table-row>
        <table:table-row table:style-name="ro1">
          <table:table-cell office:value-type="float" office:value="0.941331088542938" calcext:value-type="float">
            <text:p>0.941331088542938</text:p>
          </table:table-cell>
          <table:table-cell table:number-columns-repeated="2"/>
        </table:table-row>
        <table:table-row table:style-name="ro1">
          <table:table-cell office:value-type="float" office:value="0.941372394561768" calcext:value-type="float">
            <text:p>0.941372394561768</text:p>
          </table:table-cell>
          <table:table-cell table:number-columns-repeated="2"/>
        </table:table-row>
        <table:table-row table:style-name="ro1">
          <table:table-cell office:value-type="float" office:value="0.942365527153015" calcext:value-type="float">
            <text:p>0.942365527153015</text:p>
          </table:table-cell>
          <table:table-cell table:number-columns-repeated="2"/>
        </table:table-row>
        <table:table-row table:style-name="ro1">
          <table:table-cell office:value-type="float" office:value="0.942359685897827" calcext:value-type="float">
            <text:p>0.942359685897827</text:p>
          </table:table-cell>
          <table:table-cell table:number-columns-repeated="2"/>
        </table:table-row>
        <table:table-row table:style-name="ro1">
          <table:table-cell office:value-type="float" office:value="0.942415237426758" calcext:value-type="float">
            <text:p>0.942415237426758</text:p>
          </table:table-cell>
          <table:table-cell table:number-columns-repeated="2"/>
        </table:table-row>
        <table:table-row table:style-name="ro1">
          <table:table-cell office:value-type="float" office:value="0.946571052074432" calcext:value-type="float">
            <text:p>0.946571052074432</text:p>
          </table:table-cell>
          <table:table-cell table:number-columns-repeated="2"/>
        </table:table-row>
        <table:table-row table:style-name="ro1">
          <table:table-cell office:value-type="float" office:value="0.946642160415649" calcext:value-type="float">
            <text:p>0.946642160415649</text:p>
          </table:table-cell>
          <table:table-cell table:number-columns-repeated="2"/>
        </table:table-row>
        <table:table-row table:style-name="ro1">
          <table:table-cell office:value-type="float" office:value="0.946672737598419" calcext:value-type="float">
            <text:p>0.946672737598419</text:p>
          </table:table-cell>
          <table:table-cell table:number-columns-repeated="2"/>
        </table:table-row>
        <table:table-row table:style-name="ro1">
          <table:table-cell office:value-type="float" office:value="0.941968083381653" calcext:value-type="float">
            <text:p>0.941968083381653</text:p>
          </table:table-cell>
          <table:table-cell table:number-columns-repeated="2"/>
        </table:table-row>
        <table:table-row table:style-name="ro1">
          <table:table-cell office:value-type="float" office:value="0.941944122314453" calcext:value-type="float">
            <text:p>0.941944122314453</text:p>
          </table:table-cell>
          <table:table-cell table:number-columns-repeated="2"/>
        </table:table-row>
        <table:table-row table:style-name="ro1">
          <table:table-cell office:value-type="float" office:value="0.941657423973084" calcext:value-type="float">
            <text:p>0.941657423973084</text:p>
          </table:table-cell>
          <table:table-cell table:number-columns-repeated="2"/>
        </table:table-row>
        <table:table-row table:style-name="ro1">
          <table:table-cell office:value-type="float" office:value="0.942443549633026" calcext:value-type="float">
            <text:p>0.942443549633026</text:p>
          </table:table-cell>
          <table:table-cell table:number-columns-repeated="2"/>
        </table:table-row>
        <table:table-row table:style-name="ro1">
          <table:table-cell office:value-type="float" office:value="0.94240403175354" calcext:value-type="float">
            <text:p>0.94240403175354</text:p>
          </table:table-cell>
          <table:table-cell table:number-columns-repeated="2"/>
        </table:table-row>
        <table:table-row table:style-name="ro1">
          <table:table-cell office:value-type="float" office:value="0.931702256202698" calcext:value-type="float">
            <text:p>0.931702256202698</text:p>
          </table:table-cell>
          <table:table-cell table:number-columns-repeated="2"/>
        </table:table-row>
        <table:table-row table:style-name="ro1">
          <table:table-cell office:value-type="float" office:value="0.931774199008942" calcext:value-type="float">
            <text:p>0.931774199008942</text:p>
          </table:table-cell>
          <table:table-cell table:number-columns-repeated="2"/>
        </table:table-row>
        <table:table-row table:style-name="ro1">
          <table:table-cell office:value-type="float" office:value="0.93177205324173" calcext:value-type="float">
            <text:p>0.93177205324173</text:p>
          </table:table-cell>
          <table:table-cell table:number-columns-repeated="2"/>
        </table:table-row>
        <table:table-row table:style-name="ro1">
          <table:table-cell office:value-type="float" office:value="0.913432538509369" calcext:value-type="float">
            <text:p>0.913432538509369</text:p>
          </table:table-cell>
          <table:table-cell table:number-columns-repeated="2"/>
        </table:table-row>
        <table:table-row table:style-name="ro1">
          <table:table-cell office:value-type="float" office:value="0.913527965545654" calcext:value-type="float">
            <text:p>0.913527965545654</text:p>
          </table:table-cell>
          <table:table-cell table:number-columns-repeated="2"/>
        </table:table-row>
        <table:table-row table:style-name="ro1">
          <table:table-cell office:value-type="float" office:value="0.913473308086395" calcext:value-type="float">
            <text:p>0.913473308086395</text:p>
          </table:table-cell>
          <table:table-cell table:number-columns-repeated="2"/>
        </table:table-row>
        <table:table-row table:style-name="ro1">
          <table:table-cell office:value-type="float" office:value="0.915712535381317" calcext:value-type="float">
            <text:p>0.915712535381317</text:p>
          </table:table-cell>
          <table:table-cell table:number-columns-repeated="2"/>
        </table:table-row>
        <table:table-row table:style-name="ro1">
          <table:table-cell office:value-type="float" office:value="0.915676534175873" calcext:value-type="float">
            <text:p>0.915676534175873</text:p>
          </table:table-cell>
          <table:table-cell table:number-columns-repeated="2"/>
        </table:table-row>
        <table:table-row table:style-name="ro1">
          <table:table-cell office:value-type="float" office:value="0.91600751876831" calcext:value-type="float">
            <text:p>0.91600751876831</text:p>
          </table:table-cell>
          <table:table-cell table:number-columns-repeated="2"/>
        </table:table-row>
        <table:table-row table:style-name="ro1">
          <table:table-cell office:value-type="float" office:value="0.910737216472626" calcext:value-type="float">
            <text:p>0.910737216472626</text:p>
          </table:table-cell>
          <table:table-cell table:number-columns-repeated="2"/>
        </table:table-row>
        <table:table-row table:style-name="ro1">
          <table:table-cell office:value-type="float" office:value="0.911959230899811" calcext:value-type="float">
            <text:p>0.911959230899811</text:p>
          </table:table-cell>
          <table:table-cell table:number-columns-repeated="2"/>
        </table:table-row>
        <table:table-row table:style-name="ro1">
          <table:table-cell office:value-type="float" office:value="0.914210915565491" calcext:value-type="float">
            <text:p>0.914210915565491</text:p>
          </table:table-cell>
          <table:table-cell table:number-columns-repeated="2"/>
        </table:table-row>
        <table:table-row table:style-name="ro1">
          <table:table-cell office:value-type="float" office:value="0.937044441699982" calcext:value-type="float">
            <text:p>0.937044441699982</text:p>
          </table:table-cell>
          <table:table-cell table:number-columns-repeated="2"/>
        </table:table-row>
        <table:table-row table:style-name="ro1">
          <table:table-cell office:value-type="float" office:value="0.937009513378143" calcext:value-type="float">
            <text:p>0.937009513378143</text:p>
          </table:table-cell>
          <table:table-cell table:number-columns-repeated="2"/>
        </table:table-row>
        <table:table-row table:style-name="ro1">
          <table:table-cell office:value-type="float" office:value="0.937075734138489" calcext:value-type="float">
            <text:p>0.937075734138489</text:p>
          </table:table-cell>
          <table:table-cell table:number-columns-repeated="2"/>
        </table:table-row>
        <table:table-row table:style-name="ro1">
          <table:table-cell office:value-type="float" office:value="0.939318060874939" calcext:value-type="float">
            <text:p>0.939318060874939</text:p>
          </table:table-cell>
          <table:table-cell table:number-columns-repeated="2"/>
        </table:table-row>
        <table:table-row table:style-name="ro1">
          <table:table-cell office:value-type="float" office:value="0.93937224149704" calcext:value-type="float">
            <text:p>0.93937224149704</text:p>
          </table:table-cell>
          <table:table-cell table:number-columns-repeated="2"/>
        </table:table-row>
        <table:table-row table:style-name="ro1">
          <table:table-cell office:value-type="float" office:value="0.93888795375824" calcext:value-type="float">
            <text:p>0.93888795375824</text:p>
          </table:table-cell>
          <table:table-cell table:number-columns-repeated="2"/>
        </table:table-row>
        <table:table-row table:style-name="ro1">
          <table:table-cell office:value-type="float" office:value="0.927198052406311" calcext:value-type="float">
            <text:p>0.927198052406311</text:p>
          </table:table-cell>
          <table:table-cell table:number-columns-repeated="2"/>
        </table:table-row>
        <table:table-row table:style-name="ro1">
          <table:table-cell office:value-type="float" office:value="0.927239835262299" calcext:value-type="float">
            <text:p>0.927239835262299</text:p>
          </table:table-cell>
          <table:table-cell table:number-columns-repeated="2"/>
        </table:table-row>
        <table:table-row table:style-name="ro1">
          <table:table-cell office:value-type="float" office:value="0.92737227678299" calcext:value-type="float">
            <text:p>0.92737227678299</text:p>
          </table:table-cell>
          <table:table-cell table:number-columns-repeated="2"/>
        </table:table-row>
        <table:table-row table:style-name="ro1">
          <table:table-cell office:value-type="float" office:value="0.900770008563995" calcext:value-type="float">
            <text:p>0.900770008563995</text:p>
          </table:table-cell>
          <table:table-cell table:number-columns-repeated="2"/>
        </table:table-row>
        <table:table-row table:style-name="ro1">
          <table:table-cell office:value-type="float" office:value="0.901410102844238" calcext:value-type="float">
            <text:p>0.901410102844238</text:p>
          </table:table-cell>
          <table:table-cell table:number-columns-repeated="2"/>
        </table:table-row>
        <table:table-row table:style-name="ro1">
          <table:table-cell office:value-type="float" office:value="0.901471853256226" calcext:value-type="float">
            <text:p>0.901471853256226</text:p>
          </table:table-cell>
          <table:table-cell table:number-columns-repeated="2"/>
        </table:table-row>
        <table:table-row table:style-name="ro1">
          <table:table-cell office:value-type="float" office:value="0.921104788780212" calcext:value-type="float">
            <text:p>0.921104788780212</text:p>
          </table:table-cell>
          <table:table-cell table:number-columns-repeated="2"/>
        </table:table-row>
        <table:table-row table:style-name="ro1">
          <table:table-cell office:value-type="float" office:value="0.920618057250977" calcext:value-type="float">
            <text:p>0.920618057250977</text:p>
          </table:table-cell>
          <table:table-cell table:number-columns-repeated="2"/>
        </table:table-row>
        <table:table-row table:style-name="ro1">
          <table:table-cell office:value-type="float" office:value="0.920869171619415" calcext:value-type="float">
            <text:p>0.920869171619415</text:p>
          </table:table-cell>
          <table:table-cell table:number-columns-repeated="2"/>
        </table:table-row>
        <table:table-row table:style-name="ro1">
          <table:table-cell office:value-type="float" office:value="0.931914746761322" calcext:value-type="float">
            <text:p>0.931914746761322</text:p>
          </table:table-cell>
          <table:table-cell table:number-columns-repeated="2"/>
        </table:table-row>
        <table:table-row table:style-name="ro1">
          <table:table-cell office:value-type="float" office:value="0.931936025619507" calcext:value-type="float">
            <text:p>0.931936025619507</text:p>
          </table:table-cell>
          <table:table-cell table:number-columns-repeated="2"/>
        </table:table-row>
        <table:table-row table:style-name="ro1">
          <table:table-cell office:value-type="float" office:value="0.812625885009766" calcext:value-type="float">
            <text:p>0.812625885009766</text:p>
          </table:table-cell>
          <table:table-cell table:number-columns-repeated="2"/>
        </table:table-row>
        <table:table-row table:style-name="ro1">
          <table:table-cell office:value-type="float" office:value="0.810630679130554" calcext:value-type="float">
            <text:p>0.810630679130554</text:p>
          </table:table-cell>
          <table:table-cell table:number-columns-repeated="2"/>
        </table:table-row>
        <table:table-row table:style-name="ro1">
          <table:table-cell office:value-type="float" office:value="0.811735510826111" calcext:value-type="float">
            <text:p>0.811735510826111</text:p>
          </table:table-cell>
          <table:table-cell table:number-columns-repeated="2"/>
        </table:table-row>
        <table:table-row table:style-name="ro1">
          <table:table-cell office:value-type="float" office:value="0.914053499698639" calcext:value-type="float">
            <text:p>0.914053499698639</text:p>
          </table:table-cell>
          <table:table-cell table:number-columns-repeated="2"/>
        </table:table-row>
        <table:table-row table:style-name="ro1">
          <table:table-cell office:value-type="float" office:value="0.914536774158478" calcext:value-type="float">
            <text:p>0.914536774158478</text:p>
          </table:table-cell>
          <table:table-cell table:number-columns-repeated="2"/>
        </table:table-row>
        <table:table-row table:style-name="ro1">
          <table:table-cell office:value-type="float" office:value="0.914551377296448" calcext:value-type="float">
            <text:p>0.914551377296448</text:p>
          </table:table-cell>
          <table:table-cell table:number-columns-repeated="2"/>
        </table:table-row>
        <table:table-row table:style-name="ro1">
          <table:table-cell office:value-type="float" office:value="0.92578125" calcext:value-type="float">
            <text:p>0.92578125</text:p>
          </table:table-cell>
          <table:table-cell table:number-columns-repeated="2"/>
        </table:table-row>
        <table:table-row table:style-name="ro1">
          <table:table-cell office:value-type="float" office:value="0.925734221935272" calcext:value-type="float">
            <text:p>0.925734221935272</text:p>
          </table:table-cell>
          <table:table-cell table:number-columns-repeated="2"/>
        </table:table-row>
        <table:table-row table:style-name="ro1">
          <table:table-cell office:value-type="float" office:value="0.925944328308106" calcext:value-type="float">
            <text:p>0.925944328308106</text:p>
          </table:table-cell>
          <table:table-cell table:number-columns-repeated="2"/>
        </table:table-row>
        <table:table-row table:style-name="ro1">
          <table:table-cell office:value-type="float" office:value="0.928130865097046" calcext:value-type="float">
            <text:p>0.928130865097046</text:p>
          </table:table-cell>
          <table:table-cell table:number-columns-repeated="2"/>
        </table:table-row>
        <table:table-row table:style-name="ro1">
          <table:table-cell office:value-type="float" office:value="0.928183674812317" calcext:value-type="float">
            <text:p>0.928183674812317</text:p>
          </table:table-cell>
          <table:table-cell table:number-columns-repeated="2"/>
        </table:table-row>
        <table:table-row table:style-name="ro1">
          <table:table-cell office:value-type="float" office:value="0.928152501583099" calcext:value-type="float">
            <text:p>0.928152501583099</text:p>
          </table:table-cell>
          <table:table-cell table:number-columns-repeated="2"/>
        </table:table-row>
        <table:table-row table:style-name="ro1">
          <table:table-cell office:value-type="float" office:value="0.881577074527741" calcext:value-type="float">
            <text:p>0.881577074527741</text:p>
          </table:table-cell>
          <table:table-cell table:number-columns-repeated="2"/>
        </table:table-row>
        <table:table-row table:style-name="ro1">
          <table:table-cell office:value-type="float" office:value="0.879865765571594" calcext:value-type="float">
            <text:p>0.879865765571594</text:p>
          </table:table-cell>
          <table:table-cell table:number-columns-repeated="2"/>
        </table:table-row>
        <table:table-row table:style-name="ro1">
          <table:table-cell office:value-type="float" office:value="0.879746198654175" calcext:value-type="float">
            <text:p>0.879746198654175</text:p>
          </table:table-cell>
          <table:table-cell table:number-columns-repeated="2"/>
        </table:table-row>
        <table:table-row table:style-name="ro1">
          <table:table-cell office:value-type="float" office:value="0.805738151073456" calcext:value-type="float">
            <text:p>0.805738151073456</text:p>
          </table:table-cell>
          <table:table-cell table:number-columns-repeated="2"/>
        </table:table-row>
        <table:table-row table:style-name="ro1">
          <table:table-cell office:value-type="float" office:value="0.809499204158783" calcext:value-type="float">
            <text:p>0.809499204158783</text:p>
          </table:table-cell>
          <table:table-cell table:number-columns-repeated="2"/>
        </table:table-row>
        <table:table-row table:style-name="ro1">
          <table:table-cell office:value-type="float" office:value="0.813077926635742" calcext:value-type="float">
            <text:p>0.813077926635742</text:p>
          </table:table-cell>
          <table:table-cell table:number-columns-repeated="2"/>
        </table:table-row>
        <table:table-row table:style-name="ro1">
          <table:table-cell office:value-type="float" office:value="0.789426326751709" calcext:value-type="float">
            <text:p>0.789426326751709</text:p>
          </table:table-cell>
          <table:table-cell table:number-columns-repeated="2"/>
        </table:table-row>
        <table:table-row table:style-name="ro1">
          <table:table-cell office:value-type="float" office:value="0.788761854171753" calcext:value-type="float">
            <text:p>0.788761854171753</text:p>
          </table:table-cell>
          <table:table-cell table:number-columns-repeated="2"/>
        </table:table-row>
        <table:table-row table:style-name="ro1">
          <table:table-cell office:value-type="float" office:value="0.787160694599152" calcext:value-type="float">
            <text:p>0.787160694599152</text:p>
          </table:table-cell>
          <table:table-cell table:number-columns-repeated="2"/>
        </table:table-row>
        <table:table-row table:style-name="ro1">
          <table:table-cell office:value-type="float" office:value="0.637765288352966" calcext:value-type="float">
            <text:p>0.637765288352966</text:p>
          </table:table-cell>
          <table:table-cell table:number-columns-repeated="2"/>
        </table:table-row>
        <table:table-row table:style-name="ro1">
          <table:table-cell office:value-type="float" office:value="0.63611227273941" calcext:value-type="float">
            <text:p>0.63611227273941</text:p>
          </table:table-cell>
          <table:table-cell table:number-columns-repeated="2"/>
        </table:table-row>
        <table:table-row table:style-name="ro1">
          <table:table-cell office:value-type="float" office:value="0.635897040367126" calcext:value-type="float">
            <text:p>0.635897040367126</text:p>
          </table:table-cell>
          <table:table-cell table:number-columns-repeated="2"/>
        </table:table-row>
        <table:table-row table:style-name="ro1">
          <table:table-cell office:value-type="float" office:value="0.404230684041977" calcext:value-type="float">
            <text:p>0.404230684041977</text:p>
          </table:table-cell>
          <table:table-cell table:number-columns-repeated="2"/>
        </table:table-row>
        <table:table-row table:style-name="ro1">
          <table:table-cell office:value-type="float" office:value="0.398994356393814" calcext:value-type="float">
            <text:p>0.398994356393814</text:p>
          </table:table-cell>
          <table:table-cell table:number-columns-repeated="2"/>
        </table:table-row>
        <table:table-row table:style-name="ro1">
          <table:table-cell office:value-type="float" office:value="0.394515216350555" calcext:value-type="float">
            <text:p>0.394515216350555</text:p>
          </table:table-cell>
          <table:table-cell table:number-columns-repeated="2"/>
        </table:table-row>
        <table:table-row table:style-name="ro1">
          <table:table-cell office:value-type="float" office:value="0.582516610622406" calcext:value-type="float">
            <text:p>0.582516610622406</text:p>
          </table:table-cell>
          <table:table-cell table:number-columns-repeated="2"/>
        </table:table-row>
        <table:table-row table:style-name="ro1">
          <table:table-cell office:value-type="float" office:value="0.583234250545502" calcext:value-type="float">
            <text:p>0.583234250545502</text:p>
          </table:table-cell>
          <table:table-cell table:number-columns-repeated="2"/>
        </table:table-row>
        <table:table-row table:style-name="ro1">
          <table:table-cell office:value-type="float" office:value="0.348426103591919" calcext:value-type="float">
            <text:p>0.348426103591919</text:p>
          </table:table-cell>
          <table:table-cell table:number-columns-repeated="2"/>
        </table:table-row>
        <table:table-row table:style-name="ro1">
          <table:table-cell office:value-type="float" office:value="0.347156286239624" calcext:value-type="float">
            <text:p>0.347156286239624</text:p>
          </table:table-cell>
          <table:table-cell table:number-columns-repeated="2"/>
        </table:table-row>
        <table:table-row table:style-name="ro1">
          <table:table-cell office:value-type="float" office:value="0.341739445924759" calcext:value-type="float">
            <text:p>0.341739445924759</text:p>
          </table:table-cell>
          <table:table-cell table:number-columns-repeated="2"/>
        </table:table-row>
        <table:table-row table:style-name="ro1">
          <table:table-cell office:value-type="float" office:value="0.36196157336235" calcext:value-type="float">
            <text:p>0.36196157336235</text:p>
          </table:table-cell>
          <table:table-cell table:number-columns-repeated="2"/>
        </table:table-row>
        <table:table-row table:style-name="ro1">
          <table:table-cell office:value-type="float" office:value="0.372531622648239" calcext:value-type="float">
            <text:p>0.372531622648239</text:p>
          </table:table-cell>
          <table:table-cell table:number-columns-repeated="2"/>
        </table:table-row>
        <table:table-row table:style-name="ro1">
          <table:table-cell office:value-type="float" office:value="0.378320395946503" calcext:value-type="float">
            <text:p>0.378320395946503</text:p>
          </table:table-cell>
          <table:table-cell table:number-columns-repeated="2"/>
        </table:table-row>
        <table:table-row table:style-name="ro1">
          <table:table-cell office:value-type="float" office:value="0.357684284448624" calcext:value-type="float">
            <text:p>0.357684284448624</text:p>
          </table:table-cell>
          <table:table-cell table:number-columns-repeated="2"/>
        </table:table-row>
        <table:table-row table:style-name="ro1">
          <table:table-cell office:value-type="float" office:value="0.355286031961441" calcext:value-type="float">
            <text:p>0.355286031961441</text:p>
          </table:table-cell>
          <table:table-cell table:number-columns-repeated="2"/>
        </table:table-row>
        <table:table-row table:style-name="ro1">
          <table:table-cell office:value-type="float" office:value="0.34623858332634" calcext:value-type="float">
            <text:p>0.34623858332634</text:p>
          </table:table-cell>
          <table:table-cell table:number-columns-repeated="2"/>
        </table:table-row>
        <table:table-row table:style-name="ro1">
          <table:table-cell office:value-type="float" office:value="0.833204865455627" calcext:value-type="float">
            <text:p>0.833204865455627</text:p>
          </table:table-cell>
          <table:table-cell table:number-columns-repeated="2"/>
        </table:table-row>
        <table:table-row table:style-name="ro1">
          <table:table-cell office:value-type="float" office:value="0.833365976810455" calcext:value-type="float">
            <text:p>0.833365976810455</text:p>
          </table:table-cell>
          <table:table-cell table:number-columns-repeated="2"/>
        </table:table-row>
        <table:table-row table:style-name="ro1">
          <table:table-cell office:value-type="float" office:value="0.832288920879364" calcext:value-type="float">
            <text:p>0.832288920879364</text:p>
          </table:table-cell>
          <table:table-cell table:number-columns-repeated="2"/>
        </table:table-row>
        <table:table-row table:style-name="ro1">
          <table:table-cell office:value-type="float" office:value="0.891564607620239" calcext:value-type="float">
            <text:p>0.891564607620239</text:p>
          </table:table-cell>
          <table:table-cell table:number-columns-repeated="2"/>
        </table:table-row>
        <table:table-row table:style-name="ro1">
          <table:table-cell office:value-type="float" office:value="0.890359044075012" calcext:value-type="float">
            <text:p>0.890359044075012</text:p>
          </table:table-cell>
          <table:table-cell table:number-columns-repeated="2"/>
        </table:table-row>
        <table:table-row table:style-name="ro1">
          <table:table-cell office:value-type="float" office:value="0.890475273132324" calcext:value-type="float">
            <text:p>0.890475273132324</text:p>
          </table:table-cell>
          <table:table-cell table:number-columns-repeated="2"/>
        </table:table-row>
        <table:table-row table:style-name="ro1">
          <table:table-cell office:value-type="float" office:value="0.827084302902222" calcext:value-type="float">
            <text:p>0.827084302902222</text:p>
          </table:table-cell>
          <table:table-cell table:number-columns-repeated="2"/>
        </table:table-row>
        <table:table-row table:style-name="ro1">
          <table:table-cell office:value-type="float" office:value="0.829784572124481" calcext:value-type="float">
            <text:p>0.829784572124481</text:p>
          </table:table-cell>
          <table:table-cell table:number-columns-repeated="2"/>
        </table:table-row>
        <table:table-row table:style-name="ro1">
          <table:table-cell office:value-type="float" office:value="0.827785551548004" calcext:value-type="float">
            <text:p>0.827785551548004</text:p>
          </table:table-cell>
          <table:table-cell table:number-columns-repeated="2"/>
        </table:table-row>
        <table:table-row table:style-name="ro1">
          <table:table-cell office:value-type="float" office:value="0.860356509685516" calcext:value-type="float">
            <text:p>0.860356509685516</text:p>
          </table:table-cell>
          <table:table-cell table:number-columns-repeated="2"/>
        </table:table-row>
        <table:table-row table:style-name="ro1">
          <table:table-cell office:value-type="float" office:value="0.860260367393494" calcext:value-type="float">
            <text:p>0.860260367393494</text:p>
          </table:table-cell>
          <table:table-cell table:number-columns-repeated="2"/>
        </table:table-row>
        <table:table-row table:style-name="ro1">
          <table:table-cell office:value-type="float" office:value="0.859959661960602" calcext:value-type="float">
            <text:p>0.859959661960602</text:p>
          </table:table-cell>
          <table:table-cell table:number-columns-repeated="2"/>
        </table:table-row>
        <table:table-row table:style-name="ro1">
          <table:table-cell office:value-type="float" office:value="0.821635603904724" calcext:value-type="float">
            <text:p>0.821635603904724</text:p>
          </table:table-cell>
          <table:table-cell table:number-columns-repeated="2"/>
        </table:table-row>
        <table:table-row table:style-name="ro1">
          <table:table-cell office:value-type="float" office:value="0.821329832077026" calcext:value-type="float">
            <text:p>0.821329832077026</text:p>
          </table:table-cell>
          <table:table-cell table:number-columns-repeated="2"/>
        </table:table-row>
        <table:table-row table:style-name="ro1">
          <table:table-cell office:value-type="float" office:value="0.743992269039154" calcext:value-type="float">
            <text:p>0.743992269039154</text:p>
          </table:table-cell>
          <table:table-cell table:number-columns-repeated="2"/>
        </table:table-row>
        <table:table-row table:style-name="ro1">
          <table:table-cell office:value-type="float" office:value="0.741855621337891" calcext:value-type="float">
            <text:p>0.741855621337891</text:p>
          </table:table-cell>
          <table:table-cell table:number-columns-repeated="2"/>
        </table:table-row>
        <table:table-row table:style-name="ro1">
          <table:table-cell office:value-type="float" office:value="0.742586851119995" calcext:value-type="float">
            <text:p>0.742586851119995</text:p>
          </table:table-cell>
          <table:table-cell table:number-columns-repeated="2"/>
        </table:table-row>
        <table:table-row table:style-name="ro1">
          <table:table-cell office:value-type="float" office:value="0.831618189811706" calcext:value-type="float">
            <text:p>0.831618189811706</text:p>
          </table:table-cell>
          <table:table-cell table:number-columns-repeated="2"/>
        </table:table-row>
        <table:table-row table:style-name="ro1">
          <table:table-cell office:value-type="float" office:value="0.832724094390869" calcext:value-type="float">
            <text:p>0.832724094390869</text:p>
          </table:table-cell>
          <table:table-cell table:number-columns-repeated="2"/>
        </table:table-row>
        <table:table-row table:style-name="ro1">
          <table:table-cell office:value-type="float" office:value="0.834870457649231" calcext:value-type="float">
            <text:p>0.834870457649231</text:p>
          </table:table-cell>
          <table:table-cell table:number-columns-repeated="2"/>
        </table:table-row>
        <table:table-row table:style-name="ro1">
          <table:table-cell office:value-type="float" office:value="0.805884718894959" calcext:value-type="float">
            <text:p>0.805884718894959</text:p>
          </table:table-cell>
          <table:table-cell table:number-columns-repeated="2"/>
        </table:table-row>
        <table:table-row table:style-name="ro1">
          <table:table-cell office:value-type="float" office:value="0.805916726589203" calcext:value-type="float">
            <text:p>0.805916726589203</text:p>
          </table:table-cell>
          <table:table-cell table:number-columns-repeated="2"/>
        </table:table-row>
        <table:table-row table:style-name="ro1">
          <table:table-cell office:value-type="float" office:value="0.805234909057617" calcext:value-type="float">
            <text:p>0.805234909057617</text:p>
          </table:table-cell>
          <table:table-cell table:number-columns-repeated="2"/>
        </table:table-row>
        <table:table-row table:style-name="ro1">
          <table:table-cell office:value-type="float" office:value="0.542002975940704" calcext:value-type="float">
            <text:p>0.542002975940704</text:p>
          </table:table-cell>
          <table:table-cell table:number-columns-repeated="2"/>
        </table:table-row>
        <table:table-row table:style-name="ro1">
          <table:table-cell office:value-type="float" office:value="0.535624504089356" calcext:value-type="float">
            <text:p>0.535624504089356</text:p>
          </table:table-cell>
          <table:table-cell table:number-columns-repeated="2"/>
        </table:table-row>
        <table:table-row table:style-name="ro1">
          <table:table-cell office:value-type="float" office:value="0.551416635513306" calcext:value-type="float">
            <text:p>0.551416635513306</text:p>
          </table:table-cell>
          <table:table-cell table:number-columns-repeated="2"/>
        </table:table-row>
        <table:table-row table:style-name="ro1">
          <table:table-cell office:value-type="float" office:value="0.833228409290314" calcext:value-type="float">
            <text:p>0.833228409290314</text:p>
          </table:table-cell>
          <table:table-cell table:number-columns-repeated="2"/>
        </table:table-row>
        <table:table-row table:style-name="ro1">
          <table:table-cell office:value-type="float" office:value="0.832502841949463" calcext:value-type="float">
            <text:p>0.832502841949463</text:p>
          </table:table-cell>
          <table:table-cell table:number-columns-repeated="2"/>
        </table:table-row>
        <table:table-row table:style-name="ro1">
          <table:table-cell office:value-type="float" office:value="0.831051111221314" calcext:value-type="float">
            <text:p>0.831051111221314</text:p>
          </table:table-cell>
          <table:table-cell table:number-columns-repeated="2"/>
        </table:table-row>
        <table:table-row table:style-name="ro1">
          <table:table-cell office:value-type="float" office:value="0.765698075294495" calcext:value-type="float">
            <text:p>0.765698075294495</text:p>
          </table:table-cell>
          <table:table-cell table:number-columns-repeated="2"/>
        </table:table-row>
        <table:table-row table:style-name="ro1">
          <table:table-cell office:value-type="float" office:value="0.764216601848602" calcext:value-type="float">
            <text:p>0.764216601848602</text:p>
          </table:table-cell>
          <table:table-cell table:number-columns-repeated="2"/>
        </table:table-row>
        <table:table-row table:style-name="ro1">
          <table:table-cell office:value-type="float" office:value="0.766872406005859" calcext:value-type="float">
            <text:p>0.766872406005859</text:p>
          </table:table-cell>
          <table:table-cell table:number-columns-repeated="2"/>
        </table:table-row>
        <table:table-row table:style-name="ro1">
          <table:table-cell office:value-type="float" office:value="0.826179087162018" calcext:value-type="float">
            <text:p>0.826179087162018</text:p>
          </table:table-cell>
          <table:table-cell table:number-columns-repeated="2"/>
        </table:table-row>
        <table:table-row table:style-name="ro1">
          <table:table-cell office:value-type="float" office:value="0.828231453895569" calcext:value-type="float">
            <text:p>0.828231453895569</text:p>
          </table:table-cell>
          <table:table-cell table:number-columns-repeated="2"/>
        </table:table-row>
        <table:table-row table:style-name="ro1">
          <table:table-cell office:value-type="float" office:value="0.82771897315979" calcext:value-type="float">
            <text:p>0.82771897315979</text:p>
          </table:table-cell>
          <table:table-cell table:number-columns-repeated="2"/>
        </table:table-row>
        <table:table-row table:style-name="ro1">
          <table:table-cell office:value-type="float" office:value="0.835981845855713" calcext:value-type="float">
            <text:p>0.835981845855713</text:p>
          </table:table-cell>
          <table:table-cell table:number-columns-repeated="2"/>
        </table:table-row>
        <table:table-row table:style-name="ro1">
          <table:table-cell office:value-type="float" office:value="0.83209216594696" calcext:value-type="float">
            <text:p>0.83209216594696</text:p>
          </table:table-cell>
          <table:table-cell table:number-columns-repeated="2"/>
        </table:table-row>
        <table:table-row table:style-name="ro1">
          <table:table-cell office:value-type="float" office:value="0.832486927509308" calcext:value-type="float">
            <text:p>0.832486927509308</text:p>
          </table:table-cell>
          <table:table-cell table:number-columns-repeated="2"/>
        </table:table-row>
        <table:table-row table:style-name="ro1">
          <table:table-cell office:value-type="float" office:value="0.856152534484863" calcext:value-type="float">
            <text:p>0.856152534484863</text:p>
          </table:table-cell>
          <table:table-cell table:number-columns-repeated="2"/>
        </table:table-row>
        <table:table-row table:style-name="ro1">
          <table:table-cell office:value-type="float" office:value="0.856118142604828" calcext:value-type="float">
            <text:p>0.856118142604828</text:p>
          </table:table-cell>
          <table:table-cell table:number-columns-repeated="2"/>
        </table:table-row>
        <table:table-row table:style-name="ro1">
          <table:table-cell office:value-type="float" office:value="0.855842232704163" calcext:value-type="float">
            <text:p>0.855842232704163</text:p>
          </table:table-cell>
          <table:table-cell table:number-columns-repeated="2"/>
        </table:table-row>
        <table:table-row table:style-name="ro1">
          <table:table-cell office:value-type="float" office:value="0.762986361980438" calcext:value-type="float">
            <text:p>0.762986361980438</text:p>
          </table:table-cell>
          <table:table-cell table:number-columns-repeated="2"/>
        </table:table-row>
        <table:table-row table:style-name="ro1">
          <table:table-cell office:value-type="float" office:value="0.758501291275024" calcext:value-type="float">
            <text:p>0.758501291275024</text:p>
          </table:table-cell>
          <table:table-cell table:number-columns-repeated="2"/>
        </table:table-row>
        <table:table-row table:style-name="ro1">
          <table:table-cell office:value-type="float" office:value="0.733304858207703" calcext:value-type="float">
            <text:p>0.733304858207703</text:p>
          </table:table-cell>
          <table:table-cell table:number-columns-repeated="2"/>
        </table:table-row>
        <table:table-row table:style-name="ro1">
          <table:table-cell office:value-type="float" office:value="0.729976058006287" calcext:value-type="float">
            <text:p>0.729976058006287</text:p>
          </table:table-cell>
          <table:table-cell table:number-columns-repeated="2"/>
        </table:table-row>
        <table:table-row table:style-name="ro1">
          <table:table-cell office:value-type="float" office:value="0.730232954025269" calcext:value-type="float">
            <text:p>0.730232954025269</text:p>
          </table:table-cell>
          <table:table-cell table:number-columns-repeated="2"/>
        </table:table-row>
        <table:table-row table:style-name="ro1">
          <table:table-cell office:value-type="float" office:value="0.732851445674896" calcext:value-type="float">
            <text:p>0.732851445674896</text:p>
          </table:table-cell>
          <table:table-cell table:number-columns-repeated="2"/>
        </table:table-row>
        <table:table-row table:style-name="ro1">
          <table:table-cell office:value-type="float" office:value="0.728164553642273" calcext:value-type="float">
            <text:p>0.728164553642273</text:p>
          </table:table-cell>
          <table:table-cell table:number-columns-repeated="2"/>
        </table:table-row>
        <table:table-row table:style-name="ro1">
          <table:table-cell office:value-type="float" office:value="0.73023384809494" calcext:value-type="float">
            <text:p>0.73023384809494</text:p>
          </table:table-cell>
          <table:table-cell table:number-columns-repeated="2"/>
        </table:table-row>
        <table:table-row table:style-name="ro1">
          <table:table-cell office:value-type="float" office:value="0.684177577495575" calcext:value-type="float">
            <text:p>0.684177577495575</text:p>
          </table:table-cell>
          <table:table-cell table:number-columns-repeated="2"/>
        </table:table-row>
        <table:table-row table:style-name="ro1">
          <table:table-cell office:value-type="float" office:value="0.683969974517822" calcext:value-type="float">
            <text:p>0.683969974517822</text:p>
          </table:table-cell>
          <table:table-cell table:number-columns-repeated="2"/>
        </table:table-row>
        <table:table-row table:style-name="ro1">
          <table:table-cell office:value-type="float" office:value="0.685315251350403" calcext:value-type="float">
            <text:p>0.685315251350403</text:p>
          </table:table-cell>
          <table:table-cell table:number-columns-repeated="2"/>
        </table:table-row>
        <table:table-row table:style-name="ro1">
          <table:table-cell office:value-type="float" office:value="0.794715404510498" calcext:value-type="float">
            <text:p>0.794715404510498</text:p>
          </table:table-cell>
          <table:table-cell table:number-columns-repeated="2"/>
        </table:table-row>
        <table:table-row table:style-name="ro1">
          <table:table-cell office:value-type="float" office:value="0.79574465751648" calcext:value-type="float">
            <text:p>0.79574465751648</text:p>
          </table:table-cell>
          <table:table-cell table:number-columns-repeated="2"/>
        </table:table-row>
        <table:table-row table:style-name="ro1">
          <table:table-cell office:value-type="float" office:value="0.79427844285965" calcext:value-type="float">
            <text:p>0.79427844285965</text:p>
          </table:table-cell>
          <table:table-cell table:number-columns-repeated="2"/>
        </table:table-row>
        <table:table-row table:style-name="ro1">
          <table:table-cell office:value-type="float" office:value="0.881592631340027" calcext:value-type="float">
            <text:p>0.881592631340027</text:p>
          </table:table-cell>
          <table:table-cell table:number-columns-repeated="2"/>
        </table:table-row>
        <table:table-row table:style-name="ro1">
          <table:table-cell office:value-type="float" office:value="0.881228387355804" calcext:value-type="float">
            <text:p>0.881228387355804</text:p>
          </table:table-cell>
          <table:table-cell table:number-columns-repeated="2"/>
        </table:table-row>
        <table:table-row table:style-name="ro1">
          <table:table-cell office:value-type="float" office:value="0.881114959716797" calcext:value-type="float">
            <text:p>0.881114959716797</text:p>
          </table:table-cell>
          <table:table-cell table:number-columns-repeated="2"/>
        </table:table-row>
        <table:table-row table:style-name="ro1">
          <table:table-cell office:value-type="float" office:value="0.890628695487976" calcext:value-type="float">
            <text:p>0.890628695487976</text:p>
          </table:table-cell>
          <table:table-cell table:number-columns-repeated="2"/>
        </table:table-row>
        <table:table-row table:style-name="ro1">
          <table:table-cell office:value-type="float" office:value="0.890759706497192" calcext:value-type="float">
            <text:p>0.890759706497192</text:p>
          </table:table-cell>
          <table:table-cell table:number-columns-repeated="2"/>
        </table:table-row>
        <table:table-row table:style-name="ro1">
          <table:table-cell office:value-type="float" office:value="0.891046166419983" calcext:value-type="float">
            <text:p>0.891046166419983</text:p>
          </table:table-cell>
          <table:table-cell table:number-columns-repeated="2"/>
        </table:table-row>
        <table:table-row table:style-name="ro1">
          <table:table-cell office:value-type="float" office:value="0.897190570831299" calcext:value-type="float">
            <text:p>0.897190570831299</text:p>
          </table:table-cell>
          <table:table-cell table:number-columns-repeated="2"/>
        </table:table-row>
        <table:table-row table:style-name="ro1">
          <table:table-cell office:value-type="float" office:value="0.897309601306915" calcext:value-type="float">
            <text:p>0.897309601306915</text:p>
          </table:table-cell>
          <table:table-cell table:number-columns-repeated="2"/>
        </table:table-row>
        <table:table-row table:style-name="ro1">
          <table:table-cell office:value-type="float" office:value="0.897024154663086" calcext:value-type="float">
            <text:p>0.897024154663086</text:p>
          </table:table-cell>
          <table:table-cell table:number-columns-repeated="2"/>
        </table:table-row>
        <table:table-row table:style-name="ro1">
          <table:table-cell office:value-type="float" office:value="0.878455400466919" calcext:value-type="float">
            <text:p>0.878455400466919</text:p>
          </table:table-cell>
          <table:table-cell table:number-columns-repeated="2"/>
        </table:table-row>
        <table:table-row table:style-name="ro1">
          <table:table-cell office:value-type="float" office:value="0.878760933876038" calcext:value-type="float">
            <text:p>0.878760933876038</text:p>
          </table:table-cell>
          <table:table-cell table:number-columns-repeated="2"/>
        </table:table-row>
        <table:table-row table:style-name="ro1">
          <table:table-cell office:value-type="float" office:value="0.87912130355835" calcext:value-type="float">
            <text:p>0.87912130355835</text:p>
          </table:table-cell>
          <table:table-cell table:number-columns-repeated="2"/>
        </table:table-row>
        <table:table-row table:style-name="ro1">
          <table:table-cell office:value-type="float" office:value="0.822758316993713" calcext:value-type="float">
            <text:p>0.822758316993713</text:p>
          </table:table-cell>
          <table:table-cell table:number-columns-repeated="2"/>
        </table:table-row>
        <table:table-row table:style-name="ro1">
          <table:table-cell office:value-type="float" office:value="0.82625287771225" calcext:value-type="float">
            <text:p>0.82625287771225</text:p>
          </table:table-cell>
          <table:table-cell table:number-columns-repeated="2"/>
        </table:table-row>
        <table:table-row table:style-name="ro1">
          <table:table-cell office:value-type="float" office:value="0.828079283237457" calcext:value-type="float">
            <text:p>0.828079283237457</text:p>
          </table:table-cell>
          <table:table-cell table:number-columns-repeated="2"/>
        </table:table-row>
        <table:table-row table:style-name="ro1">
          <table:table-cell office:value-type="float" office:value="0.750888705253601" calcext:value-type="float">
            <text:p>0.750888705253601</text:p>
          </table:table-cell>
          <table:table-cell table:number-columns-repeated="2"/>
        </table:table-row>
        <table:table-row table:style-name="ro1">
          <table:table-cell office:value-type="float" office:value="0.751395165920258" calcext:value-type="float">
            <text:p>0.751395165920258</text:p>
          </table:table-cell>
          <table:table-cell table:number-columns-repeated="2"/>
        </table:table-row>
        <table:table-row table:style-name="ro1">
          <table:table-cell office:value-type="float" office:value="0.743108570575714" calcext:value-type="float">
            <text:p>0.743108570575714</text:p>
          </table:table-cell>
          <table:table-cell table:number-columns-repeated="2"/>
        </table:table-row>
        <table:table-row table:style-name="ro1">
          <table:table-cell office:value-type="float" office:value="0.739439010620117" calcext:value-type="float">
            <text:p>0.739439010620117</text:p>
          </table:table-cell>
          <table:table-cell table:number-columns-repeated="2"/>
        </table:table-row>
        <table:table-row table:style-name="ro1">
          <table:table-cell office:value-type="float" office:value="0.747754156589508" calcext:value-type="float">
            <text:p>0.747754156589508</text:p>
          </table:table-cell>
          <table:table-cell table:number-columns-repeated="2"/>
        </table:table-row>
        <table:table-row table:style-name="ro1">
          <table:table-cell office:value-type="float" office:value="0.789334535598755" calcext:value-type="float">
            <text:p>0.789334535598755</text:p>
          </table:table-cell>
          <table:table-cell table:number-columns-repeated="2"/>
        </table:table-row>
        <table:table-row table:style-name="ro1">
          <table:table-cell office:value-type="float" office:value="0.790405869483948" calcext:value-type="float">
            <text:p>0.790405869483948</text:p>
          </table:table-cell>
          <table:table-cell table:number-columns-repeated="2"/>
        </table:table-row>
        <table:table-row table:style-name="ro1">
          <table:table-cell office:value-type="float" office:value="0.790821254253387" calcext:value-type="float">
            <text:p>0.790821254253387</text:p>
          </table:table-cell>
          <table:table-cell table:number-columns-repeated="2"/>
        </table:table-row>
        <table:table-row table:style-name="ro1">
          <table:table-cell office:value-type="float" office:value="0.733905792236328" calcext:value-type="float">
            <text:p>0.733905792236328</text:p>
          </table:table-cell>
          <table:table-cell table:number-columns-repeated="2"/>
        </table:table-row>
        <table:table-row table:style-name="ro1">
          <table:table-cell office:value-type="float" office:value="0.732966780662537" calcext:value-type="float">
            <text:p>0.732966780662537</text:p>
          </table:table-cell>
          <table:table-cell table:number-columns-repeated="2"/>
        </table:table-row>
        <table:table-row table:style-name="ro1">
          <table:table-cell office:value-type="float" office:value="0.726195573806763" calcext:value-type="float">
            <text:p>0.726195573806763</text:p>
          </table:table-cell>
          <table:table-cell table:number-columns-repeated="2"/>
        </table:table-row>
        <table:table-row table:style-name="ro1">
          <table:table-cell office:value-type="float" office:value="0.755811095237732" calcext:value-type="float">
            <text:p>0.755811095237732</text:p>
          </table:table-cell>
          <table:table-cell table:number-columns-repeated="2"/>
        </table:table-row>
        <table:table-row table:style-name="ro1">
          <table:table-cell office:value-type="float" office:value="0.757722556591034" calcext:value-type="float">
            <text:p>0.757722556591034</text:p>
          </table:table-cell>
          <table:table-cell table:number-columns-repeated="2"/>
        </table:table-row>
        <table:table-row table:style-name="ro1">
          <table:table-cell office:value-type="float" office:value="0.757505416870117" calcext:value-type="float">
            <text:p>0.757505416870117</text:p>
          </table:table-cell>
          <table:table-cell table:number-columns-repeated="2"/>
        </table:table-row>
        <table:table-row table:style-name="ro1">
          <table:table-cell office:value-type="float" office:value="0.735611379146576" calcext:value-type="float">
            <text:p>0.735611379146576</text:p>
          </table:table-cell>
          <table:table-cell table:number-columns-repeated="2"/>
        </table:table-row>
        <table:table-row table:style-name="ro1">
          <table:table-cell office:value-type="float" office:value="0.737033843994141" calcext:value-type="float">
            <text:p>0.737033843994141</text:p>
          </table:table-cell>
          <table:table-cell table:number-columns-repeated="2"/>
        </table:table-row>
        <table:table-row table:style-name="ro1">
          <table:table-cell office:value-type="float" office:value="0.732488811016083" calcext:value-type="float">
            <text:p>0.732488811016083</text:p>
          </table:table-cell>
          <table:table-cell table:number-columns-repeated="2"/>
        </table:table-row>
        <table:table-row table:style-name="ro1">
          <table:table-cell office:value-type="float" office:value="0.848413050174713" calcext:value-type="float">
            <text:p>0.848413050174713</text:p>
          </table:table-cell>
          <table:table-cell table:number-columns-repeated="2"/>
        </table:table-row>
        <table:table-row table:style-name="ro1">
          <table:table-cell office:value-type="float" office:value="0.845690727233887" calcext:value-type="float">
            <text:p>0.845690727233887</text:p>
          </table:table-cell>
          <table:table-cell table:number-columns-repeated="2"/>
        </table:table-row>
        <table:table-row table:style-name="ro1">
          <table:table-cell office:value-type="float" office:value="0.847177028656006" calcext:value-type="float">
            <text:p>0.847177028656006</text:p>
          </table:table-cell>
          <table:table-cell table:number-columns-repeated="2"/>
        </table:table-row>
        <table:table-row table:style-name="ro1">
          <table:table-cell office:value-type="float" office:value="0.926782011985779" calcext:value-type="float">
            <text:p>0.926782011985779</text:p>
          </table:table-cell>
          <table:table-cell table:number-columns-repeated="2"/>
        </table:table-row>
        <table:table-row table:style-name="ro1">
          <table:table-cell office:value-type="float" office:value="0.926768600940704" calcext:value-type="float">
            <text:p>0.926768600940704</text:p>
          </table:table-cell>
          <table:table-cell table:number-columns-repeated="2"/>
        </table:table-row>
        <table:table-row table:style-name="ro1">
          <table:table-cell office:value-type="float" office:value="0.92706024646759" calcext:value-type="float">
            <text:p>0.92706024646759</text:p>
          </table:table-cell>
          <table:table-cell table:number-columns-repeated="2"/>
        </table:table-row>
        <table:table-row table:style-name="ro1">
          <table:table-cell office:value-type="float" office:value="0.929292321205139" calcext:value-type="float">
            <text:p>0.929292321205139</text:p>
          </table:table-cell>
          <table:table-cell table:number-columns-repeated="2"/>
        </table:table-row>
        <table:table-row table:style-name="ro1">
          <table:table-cell office:value-type="float" office:value="0.929294764995575" calcext:value-type="float">
            <text:p>0.929294764995575</text:p>
          </table:table-cell>
          <table:table-cell table:number-columns-repeated="2"/>
        </table:table-row>
        <table:table-row table:style-name="ro1">
          <table:table-cell office:value-type="float" office:value="0.92938643693924" calcext:value-type="float">
            <text:p>0.92938643693924</text:p>
          </table:table-cell>
          <table:table-cell table:number-columns-repeated="2"/>
        </table:table-row>
        <table:table-row table:style-name="ro1">
          <table:table-cell office:value-type="float" office:value="0.898083329200745" calcext:value-type="float">
            <text:p>0.898083329200745</text:p>
          </table:table-cell>
          <table:table-cell table:number-columns-repeated="2"/>
        </table:table-row>
        <table:table-row table:style-name="ro1">
          <table:table-cell office:value-type="float" office:value="0.898788690567017" calcext:value-type="float">
            <text:p>0.898788690567017</text:p>
          </table:table-cell>
          <table:table-cell table:number-columns-repeated="2"/>
        </table:table-row>
        <table:table-row table:style-name="ro1">
          <table:table-cell office:value-type="float" office:value="0.899097859859467" calcext:value-type="float">
            <text:p>0.899097859859467</text:p>
          </table:table-cell>
          <table:table-cell table:number-columns-repeated="2"/>
        </table:table-row>
        <table:table-row table:style-name="ro1">
          <table:table-cell office:value-type="float" office:value="0.897097170352936" calcext:value-type="float">
            <text:p>0.897097170352936</text:p>
          </table:table-cell>
          <table:table-cell table:number-columns-repeated="2"/>
        </table:table-row>
        <table:table-row table:style-name="ro1">
          <table:table-cell office:value-type="float" office:value="0.897159337997437" calcext:value-type="float">
            <text:p>0.897159337997437</text:p>
          </table:table-cell>
          <table:table-cell table:number-columns-repeated="2"/>
        </table:table-row>
        <table:table-row table:style-name="ro1">
          <table:table-cell office:value-type="float" office:value="0.824541747570038" calcext:value-type="float">
            <text:p>0.824541747570038</text:p>
          </table:table-cell>
          <table:table-cell table:number-columns-repeated="2"/>
        </table:table-row>
        <table:table-row table:style-name="ro1">
          <table:table-cell office:value-type="float" office:value="0.823139071464539" calcext:value-type="float">
            <text:p>0.823139071464539</text:p>
          </table:table-cell>
          <table:table-cell table:number-columns-repeated="2"/>
        </table:table-row>
        <table:table-row table:style-name="ro1">
          <table:table-cell office:value-type="float" office:value="0.822624564170837" calcext:value-type="float">
            <text:p>0.822624564170837</text:p>
          </table:table-cell>
          <table:table-cell table:number-columns-repeated="2"/>
        </table:table-row>
        <table:table-row table:style-name="ro1">
          <table:table-cell office:value-type="float" office:value="0.393931150436401" calcext:value-type="float">
            <text:p>0.393931150436401</text:p>
          </table:table-cell>
          <table:table-cell table:number-columns-repeated="2"/>
        </table:table-row>
        <table:table-row table:style-name="ro1">
          <table:table-cell office:value-type="float" office:value="0.394313782453537" calcext:value-type="float">
            <text:p>0.394313782453537</text:p>
          </table:table-cell>
          <table:table-cell table:number-columns-repeated="2"/>
        </table:table-row>
        <table:table-row table:style-name="ro1">
          <table:table-cell office:value-type="float" office:value="0.389911413192749" calcext:value-type="float">
            <text:p>0.389911413192749</text:p>
          </table:table-cell>
          <table:table-cell table:number-columns-repeated="2"/>
        </table:table-row>
        <table:table-row table:style-name="ro1">
          <table:table-cell office:value-type="float" office:value="0.844457924365997" calcext:value-type="float">
            <text:p>0.844457924365997</text:p>
          </table:table-cell>
          <table:table-cell table:number-columns-repeated="2"/>
        </table:table-row>
        <table:table-row table:style-name="ro1">
          <table:table-cell office:value-type="float" office:value="0.845096826553345" calcext:value-type="float">
            <text:p>0.845096826553345</text:p>
          </table:table-cell>
          <table:table-cell table:number-columns-repeated="2"/>
        </table:table-row>
        <table:table-row table:style-name="ro1">
          <table:table-cell office:value-type="float" office:value="0.845156371593475" calcext:value-type="float">
            <text:p>0.845156371593475</text:p>
          </table:table-cell>
          <table:table-cell table:number-columns-repeated="2"/>
        </table:table-row>
        <table:table-row table:style-name="ro1">
          <table:table-cell office:value-type="float" office:value="0.883343994617462" calcext:value-type="float">
            <text:p>0.883343994617462</text:p>
          </table:table-cell>
          <table:table-cell table:number-columns-repeated="2"/>
        </table:table-row>
        <table:table-row table:style-name="ro1">
          <table:table-cell office:value-type="float" office:value="0.88269180059433" calcext:value-type="float">
            <text:p>0.88269180059433</text:p>
          </table:table-cell>
          <table:table-cell table:number-columns-repeated="2"/>
        </table:table-row>
        <table:table-row table:style-name="ro1">
          <table:table-cell office:value-type="float" office:value="0.883311271667481" calcext:value-type="float">
            <text:p>0.883311271667481</text:p>
          </table:table-cell>
          <table:table-cell table:number-columns-repeated="2"/>
        </table:table-row>
        <table:table-row table:style-name="ro1">
          <table:table-cell office:value-type="float" office:value="0.765945315361023" calcext:value-type="float">
            <text:p>0.765945315361023</text:p>
          </table:table-cell>
          <table:table-cell table:number-columns-repeated="2"/>
        </table:table-row>
        <table:table-row table:style-name="ro1">
          <table:table-cell office:value-type="float" office:value="0.768571138381958" calcext:value-type="float">
            <text:p>0.768571138381958</text:p>
          </table:table-cell>
          <table:table-cell table:number-columns-repeated="2"/>
        </table:table-row>
        <table:table-row table:style-name="ro1">
          <table:table-cell office:value-type="float" office:value="0.766016244888306" calcext:value-type="float">
            <text:p>0.766016244888306</text:p>
          </table:table-cell>
          <table:table-cell table:number-columns-repeated="2"/>
        </table:table-row>
        <table:table-row table:style-name="ro1">
          <table:table-cell office:value-type="float" office:value="0.853802800178528" calcext:value-type="float">
            <text:p>0.853802800178528</text:p>
          </table:table-cell>
          <table:table-cell table:number-columns-repeated="2"/>
        </table:table-row>
        <table:table-row table:style-name="ro1">
          <table:table-cell office:value-type="float" office:value="0.852692067623138" calcext:value-type="float">
            <text:p>0.852692067623138</text:p>
          </table:table-cell>
          <table:table-cell table:number-columns-repeated="2"/>
        </table:table-row>
        <table:table-row table:style-name="ro1">
          <table:table-cell office:value-type="float" office:value="0.851991415023804" calcext:value-type="float">
            <text:p>0.851991415023804</text:p>
          </table:table-cell>
          <table:table-cell table:number-columns-repeated="2"/>
        </table:table-row>
        <table:table-row table:style-name="ro1">
          <table:table-cell office:value-type="float" office:value="0.838825166225433" calcext:value-type="float">
            <text:p>0.838825166225433</text:p>
          </table:table-cell>
          <table:table-cell table:number-columns-repeated="2"/>
        </table:table-row>
        <table:table-row table:style-name="ro1">
          <table:table-cell office:value-type="float" office:value="0.839305460453033" calcext:value-type="float">
            <text:p>0.839305460453033</text:p>
          </table:table-cell>
          <table:table-cell table:number-columns-repeated="2"/>
        </table:table-row>
        <table:table-row table:style-name="ro1">
          <table:table-cell office:value-type="float" office:value="0.837830305099487" calcext:value-type="float">
            <text:p>0.837830305099487</text:p>
          </table:table-cell>
          <table:table-cell table:number-columns-repeated="2"/>
        </table:table-row>
        <table:table-row table:style-name="ro1">
          <table:table-cell office:value-type="float" office:value="0.828570544719696" calcext:value-type="float">
            <text:p>0.828570544719696</text:p>
          </table:table-cell>
          <table:table-cell table:number-columns-repeated="2"/>
        </table:table-row>
        <table:table-row table:style-name="ro1">
          <table:table-cell office:value-type="float" office:value="0.826790630817413" calcext:value-type="float">
            <text:p>0.826790630817413</text:p>
          </table:table-cell>
          <table:table-cell table:number-columns-repeated="2"/>
        </table:table-row>
        <table:table-row table:style-name="ro1">
          <table:table-cell office:value-type="float" office:value="0.828097224235535" calcext:value-type="float">
            <text:p>0.828097224235535</text:p>
          </table:table-cell>
          <table:table-cell table:number-columns-repeated="2"/>
        </table:table-row>
        <table:table-row table:style-name="ro1">
          <table:table-cell office:value-type="float" office:value="0.738038837909699" calcext:value-type="float">
            <text:p>0.738038837909699</text:p>
          </table:table-cell>
          <table:table-cell table:number-columns-repeated="2"/>
        </table:table-row>
        <table:table-row table:style-name="ro1">
          <table:table-cell office:value-type="float" office:value="0.73714405298233" calcext:value-type="float">
            <text:p>0.73714405298233</text:p>
          </table:table-cell>
          <table:table-cell table:number-columns-repeated="2"/>
        </table:table-row>
        <table:table-row table:style-name="ro1">
          <table:table-cell office:value-type="float" office:value="0.82628732919693" calcext:value-type="float">
            <text:p>0.82628732919693</text:p>
          </table:table-cell>
          <table:table-cell table:number-columns-repeated="2"/>
        </table:table-row>
        <table:table-row table:style-name="ro1">
          <table:table-cell office:value-type="float" office:value="0.827119648456574" calcext:value-type="float">
            <text:p>0.827119648456574</text:p>
          </table:table-cell>
          <table:table-cell table:number-columns-repeated="2"/>
        </table:table-row>
        <table:table-row table:style-name="ro1">
          <table:table-cell office:value-type="float" office:value="0.825063824653626" calcext:value-type="float">
            <text:p>0.825063824653626</text:p>
          </table:table-cell>
          <table:table-cell table:number-columns-repeated="2"/>
        </table:table-row>
        <table:table-row table:style-name="ro1">
          <table:table-cell office:value-type="float" office:value="0.34497532248497" calcext:value-type="float">
            <text:p>0.34497532248497</text:p>
          </table:table-cell>
          <table:table-cell table:number-columns-repeated="2"/>
        </table:table-row>
        <table:table-row table:style-name="ro1">
          <table:table-cell office:value-type="float" office:value="0.868180990219116" calcext:value-type="float">
            <text:p>0.868180990219116</text:p>
          </table:table-cell>
          <table:table-cell table:number-columns-repeated="2"/>
        </table:table-row>
        <table:table-row table:style-name="ro1">
          <table:table-cell office:value-type="float" office:value="0.342770010232925" calcext:value-type="float">
            <text:p>0.342770010232925</text:p>
          </table:table-cell>
          <table:table-cell table:number-columns-repeated="2"/>
        </table:table-row>
        <table:table-row table:style-name="ro1">
          <table:table-cell office:value-type="float" office:value="0.868918001651764" calcext:value-type="float">
            <text:p>0.868918001651764</text:p>
          </table:table-cell>
          <table:table-cell table:number-columns-repeated="2"/>
        </table:table-row>
        <table:table-row table:style-name="ro1">
          <table:table-cell office:value-type="float" office:value="0.343128859996796" calcext:value-type="float">
            <text:p>0.343128859996796</text:p>
          </table:table-cell>
          <table:table-cell table:number-columns-repeated="2"/>
        </table:table-row>
        <table:table-row table:style-name="ro1">
          <table:table-cell office:value-type="float" office:value="0.869118452072144" calcext:value-type="float">
            <text:p>0.869118452072144</text:p>
          </table:table-cell>
          <table:table-cell table:number-columns-repeated="2"/>
        </table:table-row>
        <table:table-row table:style-name="ro1">
          <table:table-cell office:value-type="float" office:value="0.889067888259888" calcext:value-type="float">
            <text:p>0.889067888259888</text:p>
          </table:table-cell>
          <table:table-cell table:number-columns-repeated="2"/>
        </table:table-row>
        <table:table-row table:style-name="ro1">
          <table:table-cell office:value-type="float" office:value="0.888644754886627" calcext:value-type="float">
            <text:p>0.888644754886627</text:p>
          </table:table-cell>
          <table:table-cell table:number-columns-repeated="2"/>
        </table:table-row>
        <table:table-row table:style-name="ro1">
          <table:table-cell office:value-type="float" office:value="0.889079630374908" calcext:value-type="float">
            <text:p>0.889079630374908</text:p>
          </table:table-cell>
          <table:table-cell table:number-columns-repeated="2"/>
        </table:table-row>
        <table:table-row table:style-name="ro1">
          <table:table-cell office:value-type="float" office:value="0.903143763542175" calcext:value-type="float">
            <text:p>0.903143763542175</text:p>
          </table:table-cell>
          <table:table-cell table:number-columns-repeated="2"/>
        </table:table-row>
        <table:table-row table:style-name="ro1">
          <table:table-cell office:value-type="float" office:value="0.903033137321472" calcext:value-type="float">
            <text:p>0.903033137321472</text:p>
          </table:table-cell>
          <table:table-cell table:number-columns-repeated="2"/>
        </table:table-row>
        <table:table-row table:style-name="ro1">
          <table:table-cell office:value-type="float" office:value="0.902889668941498" calcext:value-type="float">
            <text:p>0.902889668941498</text:p>
          </table:table-cell>
          <table:table-cell table:number-columns-repeated="2"/>
        </table:table-row>
        <table:table-row table:style-name="ro1">
          <table:table-cell office:value-type="float" office:value="0.895618855953217" calcext:value-type="float">
            <text:p>0.895618855953217</text:p>
          </table:table-cell>
          <table:table-cell table:number-columns-repeated="2"/>
        </table:table-row>
        <table:table-row table:style-name="ro1">
          <table:table-cell office:value-type="float" office:value="0.895514309406281" calcext:value-type="float">
            <text:p>0.895514309406281</text:p>
          </table:table-cell>
          <table:table-cell table:number-columns-repeated="2"/>
        </table:table-row>
        <table:table-row table:style-name="ro1">
          <table:table-cell office:value-type="float" office:value="0.895308017730713" calcext:value-type="float">
            <text:p>0.895308017730713</text:p>
          </table:table-cell>
          <table:table-cell table:number-columns-repeated="2"/>
        </table:table-row>
        <table:table-row table:style-name="ro1">
          <table:table-cell office:value-type="float" office:value="0.867148637771606" calcext:value-type="float">
            <text:p>0.867148637771606</text:p>
          </table:table-cell>
          <table:table-cell table:number-columns-repeated="2"/>
        </table:table-row>
        <table:table-row table:style-name="ro1">
          <table:table-cell office:value-type="float" office:value="0.868638932704926" calcext:value-type="float">
            <text:p>0.868638932704926</text:p>
          </table:table-cell>
          <table:table-cell table:number-columns-repeated="2"/>
        </table:table-row>
        <table:table-row table:style-name="ro1">
          <table:table-cell office:value-type="float" office:value="0.869266152381897" calcext:value-type="float">
            <text:p>0.869266152381897</text:p>
          </table:table-cell>
          <table:table-cell table:number-columns-repeated="2"/>
        </table:table-row>
        <table:table-row table:style-name="ro1">
          <table:table-cell office:value-type="float" office:value="0.701338171958923" calcext:value-type="float">
            <text:p>0.701338171958923</text:p>
          </table:table-cell>
          <table:table-cell table:number-columns-repeated="2"/>
        </table:table-row>
        <table:table-row table:style-name="ro1">
          <table:table-cell office:value-type="float" office:value="0.704194188117981" calcext:value-type="float">
            <text:p>0.704194188117981</text:p>
          </table:table-cell>
          <table:table-cell table:number-columns-repeated="2"/>
        </table:table-row>
        <table:table-row table:style-name="ro1">
          <table:table-cell office:value-type="float" office:value="0.704105615615845" calcext:value-type="float">
            <text:p>0.704105615615845</text:p>
          </table:table-cell>
          <table:table-cell table:number-columns-repeated="2"/>
        </table:table-row>
        <table:table-row table:style-name="ro1">
          <table:table-cell office:value-type="float" office:value="0.634791553020477" calcext:value-type="float">
            <text:p>0.634791553020477</text:p>
          </table:table-cell>
          <table:table-cell table:number-columns-repeated="2"/>
        </table:table-row>
        <table:table-row table:style-name="ro1">
          <table:table-cell office:value-type="float" office:value="0.633862197399139" calcext:value-type="float">
            <text:p>0.633862197399139</text:p>
          </table:table-cell>
          <table:table-cell table:number-columns-repeated="2"/>
        </table:table-row>
        <table:table-row table:style-name="ro1">
          <table:table-cell office:value-type="float" office:value="0.633769273757935" calcext:value-type="float">
            <text:p>0.633769273757935</text:p>
          </table:table-cell>
          <table:table-cell table:number-columns-repeated="2"/>
        </table:table-row>
        <table:table-row table:style-name="ro1">
          <table:table-cell office:value-type="float" office:value="0.534979701042175" calcext:value-type="float">
            <text:p>0.534979701042175</text:p>
          </table:table-cell>
          <table:table-cell table:number-columns-repeated="2"/>
        </table:table-row>
        <table:table-row table:style-name="ro1">
          <table:table-cell office:value-type="float" office:value="0.535956263542175" calcext:value-type="float">
            <text:p>0.535956263542175</text:p>
          </table:table-cell>
          <table:table-cell table:number-columns-repeated="2"/>
        </table:table-row>
        <table:table-row table:style-name="ro1">
          <table:table-cell office:value-type="float" office:value="0.536620676517487" calcext:value-type="float">
            <text:p>0.536620676517487</text:p>
          </table:table-cell>
          <table:table-cell table:number-columns-repeated="2"/>
        </table:table-row>
        <table:table-row table:style-name="ro1">
          <table:table-cell office:value-type="float" office:value="0.68306314945221" calcext:value-type="float">
            <text:p>0.68306314945221</text:p>
          </table:table-cell>
          <table:table-cell table:number-columns-repeated="2"/>
        </table:table-row>
        <table:table-row table:style-name="ro1">
          <table:table-cell office:value-type="float" office:value="0.680959939956665" calcext:value-type="float">
            <text:p>0.680959939956665</text:p>
          </table:table-cell>
          <table:table-cell table:number-columns-repeated="2"/>
        </table:table-row>
        <table:table-row table:style-name="ro1">
          <table:table-cell office:value-type="float" office:value="0.600107848644257" calcext:value-type="float">
            <text:p>0.600107848644257</text:p>
          </table:table-cell>
          <table:table-cell table:number-columns-repeated="2"/>
        </table:table-row>
        <table:table-row table:style-name="ro1">
          <table:table-cell office:value-type="float" office:value="0.604473292827606" calcext:value-type="float">
            <text:p>0.604473292827606</text:p>
          </table:table-cell>
          <table:table-cell table:number-columns-repeated="2"/>
        </table:table-row>
        <table:table-row table:style-name="ro1">
          <table:table-cell office:value-type="float" office:value="0.607651054859161" calcext:value-type="float">
            <text:p>0.607651054859161</text:p>
          </table:table-cell>
          <table:table-cell table:number-columns-repeated="2"/>
        </table:table-row>
        <table:table-row table:style-name="ro1">
          <table:table-cell office:value-type="float" office:value="0.610872626304626" calcext:value-type="float">
            <text:p>0.610872626304626</text:p>
          </table:table-cell>
          <table:table-cell table:number-columns-repeated="2"/>
        </table:table-row>
        <table:table-row table:style-name="ro1">
          <table:table-cell office:value-type="float" office:value="0.609058380126953" calcext:value-type="float">
            <text:p>0.609058380126953</text:p>
          </table:table-cell>
          <table:table-cell table:number-columns-repeated="2"/>
        </table:table-row>
        <table:table-row table:style-name="ro1">
          <table:table-cell office:value-type="float" office:value="0.607226729393005" calcext:value-type="float">
            <text:p>0.607226729393005</text:p>
          </table:table-cell>
          <table:table-cell table:number-columns-repeated="2"/>
        </table:table-row>
        <table:table-row table:style-name="ro1">
          <table:table-cell office:value-type="float" office:value="0.630902409553528" calcext:value-type="float">
            <text:p>0.630902409553528</text:p>
          </table:table-cell>
          <table:table-cell table:number-columns-repeated="2"/>
        </table:table-row>
        <table:table-row table:style-name="ro1">
          <table:table-cell office:value-type="float" office:value="0.63388466835022" calcext:value-type="float">
            <text:p>0.63388466835022</text:p>
          </table:table-cell>
          <table:table-cell table:number-columns-repeated="2"/>
        </table:table-row>
        <table:table-row table:style-name="ro1">
          <table:table-cell office:value-type="float" office:value="0.634715497493744" calcext:value-type="float">
            <text:p>0.634715497493744</text:p>
          </table:table-cell>
          <table:table-cell table:number-columns-repeated="2"/>
        </table:table-row>
        <table:table-row table:style-name="ro1">
          <table:table-cell office:value-type="float" office:value="0.597628831863403" calcext:value-type="float">
            <text:p>0.597628831863403</text:p>
          </table:table-cell>
          <table:table-cell table:number-columns-repeated="2"/>
        </table:table-row>
        <table:table-row table:style-name="ro1">
          <table:table-cell office:value-type="float" office:value="0.599438548088074" calcext:value-type="float">
            <text:p>0.599438548088074</text:p>
          </table:table-cell>
          <table:table-cell table:number-columns-repeated="2"/>
        </table:table-row>
        <table:table-row table:style-name="ro1">
          <table:table-cell office:value-type="float" office:value="0.601116120815277" calcext:value-type="float">
            <text:p>0.601116120815277</text:p>
          </table:table-cell>
          <table:table-cell table:number-columns-repeated="2"/>
        </table:table-row>
        <table:table-row table:style-name="ro1">
          <table:table-cell office:value-type="float" office:value="0.566527605056763" calcext:value-type="float">
            <text:p>0.566527605056763</text:p>
          </table:table-cell>
          <table:table-cell table:number-columns-repeated="2"/>
        </table:table-row>
        <table:table-row table:style-name="ro1">
          <table:table-cell office:value-type="float" office:value="0.567035973072052" calcext:value-type="float">
            <text:p>0.567035973072052</text:p>
          </table:table-cell>
          <table:table-cell table:number-columns-repeated="2"/>
        </table:table-row>
        <table:table-row table:style-name="ro1">
          <table:table-cell office:value-type="float" office:value="0.566712498664856" calcext:value-type="float">
            <text:p>0.566712498664856</text:p>
          </table:table-cell>
          <table:table-cell table:number-columns-repeated="2"/>
        </table:table-row>
        <table:table-row table:style-name="ro1">
          <table:table-cell office:value-type="float" office:value="0.38832151889801" calcext:value-type="float">
            <text:p>0.38832151889801</text:p>
          </table:table-cell>
          <table:table-cell table:number-columns-repeated="2"/>
        </table:table-row>
        <table:table-row table:style-name="ro1">
          <table:table-cell office:value-type="float" office:value="0.387508749961853" calcext:value-type="float">
            <text:p>0.387508749961853</text:p>
          </table:table-cell>
          <table:table-cell table:number-columns-repeated="2"/>
        </table:table-row>
        <table:table-row table:style-name="ro1">
          <table:table-cell office:value-type="float" office:value="0.387613743543625" calcext:value-type="float">
            <text:p>0.387613743543625</text:p>
          </table:table-cell>
          <table:table-cell table:number-columns-repeated="2"/>
        </table:table-row>
        <table:table-row table:style-name="ro1">
          <table:table-cell office:value-type="float" office:value="0.478759080171585" calcext:value-type="float">
            <text:p>0.478759080171585</text:p>
          </table:table-cell>
          <table:table-cell table:number-columns-repeated="2"/>
        </table:table-row>
        <table:table-row table:style-name="ro1">
          <table:table-cell office:value-type="float" office:value="0.469013899564743" calcext:value-type="float">
            <text:p>0.469013899564743</text:p>
          </table:table-cell>
          <table:table-cell table:number-columns-repeated="2"/>
        </table:table-row>
        <table:table-row table:style-name="ro1">
          <table:table-cell office:value-type="float" office:value="0.47502937912941" calcext:value-type="float">
            <text:p>0.47502937912941</text:p>
          </table:table-cell>
          <table:table-cell table:number-columns-repeated="2"/>
        </table:table-row>
        <table:table-row table:style-name="ro1">
          <table:table-cell office:value-type="float" office:value="0.502246081829071" calcext:value-type="float">
            <text:p>0.502246081829071</text:p>
          </table:table-cell>
          <table:table-cell table:number-columns-repeated="2"/>
        </table:table-row>
        <table:table-row table:style-name="ro1">
          <table:table-cell office:value-type="float" office:value="0.501245260238647" calcext:value-type="float">
            <text:p>0.501245260238647</text:p>
          </table:table-cell>
          <table:table-cell table:number-columns-repeated="2"/>
        </table:table-row>
        <table:table-row table:style-name="ro1">
          <table:table-cell office:value-type="float" office:value="0.494374930858612" calcext:value-type="float">
            <text:p>0.494374930858612</text:p>
          </table:table-cell>
          <table:table-cell table:number-columns-repeated="2"/>
        </table:table-row>
        <table:table-row table:style-name="ro1">
          <table:table-cell office:value-type="float" office:value="0.492726475000382" calcext:value-type="float">
            <text:p>0.492726475000382</text:p>
          </table:table-cell>
          <table:table-cell table:number-columns-repeated="2"/>
        </table:table-row>
        <table:table-row table:style-name="ro1">
          <table:table-cell office:value-type="float" office:value="0.489768743515015" calcext:value-type="float">
            <text:p>0.489768743515015</text:p>
          </table:table-cell>
          <table:table-cell table:number-columns-repeated="2"/>
        </table:table-row>
        <table:table-row table:style-name="ro1">
          <table:table-cell office:value-type="float" office:value="0.499836415052414" calcext:value-type="float">
            <text:p>0.499836415052414</text:p>
          </table:table-cell>
          <table:table-cell table:number-columns-repeated="2"/>
        </table:table-row>
        <table:table-row table:style-name="ro1">
          <table:table-cell office:value-type="float" office:value="0.518742024898529" calcext:value-type="float">
            <text:p>0.518742024898529</text:p>
          </table:table-cell>
          <table:table-cell table:number-columns-repeated="2"/>
        </table:table-row>
        <table:table-row table:style-name="ro1">
          <table:table-cell office:value-type="float" office:value="0.524290561676025" calcext:value-type="float">
            <text:p>0.524290561676025</text:p>
          </table:table-cell>
          <table:table-cell table:number-columns-repeated="2"/>
        </table:table-row>
        <table:table-row table:style-name="ro1">
          <table:table-cell office:value-type="float" office:value="0.648055553436279" calcext:value-type="float">
            <text:p>0.648055553436279</text:p>
          </table:table-cell>
          <table:table-cell table:number-columns-repeated="2"/>
        </table:table-row>
        <table:table-row table:style-name="ro1">
          <table:table-cell office:value-type="float" office:value="0.647906005382538" calcext:value-type="float">
            <text:p>0.647906005382538</text:p>
          </table:table-cell>
          <table:table-cell table:number-columns-repeated="2"/>
        </table:table-row>
        <table:table-row table:style-name="ro1">
          <table:table-cell office:value-type="float" office:value="0.642206788063049" calcext:value-type="float">
            <text:p>0.642206788063049</text:p>
          </table:table-cell>
          <table:table-cell table:number-columns-repeated="2"/>
        </table:table-row>
        <table:table-row table:style-name="ro1">
          <table:table-cell office:value-type="float" office:value="0.595705687999725" calcext:value-type="float">
            <text:p>0.595705687999725</text:p>
          </table:table-cell>
          <table:table-cell table:number-columns-repeated="2"/>
        </table:table-row>
        <table:table-row table:style-name="ro1">
          <table:table-cell office:value-type="float" office:value="0.593927383422852" calcext:value-type="float">
            <text:p>0.593927383422852</text:p>
          </table:table-cell>
          <table:table-cell table:number-columns-repeated="2"/>
        </table:table-row>
        <table:table-row table:style-name="ro1">
          <table:table-cell office:value-type="float" office:value="0.594988226890564" calcext:value-type="float">
            <text:p>0.594988226890564</text:p>
          </table:table-cell>
          <table:table-cell table:number-columns-repeated="2"/>
        </table:table-row>
        <table:table-row table:style-name="ro1">
          <table:table-cell office:value-type="float" office:value="0.437605768442154" calcext:value-type="float">
            <text:p>0.437605768442154</text:p>
          </table:table-cell>
          <table:table-cell table:number-columns-repeated="2"/>
        </table:table-row>
        <table:table-row table:style-name="ro1">
          <table:table-cell office:value-type="float" office:value="0.437419712543488" calcext:value-type="float">
            <text:p>0.437419712543488</text:p>
          </table:table-cell>
          <table:table-cell table:number-columns-repeated="2"/>
        </table:table-row>
        <table:table-row table:style-name="ro1">
          <table:table-cell office:value-type="float" office:value="0.436579018831253" calcext:value-type="float">
            <text:p>0.436579018831253</text:p>
          </table:table-cell>
          <table:table-cell table:number-columns-repeated="2"/>
        </table:table-row>
        <table:table-row table:style-name="ro1">
          <table:table-cell office:value-type="float" office:value="0.551192998886108" calcext:value-type="float">
            <text:p>0.551192998886108</text:p>
          </table:table-cell>
          <table:table-cell table:number-columns-repeated="2"/>
        </table:table-row>
        <table:table-row table:style-name="ro1">
          <table:table-cell office:value-type="float" office:value="0.556058824062347" calcext:value-type="float">
            <text:p>0.556058824062347</text:p>
          </table:table-cell>
          <table:table-cell table:number-columns-repeated="2"/>
        </table:table-row>
        <table:table-row table:style-name="ro1">
          <table:table-cell office:value-type="float" office:value="0.555586278438568" calcext:value-type="float">
            <text:p>0.555586278438568</text:p>
          </table:table-cell>
          <table:table-cell table:number-columns-repeated="2"/>
        </table:table-row>
        <table:table-row table:style-name="ro1">
          <table:table-cell office:value-type="float" office:value="0.582634449005127" calcext:value-type="float">
            <text:p>0.582634449005127</text:p>
          </table:table-cell>
          <table:table-cell table:number-columns-repeated="2"/>
        </table:table-row>
        <table:table-row table:style-name="ro1">
          <table:table-cell office:value-type="float" office:value="0.581240594387054" calcext:value-type="float">
            <text:p>0.581240594387054</text:p>
          </table:table-cell>
          <table:table-cell table:number-columns-repeated="2"/>
        </table:table-row>
        <table:table-row table:style-name="ro1">
          <table:table-cell office:value-type="float" office:value="0.583929538726807" calcext:value-type="float">
            <text:p>0.583929538726807</text:p>
          </table:table-cell>
          <table:table-cell table:number-columns-repeated="2"/>
        </table:table-row>
        <table:table-row table:style-name="ro1">
          <table:table-cell office:value-type="float" office:value="0.582118928432465" calcext:value-type="float">
            <text:p>0.582118928432465</text:p>
          </table:table-cell>
          <table:table-cell table:number-columns-repeated="2"/>
        </table:table-row>
        <table:table-row table:style-name="ro1">
          <table:table-cell office:value-type="float" office:value="0.580400228500366" calcext:value-type="float">
            <text:p>0.580400228500366</text:p>
          </table:table-cell>
          <table:table-cell table:number-columns-repeated="2"/>
        </table:table-row>
        <table:table-row table:style-name="ro1">
          <table:table-cell office:value-type="float" office:value="0.576704263687134" calcext:value-type="float">
            <text:p>0.576704263687134</text:p>
          </table:table-cell>
          <table:table-cell table:number-columns-repeated="2"/>
        </table:table-row>
        <table:table-row table:style-name="ro1">
          <table:table-cell office:value-type="float" office:value="0.450573265552521" calcext:value-type="float">
            <text:p>0.450573265552521</text:p>
          </table:table-cell>
          <table:table-cell table:number-columns-repeated="2"/>
        </table:table-row>
        <table:table-row table:style-name="ro1">
          <table:table-cell office:value-type="float" office:value="0.450273483991623" calcext:value-type="float">
            <text:p>0.450273483991623</text:p>
          </table:table-cell>
          <table:table-cell table:number-columns-repeated="2"/>
        </table:table-row>
        <table:table-row table:style-name="ro1">
          <table:table-cell office:value-type="float" office:value="0.450654149055481" calcext:value-type="float">
            <text:p>0.450654149055481</text:p>
          </table:table-cell>
          <table:table-cell table:number-columns-repeated="2"/>
        </table:table-row>
        <table:table-row table:style-name="ro1">
          <table:table-cell office:value-type="float" office:value="0.722533166408539" calcext:value-type="float">
            <text:p>0.722533166408539</text:p>
          </table:table-cell>
          <table:table-cell table:number-columns-repeated="2"/>
        </table:table-row>
        <table:table-row table:style-name="ro1">
          <table:table-cell office:value-type="float" office:value="0.719991862773895" calcext:value-type="float">
            <text:p>0.719991862773895</text:p>
          </table:table-cell>
          <table:table-cell table:number-columns-repeated="2"/>
        </table:table-row>
        <table:table-row table:style-name="ro1">
          <table:table-cell office:value-type="float" office:value="0.719347596168518" calcext:value-type="float">
            <text:p>0.719347596168518</text:p>
          </table:table-cell>
          <table:table-cell table:number-columns-repeated="2"/>
        </table:table-row>
        <table:table-row table:style-name="ro1">
          <table:table-cell office:value-type="float" office:value="0.7579066157341" calcext:value-type="float">
            <text:p>0.7579066157341</text:p>
          </table:table-cell>
          <table:table-cell table:number-columns-repeated="2"/>
        </table:table-row>
        <table:table-row table:style-name="ro1">
          <table:table-cell office:value-type="float" office:value="0.757818281650543" calcext:value-type="float">
            <text:p>0.757818281650543</text:p>
          </table:table-cell>
          <table:table-cell table:number-columns-repeated="2"/>
        </table:table-row>
        <table:table-row table:style-name="ro1">
          <table:table-cell office:value-type="float" office:value="0.754577279090881" calcext:value-type="float">
            <text:p>0.754577279090881</text:p>
          </table:table-cell>
          <table:table-cell table:number-columns-repeated="2"/>
        </table:table-row>
        <table:table-row table:style-name="ro1">
          <table:table-cell office:value-type="float" office:value="0.705360770225525" calcext:value-type="float">
            <text:p>0.705360770225525</text:p>
          </table:table-cell>
          <table:table-cell table:number-columns-repeated="2"/>
        </table:table-row>
        <table:table-row table:style-name="ro1">
          <table:table-cell office:value-type="float" office:value="0.704646408557892" calcext:value-type="float">
            <text:p>0.704646408557892</text:p>
          </table:table-cell>
          <table:table-cell table:number-columns-repeated="2"/>
        </table:table-row>
        <table:table-row table:style-name="ro1">
          <table:table-cell office:value-type="float" office:value="0.777096688747406" calcext:value-type="float">
            <text:p>0.777096688747406</text:p>
          </table:table-cell>
          <table:table-cell table:number-columns-repeated="2"/>
        </table:table-row>
        <table:table-row table:style-name="ro1">
          <table:table-cell office:value-type="float" office:value="0.77690714597702" calcext:value-type="float">
            <text:p>0.77690714597702</text:p>
          </table:table-cell>
          <table:table-cell table:number-columns-repeated="2"/>
        </table:table-row>
        <table:table-row table:style-name="ro1">
          <table:table-cell office:value-type="float" office:value="0.776201725006104" calcext:value-type="float">
            <text:p>0.776201725006104</text:p>
          </table:table-cell>
          <table:table-cell table:number-columns-repeated="2"/>
        </table:table-row>
        <table:table-row table:style-name="ro1">
          <table:table-cell office:value-type="float" office:value="0.792170166969299" calcext:value-type="float">
            <text:p>0.792170166969299</text:p>
          </table:table-cell>
          <table:table-cell table:number-columns-repeated="2"/>
        </table:table-row>
        <table:table-row table:style-name="ro1">
          <table:table-cell office:value-type="float" office:value="0.792011320590973" calcext:value-type="float">
            <text:p>0.792011320590973</text:p>
          </table:table-cell>
          <table:table-cell table:number-columns-repeated="2"/>
        </table:table-row>
        <table:table-row table:style-name="ro1">
          <table:table-cell office:value-type="float" office:value="0.796800196170807" calcext:value-type="float">
            <text:p>0.796800196170807</text:p>
          </table:table-cell>
          <table:table-cell table:number-columns-repeated="2"/>
        </table:table-row>
        <table:table-row table:style-name="ro1">
          <table:table-cell office:value-type="float" office:value="0.855778515338898" calcext:value-type="float">
            <text:p>0.855778515338898</text:p>
          </table:table-cell>
          <table:table-cell table:number-columns-repeated="2"/>
        </table:table-row>
        <table:table-row table:style-name="ro1">
          <table:table-cell office:value-type="float" office:value="0.855857372283935" calcext:value-type="float">
            <text:p>0.855857372283935</text:p>
          </table:table-cell>
          <table:table-cell table:number-columns-repeated="2"/>
        </table:table-row>
        <table:table-row table:style-name="ro1">
          <table:table-cell office:value-type="float" office:value="0.855738401412964" calcext:value-type="float">
            <text:p>0.855738401412964</text:p>
          </table:table-cell>
          <table:table-cell table:number-columns-repeated="2"/>
        </table:table-row>
        <table:table-row table:style-name="ro1">
          <table:table-cell office:value-type="float" office:value="0.871805429458618" calcext:value-type="float">
            <text:p>0.871805429458618</text:p>
          </table:table-cell>
          <table:table-cell table:number-columns-repeated="2"/>
        </table:table-row>
        <table:table-row table:style-name="ro1">
          <table:table-cell office:value-type="float" office:value="0.87281197309494" calcext:value-type="float">
            <text:p>0.87281197309494</text:p>
          </table:table-cell>
          <table:table-cell table:number-columns-repeated="2"/>
        </table:table-row>
        <table:table-row table:style-name="ro1">
          <table:table-cell office:value-type="float" office:value="0.872988998889923" calcext:value-type="float">
            <text:p>0.872988998889923</text:p>
          </table:table-cell>
          <table:table-cell table:number-columns-repeated="2"/>
        </table:table-row>
        <table:table-row table:style-name="ro1">
          <table:table-cell office:value-type="float" office:value="0.422762870788574" calcext:value-type="float">
            <text:p>0.422762870788574</text:p>
          </table:table-cell>
          <table:table-cell table:number-columns-repeated="2"/>
        </table:table-row>
        <table:table-row table:style-name="ro1">
          <table:table-cell office:value-type="float" office:value="0.891280651092529" calcext:value-type="float">
            <text:p>0.891280651092529</text:p>
          </table:table-cell>
          <table:table-cell table:number-columns-repeated="2"/>
        </table:table-row>
        <table:table-row table:style-name="ro1">
          <table:table-cell office:value-type="float" office:value="0.423450589179993" calcext:value-type="float">
            <text:p>0.423450589179993</text:p>
          </table:table-cell>
          <table:table-cell table:number-columns-repeated="2"/>
        </table:table-row>
        <table:table-row table:style-name="ro1">
          <table:table-cell office:value-type="float" office:value="0.891159176826477" calcext:value-type="float">
            <text:p>0.891159176826477</text:p>
          </table:table-cell>
          <table:table-cell table:number-columns-repeated="2"/>
        </table:table-row>
        <table:table-row table:style-name="ro1">
          <table:table-cell office:value-type="float" office:value="0.422756850719452" calcext:value-type="float">
            <text:p>0.422756850719452</text:p>
          </table:table-cell>
          <table:table-cell table:number-columns-repeated="2"/>
        </table:table-row>
        <table:table-row table:style-name="ro1">
          <table:table-cell office:value-type="float" office:value="0.891183316707611" calcext:value-type="float">
            <text:p>0.891183316707611</text:p>
          </table:table-cell>
          <table:table-cell table:number-columns-repeated="2"/>
        </table:table-row>
        <table:table-row table:style-name="ro1">
          <table:table-cell office:value-type="float" office:value="0.339186310768127" calcext:value-type="float">
            <text:p>0.339186310768127</text:p>
          </table:table-cell>
          <table:table-cell table:number-columns-repeated="2"/>
        </table:table-row>
        <table:table-row table:style-name="ro1">
          <table:table-cell office:value-type="float" office:value="0.893175721168518" calcext:value-type="float">
            <text:p>0.893175721168518</text:p>
          </table:table-cell>
          <table:table-cell table:number-columns-repeated="2"/>
        </table:table-row>
        <table:table-row table:style-name="ro1">
          <table:table-cell office:value-type="float" office:value="0.338122218847275" calcext:value-type="float">
            <text:p>0.338122218847275</text:p>
          </table:table-cell>
          <table:table-cell table:number-columns-repeated="2"/>
        </table:table-row>
        <table:table-row table:style-name="ro1">
          <table:table-cell office:value-type="float" office:value="0.892881810665131" calcext:value-type="float">
            <text:p>0.892881810665131</text:p>
          </table:table-cell>
          <table:table-cell table:number-columns-repeated="2"/>
        </table:table-row>
        <table:table-row table:style-name="ro1">
          <table:table-cell office:value-type="float" office:value="0.342351943254471" calcext:value-type="float">
            <text:p>0.342351943254471</text:p>
          </table:table-cell>
          <table:table-cell table:number-columns-repeated="2"/>
        </table:table-row>
        <table:table-row table:style-name="ro1">
          <table:table-cell office:value-type="float" office:value="0.893208980560303" calcext:value-type="float">
            <text:p>0.893208980560303</text:p>
          </table:table-cell>
          <table:table-cell table:number-columns-repeated="2"/>
        </table:table-row>
        <table:table-row table:style-name="ro1">
          <table:table-cell office:value-type="float" office:value="0.284640848636627" calcext:value-type="float">
            <text:p>0.284640848636627</text:p>
          </table:table-cell>
          <table:table-cell table:number-columns-repeated="2"/>
        </table:table-row>
        <table:table-row table:style-name="ro1">
          <table:table-cell office:value-type="float" office:value="0.835156202316284" calcext:value-type="float">
            <text:p>0.835156202316284</text:p>
          </table:table-cell>
          <table:table-cell table:number-columns-repeated="2"/>
        </table:table-row>
        <table:table-row table:style-name="ro1">
          <table:table-cell office:value-type="float" office:value="0.285541445016861" calcext:value-type="float">
            <text:p>0.285541445016861</text:p>
          </table:table-cell>
          <table:table-cell table:number-columns-repeated="2"/>
        </table:table-row>
        <table:table-row table:style-name="ro1">
          <table:table-cell office:value-type="float" office:value="0.835453987121582" calcext:value-type="float">
            <text:p>0.835453987121582</text:p>
          </table:table-cell>
          <table:table-cell table:number-columns-repeated="2"/>
        </table:table-row>
        <table:table-row table:style-name="ro1">
          <table:table-cell office:value-type="float" office:value="0.283506751060486" calcext:value-type="float">
            <text:p>0.283506751060486</text:p>
          </table:table-cell>
          <table:table-cell table:number-columns-repeated="2"/>
        </table:table-row>
        <table:table-row table:style-name="ro1">
          <table:table-cell office:value-type="float" office:value="0.834899187088013" calcext:value-type="float">
            <text:p>0.834899187088013</text:p>
          </table:table-cell>
          <table:table-cell table:number-columns-repeated="2"/>
        </table:table-row>
        <table:table-row table:style-name="ro1">
          <table:table-cell office:value-type="float" office:value="0.303295165300369" calcext:value-type="float">
            <text:p>0.303295165300369</text:p>
          </table:table-cell>
          <table:table-cell table:number-columns-repeated="2"/>
        </table:table-row>
        <table:table-row table:style-name="ro1">
          <table:table-cell office:value-type="float" office:value="0.918211042881012" calcext:value-type="float">
            <text:p>0.918211042881012</text:p>
          </table:table-cell>
          <table:table-cell table:number-columns-repeated="2"/>
        </table:table-row>
        <table:table-row table:style-name="ro1">
          <table:table-cell office:value-type="float" office:value="0.305547624826431" calcext:value-type="float">
            <text:p>0.305547624826431</text:p>
          </table:table-cell>
          <table:table-cell table:number-columns-repeated="2"/>
        </table:table-row>
        <table:table-row table:style-name="ro1">
          <table:table-cell office:value-type="float" office:value="0.918310880661011" calcext:value-type="float">
            <text:p>0.918310880661011</text:p>
          </table:table-cell>
          <table:table-cell table:number-columns-repeated="2"/>
        </table:table-row>
        <table:table-row table:style-name="ro1">
          <table:table-cell office:value-type="float" office:value="0.306561827659607" calcext:value-type="float">
            <text:p>0.306561827659607</text:p>
          </table:table-cell>
          <table:table-cell table:number-columns-repeated="2"/>
        </table:table-row>
        <table:table-row table:style-name="ro1">
          <table:table-cell office:value-type="float" office:value="0.918269574642181" calcext:value-type="float">
            <text:p>0.918269574642181</text:p>
          </table:table-cell>
          <table:table-cell table:number-columns-repeated="2"/>
        </table:table-row>
        <table:table-row table:style-name="ro1">
          <table:table-cell office:value-type="float" office:value="0.348113715648651" calcext:value-type="float">
            <text:p>0.348113715648651</text:p>
          </table:table-cell>
          <table:table-cell table:number-columns-repeated="2"/>
        </table:table-row>
        <table:table-row table:style-name="ro1">
          <table:table-cell office:value-type="float" office:value="0.903490960597992" calcext:value-type="float">
            <text:p>0.903490960597992</text:p>
          </table:table-cell>
          <table:table-cell table:number-columns-repeated="2"/>
        </table:table-row>
        <table:table-row table:style-name="ro1">
          <table:table-cell office:value-type="float" office:value="0.348419219255447" calcext:value-type="float">
            <text:p>0.348419219255447</text:p>
          </table:table-cell>
          <table:table-cell table:number-columns-repeated="2"/>
        </table:table-row>
        <table:table-row table:style-name="ro1">
          <table:table-cell office:value-type="float" office:value="0.903958916664124" calcext:value-type="float">
            <text:p>0.903958916664124</text:p>
          </table:table-cell>
          <table:table-cell table:number-columns-repeated="2"/>
        </table:table-row>
        <table:table-row table:style-name="ro1">
          <table:table-cell office:value-type="float" office:value="0.34714737534523" calcext:value-type="float">
            <text:p>0.34714737534523</text:p>
          </table:table-cell>
          <table:table-cell table:number-columns-repeated="2"/>
        </table:table-row>
        <table:table-row table:style-name="ro1">
          <table:table-cell office:value-type="float" office:value="0.903759777545929" calcext:value-type="float">
            <text:p>0.903759777545929</text:p>
          </table:table-cell>
          <table:table-cell table:number-columns-repeated="2"/>
        </table:table-row>
        <table:table-row table:style-name="ro1">
          <table:table-cell office:value-type="float" office:value="0.921359062194824" calcext:value-type="float">
            <text:p>0.921359062194824</text:p>
          </table:table-cell>
          <table:table-cell table:number-columns-repeated="2"/>
        </table:table-row>
        <table:table-row table:style-name="ro1">
          <table:table-cell office:value-type="float" office:value="0.92144376039505" calcext:value-type="float">
            <text:p>0.92144376039505</text:p>
          </table:table-cell>
          <table:table-cell table:number-columns-repeated="2"/>
        </table:table-row>
        <table:table-row table:style-name="ro1">
          <table:table-cell office:value-type="float" office:value="0.914282739162445" calcext:value-type="float">
            <text:p>0.914282739162445</text:p>
          </table:table-cell>
          <table:table-cell table:number-columns-repeated="2"/>
        </table:table-row>
        <table:table-row table:style-name="ro1">
          <table:table-cell office:value-type="float" office:value="0.914493501186371" calcext:value-type="float">
            <text:p>0.914493501186371</text:p>
          </table:table-cell>
          <table:table-cell table:number-columns-repeated="2"/>
        </table:table-row>
        <table:table-row table:style-name="ro1">
          <table:table-cell office:value-type="float" office:value="0.914675354957581" calcext:value-type="float">
            <text:p>0.914675354957581</text:p>
          </table:table-cell>
          <table:table-cell table:number-columns-repeated="2"/>
        </table:table-row>
        <table:table-row table:style-name="ro1">
          <table:table-cell office:value-type="float" office:value="0.9023197889328" calcext:value-type="float">
            <text:p>0.9023197889328</text:p>
          </table:table-cell>
          <table:table-cell table:number-columns-repeated="2"/>
        </table:table-row>
        <table:table-row table:style-name="ro1">
          <table:table-cell office:value-type="float" office:value="0.902475714683533" calcext:value-type="float">
            <text:p>0.902475714683533</text:p>
          </table:table-cell>
          <table:table-cell table:number-columns-repeated="2"/>
        </table:table-row>
        <table:table-row table:style-name="ro1">
          <table:table-cell office:value-type="float" office:value="0.902508199214935" calcext:value-type="float">
            <text:p>0.902508199214935</text:p>
          </table:table-cell>
          <table:table-cell table:number-columns-repeated="2"/>
        </table:table-row>
        <table:table-row table:style-name="ro1">
          <table:table-cell office:value-type="float" office:value="0.917144656181335" calcext:value-type="float">
            <text:p>0.917144656181335</text:p>
          </table:table-cell>
          <table:table-cell table:number-columns-repeated="2"/>
        </table:table-row>
        <table:table-row table:style-name="ro1">
          <table:table-cell office:value-type="float" office:value="0.916944861412048" calcext:value-type="float">
            <text:p>0.916944861412048</text:p>
          </table:table-cell>
          <table:table-cell table:number-columns-repeated="2"/>
        </table:table-row>
        <table:table-row table:style-name="ro1">
          <table:table-cell office:value-type="float" office:value="0.916973531246185" calcext:value-type="float">
            <text:p>0.916973531246185</text:p>
          </table:table-cell>
          <table:table-cell table:number-columns-repeated="2"/>
        </table:table-row>
        <table:table-row table:style-name="ro1">
          <table:table-cell office:value-type="float" office:value="0.915943384170532" calcext:value-type="float">
            <text:p>0.915943384170532</text:p>
          </table:table-cell>
          <table:table-cell table:number-columns-repeated="2"/>
        </table:table-row>
        <table:table-row table:style-name="ro1">
          <table:table-cell office:value-type="float" office:value="0.915848135948181" calcext:value-type="float">
            <text:p>0.915848135948181</text:p>
          </table:table-cell>
          <table:table-cell table:number-columns-repeated="2"/>
        </table:table-row>
        <table:table-row table:style-name="ro1">
          <table:table-cell office:value-type="float" office:value="0.91583901643753" calcext:value-type="float">
            <text:p>0.91583901643753</text:p>
          </table:table-cell>
          <table:table-cell table:number-columns-repeated="2"/>
        </table:table-row>
        <table:table-row table:style-name="ro1">
          <table:table-cell office:value-type="float" office:value="0.923205375671387" calcext:value-type="float">
            <text:p>0.923205375671387</text:p>
          </table:table-cell>
          <table:table-cell table:number-columns-repeated="2"/>
        </table:table-row>
        <table:table-row table:style-name="ro1">
          <table:table-cell office:value-type="float" office:value="0.923118650913238" calcext:value-type="float">
            <text:p>0.923118650913238</text:p>
          </table:table-cell>
          <table:table-cell table:number-columns-repeated="2"/>
        </table:table-row>
        <table:table-row table:style-name="ro1">
          <table:table-cell office:value-type="float" office:value="0.92329877614975" calcext:value-type="float">
            <text:p>0.92329877614975</text:p>
          </table:table-cell>
          <table:table-cell table:number-columns-repeated="2"/>
        </table:table-row>
        <table:table-row table:style-name="ro1">
          <table:table-cell office:value-type="float" office:value="0.902151942253113" calcext:value-type="float">
            <text:p>0.902151942253113</text:p>
          </table:table-cell>
          <table:table-cell table:number-columns-repeated="2"/>
        </table:table-row>
        <table:table-row table:style-name="ro1">
          <table:table-cell office:value-type="float" office:value="0.901486277580261" calcext:value-type="float">
            <text:p>0.901486277580261</text:p>
          </table:table-cell>
          <table:table-cell table:number-columns-repeated="2"/>
        </table:table-row>
        <table:table-row table:style-name="ro1">
          <table:table-cell office:value-type="float" office:value="0.901397585868835" calcext:value-type="float">
            <text:p>0.901397585868835</text:p>
          </table:table-cell>
          <table:table-cell table:number-columns-repeated="2"/>
        </table:table-row>
        <table:table-row table:style-name="ro1">
          <table:table-cell office:value-type="float" office:value="0.9357790350914" calcext:value-type="float">
            <text:p>0.9357790350914</text:p>
          </table:table-cell>
          <table:table-cell table:number-columns-repeated="2"/>
        </table:table-row>
        <table:table-row table:style-name="ro1">
          <table:table-cell office:value-type="float" office:value="0.935247838497162" calcext:value-type="float">
            <text:p>0.935247838497162</text:p>
          </table:table-cell>
          <table:table-cell table:number-columns-repeated="2"/>
        </table:table-row>
        <table:table-row table:style-name="ro1">
          <table:table-cell office:value-type="float" office:value="0.934819996356964" calcext:value-type="float">
            <text:p>0.934819996356964</text:p>
          </table:table-cell>
          <table:table-cell table:number-columns-repeated="2"/>
        </table:table-row>
        <table:table-row table:style-name="ro1">
          <table:table-cell office:value-type="float" office:value="0.915042042732239" calcext:value-type="float">
            <text:p>0.915042042732239</text:p>
          </table:table-cell>
          <table:table-cell table:number-columns-repeated="2"/>
        </table:table-row>
        <table:table-row table:style-name="ro1">
          <table:table-cell office:value-type="float" office:value="0.915167272090912" calcext:value-type="float">
            <text:p>0.915167272090912</text:p>
          </table:table-cell>
          <table:table-cell table:number-columns-repeated="2"/>
        </table:table-row>
        <table:table-row table:style-name="ro1">
          <table:table-cell office:value-type="float" office:value="0.91493159532547" calcext:value-type="float">
            <text:p>0.91493159532547</text:p>
          </table:table-cell>
          <table:table-cell table:number-columns-repeated="2"/>
        </table:table-row>
        <table:table-row table:style-name="ro1">
          <table:table-cell office:value-type="float" office:value="0.884379208087921" calcext:value-type="float">
            <text:p>0.884379208087921</text:p>
          </table:table-cell>
          <table:table-cell table:number-columns-repeated="2"/>
        </table:table-row>
        <table:table-row table:style-name="ro1">
          <table:table-cell office:value-type="float" office:value="0.884378373622894" calcext:value-type="float">
            <text:p>0.884378373622894</text:p>
          </table:table-cell>
          <table:table-cell table:number-columns-repeated="2"/>
        </table:table-row>
        <table:table-row table:style-name="ro1">
          <table:table-cell office:value-type="float" office:value="0.884646117687225" calcext:value-type="float">
            <text:p>0.884646117687225</text:p>
          </table:table-cell>
          <table:table-cell table:number-columns-repeated="2"/>
        </table:table-row>
        <table:table-row table:style-name="ro1">
          <table:table-cell office:value-type="float" office:value="0.88378256559372" calcext:value-type="float">
            <text:p>0.88378256559372</text:p>
          </table:table-cell>
          <table:table-cell table:number-columns-repeated="2"/>
        </table:table-row>
        <table:table-row table:style-name="ro1">
          <table:table-cell office:value-type="float" office:value="0.885016977787018" calcext:value-type="float">
            <text:p>0.885016977787018</text:p>
          </table:table-cell>
          <table:table-cell table:number-columns-repeated="2"/>
        </table:table-row>
        <table:table-row table:style-name="ro1">
          <table:table-cell office:value-type="float" office:value="0.876368284225464" calcext:value-type="float">
            <text:p>0.876368284225464</text:p>
          </table:table-cell>
          <table:table-cell table:number-columns-repeated="2"/>
        </table:table-row>
        <table:table-row table:style-name="ro1">
          <table:table-cell office:value-type="float" office:value="0.875127851963043" calcext:value-type="float">
            <text:p>0.875127851963043</text:p>
          </table:table-cell>
          <table:table-cell table:number-columns-repeated="2"/>
        </table:table-row>
        <table:table-row table:style-name="ro1">
          <table:table-cell office:value-type="float" office:value="0.875933587551117" calcext:value-type="float">
            <text:p>0.875933587551117</text:p>
          </table:table-cell>
          <table:table-cell table:number-columns-repeated="2"/>
        </table:table-row>
        <table:table-row table:style-name="ro1">
          <table:table-cell office:value-type="float" office:value="0.847594678401947" calcext:value-type="float">
            <text:p>0.847594678401947</text:p>
          </table:table-cell>
          <table:table-cell table:number-columns-repeated="2"/>
        </table:table-row>
        <table:table-row table:style-name="ro1">
          <table:table-cell office:value-type="float" office:value="0.846078395843506" calcext:value-type="float">
            <text:p>0.846078395843506</text:p>
          </table:table-cell>
          <table:table-cell table:number-columns-repeated="2"/>
        </table:table-row>
        <table:table-row table:style-name="ro1">
          <table:table-cell office:value-type="float" office:value="0.843850016593933" calcext:value-type="float">
            <text:p>0.843850016593933</text:p>
          </table:table-cell>
          <table:table-cell table:number-columns-repeated="2"/>
        </table:table-row>
        <table:table-row table:style-name="ro1">
          <table:table-cell office:value-type="float" office:value="0.835818707942963" calcext:value-type="float">
            <text:p>0.835818707942963</text:p>
          </table:table-cell>
          <table:table-cell table:number-columns-repeated="2"/>
        </table:table-row>
        <table:table-row table:style-name="ro1">
          <table:table-cell office:value-type="float" office:value="0.835418164730072" calcext:value-type="float">
            <text:p>0.835418164730072</text:p>
          </table:table-cell>
          <table:table-cell table:number-columns-repeated="2"/>
        </table:table-row>
        <table:table-row table:style-name="ro1">
          <table:table-cell office:value-type="float" office:value="0.834969997406006" calcext:value-type="float">
            <text:p>0.834969997406006</text:p>
          </table:table-cell>
          <table:table-cell table:number-columns-repeated="2"/>
        </table:table-row>
        <table:table-row table:style-name="ro1">
          <table:table-cell office:value-type="float" office:value="0.656266391277313" calcext:value-type="float">
            <text:p>0.656266391277313</text:p>
          </table:table-cell>
          <table:table-cell table:number-columns-repeated="2"/>
        </table:table-row>
        <table:table-row table:style-name="ro1">
          <table:table-cell office:value-type="float" office:value="0.650987982749939" calcext:value-type="float">
            <text:p>0.650987982749939</text:p>
          </table:table-cell>
          <table:table-cell table:number-columns-repeated="2"/>
        </table:table-row>
        <table:table-row table:style-name="ro1">
          <table:table-cell office:value-type="float" office:value="0.645091593265533" calcext:value-type="float">
            <text:p>0.645091593265533</text:p>
          </table:table-cell>
          <table:table-cell table:number-columns-repeated="2"/>
        </table:table-row>
        <table:table-row table:style-name="ro1">
          <table:table-cell office:value-type="float" office:value="0.685186922550201" calcext:value-type="float">
            <text:p>0.685186922550201</text:p>
          </table:table-cell>
          <table:table-cell table:number-columns-repeated="2"/>
        </table:table-row>
        <table:table-row table:style-name="ro1">
          <table:table-cell office:value-type="float" office:value="0.685287773609161" calcext:value-type="float">
            <text:p>0.685287773609161</text:p>
          </table:table-cell>
          <table:table-cell table:number-columns-repeated="2"/>
        </table:table-row>
        <table:table-row table:style-name="ro1">
          <table:table-cell office:value-type="float" office:value="0.692401468753815" calcext:value-type="float">
            <text:p>0.692401468753815</text:p>
          </table:table-cell>
          <table:table-cell table:number-columns-repeated="2"/>
        </table:table-row>
        <table:table-row table:style-name="ro1">
          <table:table-cell office:value-type="float" office:value="0.820955216884613" calcext:value-type="float">
            <text:p>0.820955216884613</text:p>
          </table:table-cell>
          <table:table-cell table:number-columns-repeated="2"/>
        </table:table-row>
        <table:table-row table:style-name="ro1">
          <table:table-cell office:value-type="float" office:value="0.82111006975174" calcext:value-type="float">
            <text:p>0.82111006975174</text:p>
          </table:table-cell>
          <table:table-cell table:number-columns-repeated="2"/>
        </table:table-row>
        <table:table-row table:style-name="ro1">
          <table:table-cell office:value-type="float" office:value="0.845950722694397" calcext:value-type="float">
            <text:p>0.845950722694397</text:p>
          </table:table-cell>
          <table:table-cell table:number-columns-repeated="2"/>
        </table:table-row>
        <table:table-row table:style-name="ro1">
          <table:table-cell office:value-type="float" office:value="0.847353219985962" calcext:value-type="float">
            <text:p>0.847353219985962</text:p>
          </table:table-cell>
          <table:table-cell table:number-columns-repeated="2"/>
        </table:table-row>
        <table:table-row table:style-name="ro1">
          <table:table-cell office:value-type="float" office:value="0.848074078559876" calcext:value-type="float">
            <text:p>0.848074078559876</text:p>
          </table:table-cell>
          <table:table-cell table:number-columns-repeated="2"/>
        </table:table-row>
        <table:table-row table:style-name="ro1">
          <table:table-cell office:value-type="float" office:value="0.873900473117828" calcext:value-type="float">
            <text:p>0.873900473117828</text:p>
          </table:table-cell>
          <table:table-cell table:number-columns-repeated="2"/>
        </table:table-row>
        <table:table-row table:style-name="ro1">
          <table:table-cell office:value-type="float" office:value="0.874152660369873" calcext:value-type="float">
            <text:p>0.874152660369873</text:p>
          </table:table-cell>
          <table:table-cell table:number-columns-repeated="2"/>
        </table:table-row>
        <table:table-row table:style-name="ro1">
          <table:table-cell office:value-type="float" office:value="0.874121606349945" calcext:value-type="float">
            <text:p>0.874121606349945</text:p>
          </table:table-cell>
          <table:table-cell table:number-columns-repeated="2"/>
        </table:table-row>
        <table:table-row table:style-name="ro1">
          <table:table-cell office:value-type="float" office:value="0.84745180606842" calcext:value-type="float">
            <text:p>0.84745180606842</text:p>
          </table:table-cell>
          <table:table-cell table:number-columns-repeated="2"/>
        </table:table-row>
        <table:table-row table:style-name="ro1">
          <table:table-cell office:value-type="float" office:value="0.846433401107788" calcext:value-type="float">
            <text:p>0.846433401107788</text:p>
          </table:table-cell>
          <table:table-cell table:number-columns-repeated="2"/>
        </table:table-row>
        <table:table-row table:style-name="ro1">
          <table:table-cell office:value-type="float" office:value="0.845924973487854" calcext:value-type="float">
            <text:p>0.845924973487854</text:p>
          </table:table-cell>
          <table:table-cell table:number-columns-repeated="2"/>
        </table:table-row>
        <table:table-row table:style-name="ro1">
          <table:table-cell office:value-type="float" office:value="0.815771877765656" calcext:value-type="float">
            <text:p>0.815771877765656</text:p>
          </table:table-cell>
          <table:table-cell table:number-columns-repeated="2"/>
        </table:table-row>
        <table:table-row table:style-name="ro1">
          <table:table-cell office:value-type="float" office:value="0.814701914787293" calcext:value-type="float">
            <text:p>0.814701914787293</text:p>
          </table:table-cell>
          <table:table-cell table:number-columns-repeated="2"/>
        </table:table-row>
        <table:table-row table:style-name="ro1">
          <table:table-cell office:value-type="float" office:value="0.813193559646606" calcext:value-type="float">
            <text:p>0.813193559646606</text:p>
          </table:table-cell>
          <table:table-cell table:number-columns-repeated="2"/>
        </table:table-row>
        <table:table-row table:style-name="ro1">
          <table:table-cell office:value-type="float" office:value="0.8217733502388" calcext:value-type="float">
            <text:p>0.8217733502388</text:p>
          </table:table-cell>
          <table:table-cell table:number-columns-repeated="2"/>
        </table:table-row>
        <table:table-row table:style-name="ro1">
          <table:table-cell office:value-type="float" office:value="0.822384476661682" calcext:value-type="float">
            <text:p>0.822384476661682</text:p>
          </table:table-cell>
          <table:table-cell table:number-columns-repeated="2"/>
        </table:table-row>
        <table:table-row table:style-name="ro1">
          <table:table-cell office:value-type="float" office:value="0.822876870632172" calcext:value-type="float">
            <text:p>0.822876870632172</text:p>
          </table:table-cell>
          <table:table-cell table:number-columns-repeated="2"/>
        </table:table-row>
        <table:table-row table:style-name="ro1">
          <table:table-cell office:value-type="float" office:value="0.785248816013336" calcext:value-type="float">
            <text:p>0.785248816013336</text:p>
          </table:table-cell>
          <table:table-cell table:number-columns-repeated="2"/>
        </table:table-row>
        <table:table-row table:style-name="ro1">
          <table:table-cell office:value-type="float" office:value="0.787743210792542" calcext:value-type="float">
            <text:p>0.787743210792542</text:p>
          </table:table-cell>
          <table:table-cell table:number-columns-repeated="2"/>
        </table:table-row>
        <table:table-row table:style-name="ro1">
          <table:table-cell office:value-type="float" office:value="0.787843585014343" calcext:value-type="float">
            <text:p>0.787843585014343</text:p>
          </table:table-cell>
          <table:table-cell table:number-columns-repeated="2"/>
        </table:table-row>
        <table:table-row table:style-name="ro1">
          <table:table-cell office:value-type="float" office:value="0.646923959255219" calcext:value-type="float">
            <text:p>0.646923959255219</text:p>
          </table:table-cell>
          <table:table-cell table:number-columns-repeated="2"/>
        </table:table-row>
        <table:table-row table:style-name="ro1">
          <table:table-cell office:value-type="float" office:value="0.649600565433502" calcext:value-type="float">
            <text:p>0.649600565433502</text:p>
          </table:table-cell>
          <table:table-cell table:number-columns-repeated="2"/>
        </table:table-row>
        <table:table-row table:style-name="ro1">
          <table:table-cell office:value-type="float" office:value="0.641276180744171" calcext:value-type="float">
            <text:p>0.641276180744171</text:p>
          </table:table-cell>
          <table:table-cell table:number-columns-repeated="2"/>
        </table:table-row>
        <table:table-row table:style-name="ro1">
          <table:table-cell office:value-type="float" office:value="0.365855813026428" calcext:value-type="float">
            <text:p>0.365855813026428</text:p>
          </table:table-cell>
          <table:table-cell table:number-columns-repeated="2"/>
        </table:table-row>
        <table:table-row table:style-name="ro1">
          <table:table-cell office:value-type="float" office:value="0.369784951210022" calcext:value-type="float">
            <text:p>0.369784951210022</text:p>
          </table:table-cell>
          <table:table-cell table:number-columns-repeated="2"/>
        </table:table-row>
        <table:table-row table:style-name="ro1">
          <table:table-cell office:value-type="float" office:value="0.353481620550156" calcext:value-type="float">
            <text:p>0.353481620550156</text:p>
          </table:table-cell>
          <table:table-cell table:number-columns-repeated="2"/>
        </table:table-row>
        <table:table-row table:style-name="ro1">
          <table:table-cell office:value-type="float" office:value="0.621580362319946" calcext:value-type="float">
            <text:p>0.621580362319946</text:p>
          </table:table-cell>
          <table:table-cell table:number-columns-repeated="2"/>
        </table:table-row>
        <table:table-row table:style-name="ro1">
          <table:table-cell office:value-type="float" office:value="0.610330939292908" calcext:value-type="float">
            <text:p>0.610330939292908</text:p>
          </table:table-cell>
          <table:table-cell table:number-columns-repeated="2"/>
        </table:table-row>
        <table:table-row table:style-name="ro1">
          <table:table-cell office:value-type="float" office:value="0.611550092697144" calcext:value-type="float">
            <text:p>0.611550092697144</text:p>
          </table:table-cell>
          <table:table-cell table:number-columns-repeated="2"/>
        </table:table-row>
        <table:table-row table:style-name="ro1">
          <table:table-cell office:value-type="float" office:value="0.806810975074768" calcext:value-type="float">
            <text:p>0.806810975074768</text:p>
          </table:table-cell>
          <table:table-cell table:number-columns-repeated="2"/>
        </table:table-row>
        <table:table-row table:style-name="ro1">
          <table:table-cell office:value-type="float" office:value="0.806159675121307" calcext:value-type="float">
            <text:p>0.806159675121307</text:p>
          </table:table-cell>
          <table:table-cell table:number-columns-repeated="2"/>
        </table:table-row>
        <table:table-row table:style-name="ro1">
          <table:table-cell office:value-type="float" office:value="0.776401340961456" calcext:value-type="float">
            <text:p>0.776401340961456</text:p>
          </table:table-cell>
          <table:table-cell table:number-columns-repeated="2"/>
        </table:table-row>
        <table:table-row table:style-name="ro1">
          <table:table-cell office:value-type="float" office:value="0.778541445732117" calcext:value-type="float">
            <text:p>0.778541445732117</text:p>
          </table:table-cell>
          <table:table-cell table:number-columns-repeated="2"/>
        </table:table-row>
        <table:table-row table:style-name="ro1">
          <table:table-cell office:value-type="float" office:value="0.775598764419556" calcext:value-type="float">
            <text:p>0.775598764419556</text:p>
          </table:table-cell>
          <table:table-cell table:number-columns-repeated="2"/>
        </table:table-row>
        <table:table-row table:style-name="ro1">
          <table:table-cell office:value-type="float" office:value="0.666560590267181" calcext:value-type="float">
            <text:p>0.666560590267181</text:p>
          </table:table-cell>
          <table:table-cell table:number-columns-repeated="2"/>
        </table:table-row>
        <table:table-row table:style-name="ro1">
          <table:table-cell office:value-type="float" office:value="0.661939442157745" calcext:value-type="float">
            <text:p>0.661939442157745</text:p>
          </table:table-cell>
          <table:table-cell table:number-columns-repeated="2"/>
        </table:table-row>
        <table:table-row table:style-name="ro1">
          <table:table-cell office:value-type="float" office:value="0.673951923847199" calcext:value-type="float">
            <text:p>0.673951923847199</text:p>
          </table:table-cell>
          <table:table-cell table:number-columns-repeated="2"/>
        </table:table-row>
        <table:table-row table:style-name="ro1">
          <table:table-cell office:value-type="float" office:value="0.438473969697952" calcext:value-type="float">
            <text:p>0.438473969697952</text:p>
          </table:table-cell>
          <table:table-cell table:number-columns-repeated="2"/>
        </table:table-row>
        <table:table-row table:style-name="ro1">
          <table:table-cell office:value-type="float" office:value="0.433757364749908" calcext:value-type="float">
            <text:p>0.433757364749908</text:p>
          </table:table-cell>
          <table:table-cell table:number-columns-repeated="2"/>
        </table:table-row>
        <table:table-row table:style-name="ro1">
          <table:table-cell office:value-type="float" office:value="0.437307238578796" calcext:value-type="float">
            <text:p>0.437307238578796</text:p>
          </table:table-cell>
          <table:table-cell table:number-columns-repeated="2"/>
        </table:table-row>
        <table:table-row table:style-name="ro1">
          <table:table-cell office:value-type="float" office:value="0.574101090431213" calcext:value-type="float">
            <text:p>0.574101090431213</text:p>
          </table:table-cell>
          <table:table-cell table:number-columns-repeated="2"/>
        </table:table-row>
        <table:table-row table:style-name="ro1">
          <table:table-cell office:value-type="float" office:value="0.566860914230347" calcext:value-type="float">
            <text:p>0.566860914230347</text:p>
          </table:table-cell>
          <table:table-cell table:number-columns-repeated="2"/>
        </table:table-row>
        <table:table-row table:style-name="ro1">
          <table:table-cell office:value-type="float" office:value="0.571141242980957" calcext:value-type="float">
            <text:p>0.571141242980957</text:p>
          </table:table-cell>
          <table:table-cell table:number-columns-repeated="2"/>
        </table:table-row>
        <table:table-row table:style-name="ro1">
          <table:table-cell office:value-type="float" office:value="0.714487254619598" calcext:value-type="float">
            <text:p>0.714487254619598</text:p>
          </table:table-cell>
          <table:table-cell table:number-columns-repeated="2"/>
        </table:table-row>
        <table:table-row table:style-name="ro1">
          <table:table-cell office:value-type="float" office:value="0.716785907745361" calcext:value-type="float">
            <text:p>0.716785907745361</text:p>
          </table:table-cell>
          <table:table-cell table:number-columns-repeated="2"/>
        </table:table-row>
        <table:table-row table:style-name="ro1">
          <table:table-cell office:value-type="float" office:value="0.75677877664566" calcext:value-type="float">
            <text:p>0.75677877664566</text:p>
          </table:table-cell>
          <table:table-cell table:number-columns-repeated="2"/>
        </table:table-row>
        <table:table-row table:style-name="ro1">
          <table:table-cell office:value-type="float" office:value="0.877716481685638" calcext:value-type="float">
            <text:p>0.877716481685638</text:p>
          </table:table-cell>
          <table:table-cell table:number-columns-repeated="2"/>
        </table:table-row>
        <table:table-row table:style-name="ro1">
          <table:table-cell office:value-type="float" office:value="0.877822160720825" calcext:value-type="float">
            <text:p>0.877822160720825</text:p>
          </table:table-cell>
          <table:table-cell table:number-columns-repeated="2"/>
        </table:table-row>
        <table:table-row table:style-name="ro1">
          <table:table-cell office:value-type="float" office:value="0.877825558185577" calcext:value-type="float">
            <text:p>0.877825558185577</text:p>
          </table:table-cell>
          <table:table-cell table:number-columns-repeated="2"/>
        </table:table-row>
        <table:table-row table:style-name="ro1">
          <table:table-cell office:value-type="float" office:value="0.75646585226059" calcext:value-type="float">
            <text:p>0.75646585226059</text:p>
          </table:table-cell>
          <table:table-cell table:number-columns-repeated="2"/>
        </table:table-row>
        <table:table-row table:style-name="ro1">
          <table:table-cell office:value-type="float" office:value="0.760783731937408" calcext:value-type="float">
            <text:p>0.760783731937408</text:p>
          </table:table-cell>
          <table:table-cell table:number-columns-repeated="2"/>
        </table:table-row>
        <table:table-row table:style-name="ro1">
          <table:table-cell office:value-type="float" office:value="0.76505571603775" calcext:value-type="float">
            <text:p>0.76505571603775</text:p>
          </table:table-cell>
          <table:table-cell table:number-columns-repeated="2"/>
        </table:table-row>
        <table:table-row table:style-name="ro1">
          <table:table-cell office:value-type="float" office:value="0.838765501976013" calcext:value-type="float">
            <text:p>0.838765501976013</text:p>
          </table:table-cell>
          <table:table-cell table:number-columns-repeated="2"/>
        </table:table-row>
        <table:table-row table:style-name="ro1">
          <table:table-cell office:value-type="float" office:value="0.838483691215515" calcext:value-type="float">
            <text:p>0.838483691215515</text:p>
          </table:table-cell>
          <table:table-cell table:number-columns-repeated="2"/>
        </table:table-row>
        <table:table-row table:style-name="ro1">
          <table:table-cell office:value-type="float" office:value="0.840091705322266" calcext:value-type="float">
            <text:p>0.840091705322266</text:p>
          </table:table-cell>
          <table:table-cell table:number-columns-repeated="2"/>
        </table:table-row>
        <table:table-row table:style-name="ro1">
          <table:table-cell office:value-type="float" office:value="0.883355379104614" calcext:value-type="float">
            <text:p>0.883355379104614</text:p>
          </table:table-cell>
          <table:table-cell table:number-columns-repeated="2"/>
        </table:table-row>
        <table:table-row table:style-name="ro1">
          <table:table-cell office:value-type="float" office:value="0.883385479450226" calcext:value-type="float">
            <text:p>0.883385479450226</text:p>
          </table:table-cell>
          <table:table-cell table:number-columns-repeated="2"/>
        </table:table-row>
        <table:table-row table:style-name="ro1">
          <table:table-cell office:value-type="float" office:value="0.883274018764496" calcext:value-type="float">
            <text:p>0.883274018764496</text:p>
          </table:table-cell>
          <table:table-cell table:number-columns-repeated="2"/>
        </table:table-row>
        <table:table-row table:style-name="ro1">
          <table:table-cell office:value-type="float" office:value="0.903648734092712" calcext:value-type="float">
            <text:p>0.903648734092712</text:p>
          </table:table-cell>
          <table:table-cell table:number-columns-repeated="2"/>
        </table:table-row>
        <table:table-row table:style-name="ro1">
          <table:table-cell office:value-type="float" office:value="0.903690934181213" calcext:value-type="float">
            <text:p>0.903690934181213</text:p>
          </table:table-cell>
          <table:table-cell table:number-columns-repeated="2"/>
        </table:table-row>
        <table:table-row table:style-name="ro1">
          <table:table-cell office:value-type="float" office:value="0.896259903907776" calcext:value-type="float">
            <text:p>0.896259903907776</text:p>
          </table:table-cell>
          <table:table-cell table:number-columns-repeated="2"/>
        </table:table-row>
        <table:table-row table:style-name="ro1">
          <table:table-cell office:value-type="float" office:value="0.897200226783752" calcext:value-type="float">
            <text:p>0.897200226783752</text:p>
          </table:table-cell>
          <table:table-cell table:number-columns-repeated="2"/>
        </table:table-row>
        <table:table-row table:style-name="ro1">
          <table:table-cell office:value-type="float" office:value="0.896276772022247" calcext:value-type="float">
            <text:p>0.896276772022247</text:p>
          </table:table-cell>
          <table:table-cell table:number-columns-repeated="2"/>
        </table:table-row>
        <table:table-row table:style-name="ro1">
          <table:table-cell office:value-type="float" office:value="0.936224818229675" calcext:value-type="float">
            <text:p>0.936224818229675</text:p>
          </table:table-cell>
          <table:table-cell table:number-columns-repeated="2"/>
        </table:table-row>
        <table:table-row table:style-name="ro1">
          <table:table-cell office:value-type="float" office:value="0.936090409755707" calcext:value-type="float">
            <text:p>0.936090409755707</text:p>
          </table:table-cell>
          <table:table-cell table:number-columns-repeated="2"/>
        </table:table-row>
        <table:table-row table:style-name="ro1">
          <table:table-cell office:value-type="float" office:value="0.936207711696625" calcext:value-type="float">
            <text:p>0.936207711696625</text:p>
          </table:table-cell>
          <table:table-cell table:number-columns-repeated="2"/>
        </table:table-row>
        <table:table-row table:style-name="ro1">
          <table:table-cell office:value-type="float" office:value="0.941440999507904" calcext:value-type="float">
            <text:p>0.941440999507904</text:p>
          </table:table-cell>
          <table:table-cell table:number-columns-repeated="2"/>
        </table:table-row>
        <table:table-row table:style-name="ro1">
          <table:table-cell office:value-type="float" office:value="0.941366612911224" calcext:value-type="float">
            <text:p>0.941366612911224</text:p>
          </table:table-cell>
          <table:table-cell table:number-columns-repeated="2"/>
        </table:table-row>
        <table:table-row table:style-name="ro1">
          <table:table-cell office:value-type="float" office:value="0.941372156143188" calcext:value-type="float">
            <text:p>0.941372156143188</text:p>
          </table:table-cell>
          <table:table-cell table:number-columns-repeated="2"/>
        </table:table-row>
        <table:table-row table:style-name="ro1">
          <table:table-cell office:value-type="float" office:value="0.933716654777527" calcext:value-type="float">
            <text:p>0.933716654777527</text:p>
          </table:table-cell>
          <table:table-cell table:number-columns-repeated="2"/>
        </table:table-row>
        <table:table-row table:style-name="ro1">
          <table:table-cell office:value-type="float" office:value="0.933363080024719" calcext:value-type="float">
            <text:p>0.933363080024719</text:p>
          </table:table-cell>
          <table:table-cell table:number-columns-repeated="2"/>
        </table:table-row>
        <table:table-row table:style-name="ro1">
          <table:table-cell office:value-type="float" office:value="0.933550953865051" calcext:value-type="float">
            <text:p>0.933550953865051</text:p>
          </table:table-cell>
          <table:table-cell table:number-columns-repeated="2"/>
        </table:table-row>
        <table:table-row table:style-name="ro1">
          <table:table-cell office:value-type="float" office:value="0.943688869476318" calcext:value-type="float">
            <text:p>0.943688869476318</text:p>
          </table:table-cell>
          <table:table-cell table:number-columns-repeated="2"/>
        </table:table-row>
        <table:table-row table:style-name="ro1">
          <table:table-cell office:value-type="float" office:value="0.943705558776856" calcext:value-type="float">
            <text:p>0.943705558776856</text:p>
          </table:table-cell>
          <table:table-cell table:number-columns-repeated="2"/>
        </table:table-row>
        <table:table-row table:style-name="ro1">
          <table:table-cell office:value-type="float" office:value="0.943340182304382" calcext:value-type="float">
            <text:p>0.943340182304382</text:p>
          </table:table-cell>
          <table:table-cell table:number-columns-repeated="2"/>
        </table:table-row>
        <table:table-row table:style-name="ro1">
          <table:table-cell office:value-type="float" office:value="0.934332728385925" calcext:value-type="float">
            <text:p>0.934332728385925</text:p>
          </table:table-cell>
          <table:table-cell table:number-columns-repeated="2"/>
        </table:table-row>
        <table:table-row table:style-name="ro1">
          <table:table-cell office:value-type="float" office:value="0.93431693315506" calcext:value-type="float">
            <text:p>0.93431693315506</text:p>
          </table:table-cell>
          <table:table-cell table:number-columns-repeated="2"/>
        </table:table-row>
        <table:table-row table:style-name="ro1">
          <table:table-cell office:value-type="float" office:value="0.93441915512085" calcext:value-type="float">
            <text:p>0.93441915512085</text:p>
          </table:table-cell>
          <table:table-cell table:number-columns-repeated="2"/>
        </table:table-row>
        <table:table-row table:style-name="ro1">
          <table:table-cell office:value-type="float" office:value="0.943256676197052" calcext:value-type="float">
            <text:p>0.943256676197052</text:p>
          </table:table-cell>
          <table:table-cell table:number-columns-repeated="2"/>
        </table:table-row>
        <table:table-row table:style-name="ro1">
          <table:table-cell office:value-type="float" office:value="0.943235039710998" calcext:value-type="float">
            <text:p>0.943235039710998</text:p>
          </table:table-cell>
          <table:table-cell table:number-columns-repeated="2"/>
        </table:table-row>
        <table:table-row table:style-name="ro1">
          <table:table-cell office:value-type="float" office:value="0.943202078342438" calcext:value-type="float">
            <text:p>0.943202078342438</text:p>
          </table:table-cell>
          <table:table-cell table:number-columns-repeated="2"/>
        </table:table-row>
        <table:table-row table:style-name="ro1">
          <table:table-cell office:value-type="float" office:value="0.93285322189331" calcext:value-type="float">
            <text:p>0.93285322189331</text:p>
          </table:table-cell>
          <table:table-cell table:number-columns-repeated="2"/>
        </table:table-row>
        <table:table-row table:style-name="ro1">
          <table:table-cell office:value-type="float" office:value="0.932959496974945" calcext:value-type="float">
            <text:p>0.932959496974945</text:p>
          </table:table-cell>
          <table:table-cell table:number-columns-repeated="2"/>
        </table:table-row>
        <table:table-row table:style-name="ro1">
          <table:table-cell office:value-type="float" office:value="0.932986617088318" calcext:value-type="float">
            <text:p>0.932986617088318</text:p>
          </table:table-cell>
          <table:table-cell table:number-columns-repeated="2"/>
        </table:table-row>
        <table:table-row table:style-name="ro1">
          <table:table-cell office:value-type="float" office:value="0.944185495376587" calcext:value-type="float">
            <text:p>0.944185495376587</text:p>
          </table:table-cell>
          <table:table-cell table:number-columns-repeated="2"/>
        </table:table-row>
        <table:table-row table:style-name="ro1">
          <table:table-cell office:value-type="float" office:value="0.944289565086365" calcext:value-type="float">
            <text:p>0.944289565086365</text:p>
          </table:table-cell>
          <table:table-cell table:number-columns-repeated="2"/>
        </table:table-row>
        <table:table-row table:style-name="ro1">
          <table:table-cell office:value-type="float" office:value="0.944284856319428" calcext:value-type="float">
            <text:p>0.944284856319428</text:p>
          </table:table-cell>
          <table:table-cell table:number-columns-repeated="2"/>
        </table:table-row>
        <table:table-row table:style-name="ro1">
          <table:table-cell office:value-type="float" office:value="0.925675094127655" calcext:value-type="float">
            <text:p>0.925675094127655</text:p>
          </table:table-cell>
          <table:table-cell table:number-columns-repeated="2"/>
        </table:table-row>
        <table:table-row table:style-name="ro1">
          <table:table-cell office:value-type="float" office:value="0.925795376300812" calcext:value-type="float">
            <text:p>0.925795376300812</text:p>
          </table:table-cell>
          <table:table-cell table:number-columns-repeated="2"/>
        </table:table-row>
        <table:table-row table:style-name="ro1">
          <table:table-cell office:value-type="float" office:value="0.916174709796906" calcext:value-type="float">
            <text:p>0.916174709796906</text:p>
          </table:table-cell>
          <table:table-cell table:number-columns-repeated="2"/>
        </table:table-row>
        <table:table-row table:style-name="ro1">
          <table:table-cell office:value-type="float" office:value="0.917044937610626" calcext:value-type="float">
            <text:p>0.917044937610626</text:p>
          </table:table-cell>
          <table:table-cell table:number-columns-repeated="2"/>
        </table:table-row>
        <table:table-row table:style-name="ro1">
          <table:table-cell office:value-type="float" office:value="0.917900741100311" calcext:value-type="float">
            <text:p>0.917900741100311</text:p>
          </table:table-cell>
          <table:table-cell table:number-columns-repeated="2"/>
        </table:table-row>
        <table:table-row table:style-name="ro1">
          <table:table-cell office:value-type="float" office:value="0.893630683422089" calcext:value-type="float">
            <text:p>0.893630683422089</text:p>
          </table:table-cell>
          <table:table-cell table:number-columns-repeated="2"/>
        </table:table-row>
        <table:table-row table:style-name="ro1">
          <table:table-cell office:value-type="float" office:value="0.893429040908814" calcext:value-type="float">
            <text:p>0.893429040908814</text:p>
          </table:table-cell>
          <table:table-cell table:number-columns-repeated="2"/>
        </table:table-row>
        <table:table-row table:style-name="ro1">
          <table:table-cell office:value-type="float" office:value="0.892495334148407" calcext:value-type="float">
            <text:p>0.892495334148407</text:p>
          </table:table-cell>
          <table:table-cell table:number-columns-repeated="2"/>
        </table:table-row>
        <table:table-row table:style-name="ro1">
          <table:table-cell office:value-type="float" office:value="0.904365539550781" calcext:value-type="float">
            <text:p>0.904365539550781</text:p>
          </table:table-cell>
          <table:table-cell table:number-columns-repeated="2"/>
        </table:table-row>
        <table:table-row table:style-name="ro1">
          <table:table-cell office:value-type="float" office:value="0.904238164424896" calcext:value-type="float">
            <text:p>0.904238164424896</text:p>
          </table:table-cell>
          <table:table-cell table:number-columns-repeated="2"/>
        </table:table-row>
        <table:table-row table:style-name="ro1">
          <table:table-cell office:value-type="float" office:value="0.904616117477417" calcext:value-type="float">
            <text:p>0.904616117477417</text:p>
          </table:table-cell>
          <table:table-cell table:number-columns-repeated="2"/>
        </table:table-row>
        <table:table-row table:style-name="ro1">
          <table:table-cell office:value-type="float" office:value="0.920160591602325" calcext:value-type="float">
            <text:p>0.920160591602325</text:p>
          </table:table-cell>
          <table:table-cell table:number-columns-repeated="2"/>
        </table:table-row>
        <table:table-row table:style-name="ro1">
          <table:table-cell office:value-type="float" office:value="0.920242965221405" calcext:value-type="float">
            <text:p>0.920242965221405</text:p>
          </table:table-cell>
          <table:table-cell table:number-columns-repeated="2"/>
        </table:table-row>
        <table:table-row table:style-name="ro1">
          <table:table-cell office:value-type="float" office:value="0.919795334339142" calcext:value-type="float">
            <text:p>0.919795334339142</text:p>
          </table:table-cell>
          <table:table-cell table:number-columns-repeated="2"/>
        </table:table-row>
        <table:table-row table:style-name="ro1">
          <table:table-cell office:value-type="float" office:value="0.908266842365265" calcext:value-type="float">
            <text:p>0.908266842365265</text:p>
          </table:table-cell>
          <table:table-cell table:number-columns-repeated="2"/>
        </table:table-row>
        <table:table-row table:style-name="ro1">
          <table:table-cell office:value-type="float" office:value="0.907490134239197" calcext:value-type="float">
            <text:p>0.907490134239197</text:p>
          </table:table-cell>
          <table:table-cell table:number-columns-repeated="2"/>
        </table:table-row>
        <table:table-row table:style-name="ro1">
          <table:table-cell office:value-type="float" office:value="0.907610952854156" calcext:value-type="float">
            <text:p>0.907610952854156</text:p>
          </table:table-cell>
          <table:table-cell table:number-columns-repeated="2"/>
        </table:table-row>
        <table:table-row table:style-name="ro1">
          <table:table-cell office:value-type="float" office:value="0.90493106842041" calcext:value-type="float">
            <text:p>0.90493106842041</text:p>
          </table:table-cell>
          <table:table-cell table:number-columns-repeated="2"/>
        </table:table-row>
        <table:table-row table:style-name="ro1">
          <table:table-cell office:value-type="float" office:value="0.904848635196686" calcext:value-type="float">
            <text:p>0.904848635196686</text:p>
          </table:table-cell>
          <table:table-cell table:number-columns-repeated="2"/>
        </table:table-row>
        <table:table-row table:style-name="ro1">
          <table:table-cell office:value-type="float" office:value="0.90473473072052" calcext:value-type="float">
            <text:p>0.90473473072052</text:p>
          </table:table-cell>
          <table:table-cell table:number-columns-repeated="2"/>
        </table:table-row>
        <table:table-row table:style-name="ro1">
          <table:table-cell office:value-type="float" office:value="0.887586891651154" calcext:value-type="float">
            <text:p>0.887586891651154</text:p>
          </table:table-cell>
          <table:table-cell table:number-columns-repeated="2"/>
        </table:table-row>
        <table:table-row table:style-name="ro1">
          <table:table-cell office:value-type="float" office:value="0.887275159358978" calcext:value-type="float">
            <text:p>0.887275159358978</text:p>
          </table:table-cell>
          <table:table-cell table:number-columns-repeated="2"/>
        </table:table-row>
        <table:table-row table:style-name="ro1">
          <table:table-cell office:value-type="float" office:value="0.887647449970245" calcext:value-type="float">
            <text:p>0.887647449970245</text:p>
          </table:table-cell>
          <table:table-cell table:number-columns-repeated="2"/>
        </table:table-row>
        <table:table-row table:style-name="ro1">
          <table:table-cell office:value-type="float" office:value="0.866688907146454" calcext:value-type="float">
            <text:p>0.866688907146454</text:p>
          </table:table-cell>
          <table:table-cell table:number-columns-repeated="2"/>
        </table:table-row>
        <table:table-row table:style-name="ro1">
          <table:table-cell office:value-type="float" office:value="0.866423845291138" calcext:value-type="float">
            <text:p>0.866423845291138</text:p>
          </table:table-cell>
          <table:table-cell table:number-columns-repeated="2"/>
        </table:table-row>
        <table:table-row table:style-name="ro1">
          <table:table-cell office:value-type="float" office:value="0.866365909576416" calcext:value-type="float">
            <text:p>0.866365909576416</text:p>
          </table:table-cell>
          <table:table-cell table:number-columns-repeated="2"/>
        </table:table-row>
        <table:table-row table:style-name="ro1">
          <table:table-cell office:value-type="float" office:value="0.909565687179565" calcext:value-type="float">
            <text:p>0.909565687179565</text:p>
          </table:table-cell>
          <table:table-cell table:number-columns-repeated="2"/>
        </table:table-row>
        <table:table-row table:style-name="ro1">
          <table:table-cell office:value-type="float" office:value="0.909450709819794" calcext:value-type="float">
            <text:p>0.909450709819794</text:p>
          </table:table-cell>
          <table:table-cell table:number-columns-repeated="2"/>
        </table:table-row>
        <table:table-row table:style-name="ro1">
          <table:table-cell office:value-type="float" office:value="0.909497678279877" calcext:value-type="float">
            <text:p>0.909497678279877</text:p>
          </table:table-cell>
          <table:table-cell table:number-columns-repeated="2"/>
        </table:table-row>
        <table:table-row table:style-name="ro1">
          <table:table-cell office:value-type="float" office:value="0.921209514141083" calcext:value-type="float">
            <text:p>0.921209514141083</text:p>
          </table:table-cell>
          <table:table-cell table:number-columns-repeated="2"/>
        </table:table-row>
        <table:table-row table:style-name="ro1">
          <table:table-cell office:value-type="float" office:value="0.921361982822418" calcext:value-type="float">
            <text:p>0.921361982822418</text:p>
          </table:table-cell>
          <table:table-cell table:number-columns-repeated="2"/>
        </table:table-row>
        <table:table-row table:style-name="ro1">
          <table:table-cell office:value-type="float" office:value="0.827268064022064" calcext:value-type="float">
            <text:p>0.827268064022064</text:p>
          </table:table-cell>
          <table:table-cell table:number-columns-repeated="2"/>
        </table:table-row>
        <table:table-row table:style-name="ro1">
          <table:table-cell office:value-type="float" office:value="0.829806268215179" calcext:value-type="float">
            <text:p>0.829806268215179</text:p>
          </table:table-cell>
          <table:table-cell table:number-columns-repeated="2"/>
        </table:table-row>
        <table:table-row table:style-name="ro1">
          <table:table-cell office:value-type="float" office:value="0.827495455741882" calcext:value-type="float">
            <text:p>0.827495455741882</text:p>
          </table:table-cell>
          <table:table-cell table:number-columns-repeated="2"/>
        </table:table-row>
        <table:table-row table:style-name="ro1">
          <table:table-cell office:value-type="float" office:value="0.874094486236572" calcext:value-type="float">
            <text:p>0.874094486236572</text:p>
          </table:table-cell>
          <table:table-cell table:number-columns-repeated="2"/>
        </table:table-row>
        <table:table-row table:style-name="ro1">
          <table:table-cell office:value-type="float" office:value="0.873999118804931" calcext:value-type="float">
            <text:p>0.873999118804931</text:p>
          </table:table-cell>
          <table:table-cell table:number-columns-repeated="2"/>
        </table:table-row>
        <table:table-row table:style-name="ro1">
          <table:table-cell office:value-type="float" office:value="0.874096930027008" calcext:value-type="float">
            <text:p>0.874096930027008</text:p>
          </table:table-cell>
          <table:table-cell table:number-columns-repeated="2"/>
        </table:table-row>
        <table:table-row table:style-name="ro1">
          <table:table-cell office:value-type="float" office:value="0.927282750606537" calcext:value-type="float">
            <text:p>0.927282750606537</text:p>
          </table:table-cell>
          <table:table-cell table:number-columns-repeated="2"/>
        </table:table-row>
        <table:table-row table:style-name="ro1">
          <table:table-cell office:value-type="float" office:value="0.927275121212006" calcext:value-type="float">
            <text:p>0.927275121212006</text:p>
          </table:table-cell>
          <table:table-cell table:number-columns-repeated="2"/>
        </table:table-row>
        <table:table-row table:style-name="ro1">
          <table:table-cell office:value-type="float" office:value="0.926644802093506" calcext:value-type="float">
            <text:p>0.926644802093506</text:p>
          </table:table-cell>
          <table:table-cell table:number-columns-repeated="2"/>
        </table:table-row>
        <table:table-row table:style-name="ro1">
          <table:table-cell office:value-type="float" office:value="0.951140105724335" calcext:value-type="float">
            <text:p>0.951140105724335</text:p>
          </table:table-cell>
          <table:table-cell table:number-columns-repeated="2"/>
        </table:table-row>
        <table:table-row table:style-name="ro1">
          <table:table-cell office:value-type="float" office:value="0.950885653495789" calcext:value-type="float">
            <text:p>0.950885653495789</text:p>
          </table:table-cell>
          <table:table-cell table:number-columns-repeated="2"/>
        </table:table-row>
        <table:table-row table:style-name="ro1">
          <table:table-cell office:value-type="float" office:value="0.950922250747681" calcext:value-type="float">
            <text:p>0.950922250747681</text:p>
          </table:table-cell>
          <table:table-cell table:number-columns-repeated="2"/>
        </table:table-row>
        <table:table-row table:style-name="ro1">
          <table:table-cell office:value-type="float" office:value="0.950523734092712" calcext:value-type="float">
            <text:p>0.950523734092712</text:p>
          </table:table-cell>
          <table:table-cell table:number-columns-repeated="2"/>
        </table:table-row>
        <table:table-row table:style-name="ro1">
          <table:table-cell office:value-type="float" office:value="0.950519382953644" calcext:value-type="float">
            <text:p>0.950519382953644</text:p>
          </table:table-cell>
          <table:table-cell table:number-columns-repeated="2"/>
        </table:table-row>
        <table:table-row table:style-name="ro1">
          <table:table-cell office:value-type="float" office:value="0.950593173503876" calcext:value-type="float">
            <text:p>0.950593173503876</text:p>
          </table:table-cell>
          <table:table-cell table:number-columns-repeated="2"/>
        </table:table-row>
        <table:table-row table:style-name="ro1">
          <table:table-cell office:value-type="float" office:value="0.940756499767303" calcext:value-type="float">
            <text:p>0.940756499767303</text:p>
          </table:table-cell>
          <table:table-cell table:number-columns-repeated="2"/>
        </table:table-row>
        <table:table-row table:style-name="ro1">
          <table:table-cell office:value-type="float" office:value="0.940931916236877" calcext:value-type="float">
            <text:p>0.940931916236877</text:p>
          </table:table-cell>
          <table:table-cell table:number-columns-repeated="2"/>
        </table:table-row>
        <table:table-row table:style-name="ro1">
          <table:table-cell office:value-type="float" office:value="0.941244602203369" calcext:value-type="float">
            <text:p>0.941244602203369</text:p>
          </table:table-cell>
          <table:table-cell table:number-columns-repeated="2"/>
        </table:table-row>
        <table:table-row table:style-name="ro1">
          <table:table-cell office:value-type="float" office:value="0.942218482494354" calcext:value-type="float">
            <text:p>0.942218482494354</text:p>
          </table:table-cell>
          <table:table-cell table:number-columns-repeated="2"/>
        </table:table-row>
        <table:table-row table:style-name="ro1">
          <table:table-cell office:value-type="float" office:value="0.942276477813721" calcext:value-type="float">
            <text:p>0.942276477813721</text:p>
          </table:table-cell>
          <table:table-cell table:number-columns-repeated="2"/>
        </table:table-row>
        <table:table-row table:style-name="ro1">
          <table:table-cell office:value-type="float" office:value="0.942172586917877" calcext:value-type="float">
            <text:p>0.942172586917877</text:p>
          </table:table-cell>
          <table:table-cell table:number-columns-repeated="2"/>
        </table:table-row>
        <table:table-row table:style-name="ro1">
          <table:table-cell office:value-type="float" office:value="0.933245778083801" calcext:value-type="float">
            <text:p>0.933245778083801</text:p>
          </table:table-cell>
          <table:table-cell table:number-columns-repeated="2"/>
        </table:table-row>
        <table:table-row table:style-name="ro1">
          <table:table-cell office:value-type="float" office:value="0.933260440826416" calcext:value-type="float">
            <text:p>0.933260440826416</text:p>
          </table:table-cell>
          <table:table-cell table:number-columns-repeated="2"/>
        </table:table-row>
        <table:table-row table:style-name="ro1">
          <table:table-cell office:value-type="float" office:value="0.933335661888123" calcext:value-type="float">
            <text:p>0.933335661888123</text:p>
          </table:table-cell>
          <table:table-cell table:number-columns-repeated="2"/>
        </table:table-row>
        <table:table-row table:style-name="ro1">
          <table:table-cell office:value-type="float" office:value="0.897636413574219" calcext:value-type="float">
            <text:p>0.897636413574219</text:p>
          </table:table-cell>
          <table:table-cell table:number-columns-repeated="2"/>
        </table:table-row>
        <table:table-row table:style-name="ro1">
          <table:table-cell office:value-type="float" office:value="0.897429466247559" calcext:value-type="float">
            <text:p>0.897429466247559</text:p>
          </table:table-cell>
          <table:table-cell table:number-columns-repeated="2"/>
        </table:table-row>
        <table:table-row table:style-name="ro1">
          <table:table-cell office:value-type="float" office:value="0.897616446018219" calcext:value-type="float">
            <text:p>0.897616446018219</text:p>
          </table:table-cell>
          <table:table-cell table:number-columns-repeated="2"/>
        </table:table-row>
        <table:table-row table:style-name="ro1">
          <table:table-cell office:value-type="float" office:value="0.88650107383728" calcext:value-type="float">
            <text:p>0.88650107383728</text:p>
          </table:table-cell>
          <table:table-cell table:number-columns-repeated="2"/>
        </table:table-row>
        <table:table-row table:style-name="ro1">
          <table:table-cell office:value-type="float" office:value="0.886160731315613" calcext:value-type="float">
            <text:p>0.886160731315613</text:p>
          </table:table-cell>
          <table:table-cell table:number-columns-repeated="2"/>
        </table:table-row>
        <table:table-row table:style-name="ro1">
          <table:table-cell office:value-type="float" office:value="0.879700779914856" calcext:value-type="float">
            <text:p>0.879700779914856</text:p>
          </table:table-cell>
          <table:table-cell table:number-columns-repeated="2"/>
        </table:table-row>
        <table:table-row table:style-name="ro1">
          <table:table-cell office:value-type="float" office:value="0.879745423793793" calcext:value-type="float">
            <text:p>0.879745423793793</text:p>
          </table:table-cell>
          <table:table-cell table:number-columns-repeated="2"/>
        </table:table-row>
        <table:table-row table:style-name="ro1">
          <table:table-cell office:value-type="float" office:value="0.879766464233398" calcext:value-type="float">
            <text:p>0.879766464233398</text:p>
          </table:table-cell>
          <table:table-cell table:number-columns-repeated="2"/>
        </table:table-row>
        <table:table-row table:style-name="ro1">
          <table:table-cell office:value-type="float" office:value="0.844712793827057" calcext:value-type="float">
            <text:p>0.844712793827057</text:p>
          </table:table-cell>
          <table:table-cell table:number-columns-repeated="2"/>
        </table:table-row>
        <table:table-row table:style-name="ro1">
          <table:table-cell office:value-type="float" office:value="0.84476113319397" calcext:value-type="float">
            <text:p>0.84476113319397</text:p>
          </table:table-cell>
          <table:table-cell table:number-columns-repeated="2"/>
        </table:table-row>
        <table:table-row table:style-name="ro1">
          <table:table-cell office:value-type="float" office:value="0.845097124576569" calcext:value-type="float">
            <text:p>0.845097124576569</text:p>
          </table:table-cell>
          <table:table-cell table:number-columns-repeated="2"/>
        </table:table-row>
        <table:table-row table:style-name="ro1">
          <table:table-cell office:value-type="float" office:value="0.884190320968628" calcext:value-type="float">
            <text:p>0.884190320968628</text:p>
          </table:table-cell>
          <table:table-cell table:number-columns-repeated="2"/>
        </table:table-row>
        <table:table-row table:style-name="ro1">
          <table:table-cell office:value-type="float" office:value="0.883419573307037" calcext:value-type="float">
            <text:p>0.883419573307037</text:p>
          </table:table-cell>
          <table:table-cell table:number-columns-repeated="2"/>
        </table:table-row>
        <table:table-row table:style-name="ro1">
          <table:table-cell office:value-type="float" office:value="0.883179247379303" calcext:value-type="float">
            <text:p>0.883179247379303</text:p>
          </table:table-cell>
          <table:table-cell table:number-columns-repeated="2"/>
        </table:table-row>
        <table:table-row table:style-name="ro1">
          <table:table-cell office:value-type="float" office:value="0.908253490924835" calcext:value-type="float">
            <text:p>0.908253490924835</text:p>
          </table:table-cell>
          <table:table-cell table:number-columns-repeated="2"/>
        </table:table-row>
        <table:table-row table:style-name="ro1">
          <table:table-cell office:value-type="float" office:value="0.908426702022552" calcext:value-type="float">
            <text:p>0.908426702022552</text:p>
          </table:table-cell>
          <table:table-cell table:number-columns-repeated="2"/>
        </table:table-row>
        <table:table-row table:style-name="ro1">
          <table:table-cell office:value-type="float" office:value="0.908197462558746" calcext:value-type="float">
            <text:p>0.908197462558746</text:p>
          </table:table-cell>
          <table:table-cell table:number-columns-repeated="2"/>
        </table:table-row>
        <table:table-row table:style-name="ro1">
          <table:table-cell office:value-type="float" office:value="0.903654396533966" calcext:value-type="float">
            <text:p>0.903654396533966</text:p>
          </table:table-cell>
          <table:table-cell table:number-columns-repeated="2"/>
        </table:table-row>
        <table:table-row table:style-name="ro1">
          <table:table-cell office:value-type="float" office:value="0.90358966588974" calcext:value-type="float">
            <text:p>0.90358966588974</text:p>
          </table:table-cell>
          <table:table-cell table:number-columns-repeated="2"/>
        </table:table-row>
        <table:table-row table:style-name="ro1">
          <table:table-cell office:value-type="float" office:value="0.903506994247436" calcext:value-type="float">
            <text:p>0.903506994247436</text:p>
          </table:table-cell>
          <table:table-cell table:number-columns-repeated="2"/>
        </table:table-row>
        <table:table-row table:style-name="ro1">
          <table:table-cell office:value-type="float" office:value="0.911890804767608" calcext:value-type="float">
            <text:p>0.911890804767608</text:p>
          </table:table-cell>
          <table:table-cell table:number-columns-repeated="2"/>
        </table:table-row>
        <table:table-row table:style-name="ro1">
          <table:table-cell office:value-type="float" office:value="0.911493003368378" calcext:value-type="float">
            <text:p>0.911493003368378</text:p>
          </table:table-cell>
          <table:table-cell table:number-columns-repeated="2"/>
        </table:table-row>
        <table:table-row table:style-name="ro1">
          <table:table-cell office:value-type="float" office:value="0.911700487136841" calcext:value-type="float">
            <text:p>0.911700487136841</text:p>
          </table:table-cell>
          <table:table-cell table:number-columns-repeated="2"/>
        </table:table-row>
        <table:table-row table:style-name="ro1">
          <table:table-cell office:value-type="float" office:value="0.897878885269165" calcext:value-type="float">
            <text:p>0.897878885269165</text:p>
          </table:table-cell>
          <table:table-cell table:number-columns-repeated="2"/>
        </table:table-row>
        <table:table-row table:style-name="ro1">
          <table:table-cell office:value-type="float" office:value="0.898366332054138" calcext:value-type="float">
            <text:p>0.898366332054138</text:p>
          </table:table-cell>
          <table:table-cell table:number-columns-repeated="2"/>
        </table:table-row>
        <table:table-row table:style-name="ro1">
          <table:table-cell office:value-type="float" office:value="0.898203253746033" calcext:value-type="float">
            <text:p>0.898203253746033</text:p>
          </table:table-cell>
          <table:table-cell table:number-columns-repeated="2"/>
        </table:table-row>
        <table:table-row table:style-name="ro1">
          <table:table-cell office:value-type="float" office:value="0.897276103496552" calcext:value-type="float">
            <text:p>0.897276103496552</text:p>
          </table:table-cell>
          <table:table-cell table:number-columns-repeated="2"/>
        </table:table-row>
        <table:table-row table:style-name="ro1">
          <table:table-cell office:value-type="float" office:value="0.897167444229126" calcext:value-type="float">
            <text:p>0.897167444229126</text:p>
          </table:table-cell>
          <table:table-cell table:number-columns-repeated="2"/>
        </table:table-row>
        <table:table-row table:style-name="ro1">
          <table:table-cell office:value-type="float" office:value="0.896871507167816" calcext:value-type="float">
            <text:p>0.896871507167816</text:p>
          </table:table-cell>
          <table:table-cell table:number-columns-repeated="2"/>
        </table:table-row>
        <table:table-row table:style-name="ro1">
          <table:table-cell office:value-type="float" office:value="0.908849775791168" calcext:value-type="float">
            <text:p>0.908849775791168</text:p>
          </table:table-cell>
          <table:table-cell table:number-columns-repeated="2"/>
        </table:table-row>
        <table:table-row table:style-name="ro1">
          <table:table-cell office:value-type="float" office:value="0.908982336521149" calcext:value-type="float">
            <text:p>0.908982336521149</text:p>
          </table:table-cell>
          <table:table-cell table:number-columns-repeated="2"/>
        </table:table-row>
        <table:table-row table:style-name="ro1">
          <table:table-cell office:value-type="float" office:value="0.908447325229645" calcext:value-type="float">
            <text:p>0.908447325229645</text:p>
          </table:table-cell>
          <table:table-cell table:number-columns-repeated="2"/>
        </table:table-row>
        <table:table-row table:style-name="ro1">
          <table:table-cell office:value-type="float" office:value="0.896908819675446" calcext:value-type="float">
            <text:p>0.896908819675446</text:p>
          </table:table-cell>
          <table:table-cell table:number-columns-repeated="2"/>
        </table:table-row>
        <table:table-row table:style-name="ro1">
          <table:table-cell office:value-type="float" office:value="0.8973788022995" calcext:value-type="float">
            <text:p>0.8973788022995</text:p>
          </table:table-cell>
          <table:table-cell table:number-columns-repeated="2"/>
        </table:table-row>
        <table:table-row table:style-name="ro1">
          <table:table-cell office:value-type="float" office:value="0.848194599151611" calcext:value-type="float">
            <text:p>0.848194599151611</text:p>
          </table:table-cell>
          <table:table-cell table:number-columns-repeated="2"/>
        </table:table-row>
        <table:table-row table:style-name="ro1">
          <table:table-cell office:value-type="float" office:value="0.848394513130188" calcext:value-type="float">
            <text:p>0.848394513130188</text:p>
          </table:table-cell>
          <table:table-cell table:number-columns-repeated="2"/>
        </table:table-row>
        <table:table-row table:style-name="ro1">
          <table:table-cell office:value-type="float" office:value="0.847830951213837" calcext:value-type="float">
            <text:p>0.847830951213837</text:p>
          </table:table-cell>
          <table:table-cell table:number-columns-repeated="2"/>
        </table:table-row>
        <table:table-row table:style-name="ro1">
          <table:table-cell office:value-type="float" office:value="0.846266806125641" calcext:value-type="float">
            <text:p>0.846266806125641</text:p>
          </table:table-cell>
          <table:table-cell table:number-columns-repeated="2"/>
        </table:table-row>
        <table:table-row table:style-name="ro1">
          <table:table-cell office:value-type="float" office:value="0.847091138362885" calcext:value-type="float">
            <text:p>0.847091138362885</text:p>
          </table:table-cell>
          <table:table-cell table:number-columns-repeated="2"/>
        </table:table-row>
        <table:table-row table:style-name="ro1">
          <table:table-cell office:value-type="float" office:value="0.846275448799133" calcext:value-type="float">
            <text:p>0.846275448799133</text:p>
          </table:table-cell>
          <table:table-cell table:number-columns-repeated="2"/>
        </table:table-row>
        <table:table-row table:style-name="ro1">
          <table:table-cell office:value-type="float" office:value="0.840478539466858" calcext:value-type="float">
            <text:p>0.840478539466858</text:p>
          </table:table-cell>
          <table:table-cell table:number-columns-repeated="2"/>
        </table:table-row>
        <table:table-row table:style-name="ro1">
          <table:table-cell office:value-type="float" office:value="0.841456234455108" calcext:value-type="float">
            <text:p>0.841456234455108</text:p>
          </table:table-cell>
          <table:table-cell table:number-columns-repeated="2"/>
        </table:table-row>
        <table:table-row table:style-name="ro1">
          <table:table-cell office:value-type="float" office:value="0.841606140136719" calcext:value-type="float">
            <text:p>0.841606140136719</text:p>
          </table:table-cell>
          <table:table-cell table:number-columns-repeated="2"/>
        </table:table-row>
        <table:table-row table:style-name="ro1">
          <table:table-cell office:value-type="float" office:value="0.787905395030975" calcext:value-type="float">
            <text:p>0.787905395030975</text:p>
          </table:table-cell>
          <table:table-cell table:number-columns-repeated="2"/>
        </table:table-row>
        <table:table-row table:style-name="ro1">
          <table:table-cell office:value-type="float" office:value="0.788028419017792" calcext:value-type="float">
            <text:p>0.788028419017792</text:p>
          </table:table-cell>
          <table:table-cell table:number-columns-repeated="2"/>
        </table:table-row>
        <table:table-row table:style-name="ro1">
          <table:table-cell office:value-type="float" office:value="0.786979854106903" calcext:value-type="float">
            <text:p>0.786979854106903</text:p>
          </table:table-cell>
          <table:table-cell table:number-columns-repeated="2"/>
        </table:table-row>
        <table:table-row table:style-name="ro1">
          <table:table-cell office:value-type="float" office:value="0.827379643917084" calcext:value-type="float">
            <text:p>0.827379643917084</text:p>
          </table:table-cell>
          <table:table-cell table:number-columns-repeated="2"/>
        </table:table-row>
        <table:table-row table:style-name="ro1">
          <table:table-cell office:value-type="float" office:value="0.82829487323761" calcext:value-type="float">
            <text:p>0.82829487323761</text:p>
          </table:table-cell>
          <table:table-cell table:number-columns-repeated="2"/>
        </table:table-row>
        <table:table-row table:style-name="ro1">
          <table:table-cell office:value-type="float" office:value="0.82848584651947" calcext:value-type="float">
            <text:p>0.82848584651947</text:p>
          </table:table-cell>
          <table:table-cell table:number-columns-repeated="2"/>
        </table:table-row>
        <table:table-row table:style-name="ro1">
          <table:table-cell office:value-type="float" office:value="0.861577928066254" calcext:value-type="float">
            <text:p>0.861577928066254</text:p>
          </table:table-cell>
          <table:table-cell table:number-columns-repeated="2"/>
        </table:table-row>
        <table:table-row table:style-name="ro1">
          <table:table-cell office:value-type="float" office:value="0.860968768596649" calcext:value-type="float">
            <text:p>0.860968768596649</text:p>
          </table:table-cell>
          <table:table-cell table:number-columns-repeated="2"/>
        </table:table-row>
        <table:table-row table:style-name="ro1">
          <table:table-cell office:value-type="float" office:value="0.860554099082947" calcext:value-type="float">
            <text:p>0.860554099082947</text:p>
          </table:table-cell>
          <table:table-cell table:number-columns-repeated="2"/>
        </table:table-row>
        <table:table-row table:style-name="ro1">
          <table:table-cell office:value-type="float" office:value="0.901499152183533" calcext:value-type="float">
            <text:p>0.901499152183533</text:p>
          </table:table-cell>
          <table:table-cell table:number-columns-repeated="2"/>
        </table:table-row>
        <table:table-row table:style-name="ro1">
          <table:table-cell office:value-type="float" office:value="0.901522696018219" calcext:value-type="float">
            <text:p>0.901522696018219</text:p>
          </table:table-cell>
          <table:table-cell table:number-columns-repeated="2"/>
        </table:table-row>
        <table:table-row table:style-name="ro1">
          <table:table-cell office:value-type="float" office:value="0.901250779628754" calcext:value-type="float">
            <text:p>0.901250779628754</text:p>
          </table:table-cell>
          <table:table-cell table:number-columns-repeated="2"/>
        </table:table-row>
        <table:table-row table:style-name="ro1">
          <table:table-cell office:value-type="float" office:value="0.900883376598358" calcext:value-type="float">
            <text:p>0.900883376598358</text:p>
          </table:table-cell>
          <table:table-cell table:number-columns-repeated="2"/>
        </table:table-row>
        <table:table-row table:style-name="ro1">
          <table:table-cell office:value-type="float" office:value="0.899725615978241" calcext:value-type="float">
            <text:p>0.899725615978241</text:p>
          </table:table-cell>
          <table:table-cell table:number-columns-repeated="2"/>
        </table:table-row>
        <table:table-row table:style-name="ro1">
          <table:table-cell office:value-type="float" office:value="0.899646461009979" calcext:value-type="float">
            <text:p>0.899646461009979</text:p>
          </table:table-cell>
          <table:table-cell table:number-columns-repeated="2"/>
        </table:table-row>
        <table:table-row table:style-name="ro1">
          <table:table-cell office:value-type="float" office:value="0.916625797748566" calcext:value-type="float">
            <text:p>0.916625797748566</text:p>
          </table:table-cell>
          <table:table-cell table:number-columns-repeated="2"/>
        </table:table-row>
        <table:table-row table:style-name="ro1">
          <table:table-cell office:value-type="float" office:value="0.916632175445556" calcext:value-type="float">
            <text:p>0.916632175445556</text:p>
          </table:table-cell>
          <table:table-cell table:number-columns-repeated="2"/>
        </table:table-row>
        <table:table-row table:style-name="ro1">
          <table:table-cell office:value-type="float" office:value="0.916584610939026" calcext:value-type="float">
            <text:p>0.916584610939026</text:p>
          </table:table-cell>
          <table:table-cell table:number-columns-repeated="2"/>
        </table:table-row>
        <table:table-row table:style-name="ro1">
          <table:table-cell office:value-type="float" office:value="0.900531530380249" calcext:value-type="float">
            <text:p>0.900531530380249</text:p>
          </table:table-cell>
          <table:table-cell table:number-columns-repeated="2"/>
        </table:table-row>
        <table:table-row table:style-name="ro1">
          <table:table-cell office:value-type="float" office:value="0.900143682956696" calcext:value-type="float">
            <text:p>0.900143682956696</text:p>
          </table:table-cell>
          <table:table-cell table:number-columns-repeated="2"/>
        </table:table-row>
        <table:table-row table:style-name="ro1">
          <table:table-cell office:value-type="float" office:value="0.890727579593658" calcext:value-type="float">
            <text:p>0.890727579593658</text:p>
          </table:table-cell>
          <table:table-cell table:number-columns-repeated="2"/>
        </table:table-row>
        <table:table-row table:style-name="ro1">
          <table:table-cell office:value-type="float" office:value="0.891012191772461" calcext:value-type="float">
            <text:p>0.891012191772461</text:p>
          </table:table-cell>
          <table:table-cell table:number-columns-repeated="2"/>
        </table:table-row>
        <table:table-row table:style-name="ro1">
          <table:table-cell office:value-type="float" office:value="0.891081631183624" calcext:value-type="float">
            <text:p>0.891081631183624</text:p>
          </table:table-cell>
          <table:table-cell table:number-columns-repeated="2"/>
        </table:table-row>
        <table:table-row table:style-name="ro1">
          <table:table-cell office:value-type="float" office:value="0.917170464992523" calcext:value-type="float">
            <text:p>0.917170464992523</text:p>
          </table:table-cell>
          <table:table-cell table:number-columns-repeated="2"/>
        </table:table-row>
        <table:table-row table:style-name="ro1">
          <table:table-cell office:value-type="float" office:value="0.917141377925873" calcext:value-type="float">
            <text:p>0.917141377925873</text:p>
          </table:table-cell>
          <table:table-cell table:number-columns-repeated="2"/>
        </table:table-row>
        <table:table-row table:style-name="ro1">
          <table:table-cell office:value-type="float" office:value="0.916746735572815" calcext:value-type="float">
            <text:p>0.916746735572815</text:p>
          </table:table-cell>
          <table:table-cell table:number-columns-repeated="2"/>
        </table:table-row>
        <table:table-row table:style-name="ro1">
          <table:table-cell office:value-type="float" office:value="0.952945828437805" calcext:value-type="float">
            <text:p>0.952945828437805</text:p>
          </table:table-cell>
          <table:table-cell table:number-columns-repeated="2"/>
        </table:table-row>
        <table:table-row table:style-name="ro1">
          <table:table-cell office:value-type="float" office:value="0.952795267105102" calcext:value-type="float">
            <text:p>0.952795267105102</text:p>
          </table:table-cell>
          <table:table-cell table:number-columns-repeated="2"/>
        </table:table-row>
        <table:table-row table:style-name="ro1">
          <table:table-cell office:value-type="float" office:value="0.952804565429688" calcext:value-type="float">
            <text:p>0.952804565429688</text:p>
          </table:table-cell>
          <table:table-cell table:number-columns-repeated="2"/>
        </table:table-row>
        <table:table-row table:style-name="ro1">
          <table:table-cell office:value-type="float" office:value="0.92906391620636" calcext:value-type="float">
            <text:p>0.92906391620636</text:p>
          </table:table-cell>
          <table:table-cell table:number-columns-repeated="2"/>
        </table:table-row>
        <table:table-row table:style-name="ro1">
          <table:table-cell office:value-type="float" office:value="0.929019808769226" calcext:value-type="float">
            <text:p>0.929019808769226</text:p>
          </table:table-cell>
          <table:table-cell table:number-columns-repeated="2"/>
        </table:table-row>
        <table:table-row table:style-name="ro1">
          <table:table-cell office:value-type="float" office:value="0.928963720798492" calcext:value-type="float">
            <text:p>0.928963720798492</text:p>
          </table:table-cell>
          <table:table-cell table:number-columns-repeated="2"/>
        </table:table-row>
        <table:table-row table:style-name="ro1">
          <table:table-cell office:value-type="float" office:value="0.93813955783844" calcext:value-type="float">
            <text:p>0.93813955783844</text:p>
          </table:table-cell>
          <table:table-cell table:number-columns-repeated="2"/>
        </table:table-row>
        <table:table-row table:style-name="ro1">
          <table:table-cell office:value-type="float" office:value="0.937861979007721" calcext:value-type="float">
            <text:p>0.937861979007721</text:p>
          </table:table-cell>
          <table:table-cell table:number-columns-repeated="2"/>
        </table:table-row>
        <table:table-row table:style-name="ro1">
          <table:table-cell office:value-type="float" office:value="0.937957108020782" calcext:value-type="float">
            <text:p>0.937957108020782</text:p>
          </table:table-cell>
          <table:table-cell table:number-columns-repeated="2"/>
        </table:table-row>
        <table:table-row table:style-name="ro1">
          <table:table-cell office:value-type="float" office:value="0.94183087348938" calcext:value-type="float">
            <text:p>0.94183087348938</text:p>
          </table:table-cell>
          <table:table-cell table:number-columns-repeated="2"/>
        </table:table-row>
        <table:table-row table:style-name="ro1">
          <table:table-cell office:value-type="float" office:value="0.94177371263504" calcext:value-type="float">
            <text:p>0.94177371263504</text:p>
          </table:table-cell>
          <table:table-cell table:number-columns-repeated="2"/>
        </table:table-row>
        <table:table-row table:style-name="ro1">
          <table:table-cell office:value-type="float" office:value="0.941604912281036" calcext:value-type="float">
            <text:p>0.941604912281036</text:p>
          </table:table-cell>
          <table:table-cell table:number-columns-repeated="2"/>
        </table:table-row>
        <table:table-row table:style-name="ro1">
          <table:table-cell office:value-type="float" office:value="0.933160543441772" calcext:value-type="float">
            <text:p>0.933160543441772</text:p>
          </table:table-cell>
          <table:table-cell table:number-columns-repeated="2"/>
        </table:table-row>
        <table:table-row table:style-name="ro1">
          <table:table-cell office:value-type="float" office:value="0.93282812833786" calcext:value-type="float">
            <text:p>0.93282812833786</text:p>
          </table:table-cell>
          <table:table-cell table:number-columns-repeated="2"/>
        </table:table-row>
        <table:table-row table:style-name="ro1">
          <table:table-cell office:value-type="float" office:value="0.932822525501251" calcext:value-type="float">
            <text:p>0.932822525501251</text:p>
          </table:table-cell>
          <table:table-cell table:number-columns-repeated="2"/>
        </table:table-row>
        <table:table-row table:style-name="ro1">
          <table:table-cell office:value-type="float" office:value="0.935690701007843" calcext:value-type="float">
            <text:p>0.935690701007843</text:p>
          </table:table-cell>
          <table:table-cell table:number-columns-repeated="2"/>
        </table:table-row>
        <table:table-row table:style-name="ro1">
          <table:table-cell office:value-type="float" office:value="0.935830533504486" calcext:value-type="float">
            <text:p>0.935830533504486</text:p>
          </table:table-cell>
          <table:table-cell table:number-columns-repeated="2"/>
        </table:table-row>
        <table:table-row table:style-name="ro1">
          <table:table-cell office:value-type="float" office:value="0.935838043689728" calcext:value-type="float">
            <text:p>0.935838043689728</text:p>
          </table:table-cell>
          <table:table-cell table:number-columns-repeated="2"/>
        </table:table-row>
        <table:table-row table:style-name="ro1">
          <table:table-cell office:value-type="float" office:value="0.92946869134903" calcext:value-type="float">
            <text:p>0.92946869134903</text:p>
          </table:table-cell>
          <table:table-cell table:number-columns-repeated="2"/>
        </table:table-row>
        <table:table-row table:style-name="ro1">
          <table:table-cell office:value-type="float" office:value="0.929402410984039" calcext:value-type="float">
            <text:p>0.929402410984039</text:p>
          </table:table-cell>
          <table:table-cell table:number-columns-repeated="2"/>
        </table:table-row>
        <table:table-row table:style-name="ro1">
          <table:table-cell office:value-type="float" office:value="0.929364562034607" calcext:value-type="float">
            <text:p>0.929364562034607</text:p>
          </table:table-cell>
          <table:table-cell table:number-columns-repeated="2"/>
        </table:table-row>
        <table:table-row table:style-name="ro1">
          <table:table-cell office:value-type="float" office:value="0.937439441680908" calcext:value-type="float">
            <text:p>0.937439441680908</text:p>
          </table:table-cell>
          <table:table-cell table:number-columns-repeated="2"/>
        </table:table-row>
        <table:table-row table:style-name="ro1">
          <table:table-cell office:value-type="float" office:value="0.937472999095917" calcext:value-type="float">
            <text:p>0.937472999095917</text:p>
          </table:table-cell>
          <table:table-cell table:number-columns-repeated="2"/>
        </table:table-row>
        <table:table-row table:style-name="ro1">
          <table:table-cell office:value-type="float" office:value="0.93831217288971" calcext:value-type="float">
            <text:p>0.93831217288971</text:p>
          </table:table-cell>
          <table:table-cell table:number-columns-repeated="2"/>
        </table:table-row>
        <table:table-row table:style-name="ro1">
          <table:table-cell office:value-type="float" office:value="0.938353300094604" calcext:value-type="float">
            <text:p>0.938353300094604</text:p>
          </table:table-cell>
          <table:table-cell table:number-columns-repeated="2"/>
        </table:table-row>
        <table:table-row table:style-name="ro1">
          <table:table-cell office:value-type="float" office:value="0.938113331794739" calcext:value-type="float">
            <text:p>0.938113331794739</text:p>
          </table:table-cell>
          <table:table-cell table:number-columns-repeated="2"/>
        </table:table-row>
        <table:table-row table:style-name="ro1">
          <table:table-cell office:value-type="float" office:value="0.930966973304748" calcext:value-type="float">
            <text:p>0.930966973304748</text:p>
          </table:table-cell>
          <table:table-cell table:number-columns-repeated="2"/>
        </table:table-row>
        <table:table-row table:style-name="ro1">
          <table:table-cell office:value-type="float" office:value="0.930948436260223" calcext:value-type="float">
            <text:p>0.930948436260223</text:p>
          </table:table-cell>
          <table:table-cell table:number-columns-repeated="2"/>
        </table:table-row>
        <table:table-row table:style-name="ro1">
          <table:table-cell office:value-type="float" office:value="0.930958569049835" calcext:value-type="float">
            <text:p>0.930958569049835</text:p>
          </table:table-cell>
          <table:table-cell table:number-columns-repeated="2"/>
        </table:table-row>
        <table:table-row table:style-name="ro1">
          <table:table-cell office:value-type="float" office:value="0.914795100688934" calcext:value-type="float">
            <text:p>0.914795100688934</text:p>
          </table:table-cell>
          <table:table-cell table:number-columns-repeated="2"/>
        </table:table-row>
        <table:table-row table:style-name="ro1">
          <table:table-cell office:value-type="float" office:value="0.914793133735657" calcext:value-type="float">
            <text:p>0.914793133735657</text:p>
          </table:table-cell>
          <table:table-cell table:number-columns-repeated="2"/>
        </table:table-row>
        <table:table-row table:style-name="ro1">
          <table:table-cell office:value-type="float" office:value="0.914468944072723" calcext:value-type="float">
            <text:p>0.914468944072723</text:p>
          </table:table-cell>
          <table:table-cell table:number-columns-repeated="2"/>
        </table:table-row>
        <table:table-row table:style-name="ro1">
          <table:table-cell office:value-type="float" office:value="0.908574163913727" calcext:value-type="float">
            <text:p>0.908574163913727</text:p>
          </table:table-cell>
          <table:table-cell table:number-columns-repeated="2"/>
        </table:table-row>
        <table:table-row table:style-name="ro1">
          <table:table-cell office:value-type="float" office:value="0.908631682395935" calcext:value-type="float">
            <text:p>0.908631682395935</text:p>
          </table:table-cell>
          <table:table-cell table:number-columns-repeated="2"/>
        </table:table-row>
        <table:table-row table:style-name="ro1">
          <table:table-cell office:value-type="float" office:value="0.908050715923309" calcext:value-type="float">
            <text:p>0.908050715923309</text:p>
          </table:table-cell>
          <table:table-cell table:number-columns-repeated="2"/>
        </table:table-row>
        <table:table-row table:style-name="ro1">
          <table:table-cell office:value-type="float" office:value="0.910327434539795" calcext:value-type="float">
            <text:p>0.910327434539795</text:p>
          </table:table-cell>
          <table:table-cell table:number-columns-repeated="2"/>
        </table:table-row>
        <table:table-row table:style-name="ro1">
          <table:table-cell office:value-type="float" office:value="0.910087466239929" calcext:value-type="float">
            <text:p>0.910087466239929</text:p>
          </table:table-cell>
          <table:table-cell table:number-columns-repeated="2"/>
        </table:table-row>
        <table:table-row table:style-name="ro1">
          <table:table-cell office:value-type="float" office:value="0.910148501396179" calcext:value-type="float">
            <text:p>0.910148501396179</text:p>
          </table:table-cell>
          <table:table-cell table:number-columns-repeated="2"/>
        </table:table-row>
        <table:table-row table:style-name="ro1">
          <table:table-cell office:value-type="float" office:value="0.92259669303894" calcext:value-type="float">
            <text:p>0.92259669303894</text:p>
          </table:table-cell>
          <table:table-cell table:number-columns-repeated="2"/>
        </table:table-row>
        <table:table-row table:style-name="ro1">
          <table:table-cell office:value-type="float" office:value="0.922161221504211" calcext:value-type="float">
            <text:p>0.922161221504211</text:p>
          </table:table-cell>
          <table:table-cell table:number-columns-repeated="2"/>
        </table:table-row>
        <table:table-row table:style-name="ro1">
          <table:table-cell office:value-type="float" office:value="0.922282993793488" calcext:value-type="float">
            <text:p>0.922282993793488</text:p>
          </table:table-cell>
          <table:table-cell table:number-columns-repeated="2"/>
        </table:table-row>
        <table:table-row table:style-name="ro1">
          <table:table-cell office:value-type="float" office:value="0.94098550081253" calcext:value-type="float">
            <text:p>0.94098550081253</text:p>
          </table:table-cell>
          <table:table-cell table:number-columns-repeated="2"/>
        </table:table-row>
        <table:table-row table:style-name="ro1">
          <table:table-cell office:value-type="float" office:value="0.940904319286346" calcext:value-type="float">
            <text:p>0.940904319286346</text:p>
          </table:table-cell>
          <table:table-cell table:number-columns-repeated="2"/>
        </table:table-row>
        <table:table-row table:style-name="ro1">
          <table:table-cell office:value-type="float" office:value="0.940684735774994" calcext:value-type="float">
            <text:p>0.940684735774994</text:p>
          </table:table-cell>
          <table:table-cell table:number-columns-repeated="2"/>
        </table:table-row>
        <table:table-row table:style-name="ro1">
          <table:table-cell office:value-type="float" office:value="0.910885274410248" calcext:value-type="float">
            <text:p>0.910885274410248</text:p>
          </table:table-cell>
          <table:table-cell table:number-columns-repeated="2"/>
        </table:table-row>
        <table:table-row table:style-name="ro1">
          <table:table-cell office:value-type="float" office:value="0.910946846008301" calcext:value-type="float">
            <text:p>0.910946846008301</text:p>
          </table:table-cell>
          <table:table-cell table:number-columns-repeated="2"/>
        </table:table-row>
        <table:table-row table:style-name="ro1">
          <table:table-cell office:value-type="float" office:value="0.910572707653046" calcext:value-type="float">
            <text:p>0.910572707653046</text:p>
          </table:table-cell>
          <table:table-cell table:number-columns-repeated="2"/>
        </table:table-row>
        <table:table-row table:style-name="ro1">
          <table:table-cell office:value-type="float" office:value="0.912326276302338" calcext:value-type="float">
            <text:p>0.912326276302338</text:p>
          </table:table-cell>
          <table:table-cell table:number-columns-repeated="2"/>
        </table:table-row>
        <table:table-row table:style-name="ro1">
          <table:table-cell office:value-type="float" office:value="0.912312805652618" calcext:value-type="float">
            <text:p>0.912312805652618</text:p>
          </table:table-cell>
          <table:table-cell table:number-columns-repeated="2"/>
        </table:table-row>
        <table:table-row table:style-name="ro1">
          <table:table-cell office:value-type="float" office:value="0.912261486053467" calcext:value-type="float">
            <text:p>0.912261486053467</text:p>
          </table:table-cell>
          <table:table-cell table:number-columns-repeated="2"/>
        </table:table-row>
        <table:table-row table:style-name="ro1">
          <table:table-cell office:value-type="float" office:value="0.902698278427124" calcext:value-type="float">
            <text:p>0.902698278427124</text:p>
          </table:table-cell>
          <table:table-cell table:number-columns-repeated="2"/>
        </table:table-row>
        <table:table-row table:style-name="ro1">
          <table:table-cell office:value-type="float" office:value="0.903345882892608" calcext:value-type="float">
            <text:p>0.903345882892608</text:p>
          </table:table-cell>
          <table:table-cell table:number-columns-repeated="2"/>
        </table:table-row>
        <table:table-row table:style-name="ro1">
          <table:table-cell office:value-type="float" office:value="0.927465677261352" calcext:value-type="float">
            <text:p>0.927465677261352</text:p>
          </table:table-cell>
          <table:table-cell table:number-columns-repeated="2"/>
        </table:table-row>
        <table:table-row table:style-name="ro1">
          <table:table-cell office:value-type="float" office:value="0.92648446559906" calcext:value-type="float">
            <text:p>0.92648446559906</text:p>
          </table:table-cell>
          <table:table-cell table:number-columns-repeated="2"/>
        </table:table-row>
        <table:table-row table:style-name="ro1">
          <table:table-cell office:value-type="float" office:value="0.926609456539154" calcext:value-type="float">
            <text:p>0.926609456539154</text:p>
          </table:table-cell>
          <table:table-cell table:number-columns-repeated="2"/>
        </table:table-row>
        <table:table-row table:style-name="ro1">
          <table:table-cell office:value-type="float" office:value="0.934893369674683" calcext:value-type="float">
            <text:p>0.934893369674683</text:p>
          </table:table-cell>
          <table:table-cell table:number-columns-repeated="2"/>
        </table:table-row>
        <table:table-row table:style-name="ro1">
          <table:table-cell office:value-type="float" office:value="0.935843765735626" calcext:value-type="float">
            <text:p>0.935843765735626</text:p>
          </table:table-cell>
          <table:table-cell table:number-columns-repeated="2"/>
        </table:table-row>
        <table:table-row table:style-name="ro1">
          <table:table-cell office:value-type="float" office:value="0.935263991355896" calcext:value-type="float">
            <text:p>0.935263991355896</text:p>
          </table:table-cell>
          <table:table-cell table:number-columns-repeated="2"/>
        </table:table-row>
        <table:table-row table:style-name="ro1">
          <table:table-cell office:value-type="float" office:value="0.917815387248993" calcext:value-type="float">
            <text:p>0.917815387248993</text:p>
          </table:table-cell>
          <table:table-cell table:number-columns-repeated="2"/>
        </table:table-row>
        <table:table-row table:style-name="ro1">
          <table:table-cell office:value-type="float" office:value="0.917841613292694" calcext:value-type="float">
            <text:p>0.917841613292694</text:p>
          </table:table-cell>
          <table:table-cell table:number-columns-repeated="2"/>
        </table:table-row>
        <table:table-row table:style-name="ro1">
          <table:table-cell office:value-type="float" office:value="0.917761564254761" calcext:value-type="float">
            <text:p>0.917761564254761</text:p>
          </table:table-cell>
          <table:table-cell table:number-columns-repeated="2"/>
        </table:table-row>
        <table:table-row table:style-name="ro1">
          <table:table-cell office:value-type="float" office:value="0.917721629142761" calcext:value-type="float">
            <text:p>0.917721629142761</text:p>
          </table:table-cell>
          <table:table-cell table:number-columns-repeated="2"/>
        </table:table-row>
        <table:table-row table:style-name="ro1">
          <table:table-cell office:value-type="float" office:value="0.917622923851013" calcext:value-type="float">
            <text:p>0.917622923851013</text:p>
          </table:table-cell>
          <table:table-cell table:number-columns-repeated="2"/>
        </table:table-row>
        <table:table-row table:style-name="ro1">
          <table:table-cell office:value-type="float" office:value="0.917311728000641" calcext:value-type="float">
            <text:p>0.917311728000641</text:p>
          </table:table-cell>
          <table:table-cell table:number-columns-repeated="2"/>
        </table:table-row>
        <table:table-row table:style-name="ro1">
          <table:table-cell office:value-type="float" office:value="0.909928858280182" calcext:value-type="float">
            <text:p>0.909928858280182</text:p>
          </table:table-cell>
          <table:table-cell table:number-columns-repeated="2"/>
        </table:table-row>
        <table:table-row table:style-name="ro1">
          <table:table-cell office:value-type="float" office:value="0.909886717796326" calcext:value-type="float">
            <text:p>0.909886717796326</text:p>
          </table:table-cell>
          <table:table-cell table:number-columns-repeated="2"/>
        </table:table-row>
        <table:table-row table:style-name="ro1">
          <table:table-cell office:value-type="float" office:value="0.909824788570404" calcext:value-type="float">
            <text:p>0.909824788570404</text:p>
          </table:table-cell>
          <table:table-cell table:number-columns-repeated="2"/>
        </table:table-row>
        <table:table-row table:style-name="ro1">
          <table:table-cell office:value-type="float" office:value="0.912470757961273" calcext:value-type="float">
            <text:p>0.912470757961273</text:p>
          </table:table-cell>
          <table:table-cell table:number-columns-repeated="2"/>
        </table:table-row>
        <table:table-row table:style-name="ro1">
          <table:table-cell office:value-type="float" office:value="0.912471532821655" calcext:value-type="float">
            <text:p>0.912471532821655</text:p>
          </table:table-cell>
          <table:table-cell table:number-columns-repeated="2"/>
        </table:table-row>
        <table:table-row table:style-name="ro1">
          <table:table-cell office:value-type="float" office:value="0.912960648536682" calcext:value-type="float">
            <text:p>0.912960648536682</text:p>
          </table:table-cell>
          <table:table-cell table:number-columns-repeated="2"/>
        </table:table-row>
        <table:table-row table:style-name="ro1">
          <table:table-cell office:value-type="float" office:value="0.914207637310028" calcext:value-type="float">
            <text:p>0.914207637310028</text:p>
          </table:table-cell>
          <table:table-cell table:number-columns-repeated="2"/>
        </table:table-row>
        <table:table-row table:style-name="ro1">
          <table:table-cell office:value-type="float" office:value="0.913938462734222" calcext:value-type="float">
            <text:p>0.913938462734222</text:p>
          </table:table-cell>
          <table:table-cell table:number-columns-repeated="2"/>
        </table:table-row>
        <table:table-row table:style-name="ro1">
          <table:table-cell office:value-type="float" office:value="0.914048910140991" calcext:value-type="float">
            <text:p>0.914048910140991</text:p>
          </table:table-cell>
          <table:table-cell table:number-columns-repeated="2"/>
        </table:table-row>
        <table:table-row table:style-name="ro1">
          <table:table-cell office:value-type="float" office:value="0.914550840854645" calcext:value-type="float">
            <text:p>0.914550840854645</text:p>
          </table:table-cell>
          <table:table-cell table:number-columns-repeated="2"/>
        </table:table-row>
        <table:table-row table:style-name="ro1">
          <table:table-cell office:value-type="float" office:value="0.914527177810669" calcext:value-type="float">
            <text:p>0.914527177810669</text:p>
          </table:table-cell>
          <table:table-cell table:number-columns-repeated="2"/>
        </table:table-row>
        <table:table-row table:style-name="ro1">
          <table:table-cell office:value-type="float" office:value="0.91495805978775" calcext:value-type="float">
            <text:p>0.91495805978775</text:p>
          </table:table-cell>
          <table:table-cell table:number-columns-repeated="2"/>
        </table:table-row>
        <table:table-row table:style-name="ro1">
          <table:table-cell office:value-type="float" office:value="0.905311167240143" calcext:value-type="float">
            <text:p>0.905311167240143</text:p>
          </table:table-cell>
          <table:table-cell table:number-columns-repeated="2"/>
        </table:table-row>
        <table:table-row table:style-name="ro1">
          <table:table-cell office:value-type="float" office:value="0.905377089977264" calcext:value-type="float">
            <text:p>0.905377089977264</text:p>
          </table:table-cell>
          <table:table-cell table:number-columns-repeated="2"/>
        </table:table-row>
        <table:table-row table:style-name="ro1">
          <table:table-cell office:value-type="float" office:value="0.905232012271881" calcext:value-type="float">
            <text:p>0.905232012271881</text:p>
          </table:table-cell>
          <table:table-cell table:number-columns-repeated="2"/>
        </table:table-row>
        <table:table-row table:style-name="ro1">
          <table:table-cell office:value-type="float" office:value="0.914027035236358" calcext:value-type="float">
            <text:p>0.914027035236358</text:p>
          </table:table-cell>
          <table:table-cell table:number-columns-repeated="2"/>
        </table:table-row>
        <table:table-row table:style-name="ro1">
          <table:table-cell office:value-type="float" office:value="0.914183616638184" calcext:value-type="float">
            <text:p>0.914183616638184</text:p>
          </table:table-cell>
          <table:table-cell table:number-columns-repeated="2"/>
        </table:table-row>
        <table:table-row table:style-name="ro1">
          <table:table-cell office:value-type="float" office:value="0.878220438957214" calcext:value-type="float">
            <text:p>0.878220438957214</text:p>
          </table:table-cell>
          <table:table-cell table:number-columns-repeated="2"/>
        </table:table-row>
        <table:table-row table:style-name="ro1">
          <table:table-cell office:value-type="float" office:value="0.878150582313538" calcext:value-type="float">
            <text:p>0.878150582313538</text:p>
          </table:table-cell>
          <table:table-cell table:number-columns-repeated="2"/>
        </table:table-row>
        <table:table-row table:style-name="ro1">
          <table:table-cell office:value-type="float" office:value="0.878024458885193" calcext:value-type="float">
            <text:p>0.878024458885193</text:p>
          </table:table-cell>
          <table:table-cell table:number-columns-repeated="2"/>
        </table:table-row>
        <table:table-row table:style-name="ro1">
          <table:table-cell office:value-type="float" office:value="0.899807333946228" calcext:value-type="float">
            <text:p>0.899807333946228</text:p>
          </table:table-cell>
          <table:table-cell table:number-columns-repeated="2"/>
        </table:table-row>
        <table:table-row table:style-name="ro1">
          <table:table-cell office:value-type="float" office:value="0.899713039398193" calcext:value-type="float">
            <text:p>0.899713039398193</text:p>
          </table:table-cell>
          <table:table-cell table:number-columns-repeated="2"/>
        </table:table-row>
        <table:table-row table:style-name="ro1">
          <table:table-cell office:value-type="float" office:value="0.899871528148651" calcext:value-type="float">
            <text:p>0.899871528148651</text:p>
          </table:table-cell>
          <table:table-cell table:number-columns-repeated="2"/>
        </table:table-row>
        <table:table-row table:style-name="ro1">
          <table:table-cell office:value-type="float" office:value="0.897482037544251" calcext:value-type="float">
            <text:p>0.897482037544251</text:p>
          </table:table-cell>
          <table:table-cell table:number-columns-repeated="2"/>
        </table:table-row>
        <table:table-row table:style-name="ro1">
          <table:table-cell office:value-type="float" office:value="0.897355139255524" calcext:value-type="float">
            <text:p>0.897355139255524</text:p>
          </table:table-cell>
          <table:table-cell table:number-columns-repeated="2"/>
        </table:table-row>
        <table:table-row table:style-name="ro1">
          <table:table-cell office:value-type="float" office:value="0.89731639623642" calcext:value-type="float">
            <text:p>0.89731639623642</text:p>
          </table:table-cell>
          <table:table-cell table:number-columns-repeated="2"/>
        </table:table-row>
        <table:table-row table:style-name="ro1">
          <table:table-cell office:value-type="float" office:value="0.892854869365692" calcext:value-type="float">
            <text:p>0.892854869365692</text:p>
          </table:table-cell>
          <table:table-cell table:number-columns-repeated="2"/>
        </table:table-row>
        <table:table-row table:style-name="ro1">
          <table:table-cell office:value-type="float" office:value="0.892796218395233" calcext:value-type="float">
            <text:p>0.892796218395233</text:p>
          </table:table-cell>
          <table:table-cell table:number-columns-repeated="2"/>
        </table:table-row>
        <table:table-row table:style-name="ro1">
          <table:table-cell office:value-type="float" office:value="0.892698109149933" calcext:value-type="float">
            <text:p>0.892698109149933</text:p>
          </table:table-cell>
          <table:table-cell table:number-columns-repeated="2"/>
        </table:table-row>
        <table:table-row table:style-name="ro1">
          <table:table-cell office:value-type="float" office:value="0.914223432540894" calcext:value-type="float">
            <text:p>0.914223432540894</text:p>
          </table:table-cell>
          <table:table-cell table:number-columns-repeated="2"/>
        </table:table-row>
        <table:table-row table:style-name="ro1">
          <table:table-cell office:value-type="float" office:value="0.914199948310852" calcext:value-type="float">
            <text:p>0.914199948310852</text:p>
          </table:table-cell>
          <table:table-cell table:number-columns-repeated="2"/>
        </table:table-row>
        <table:table-row table:style-name="ro1">
          <table:table-cell office:value-type="float" office:value="0.914397716522217" calcext:value-type="float">
            <text:p>0.914397716522217</text:p>
          </table:table-cell>
          <table:table-cell table:number-columns-repeated="2"/>
        </table:table-row>
        <table:table-row table:style-name="ro1">
          <table:table-cell office:value-type="float" office:value="0.929692208766937" calcext:value-type="float">
            <text:p>0.929692208766937</text:p>
          </table:table-cell>
          <table:table-cell table:number-columns-repeated="2"/>
        </table:table-row>
        <table:table-row table:style-name="ro1">
          <table:table-cell office:value-type="float" office:value="0.929670631885529" calcext:value-type="float">
            <text:p>0.929670631885529</text:p>
          </table:table-cell>
          <table:table-cell table:number-columns-repeated="2"/>
        </table:table-row>
        <table:table-row table:style-name="ro1">
          <table:table-cell office:value-type="float" office:value="0.929637551307678" calcext:value-type="float">
            <text:p>0.929637551307678</text:p>
          </table:table-cell>
          <table:table-cell table:number-columns-repeated="2"/>
        </table:table-row>
        <table:table-row table:style-name="ro1">
          <table:table-cell office:value-type="float" office:value="0.936207473278046" calcext:value-type="float">
            <text:p>0.936207473278046</text:p>
          </table:table-cell>
          <table:table-cell table:number-columns-repeated="2"/>
        </table:table-row>
        <table:table-row table:style-name="ro1">
          <table:table-cell office:value-type="float" office:value="0.936186730861664" calcext:value-type="float">
            <text:p>0.936186730861664</text:p>
          </table:table-cell>
          <table:table-cell table:number-columns-repeated="2"/>
        </table:table-row>
        <table:table-row table:style-name="ro1">
          <table:table-cell office:value-type="float" office:value="0.935922920703888" calcext:value-type="float">
            <text:p>0.935922920703888</text:p>
          </table:table-cell>
          <table:table-cell table:number-columns-repeated="2"/>
        </table:table-row>
        <table:table-row table:style-name="ro1">
          <table:table-cell office:value-type="float" office:value="0.899163603782654" calcext:value-type="float">
            <text:p>0.899163603782654</text:p>
          </table:table-cell>
          <table:table-cell table:number-columns-repeated="2"/>
        </table:table-row>
        <table:table-row table:style-name="ro1">
          <table:table-cell office:value-type="float" office:value="0.89893913269043" calcext:value-type="float">
            <text:p>0.89893913269043</text:p>
          </table:table-cell>
          <table:table-cell table:number-columns-repeated="2"/>
        </table:table-row>
        <table:table-row table:style-name="ro1">
          <table:table-cell office:value-type="float" office:value="0.899085760116577" calcext:value-type="float">
            <text:p>0.899085760116577</text:p>
          </table:table-cell>
          <table:table-cell table:number-columns-repeated="2"/>
        </table:table-row>
        <table:table-row table:style-name="ro1">
          <table:table-cell office:value-type="float" office:value="0.899936497211456" calcext:value-type="float">
            <text:p>0.899936497211456</text:p>
          </table:table-cell>
          <table:table-cell table:number-columns-repeated="2"/>
        </table:table-row>
        <table:table-row table:style-name="ro1">
          <table:table-cell office:value-type="float" office:value="0.900988757610321" calcext:value-type="float">
            <text:p>0.900988757610321</text:p>
          </table:table-cell>
          <table:table-cell table:number-columns-repeated="2"/>
        </table:table-row>
        <table:table-row table:style-name="ro1">
          <table:table-cell office:value-type="float" office:value="0.899730920791626" calcext:value-type="float">
            <text:p>0.899730920791626</text:p>
          </table:table-cell>
          <table:table-cell table:number-columns-repeated="2"/>
        </table:table-row>
        <table:table-row table:style-name="ro1">
          <table:table-cell office:value-type="float" office:value="0.930062174797058" calcext:value-type="float">
            <text:p>0.930062174797058</text:p>
          </table:table-cell>
          <table:table-cell table:number-columns-repeated="2"/>
        </table:table-row>
        <table:table-row table:style-name="ro1">
          <table:table-cell office:value-type="float" office:value="0.9300297498703" calcext:value-type="float">
            <text:p>0.9300297498703</text:p>
          </table:table-cell>
          <table:table-cell table:number-columns-repeated="2"/>
        </table:table-row>
        <table:table-row table:style-name="ro1">
          <table:table-cell office:value-type="float" office:value="0.926481366157532" calcext:value-type="float">
            <text:p>0.926481366157532</text:p>
          </table:table-cell>
          <table:table-cell table:number-columns-repeated="2"/>
        </table:table-row>
        <table:table-row table:style-name="ro1">
          <table:table-cell office:value-type="float" office:value="0.926588892936706" calcext:value-type="float">
            <text:p>0.926588892936706</text:p>
          </table:table-cell>
          <table:table-cell table:number-columns-repeated="2"/>
        </table:table-row>
        <table:table-row table:style-name="ro1">
          <table:table-cell office:value-type="float" office:value="0.926582276821136" calcext:value-type="float">
            <text:p>0.926582276821136</text:p>
          </table:table-cell>
          <table:table-cell table:number-columns-repeated="2"/>
        </table:table-row>
        <table:table-row table:style-name="ro1">
          <table:table-cell office:value-type="float" office:value="0.934439539909363" calcext:value-type="float">
            <text:p>0.934439539909363</text:p>
          </table:table-cell>
          <table:table-cell table:number-columns-repeated="2"/>
        </table:table-row>
        <table:table-row table:style-name="ro1">
          <table:table-cell office:value-type="float" office:value="0.934349775314331" calcext:value-type="float">
            <text:p>0.934349775314331</text:p>
          </table:table-cell>
          <table:table-cell table:number-columns-repeated="2"/>
        </table:table-row>
        <table:table-row table:style-name="ro1">
          <table:table-cell office:value-type="float" office:value="0.934019565582275" calcext:value-type="float">
            <text:p>0.934019565582275</text:p>
          </table:table-cell>
          <table:table-cell table:number-columns-repeated="2"/>
        </table:table-row>
        <table:table-row table:style-name="ro1">
          <table:table-cell office:value-type="float" office:value="0.921230912208557" calcext:value-type="float">
            <text:p>0.921230912208557</text:p>
          </table:table-cell>
          <table:table-cell table:number-columns-repeated="2"/>
        </table:table-row>
        <table:table-row table:style-name="ro1">
          <table:table-cell office:value-type="float" office:value="0.921486973762512" calcext:value-type="float">
            <text:p>0.921486973762512</text:p>
          </table:table-cell>
          <table:table-cell table:number-columns-repeated="2"/>
        </table:table-row>
        <table:table-row table:style-name="ro1">
          <table:table-cell office:value-type="float" office:value="0.921706914901733" calcext:value-type="float">
            <text:p>0.921706914901733</text:p>
          </table:table-cell>
          <table:table-cell table:number-columns-repeated="2"/>
        </table:table-row>
        <table:table-row table:style-name="ro1">
          <table:table-cell office:value-type="float" office:value="0.918176054954529" calcext:value-type="float">
            <text:p>0.918176054954529</text:p>
          </table:table-cell>
          <table:table-cell table:number-columns-repeated="2"/>
        </table:table-row>
        <table:table-row table:style-name="ro1">
          <table:table-cell office:value-type="float" office:value="0.918106079101562" calcext:value-type="float">
            <text:p>0.918106079101562</text:p>
          </table:table-cell>
          <table:table-cell table:number-columns-repeated="2"/>
        </table:table-row>
        <table:table-row table:style-name="ro1">
          <table:table-cell office:value-type="float" office:value="0.920467674732208" calcext:value-type="float">
            <text:p>0.920467674732208</text:p>
          </table:table-cell>
          <table:table-cell table:number-columns-repeated="2"/>
        </table:table-row>
        <table:table-row table:style-name="ro1">
          <table:table-cell office:value-type="float" office:value="0.921065926551819" calcext:value-type="float">
            <text:p>0.921065926551819</text:p>
          </table:table-cell>
          <table:table-cell table:number-columns-repeated="2"/>
        </table:table-row>
        <table:table-row table:style-name="ro1">
          <table:table-cell office:value-type="float" office:value="0.921113014221191" calcext:value-type="float">
            <text:p>0.921113014221191</text:p>
          </table:table-cell>
          <table:table-cell table:number-columns-repeated="2"/>
        </table:table-row>
        <table:table-row table:style-name="ro1">
          <table:table-cell office:value-type="float" office:value="0.921113014221191" calcext:value-type="float">
            <text:p>0.921113014221191</text:p>
          </table:table-cell>
          <table:table-cell table:number-columns-repeated="2"/>
        </table:table-row>
        <table:table-row table:style-name="ro1">
          <table:table-cell office:value-type="float" office:value="0.917934715747833" calcext:value-type="float">
            <text:p>0.917934715747833</text:p>
          </table:table-cell>
          <table:table-cell table:number-columns-repeated="2"/>
        </table:table-row>
        <table:table-row table:style-name="ro1">
          <table:table-cell office:value-type="float" office:value="0.918152272701263" calcext:value-type="float">
            <text:p>0.918152272701263</text:p>
          </table:table-cell>
          <table:table-cell table:number-columns-repeated="2"/>
        </table:table-row>
        <table:table-row table:style-name="ro1">
          <table:table-cell office:value-type="float" office:value="0.9179647564888" calcext:value-type="float">
            <text:p>0.9179647564888</text:p>
          </table:table-cell>
          <table:table-cell table:number-columns-repeated="2"/>
        </table:table-row>
        <table:table-row table:style-name="ro1">
          <table:table-cell office:value-type="float" office:value="0.919507622718811" calcext:value-type="float">
            <text:p>0.919507622718811</text:p>
          </table:table-cell>
          <table:table-cell table:number-columns-repeated="2"/>
        </table:table-row>
        <table:table-row table:style-name="ro1">
          <table:table-cell office:value-type="float" office:value="0.91921991109848" calcext:value-type="float">
            <text:p>0.91921991109848</text:p>
          </table:table-cell>
          <table:table-cell table:number-columns-repeated="2"/>
        </table:table-row>
        <table:table-row table:style-name="ro1">
          <table:table-cell office:value-type="float" office:value="0.919131278991699" calcext:value-type="float">
            <text:p>0.919131278991699</text:p>
          </table:table-cell>
          <table:table-cell table:number-columns-repeated="2"/>
        </table:table-row>
        <table:table-row table:style-name="ro1">
          <table:table-cell office:value-type="float" office:value="0.90335339307785" calcext:value-type="float">
            <text:p>0.90335339307785</text:p>
          </table:table-cell>
          <table:table-cell table:number-columns-repeated="2"/>
        </table:table-row>
        <table:table-row table:style-name="ro1">
          <table:table-cell office:value-type="float" office:value="0.903500199317932" calcext:value-type="float">
            <text:p>0.903500199317932</text:p>
          </table:table-cell>
          <table:table-cell table:number-columns-repeated="2"/>
        </table:table-row>
        <table:table-row table:style-name="ro1">
          <table:table-cell office:value-type="float" office:value="0.903090238571167" calcext:value-type="float">
            <text:p>0.903090238571167</text:p>
          </table:table-cell>
          <table:table-cell table:number-columns-repeated="2"/>
        </table:table-row>
        <table:table-row table:style-name="ro1">
          <table:table-cell office:value-type="float" office:value="0.891872048377991" calcext:value-type="float">
            <text:p>0.891872048377991</text:p>
          </table:table-cell>
          <table:table-cell table:number-columns-repeated="2"/>
        </table:table-row>
        <table:table-row table:style-name="ro1">
          <table:table-cell office:value-type="float" office:value="0.891773581504822" calcext:value-type="float">
            <text:p>0.891773581504822</text:p>
          </table:table-cell>
          <table:table-cell table:number-columns-repeated="2"/>
        </table:table-row>
        <table:table-row table:style-name="ro1">
          <table:table-cell office:value-type="float" office:value="0.891918122768402" calcext:value-type="float">
            <text:p>0.891918122768402</text:p>
          </table:table-cell>
          <table:table-cell table:number-columns-repeated="2"/>
        </table:table-row>
        <table:table-row table:style-name="ro1">
          <table:table-cell office:value-type="float" office:value="0.875290930271149" calcext:value-type="float">
            <text:p>0.875290930271149</text:p>
          </table:table-cell>
          <table:table-cell table:number-columns-repeated="2"/>
        </table:table-row>
        <table:table-row table:style-name="ro1">
          <table:table-cell office:value-type="float" office:value="0.875539422035217" calcext:value-type="float">
            <text:p>0.875539422035217</text:p>
          </table:table-cell>
          <table:table-cell table:number-columns-repeated="2"/>
        </table:table-row>
        <table:table-row table:style-name="ro1">
          <table:table-cell office:value-type="float" office:value="0.896410882472992" calcext:value-type="float">
            <text:p>0.896410882472992</text:p>
          </table:table-cell>
          <table:table-cell table:number-columns-repeated="2"/>
        </table:table-row>
        <table:table-row table:style-name="ro1">
          <table:table-cell office:value-type="float" office:value="0.896243631839752" calcext:value-type="float">
            <text:p>0.896243631839752</text:p>
          </table:table-cell>
          <table:table-cell table:number-columns-repeated="2"/>
        </table:table-row>
        <table:table-row table:style-name="ro1">
          <table:table-cell office:value-type="float" office:value="0.89622038602829" calcext:value-type="float">
            <text:p>0.89622038602829</text:p>
          </table:table-cell>
          <table:table-cell table:number-columns-repeated="2"/>
        </table:table-row>
        <table:table-row table:style-name="ro1">
          <table:table-cell office:value-type="float" office:value="0.930037796497345" calcext:value-type="float">
            <text:p>0.930037796497345</text:p>
          </table:table-cell>
          <table:table-cell table:number-columns-repeated="2"/>
        </table:table-row>
        <table:table-row table:style-name="ro1">
          <table:table-cell office:value-type="float" office:value="0.930101454257965" calcext:value-type="float">
            <text:p>0.930101454257965</text:p>
          </table:table-cell>
          <table:table-cell table:number-columns-repeated="2"/>
        </table:table-row>
        <table:table-row table:style-name="ro1">
          <table:table-cell office:value-type="float" office:value="0.930129647254944" calcext:value-type="float">
            <text:p>0.930129647254944</text:p>
          </table:table-cell>
          <table:table-cell table:number-columns-repeated="2"/>
        </table:table-row>
        <table:table-row table:style-name="ro1">
          <table:table-cell office:value-type="float" office:value="0.944774568080902" calcext:value-type="float">
            <text:p>0.944774568080902</text:p>
          </table:table-cell>
          <table:table-cell table:number-columns-repeated="2"/>
        </table:table-row>
        <table:table-row table:style-name="ro1">
          <table:table-cell office:value-type="float" office:value="0.944783210754394" calcext:value-type="float">
            <text:p>0.944783210754394</text:p>
          </table:table-cell>
          <table:table-cell table:number-columns-repeated="2"/>
        </table:table-row>
        <table:table-row table:style-name="ro1">
          <table:table-cell office:value-type="float" office:value="0.944541335105896" calcext:value-type="float">
            <text:p>0.944541335105896</text:p>
          </table:table-cell>
          <table:table-cell table:number-columns-repeated="2"/>
        </table:table-row>
        <table:table-row table:style-name="ro1">
          <table:table-cell office:value-type="float" office:value="0.917127847671509" calcext:value-type="float">
            <text:p>0.917127847671509</text:p>
          </table:table-cell>
          <table:table-cell table:number-columns-repeated="2"/>
        </table:table-row>
        <table:table-row table:style-name="ro1">
          <table:table-cell office:value-type="float" office:value="0.917420625686646" calcext:value-type="float">
            <text:p>0.917420625686646</text:p>
          </table:table-cell>
          <table:table-cell table:number-columns-repeated="2"/>
        </table:table-row>
        <table:table-row table:style-name="ro1">
          <table:table-cell office:value-type="float" office:value="0.917736828327179" calcext:value-type="float">
            <text:p>0.917736828327179</text:p>
          </table:table-cell>
          <table:table-cell table:number-columns-repeated="2"/>
        </table:table-row>
        <table:table-row table:style-name="ro1">
          <table:table-cell office:value-type="float" office:value="0.913240492343903" calcext:value-type="float">
            <text:p>0.913240492343903</text:p>
          </table:table-cell>
          <table:table-cell table:number-columns-repeated="2"/>
        </table:table-row>
        <table:table-row table:style-name="ro1">
          <table:table-cell office:value-type="float" office:value="0.913192451000214" calcext:value-type="float">
            <text:p>0.913192451000214</text:p>
          </table:table-cell>
          <table:table-cell table:number-columns-repeated="2"/>
        </table:table-row>
        <table:table-row table:style-name="ro1">
          <table:table-cell office:value-type="float" office:value="0.913017809391022" calcext:value-type="float">
            <text:p>0.913017809391022</text:p>
          </table:table-cell>
          <table:table-cell table:number-columns-repeated="2"/>
        </table:table-row>
        <table:table-row table:style-name="ro1">
          <table:table-cell office:value-type="float" office:value="0.914999842643738" calcext:value-type="float">
            <text:p>0.914999842643738</text:p>
          </table:table-cell>
          <table:table-cell table:number-columns-repeated="2"/>
        </table:table-row>
        <table:table-row table:style-name="ro1">
          <table:table-cell office:value-type="float" office:value="0.915060043334961" calcext:value-type="float">
            <text:p>0.915060043334961</text:p>
          </table:table-cell>
          <table:table-cell table:number-columns-repeated="2"/>
        </table:table-row>
        <table:table-row table:style-name="ro1">
          <table:table-cell office:value-type="float" office:value="0.914893686771393" calcext:value-type="float">
            <text:p>0.914893686771393</text:p>
          </table:table-cell>
          <table:table-cell table:number-columns-repeated="2"/>
        </table:table-row>
        <table:table-row table:style-name="ro1">
          <table:table-cell office:value-type="float" office:value="0.94725638628006" calcext:value-type="float">
            <text:p>0.94725638628006</text:p>
          </table:table-cell>
          <table:table-cell table:number-columns-repeated="2"/>
        </table:table-row>
        <table:table-row table:style-name="ro1">
          <table:table-cell office:value-type="float" office:value="0.947267770767212" calcext:value-type="float">
            <text:p>0.947267770767212</text:p>
          </table:table-cell>
          <table:table-cell table:number-columns-repeated="2"/>
        </table:table-row>
        <table:table-row table:style-name="ro1">
          <table:table-cell office:value-type="float" office:value="0.947269916534424" calcext:value-type="float">
            <text:p>0.947269916534424</text:p>
          </table:table-cell>
          <table:table-cell table:number-columns-repeated="2"/>
        </table:table-row>
        <table:table-row table:style-name="ro1">
          <table:table-cell office:value-type="float" office:value="0.962154746055603" calcext:value-type="float">
            <text:p>0.962154746055603</text:p>
          </table:table-cell>
          <table:table-cell table:number-columns-repeated="2"/>
        </table:table-row>
        <table:table-row table:style-name="ro1">
          <table:table-cell office:value-type="float" office:value="0.962194800376892" calcext:value-type="float">
            <text:p>0.962194800376892</text:p>
          </table:table-cell>
          <table:table-cell table:number-columns-repeated="2"/>
        </table:table-row>
        <table:table-row table:style-name="ro1">
          <table:table-cell office:value-type="float" office:value="0.962121188640594" calcext:value-type="float">
            <text:p>0.962121188640594</text:p>
          </table:table-cell>
          <table:table-cell table:number-columns-repeated="2"/>
        </table:table-row>
        <table:table-row table:style-name="ro1">
          <table:table-cell office:value-type="float" office:value="0.952574372291565" calcext:value-type="float">
            <text:p>0.952574372291565</text:p>
          </table:table-cell>
          <table:table-cell table:number-columns-repeated="2"/>
        </table:table-row>
        <table:table-row table:style-name="ro1">
          <table:table-cell office:value-type="float" office:value="0.952521741390228" calcext:value-type="float">
            <text:p>0.952521741390228</text:p>
          </table:table-cell>
          <table:table-cell table:number-columns-repeated="2"/>
        </table:table-row>
        <table:table-row table:style-name="ro1">
          <table:table-cell office:value-type="float" office:value="0.952639997005463" calcext:value-type="float">
            <text:p>0.952639997005463</text:p>
          </table:table-cell>
          <table:table-cell table:number-columns-repeated="2"/>
        </table:table-row>
        <table:table-row table:style-name="ro1">
          <table:table-cell office:value-type="float" office:value="0.943313717842102" calcext:value-type="float">
            <text:p>0.943313717842102</text:p>
          </table:table-cell>
          <table:table-cell table:number-columns-repeated="2"/>
        </table:table-row>
        <table:table-row table:style-name="ro1">
          <table:table-cell office:value-type="float" office:value="0.94321858882904" calcext:value-type="float">
            <text:p>0.94321858882904</text:p>
          </table:table-cell>
          <table:table-cell table:number-columns-repeated="2"/>
        </table:table-row>
        <table:table-row table:style-name="ro1">
          <table:table-cell office:value-type="float" office:value="0.943567991256714" calcext:value-type="float">
            <text:p>0.943567991256714</text:p>
          </table:table-cell>
          <table:table-cell table:number-columns-repeated="2"/>
        </table:table-row>
        <table:table-row table:style-name="ro1">
          <table:table-cell office:value-type="float" office:value="0.943526923656464" calcext:value-type="float">
            <text:p>0.943526923656464</text:p>
          </table:table-cell>
          <table:table-cell table:number-columns-repeated="2"/>
        </table:table-row>
        <table:table-row table:style-name="ro1">
          <table:table-cell office:value-type="float" office:value="0.943612158298492" calcext:value-type="float">
            <text:p>0.943612158298492</text:p>
          </table:table-cell>
          <table:table-cell table:number-columns-repeated="2"/>
        </table:table-row>
        <table:table-row table:style-name="ro1">
          <table:table-cell office:value-type="float" office:value="0.947507500648498" calcext:value-type="float">
            <text:p>0.947507500648498</text:p>
          </table:table-cell>
          <table:table-cell table:number-columns-repeated="2"/>
        </table:table-row>
        <table:table-row table:style-name="ro1">
          <table:table-cell office:value-type="float" office:value="0.9477299451828" calcext:value-type="float">
            <text:p>0.9477299451828</text:p>
          </table:table-cell>
          <table:table-cell table:number-columns-repeated="2"/>
        </table:table-row>
        <table:table-row table:style-name="ro1">
          <table:table-cell office:value-type="float" office:value="0.947200059890747" calcext:value-type="float">
            <text:p>0.947200059890747</text:p>
          </table:table-cell>
          <table:table-cell table:number-columns-repeated="2"/>
        </table:table-row>
        <table:table-row table:style-name="ro1">
          <table:table-cell office:value-type="float" office:value="0.963731646537781" calcext:value-type="float">
            <text:p>0.963731646537781</text:p>
          </table:table-cell>
          <table:table-cell table:number-columns-repeated="2"/>
        </table:table-row>
        <table:table-row table:style-name="ro1">
          <table:table-cell office:value-type="float" office:value="0.963774502277374" calcext:value-type="float">
            <text:p>0.963774502277374</text:p>
          </table:table-cell>
          <table:table-cell table:number-columns-repeated="2"/>
        </table:table-row>
        <table:table-row table:style-name="ro1">
          <table:table-cell office:value-type="float" office:value="0.963804364204407" calcext:value-type="float">
            <text:p>0.963804364204407</text:p>
          </table:table-cell>
          <table:table-cell table:number-columns-repeated="2"/>
        </table:table-row>
        <table:table-row table:style-name="ro1">
          <table:table-cell office:value-type="float" office:value="0.93591696023941" calcext:value-type="float">
            <text:p>0.93591696023941</text:p>
          </table:table-cell>
          <table:table-cell table:number-columns-repeated="2"/>
        </table:table-row>
        <table:table-row table:style-name="ro1">
          <table:table-cell office:value-type="float" office:value="0.935934066772461" calcext:value-type="float">
            <text:p>0.935934066772461</text:p>
          </table:table-cell>
          <table:table-cell table:number-columns-repeated="2"/>
        </table:table-row>
        <table:table-row table:style-name="ro1">
          <table:table-cell office:value-type="float" office:value="0.93595415353775" calcext:value-type="float">
            <text:p>0.93595415353775</text:p>
          </table:table-cell>
          <table:table-cell table:number-columns-repeated="2"/>
        </table:table-row>
        <table:table-row table:style-name="ro1">
          <table:table-cell office:value-type="float" office:value="0.942149937152862" calcext:value-type="float">
            <text:p>0.942149937152862</text:p>
          </table:table-cell>
          <table:table-cell table:number-columns-repeated="2"/>
        </table:table-row>
        <table:table-row table:style-name="ro1">
          <table:table-cell office:value-type="float" office:value="0.942059874534607" calcext:value-type="float">
            <text:p>0.942059874534607</text:p>
          </table:table-cell>
          <table:table-cell table:number-columns-repeated="2"/>
        </table:table-row>
        <table:table-row table:style-name="ro1">
          <table:table-cell office:value-type="float" office:value="0.942030668258667" calcext:value-type="float">
            <text:p>0.942030668258667</text:p>
          </table:table-cell>
          <table:table-cell table:number-columns-repeated="2"/>
        </table:table-row>
        <table:table-row table:style-name="ro1">
          <table:table-cell office:value-type="float" office:value="0.936229526996612" calcext:value-type="float">
            <text:p>0.936229526996612</text:p>
          </table:table-cell>
          <table:table-cell table:number-columns-repeated="2"/>
        </table:table-row>
        <table:table-row table:style-name="ro1">
          <table:table-cell office:value-type="float" office:value="0.936197459697723" calcext:value-type="float">
            <text:p>0.936197459697723</text:p>
          </table:table-cell>
          <table:table-cell table:number-columns-repeated="2"/>
        </table:table-row>
        <table:table-row table:style-name="ro1">
          <table:table-cell office:value-type="float" office:value="0.935902833938599" calcext:value-type="float">
            <text:p>0.935902833938599</text:p>
          </table:table-cell>
          <table:table-cell table:number-columns-repeated="2"/>
        </table:table-row>
        <table:table-row table:style-name="ro1">
          <table:table-cell office:value-type="float" office:value="0.926542699337006" calcext:value-type="float">
            <text:p>0.926542699337006</text:p>
          </table:table-cell>
          <table:table-cell table:number-columns-repeated="2"/>
        </table:table-row>
        <table:table-row table:style-name="ro1">
          <table:table-cell office:value-type="float" office:value="0.926608204841614" calcext:value-type="float">
            <text:p>0.926608204841614</text:p>
          </table:table-cell>
          <table:table-cell table:number-columns-repeated="2"/>
        </table:table-row>
        <table:table-row table:style-name="ro1">
          <table:table-cell office:value-type="float" office:value="0.926688373088837" calcext:value-type="float">
            <text:p>0.926688373088837</text:p>
          </table:table-cell>
          <table:table-cell table:number-columns-repeated="2"/>
        </table:table-row>
        <table:table-row table:style-name="ro1">
          <table:table-cell office:value-type="float" office:value="0.899312078952789" calcext:value-type="float">
            <text:p>0.899312078952789</text:p>
          </table:table-cell>
          <table:table-cell table:number-columns-repeated="2"/>
        </table:table-row>
        <table:table-row table:style-name="ro1">
          <table:table-cell office:value-type="float" office:value="0.898920178413391" calcext:value-type="float">
            <text:p>0.898920178413391</text:p>
          </table:table-cell>
          <table:table-cell table:number-columns-repeated="2"/>
        </table:table-row>
        <table:table-row table:style-name="ro1">
          <table:table-cell office:value-type="float" office:value="0.899342179298401" calcext:value-type="float">
            <text:p>0.899342179298401</text:p>
          </table:table-cell>
          <table:table-cell table:number-columns-repeated="2"/>
        </table:table-row>
        <table:table-row table:style-name="ro1">
          <table:table-cell office:value-type="float" office:value="0.885254681110382" calcext:value-type="float">
            <text:p>0.885254681110382</text:p>
          </table:table-cell>
          <table:table-cell table:number-columns-repeated="2"/>
        </table:table-row>
        <table:table-row table:style-name="ro1">
          <table:table-cell office:value-type="float" office:value="0.885625123977661" calcext:value-type="float">
            <text:p>0.885625123977661</text:p>
          </table:table-cell>
          <table:table-cell table:number-columns-repeated="2"/>
        </table:table-row>
        <table:table-row table:style-name="ro1">
          <table:table-cell office:value-type="float" office:value="0.885791897773743" calcext:value-type="float">
            <text:p>0.885791897773743</text:p>
          </table:table-cell>
          <table:table-cell table:number-columns-repeated="2"/>
        </table:table-row>
        <table:table-row table:style-name="ro1">
          <table:table-cell office:value-type="float" office:value="0.920203685760498" calcext:value-type="float">
            <text:p>0.920203685760498</text:p>
          </table:table-cell>
          <table:table-cell table:number-columns-repeated="2"/>
        </table:table-row>
        <table:table-row table:style-name="ro1">
          <table:table-cell office:value-type="float" office:value="0.920342743396759" calcext:value-type="float">
            <text:p>0.920342743396759</text:p>
          </table:table-cell>
          <table:table-cell table:number-columns-repeated="2"/>
        </table:table-row>
        <table:table-row table:style-name="ro1">
          <table:table-cell office:value-type="float" office:value="0.929295361042023" calcext:value-type="float">
            <text:p>0.929295361042023</text:p>
          </table:table-cell>
          <table:table-cell table:number-columns-repeated="2"/>
        </table:table-row>
        <table:table-row table:style-name="ro1">
          <table:table-cell office:value-type="float" office:value="0.929138600826263" calcext:value-type="float">
            <text:p>0.929138600826263</text:p>
          </table:table-cell>
          <table:table-cell table:number-columns-repeated="2"/>
        </table:table-row>
        <table:table-row table:style-name="ro1">
          <table:table-cell office:value-type="float" office:value="0.929344654083252" calcext:value-type="float">
            <text:p>0.929344654083252</text:p>
          </table:table-cell>
          <table:table-cell table:number-columns-repeated="2"/>
        </table:table-row>
        <table:table-row table:style-name="ro1">
          <table:table-cell office:value-type="float" office:value="0.932218909263611" calcext:value-type="float">
            <text:p>0.932218909263611</text:p>
          </table:table-cell>
          <table:table-cell table:number-columns-repeated="2"/>
        </table:table-row>
        <table:table-row table:style-name="ro1">
          <table:table-cell office:value-type="float" office:value="0.932375907897949" calcext:value-type="float">
            <text:p>0.932375907897949</text:p>
          </table:table-cell>
          <table:table-cell table:number-columns-repeated="2"/>
        </table:table-row>
        <table:table-row table:style-name="ro1">
          <table:table-cell office:value-type="float" office:value="0.932372868061066" calcext:value-type="float">
            <text:p>0.932372868061066</text:p>
          </table:table-cell>
          <table:table-cell table:number-columns-repeated="2"/>
        </table:table-row>
        <table:table-row table:style-name="ro1">
          <table:table-cell office:value-type="float" office:value="0.938867092132568" calcext:value-type="float">
            <text:p>0.938867092132568</text:p>
          </table:table-cell>
          <table:table-cell table:number-columns-repeated="2"/>
        </table:table-row>
        <table:table-row table:style-name="ro1">
          <table:table-cell office:value-type="float" office:value="0.938938021659851" calcext:value-type="float">
            <text:p>0.938938021659851</text:p>
          </table:table-cell>
          <table:table-cell table:number-columns-repeated="2"/>
        </table:table-row>
        <table:table-row table:style-name="ro1">
          <table:table-cell office:value-type="float" office:value="0.938982665538788" calcext:value-type="float">
            <text:p>0.938982665538788</text:p>
          </table:table-cell>
          <table:table-cell table:number-columns-repeated="2"/>
        </table:table-row>
        <table:table-row table:style-name="ro1">
          <table:table-cell office:value-type="float" office:value="0.941437423229218" calcext:value-type="float">
            <text:p>0.941437423229218</text:p>
          </table:table-cell>
          <table:table-cell table:number-columns-repeated="2"/>
        </table:table-row>
        <table:table-row table:style-name="ro1">
          <table:table-cell office:value-type="float" office:value="0.941422700881958" calcext:value-type="float">
            <text:p>0.941422700881958</text:p>
          </table:table-cell>
          <table:table-cell table:number-columns-repeated="2"/>
        </table:table-row>
        <table:table-row table:style-name="ro1">
          <table:table-cell office:value-type="float" office:value="0.941449761390686" calcext:value-type="float">
            <text:p>0.941449761390686</text:p>
          </table:table-cell>
          <table:table-cell table:number-columns-repeated="2"/>
        </table:table-row>
        <table:table-row table:style-name="ro1">
          <table:table-cell office:value-type="float" office:value="0.947522401809692" calcext:value-type="float">
            <text:p>0.947522401809692</text:p>
          </table:table-cell>
          <table:table-cell table:number-columns-repeated="2"/>
        </table:table-row>
        <table:table-row table:style-name="ro1">
          <table:table-cell office:value-type="float" office:value="0.947524070739746" calcext:value-type="float">
            <text:p>0.947524070739746</text:p>
          </table:table-cell>
          <table:table-cell table:number-columns-repeated="2"/>
        </table:table-row>
        <table:table-row table:style-name="ro1">
          <table:table-cell office:value-type="float" office:value="0.947491586208344" calcext:value-type="float">
            <text:p>0.947491586208344</text:p>
          </table:table-cell>
          <table:table-cell table:number-columns-repeated="2"/>
        </table:table-row>
        <table:table-row table:style-name="ro1">
          <table:table-cell office:value-type="float" office:value="0.944819152355194" calcext:value-type="float">
            <text:p>0.944819152355194</text:p>
          </table:table-cell>
          <table:table-cell table:number-columns-repeated="2"/>
        </table:table-row>
        <table:table-row table:style-name="ro1">
          <table:table-cell office:value-type="float" office:value="0.944761455059052" calcext:value-type="float">
            <text:p>0.944761455059052</text:p>
          </table:table-cell>
          <table:table-cell table:number-columns-repeated="2"/>
        </table:table-row>
        <table:table-row table:style-name="ro1">
          <table:table-cell office:value-type="float" office:value="0.944703757762909" calcext:value-type="float">
            <text:p>0.944703757762909</text:p>
          </table:table-cell>
          <table:table-cell table:number-columns-repeated="2"/>
        </table:table-row>
        <table:table-row table:style-name="ro1">
          <table:table-cell office:value-type="float" office:value="0.933467864990234" calcext:value-type="float">
            <text:p>0.933467864990234</text:p>
          </table:table-cell>
          <table:table-cell table:number-columns-repeated="2"/>
        </table:table-row>
        <table:table-row table:style-name="ro1">
          <table:table-cell office:value-type="float" office:value="0.933463096618652" calcext:value-type="float">
            <text:p>0.933463096618652</text:p>
          </table:table-cell>
          <table:table-cell table:number-columns-repeated="2"/>
        </table:table-row>
        <table:table-row table:style-name="ro1">
          <table:table-cell office:value-type="float" office:value="0.933224201202393" calcext:value-type="float">
            <text:p>0.933224201202393</text:p>
          </table:table-cell>
          <table:table-cell table:number-columns-repeated="2"/>
        </table:table-row>
        <table:table-row table:style-name="ro1">
          <table:table-cell office:value-type="float" office:value="0.902353942394257" calcext:value-type="float">
            <text:p>0.902353942394257</text:p>
          </table:table-cell>
          <table:table-cell table:number-columns-repeated="2"/>
        </table:table-row>
        <table:table-row table:style-name="ro1">
          <table:table-cell office:value-type="float" office:value="0.901981294155121" calcext:value-type="float">
            <text:p>0.901981294155121</text:p>
          </table:table-cell>
          <table:table-cell table:number-columns-repeated="2"/>
        </table:table-row>
        <table:table-row table:style-name="ro1">
          <table:table-cell office:value-type="float" office:value="0.901833951473236" calcext:value-type="float">
            <text:p>0.901833951473236</text:p>
          </table:table-cell>
          <table:table-cell table:number-columns-repeated="2"/>
        </table:table-row>
        <table:table-row table:style-name="ro1">
          <table:table-cell office:value-type="float" office:value="0.900199472904205" calcext:value-type="float">
            <text:p>0.900199472904205</text:p>
          </table:table-cell>
          <table:table-cell table:number-columns-repeated="2"/>
        </table:table-row>
        <table:table-row table:style-name="ro1">
          <table:table-cell office:value-type="float" office:value="0.900064647197723" calcext:value-type="float">
            <text:p>0.900064647197723</text:p>
          </table:table-cell>
          <table:table-cell table:number-columns-repeated="2"/>
        </table:table-row>
        <table:table-row table:style-name="ro1">
          <table:table-cell office:value-type="float" office:value="0.90027791261673" calcext:value-type="float">
            <text:p>0.90027791261673</text:p>
          </table:table-cell>
          <table:table-cell table:number-columns-repeated="2"/>
        </table:table-row>
        <table:table-row table:style-name="ro1">
          <table:table-cell office:value-type="float" office:value="0.905147135257721" calcext:value-type="float">
            <text:p>0.905147135257721</text:p>
          </table:table-cell>
          <table:table-cell table:number-columns-repeated="2"/>
        </table:table-row>
        <table:table-row table:style-name="ro1">
          <table:table-cell office:value-type="float" office:value="0.905137479305267" calcext:value-type="float">
            <text:p>0.905137479305267</text:p>
          </table:table-cell>
          <table:table-cell table:number-columns-repeated="2"/>
        </table:table-row>
        <table:table-row table:style-name="ro1">
          <table:table-cell office:value-type="float" office:value="0.93061763048172" calcext:value-type="float">
            <text:p>0.93061763048172</text:p>
          </table:table-cell>
          <table:table-cell table:number-columns-repeated="2"/>
        </table:table-row>
        <table:table-row table:style-name="ro1">
          <table:table-cell office:value-type="float" office:value="0.930666029453278" calcext:value-type="float">
            <text:p>0.930666029453278</text:p>
          </table:table-cell>
          <table:table-cell table:number-columns-repeated="2"/>
        </table:table-row>
        <table:table-row table:style-name="ro1">
          <table:table-cell office:value-type="float" office:value="0.930643320083618" calcext:value-type="float">
            <text:p>0.930643320083618</text:p>
          </table:table-cell>
          <table:table-cell table:number-columns-repeated="2"/>
        </table:table-row>
        <table:table-row table:style-name="ro1">
          <table:table-cell office:value-type="float" office:value="0.94153481721878" calcext:value-type="float">
            <text:p>0.94153481721878</text:p>
          </table:table-cell>
          <table:table-cell table:number-columns-repeated="2"/>
        </table:table-row>
        <table:table-row table:style-name="ro1">
          <table:table-cell office:value-type="float" office:value="0.941644966602325" calcext:value-type="float">
            <text:p>0.941644966602325</text:p>
          </table:table-cell>
          <table:table-cell table:number-columns-repeated="2"/>
        </table:table-row>
        <table:table-row table:style-name="ro1">
          <table:table-cell office:value-type="float" office:value="0.941554605960846" calcext:value-type="float">
            <text:p>0.941554605960846</text:p>
          </table:table-cell>
          <table:table-cell table:number-columns-repeated="2"/>
        </table:table-row>
        <table:table-row table:style-name="ro1">
          <table:table-cell office:value-type="float" office:value="0.934452474117279" calcext:value-type="float">
            <text:p>0.934452474117279</text:p>
          </table:table-cell>
          <table:table-cell table:number-columns-repeated="2"/>
        </table:table-row>
        <table:table-row table:style-name="ro1">
          <table:table-cell office:value-type="float" office:value="0.934584259986877" calcext:value-type="float">
            <text:p>0.934584259986877</text:p>
          </table:table-cell>
          <table:table-cell table:number-columns-repeated="2"/>
        </table:table-row>
        <table:table-row table:style-name="ro1">
          <table:table-cell office:value-type="float" office:value="0.93455421924591" calcext:value-type="float">
            <text:p>0.93455421924591</text:p>
          </table:table-cell>
          <table:table-cell table:number-columns-repeated="2"/>
        </table:table-row>
        <table:table-row table:style-name="ro1">
          <table:table-cell office:value-type="float" office:value="0.943066239356995" calcext:value-type="float">
            <text:p>0.943066239356995</text:p>
          </table:table-cell>
          <table:table-cell table:number-columns-repeated="2"/>
        </table:table-row>
        <table:table-row table:style-name="ro1">
          <table:table-cell office:value-type="float" office:value="0.943095982074738" calcext:value-type="float">
            <text:p>0.943095982074738</text:p>
          </table:table-cell>
          <table:table-cell table:number-columns-repeated="2"/>
        </table:table-row>
        <table:table-row table:style-name="ro1">
          <table:table-cell office:value-type="float" office:value="0.943221628665924" calcext:value-type="float">
            <text:p>0.943221628665924</text:p>
          </table:table-cell>
          <table:table-cell table:number-columns-repeated="2"/>
        </table:table-row>
        <table:table-row table:style-name="ro1">
          <table:table-cell office:value-type="float" office:value="0.949937701225281" calcext:value-type="float">
            <text:p>0.949937701225281</text:p>
          </table:table-cell>
          <table:table-cell table:number-columns-repeated="2"/>
        </table:table-row>
        <table:table-row table:style-name="ro1">
          <table:table-cell office:value-type="float" office:value="0.949934065341949" calcext:value-type="float">
            <text:p>0.949934065341949</text:p>
          </table:table-cell>
          <table:table-cell table:number-columns-repeated="2"/>
        </table:table-row>
        <table:table-row table:style-name="ro1">
          <table:table-cell office:value-type="float" office:value="0.949928939342499" calcext:value-type="float">
            <text:p>0.949928939342499</text:p>
          </table:table-cell>
          <table:table-cell table:number-columns-repeated="2"/>
        </table:table-row>
        <table:table-row table:style-name="ro1">
          <table:table-cell office:value-type="float" office:value="0.950359106063843" calcext:value-type="float">
            <text:p>0.950359106063843</text:p>
          </table:table-cell>
          <table:table-cell table:number-columns-repeated="2"/>
        </table:table-row>
        <table:table-row table:style-name="ro1">
          <table:table-cell office:value-type="float" office:value="0.950389802455902" calcext:value-type="float">
            <text:p>0.950389802455902</text:p>
          </table:table-cell>
          <table:table-cell table:number-columns-repeated="2"/>
        </table:table-row>
        <table:table-row table:style-name="ro1">
          <table:table-cell office:value-type="float" office:value="0.950395047664642" calcext:value-type="float">
            <text:p>0.950395047664642</text:p>
          </table:table-cell>
          <table:table-cell table:number-columns-repeated="2"/>
        </table:table-row>
        <table:table-row table:style-name="ro1">
          <table:table-cell office:value-type="float" office:value="0.953339993953705" calcext:value-type="float">
            <text:p>0.953339993953705</text:p>
          </table:table-cell>
          <table:table-cell table:number-columns-repeated="2"/>
        </table:table-row>
        <table:table-row table:style-name="ro1">
          <table:table-cell office:value-type="float" office:value="0.953277885913849" calcext:value-type="float">
            <text:p>0.953277885913849</text:p>
          </table:table-cell>
          <table:table-cell table:number-columns-repeated="2"/>
        </table:table-row>
        <table:table-row table:style-name="ro1">
          <table:table-cell office:value-type="float" office:value="0.953266620635986" calcext:value-type="float">
            <text:p>0.953266620635986</text:p>
          </table:table-cell>
          <table:table-cell table:number-columns-repeated="2"/>
        </table:table-row>
        <table:table-row table:style-name="ro1">
          <table:table-cell office:value-type="float" office:value="0.95843631029129" calcext:value-type="float">
            <text:p>0.95843631029129</text:p>
          </table:table-cell>
          <table:table-cell table:number-columns-repeated="2"/>
        </table:table-row>
        <table:table-row table:style-name="ro1">
          <table:table-cell office:value-type="float" office:value="0.958513736724854" calcext:value-type="float">
            <text:p>0.958513736724854</text:p>
          </table:table-cell>
          <table:table-cell table:number-columns-repeated="2"/>
        </table:table-row>
        <table:table-row table:style-name="ro1">
          <table:table-cell office:value-type="float" office:value="0.958428740501404" calcext:value-type="float">
            <text:p>0.958428740501404</text:p>
          </table:table-cell>
          <table:table-cell table:number-columns-repeated="2"/>
        </table:table-row>
        <table:table-row table:style-name="ro1">
          <table:table-cell office:value-type="float" office:value="0.963887274265289" calcext:value-type="float">
            <text:p>0.963887274265289</text:p>
          </table:table-cell>
          <table:table-cell table:number-columns-repeated="2"/>
        </table:table-row>
        <table:table-row table:style-name="ro1">
          <table:table-cell office:value-type="float" office:value="0.963899433612824" calcext:value-type="float">
            <text:p>0.963899433612824</text:p>
          </table:table-cell>
          <table:table-cell table:number-columns-repeated="2"/>
        </table:table-row>
        <table:table-row table:style-name="ro1">
          <table:table-cell office:value-type="float" office:value="0.963919818401337" calcext:value-type="float">
            <text:p>0.963919818401337</text:p>
          </table:table-cell>
          <table:table-cell table:number-columns-repeated="2"/>
        </table:table-row>
        <table:table-row table:style-name="ro1">
          <table:table-cell office:value-type="float" office:value="0.962432086467743" calcext:value-type="float">
            <text:p>0.962432086467743</text:p>
          </table:table-cell>
          <table:table-cell table:number-columns-repeated="2"/>
        </table:table-row>
        <table:table-row table:style-name="ro1">
          <table:table-cell office:value-type="float" office:value="0.962460339069366" calcext:value-type="float">
            <text:p>0.962460339069366</text:p>
          </table:table-cell>
          <table:table-cell table:number-columns-repeated="2"/>
        </table:table-row>
        <table:table-row table:style-name="ro1">
          <table:table-cell office:value-type="float" office:value="0.954024732112884" calcext:value-type="float">
            <text:p>0.954024732112884</text:p>
          </table:table-cell>
          <table:table-cell table:number-columns-repeated="2"/>
        </table:table-row>
        <table:table-row table:style-name="ro1">
          <table:table-cell office:value-type="float" office:value="0.954119741916656" calcext:value-type="float">
            <text:p>0.954119741916656</text:p>
          </table:table-cell>
          <table:table-cell table:number-columns-repeated="2"/>
        </table:table-row>
        <table:table-row table:style-name="ro1">
          <table:table-cell office:value-type="float" office:value="0.954185485839844" calcext:value-type="float">
            <text:p>0.954185485839844</text:p>
          </table:table-cell>
          <table:table-cell table:number-columns-repeated="2"/>
        </table:table-row>
        <table:table-row table:style-name="ro1">
          <table:table-cell office:value-type="float" office:value="0.946131110191345" calcext:value-type="float">
            <text:p>0.946131110191345</text:p>
          </table:table-cell>
          <table:table-cell table:number-columns-repeated="2"/>
        </table:table-row>
        <table:table-row table:style-name="ro1">
          <table:table-cell office:value-type="float" office:value="0.946121275424957" calcext:value-type="float">
            <text:p>0.946121275424957</text:p>
          </table:table-cell>
          <table:table-cell table:number-columns-repeated="2"/>
        </table:table-row>
        <table:table-row table:style-name="ro1">
          <table:table-cell office:value-type="float" office:value="0.946067631244659" calcext:value-type="float">
            <text:p>0.946067631244659</text:p>
          </table:table-cell>
          <table:table-cell table:number-columns-repeated="2"/>
        </table:table-row>
        <table:table-row table:style-name="ro1">
          <table:table-cell office:value-type="float" office:value="0.942348718643188" calcext:value-type="float">
            <text:p>0.942348718643188</text:p>
          </table:table-cell>
          <table:table-cell table:number-columns-repeated="2"/>
        </table:table-row>
        <table:table-row table:style-name="ro1">
          <table:table-cell office:value-type="float" office:value="0.942363619804382" calcext:value-type="float">
            <text:p>0.942363619804382</text:p>
          </table:table-cell>
          <table:table-cell table:number-columns-repeated="2"/>
        </table:table-row>
        <table:table-row table:style-name="ro1">
          <table:table-cell office:value-type="float" office:value="0.942405998706818" calcext:value-type="float">
            <text:p>0.942405998706818</text:p>
          </table:table-cell>
          <table:table-cell table:number-columns-repeated="2"/>
        </table:table-row>
        <table:table-row table:style-name="ro1">
          <table:table-cell office:value-type="float" office:value="0.940671384334564" calcext:value-type="float">
            <text:p>0.940671384334564</text:p>
          </table:table-cell>
          <table:table-cell table:number-columns-repeated="2"/>
        </table:table-row>
        <table:table-row table:style-name="ro1">
          <table:table-cell office:value-type="float" office:value="0.940728783607483" calcext:value-type="float">
            <text:p>0.940728783607483</text:p>
          </table:table-cell>
          <table:table-cell table:number-columns-repeated="2"/>
        </table:table-row>
        <table:table-row table:style-name="ro1">
          <table:table-cell office:value-type="float" office:value="0.940833508968353" calcext:value-type="float">
            <text:p>0.940833508968353</text:p>
          </table:table-cell>
          <table:table-cell table:number-columns-repeated="2"/>
        </table:table-row>
        <table:table-row table:style-name="ro1">
          <table:table-cell office:value-type="float" office:value="0.946002423763275" calcext:value-type="float">
            <text:p>0.946002423763275</text:p>
          </table:table-cell>
          <table:table-cell table:number-columns-repeated="2"/>
        </table:table-row>
        <table:table-row table:style-name="ro1">
          <table:table-cell office:value-type="float" office:value="0.946012377738952" calcext:value-type="float">
            <text:p>0.946012377738952</text:p>
          </table:table-cell>
          <table:table-cell table:number-columns-repeated="2"/>
        </table:table-row>
        <table:table-row table:style-name="ro1">
          <table:table-cell office:value-type="float" office:value="0.94601970911026" calcext:value-type="float">
            <text:p>0.94601970911026</text:p>
          </table:table-cell>
          <table:table-cell table:number-columns-repeated="2"/>
        </table:table-row>
        <table:table-row table:style-name="ro1">
          <table:table-cell office:value-type="float" office:value="0.950602948665619" calcext:value-type="float">
            <text:p>0.950602948665619</text:p>
          </table:table-cell>
          <table:table-cell table:number-columns-repeated="2"/>
        </table:table-row>
        <table:table-row table:style-name="ro1">
          <table:table-cell office:value-type="float" office:value="0.950626611709595" calcext:value-type="float">
            <text:p>0.950626611709595</text:p>
          </table:table-cell>
          <table:table-cell table:number-columns-repeated="2"/>
        </table:table-row>
        <table:table-row table:style-name="ro1">
          <table:table-cell office:value-type="float" office:value="0.950570046901703" calcext:value-type="float">
            <text:p>0.950570046901703</text:p>
          </table:table-cell>
          <table:table-cell table:number-columns-repeated="2"/>
        </table:table-row>
        <table:table-row table:style-name="ro1">
          <table:table-cell office:value-type="float" office:value="0.951842069625854" calcext:value-type="float">
            <text:p>0.951842069625854</text:p>
          </table:table-cell>
          <table:table-cell table:number-columns-repeated="2"/>
        </table:table-row>
        <table:table-row table:style-name="ro1">
          <table:table-cell office:value-type="float" office:value="0.951846837997436" calcext:value-type="float">
            <text:p>0.951846837997436</text:p>
          </table:table-cell>
          <table:table-cell table:number-columns-repeated="2"/>
        </table:table-row>
        <table:table-row table:style-name="ro1">
          <table:table-cell office:value-type="float" office:value="0.951903522014618" calcext:value-type="float">
            <text:p>0.951903522014618</text:p>
          </table:table-cell>
          <table:table-cell table:number-columns-repeated="2"/>
        </table:table-row>
        <table:table-row table:style-name="ro1">
          <table:table-cell office:value-type="float" office:value="0.940750360488892" calcext:value-type="float">
            <text:p>0.940750360488892</text:p>
          </table:table-cell>
          <table:table-cell table:number-columns-repeated="2"/>
        </table:table-row>
        <table:table-row table:style-name="ro1">
          <table:table-cell office:value-type="float" office:value="0.940810978412628" calcext:value-type="float">
            <text:p>0.940810978412628</text:p>
          </table:table-cell>
          <table:table-cell table:number-columns-repeated="2"/>
        </table:table-row>
        <table:table-row table:style-name="ro1">
          <table:table-cell office:value-type="float" office:value="0.940800845623016" calcext:value-type="float">
            <text:p>0.940800845623016</text:p>
          </table:table-cell>
          <table:table-cell table:number-columns-repeated="2"/>
        </table:table-row>
        <table:table-row table:style-name="ro1">
          <table:table-cell office:value-type="float" office:value="0.949491858482361" calcext:value-type="float">
            <text:p>0.949491858482361</text:p>
          </table:table-cell>
          <table:table-cell table:number-columns-repeated="2"/>
        </table:table-row>
        <table:table-row table:style-name="ro1">
          <table:table-cell office:value-type="float" office:value="0.949466288089752" calcext:value-type="float">
            <text:p>0.949466288089752</text:p>
          </table:table-cell>
          <table:table-cell table:number-columns-repeated="2"/>
        </table:table-row>
        <table:table-row table:style-name="ro1">
          <table:table-cell office:value-type="float" office:value="0.949446499347687" calcext:value-type="float">
            <text:p>0.949446499347687</text:p>
          </table:table-cell>
          <table:table-cell table:number-columns-repeated="2"/>
        </table:table-row>
        <table:table-row table:style-name="ro1">
          <table:table-cell office:value-type="float" office:value="0.953569233417511" calcext:value-type="float">
            <text:p>0.953569233417511</text:p>
          </table:table-cell>
          <table:table-cell table:number-columns-repeated="2"/>
        </table:table-row>
        <table:table-row table:style-name="ro1">
          <table:table-cell office:value-type="float" office:value="0.953262150287628" calcext:value-type="float">
            <text:p>0.95326215028762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30T17:53:13.397892720</dc:date>
    <meta:editing-duration>PT3M26S</meta:editing-duration>
    <meta:editing-cycles>1</meta:editing-cycles>
    <meta:document-statistic meta:table-count="1" meta:cell-count="2085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5cm" svg:y="4.148cm" style:legend-expansion="high" chart:style-name="ch2"/>
        <chart:plot-area chart:style-name="ch3" table:cell-range-address="20230130_174521conf_memo.A1:20230130_174521conf_memo.A2083" svg:x="0.32cm" svg:y="0.18cm" svg:width="13.255cm" svg:height="8.64cm">
          <chartooo:coordinate-region svg:x="1.047cm" svg:y="0.38cm" svg:width="12.15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0230130_174521conf_memo.A1:20230130_174521conf_memo.A2083" chart:class="chart:scatter">
            <chart:data-point chart:repeated="20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4374295473099">
                <text:p>0.254374295473099</text:p>
                <draw:g>
                  <svg:desc>20230130_174521conf_memo.A1:20230130_174521conf_memo.A20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3733962774277">
                <text:p>0.253733962774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3745079040527">
                <text:p>0.2537450790405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7624855041504">
                <text:p>0.7676248550415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9119739532471">
                <text:p>0.7691197395324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7033257484436">
                <text:p>0.770332574844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50568652153015">
                <text:p>0.850568652153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2289617061615">
                <text:p>0.8522896170616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1502954959869">
                <text:p>0.8515029549598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1748950481415">
                <text:p>0.5317489504814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29578804969788">
                <text:p>0.5295788049697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27591049671173">
                <text:p>0.5275910496711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45112657546997">
                <text:p>0.7451126575469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3746936321258">
                <text:p>0.7437469363212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42670714855194">
                <text:p>0.7426707148551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92935037612915">
                <text:p>0.8929350376129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3019139766693">
                <text:p>0.8930191397666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3104672431946">
                <text:p>0.8931046724319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16014969348908">
                <text:p>0.9160149693489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15608942508698">
                <text:p>0.9156089425086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15764689445496">
                <text:p>0.9157646894454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70341897010803">
                <text:p>0.8703418970108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6996454000473">
                <text:p>0.869964540004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70000660419464">
                <text:p>0.8700006604194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32552015781403">
                <text:p>0.8325520157814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35209846496582">
                <text:p>0.8352098464965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35115253925324">
                <text:p>0.8351152539253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33356463909149">
                <text:p>0.9333564639091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33374524116516">
                <text:p>0.9333745241165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33263063430786">
                <text:p>0.9332630634307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4255044460297">
                <text:p>0.954255044460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54156994819641">
                <text:p>0.9541569948196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59925830364227">
                <text:p>0.9599258303642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59855794906616">
                <text:p>0.9598557949066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9871292114258">
                <text:p>0.9598712921142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40452039241791">
                <text:p>0.9404520392417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40533518791199">
                <text:p>0.9405335187911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40531373023987">
                <text:p>0.9405313730239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63043570518494">
                <text:p>0.9630435705184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3059723377228">
                <text:p>0.9630597233772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63018894195556">
                <text:p>0.9630188941955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38852488994598">
                <text:p>0.9388524889945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38925504684448">
                <text:p>0.9389255046844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38778460025787">
                <text:p>0.9387784600257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50473725795746">
                <text:p>0.9504737257957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50644850730896">
                <text:p>0.9506448507308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50680315494537">
                <text:p>0.9506803154945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2086279392242">
                <text:p>0.9420862793922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42035019397736">
                <text:p>0.9420350193977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42199051380158">
                <text:p>0.9421990513801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23666179180145">
                <text:p>0.9236661791801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23625528812408">
                <text:p>0.9236255288124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23540949821472">
                <text:p>0.9235409498214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82506608963013">
                <text:p>0.8825066089630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81703615188599">
                <text:p>0.8817036151885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81734788417816">
                <text:p>0.8817347884178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80834996700287">
                <text:p>0.8808349967002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80629301071167">
                <text:p>0.8806293010711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80811452865601">
                <text:p>0.8808114528656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44343566894531">
                <text:p>0.9443435668945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44263100624084">
                <text:p>0.9442631006240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25246357917785">
                <text:p>0.9252463579177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25221860408783">
                <text:p>0.9252218604087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25309360027313">
                <text:p>0.9253093600273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31976139545441">
                <text:p>0.9319761395454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31993305683136">
                <text:p>0.9319933056831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31854128837585">
                <text:p>0.9318541288375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4170880317688">
                <text:p>0.941708803176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41656649112701">
                <text:p>0.941656649112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41549837589264">
                <text:p>0.9415498375892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47205126285553">
                <text:p>0.9472051262855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47186589241028">
                <text:p>0.9471865892410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47184026241302">
                <text:p>0.9471840262413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50653493404388">
                <text:p>0.9506534934043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50621485710144">
                <text:p>0.9506214857101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50555145740509">
                <text:p>0.9505551457405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46400165557861">
                <text:p>0.9464001655578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46435213088989">
                <text:p>0.9464352130889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4695919752121">
                <text:p>0.946959197521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2706423997879">
                <text:p>0.927064239978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27032232284546">
                <text:p>0.9270322322845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26944077014923">
                <text:p>0.9269440770149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50103163719177">
                <text:p>0.9501031637191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50046241283417">
                <text:p>0.9500462412834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49987053871155">
                <text:p>0.9499870538711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35271799564362">
                <text:p>0.9352717995643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5311794281006">
                <text:p>0.9353117942810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5352563858032">
                <text:p>0.9353525638580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55321788787842">
                <text:p>0.9553217887878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55384910106659">
                <text:p>0.9553849101066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5391434431076">
                <text:p>0.953914344310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53827142715454">
                <text:p>0.9538271427154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53870534896851">
                <text:p>0.9538705348968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16618943214416">
                <text:p>0.9166189432144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16633725166321">
                <text:p>0.9166337251663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16861057281494">
                <text:p>0.9168610572814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3805855512619">
                <text:p>0.938058555126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38024640083313">
                <text:p>0.9380246400833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37952280044556">
                <text:p>0.9379522800445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30249989032745">
                <text:p>0.9302499890327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30041193962097">
                <text:p>0.930041193962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30111289024353">
                <text:p>0.9301112890243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56789374351501">
                <text:p>0.9567893743515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56747829914093">
                <text:p>0.9567478299140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56798374652862">
                <text:p>0.9567983746528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48790967464447">
                <text:p>0.9487909674644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48847234249115">
                <text:p>0.9488472342491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48873698711395">
                <text:p>0.9488736987113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54464793205261">
                <text:p>0.9544647932052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54503536224365">
                <text:p>0.9545035362243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54120934009552">
                <text:p>0.9541209340095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55330371856689">
                <text:p>0.9553303718566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55392599105835">
                <text:p>0.9553925991058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55374300479889">
                <text:p>0.9553743004798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49185967445374">
                <text:p>0.9491859674453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49011564254761">
                <text:p>0.9490115642547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49050307273865">
                <text:p>0.9490503072738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5258104801178">
                <text:p>0.952581048011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52624320983887">
                <text:p>0.9526243209838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34623718261719">
                <text:p>0.9346237182617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34706687927246">
                <text:p>0.9347066879272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34482574462891">
                <text:p>0.9344825744628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02215933799744">
                <text:p>0.8022159337997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01868379116058">
                <text:p>0.8018683791160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02496075630188">
                <text:p>0.8024960756301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02998149394989">
                <text:p>0.9029981493949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03205096721649">
                <text:p>0.9032050967216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03096675872803">
                <text:p>0.9030966758728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14958131313324">
                <text:p>0.7149581313133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17136919498444">
                <text:p>0.7171369194984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14668273925781">
                <text:p>0.7146682739257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77118170261383">
                <text:p>0.8771181702613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78406286239624">
                <text:p>0.8784062862396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77385318279266">
                <text:p>0.8773853182792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72213757038116">
                <text:p>0.7722137570381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79492318630219">
                <text:p>0.7794923186302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80635356903076">
                <text:p>0.7806353569030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83333677053452">
                <text:p>0.4833336770534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76659417152405">
                <text:p>0.4766594171524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70382422208786">
                <text:p>0.4703824222087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35795640945435">
                <text:p>0.3357956409454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43393087387085">
                <text:p>0.3433930873870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29681813716888">
                <text:p>0.3296818137168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41922676563263">
                <text:p>0.7419226765632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43728876113892">
                <text:p>0.7437288761138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43727505207062">
                <text:p>0.7437275052070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61199498176575">
                <text:p>0.8611994981765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61631155014038">
                <text:p>0.8616311550140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70609283447266">
                <text:p>0.8706092834472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69631588459015">
                <text:p>0.8696315884590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6901867389679">
                <text:p>0.869018673896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86499106884003">
                <text:p>0.8864991068840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86790156364441">
                <text:p>0.8867901563644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86902153491974">
                <text:p>0.8869021534919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10525441169739">
                <text:p>0.9105254411697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1091650724411">
                <text:p>0.910916507244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10928130149841">
                <text:p>0.9109281301498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4046938419342">
                <text:p>0.940469384193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40456330776215">
                <text:p>0.9404563307762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40493881702423">
                <text:p>0.9404938817024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31838512420654">
                <text:p>0.9318385124206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31918919086456">
                <text:p>0.9319189190864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31894600391388">
                <text:p>0.9318946003913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18887853622436">
                <text:p>0.9188878536224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18775856494904">
                <text:p>0.9187758564949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18909907341003">
                <text:p>0.9189099073410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7041050195694">
                <text:p>0.870410501956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70968282222748">
                <text:p>0.8709682822227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70717227458954">
                <text:p>0.8707172274589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92624199390411">
                <text:p>0.8926241993904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92702639102936">
                <text:p>0.8927026391029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92994582653046">
                <text:p>0.8929945826530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90968263149262">
                <text:p>0.8909682631492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91320526599884">
                <text:p>0.8913205265998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91293823719025">
                <text:p>0.8912938237190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58576619625092">
                <text:p>0.4585766196250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70625549554825">
                <text:p>0.4706255495548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64732837677">
                <text:p>0.77647328376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76480138301849">
                <text:p>0.7764801383018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72013604640961">
                <text:p>0.7720136046409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34952533245087">
                <text:p>0.8349525332450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34495365619659">
                <text:p>0.8344953656196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35255324840546">
                <text:p>0.8352553248405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55760037899017">
                <text:p>0.8557600378990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56103420257568">
                <text:p>0.8561034202575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658985376358">
                <text:p>0.856589853763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82870316505432">
                <text:p>0.8828703165054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8253128528595">
                <text:p>0.882531285285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5296165943146">
                <text:p>0.8852961659431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59953105449677">
                <text:p>0.8599531054496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60051274299622">
                <text:p>0.8600512742996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60324144363403">
                <text:p>0.8603241443634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76328706741333">
                <text:p>0.876328706741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75768721103668">
                <text:p>0.8757687211036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76249074935913">
                <text:p>0.8762490749359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00803816318512">
                <text:p>0.7008038163185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97613894939423">
                <text:p>0.6976138949394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95436835289001">
                <text:p>0.6954368352890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43813383579254">
                <text:p>0.4438133835792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49586898088455">
                <text:p>0.4495868980884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39355552196503">
                <text:p>0.4393555521965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88503670692444">
                <text:p>0.8885036706924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881014585495">
                <text:p>0.88810145854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88113737106323">
                <text:p>0.8881137371063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65037834644318">
                <text:p>0.7650378346443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64653325080872">
                <text:p>0.7646533250808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56367933750153">
                <text:p>0.5563679337501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56522190570831">
                <text:p>0.5565221905708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56949973106384">
                <text:p>0.5569499731063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56524395942688">
                <text:p>0.5565243959426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52769899368286">
                <text:p>0.5527698993682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5409836769104">
                <text:p>0.554098367691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04074454307556">
                <text:p>0.5040744543075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03448843955994">
                <text:p>0.5034488439559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80448871850967">
                <text:p>0.4804488718509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23593252897263">
                <text:p>0.4235932528972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16338324546814">
                <text:p>0.4163383245468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18203556537628">
                <text:p>0.5182035565376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07601916790008">
                <text:p>0.5076019167900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1815265417099">
                <text:p>0.518152654170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21009743213654">
                <text:p>0.5210097432136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16849279403687">
                <text:p>0.5168492794036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9023249745369">
                <text:p>0.490232497453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85791623592377">
                <text:p>0.4857916235923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81946796178818">
                <text:p>0.4819467961788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88810211420059">
                <text:p>0.4888102114200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7102352976799">
                <text:p>0.471023529767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77052271366119">
                <text:p>0.4770522713661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63896930217743">
                <text:p>0.4638969302177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90404099225998">
                <text:p>0.4904040992259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79547142982483">
                <text:p>0.4795471429824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83258664608002">
                <text:p>0.4832586646080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53393816947937">
                <text:p>0.4533938169479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44009214639664">
                <text:p>0.4440092146396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51520681381226">
                <text:p>0.4515206813812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70661073923111">
                <text:p>0.4706610739231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72690433263779">
                <text:p>0.4726904332637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70736831426621">
                <text:p>0.4707368314266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71041947603226">
                <text:p>0.4710419476032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75842326879501">
                <text:p>0.4758423268795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79321926832199">
                <text:p>0.4793219268321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18009722232819">
                <text:p>0.5180097222328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3316468000412">
                <text:p>0.533164680004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30525624752045">
                <text:p>0.5305256247520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4635626077652">
                <text:p>0.546356260776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548404276371002">
                <text:p>0.5484042763710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538275063037872">
                <text:p>0.5382750630378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50310671329498">
                <text:p>0.5503106713294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50473868846893">
                <text:p>0.55047386884689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92908978462219">
                <text:p>0.5929089784622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88437438011169">
                <text:p>0.5884374380111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86046636104584">
                <text:p>0.5860466361045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9427547454834">
                <text:p>0.5942754745483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9527987241745">
                <text:p>0.595279872417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86577594280243">
                <text:p>0.5865775942802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604168057441711">
                <text:p>0.6041680574417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600570023059845">
                <text:p>0.60057002305984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601329565048218">
                <text:p>0.6013295650482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92265164852142">
                <text:p>0.4922651648521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94314074516296">
                <text:p>0.4943140745162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93026554584503">
                <text:p>0.4930265545845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701400101184845">
                <text:p>0.7014001011848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701148808002472">
                <text:p>0.7011488080024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01634168624878">
                <text:p>0.7016341686248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663672268390656">
                <text:p>0.6636722683906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663953602313995">
                <text:p>0.6639536023139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664102077484131">
                <text:p>0.6641020774841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7177574634552">
                <text:p>0.71775746345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714633285999298">
                <text:p>0.7146332859992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13600337505341">
                <text:p>0.71360033750534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46958988904953">
                <text:p>0.4469589889049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4845125079155">
                <text:p>0.448451250791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54057186841965">
                <text:p>0.45405718684196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52763718366623">
                <text:p>0.2527637183666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54997044801712">
                <text:p>0.2549970448017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13101410865784">
                <text:p>0.3131014108657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10291916131973">
                <text:p>0.3102919161319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69941258430481">
                <text:p>0.4699412584304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66005623340607">
                <text:p>0.4660056233406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64729398488998">
                <text:p>0.46472939848899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432641357183456">
                <text:p>0.4326413571834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34297889471054">
                <text:p>0.43429788947105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2867237329483">
                <text:p>0.428672373294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55643445253372">
                <text:p>0.45564344525337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5519682765007">
                <text:p>0.455196827650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55711901187897">
                <text:p>0.45571190118789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25960922241211">
                <text:p>0.5259609222412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27197897434235">
                <text:p>0.5271978974342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30018866062164">
                <text:p>0.5300188660621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04745543003082">
                <text:p>0.5047455430030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1340126991272">
                <text:p>0.513401269912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94822859764099">
                <text:p>0.4948228597640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60616677999496">
                <text:p>0.4606166779994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60354894399643">
                <text:p>0.4603548943996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59710657596588">
                <text:p>0.45971065759658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25992792844772">
                <text:p>0.32599279284477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2620844244957">
                <text:p>0.326208442449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2544869184494">
                <text:p>0.325448691844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13331478834152">
                <text:p>0.4133314788341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25253450870514">
                <text:p>0.4252534508705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23171609640122">
                <text:p>0.42317160964012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31448370218277">
                <text:p>0.4314483702182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39422160387039">
                <text:p>0.4394221603870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29336160421371">
                <text:p>0.42933616042137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23902958631516">
                <text:p>0.4239029586315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39252257347107">
                <text:p>0.43925225734710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27372455596924">
                <text:p>0.4273724555969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3904983997345">
                <text:p>0.439049839973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37412649393082">
                <text:p>0.43741264939308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85820263624191">
                <text:p>0.4858202636241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78824228048325">
                <text:p>0.4788242280483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82974737882614">
                <text:p>0.4829747378826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41780865192413">
                <text:p>0.4417808651924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38646674156189">
                <text:p>0.43864667415618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42248851060867">
                <text:p>0.4422488510608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86811232566833">
                <text:p>0.2868112325668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76013165712357">
                <text:p>0.2760131657123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83411949872971">
                <text:p>0.28341194987297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84896963834763">
                <text:p>0.38489696383476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82619321346283">
                <text:p>0.38261932134628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77422302961349">
                <text:p>0.3774223029613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66433149576187">
                <text:p>0.2664331495761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5842410326004">
                <text:p>0.258424103260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67152786254883">
                <text:p>0.2671527862548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0657896399498">
                <text:p>0.306578963994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93077409267426">
                <text:p>0.2930774092674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94606775045395">
                <text:p>0.2946067750453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97392070293427">
                <text:p>0.2973920702934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02999198436737">
                <text:p>0.30299919843673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94336372613907">
                <text:p>0.3943363726139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96702855825424">
                <text:p>0.3967028558254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95636230707169">
                <text:p>0.3956362307071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64743584394455">
                <text:p>0.647435843944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644544005393982">
                <text:p>0.6445440053939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649155914783478">
                <text:p>0.64915591478347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836304128170013">
                <text:p>0.8363041281700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837504863739014">
                <text:p>0.8375048637390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837101757526398">
                <text:p>0.8371017575263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869824826717377">
                <text:p>0.8698248267173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868285655975342">
                <text:p>0.86828565597534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868504643440247">
                <text:p>0.86850464344024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9033180475235">
                <text:p>0.8903318047523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890278518199921">
                <text:p>0.89027851819992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890018284320831">
                <text:p>0.8900182843208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87459397315979">
                <text:p>0.8745939731597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74805867671967">
                <text:p>0.8748058676719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873753130435944">
                <text:p>0.87375313043594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888424932956696">
                <text:p>0.8884249329566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888596713542938">
                <text:p>0.88859671354293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518362522125244">
                <text:p>0.51836252212524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517747700214386">
                <text:p>0.51774770021438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10016798973084">
                <text:p>0.51001679897308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20554256439209">
                <text:p>0.82055425643920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821260631084442">
                <text:p>0.8212606310844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821579039096832">
                <text:p>0.82157903909683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845989763736725">
                <text:p>0.8459897637367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848513305187225">
                <text:p>0.8485133051872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46755683422089">
                <text:p>0.84675568342208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829256892204285">
                <text:p>0.82925689220428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822338998317719">
                <text:p>0.8223389983177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823128044605255">
                <text:p>0.8231280446052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832559108734131">
                <text:p>0.8325591087341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833111345767975">
                <text:p>0.8331113457679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826081454753876">
                <text:p>0.8260814547538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864262640476227">
                <text:p>0.8642626404762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863650321960449">
                <text:p>0.8636503219604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65356385707855">
                <text:p>0.8653563857078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892228543758392">
                <text:p>0.89222854375839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892113208770752">
                <text:p>0.89211320877075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891956329345703">
                <text:p>0.89195632934570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892318487167358">
                <text:p>0.89231848716735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891536772251129">
                <text:p>0.89153677225112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891435861587524">
                <text:p>0.8914358615875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00437414646149">
                <text:p>0.90043741464614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00612831115723">
                <text:p>0.90061283111572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00434136390686">
                <text:p>0.90043413639068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869016230106354">
                <text:p>0.86901623010635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866493403911591">
                <text:p>0.8664934039115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25216948986053">
                <text:p>0.82521694898605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824867308139801">
                <text:p>0.8248673081398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825583815574646">
                <text:p>0.82558381557464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859010517597199">
                <text:p>0.8590105175971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859931409358978">
                <text:p>0.85993140935897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858827233314514">
                <text:p>0.85882723331451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02181088924408">
                <text:p>0.90218108892440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02135848999023">
                <text:p>0.90213584899902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02137935161591">
                <text:p>0.9021379351615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25881862640381">
                <text:p>0.92588186264038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25931453704834">
                <text:p>0.92593145370483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25696313381195">
                <text:p>0.9256963133811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30843770503998">
                <text:p>0.9308437705039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30673480033874">
                <text:p>0.93067348003387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30719196796417">
                <text:p>0.93071919679641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30575847625732">
                <text:p>0.93057584762573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30738568305969">
                <text:p>0.93073856830596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30582404136658">
                <text:p>0.93058240413665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34401452541351">
                <text:p>0.93440145254135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934400320053101">
                <text:p>0.9344003200531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34375166893005">
                <text:p>0.9343751668930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3599808216095">
                <text:p>0.935998082160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935880124568939">
                <text:p>0.93588012456893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935924708843231">
                <text:p>0.93592470884323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936135590076446">
                <text:p>0.93613559007644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935655891895294">
                <text:p>0.93565589189529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3567168712616">
                <text:p>0.935671687126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93514895439148">
                <text:p>0.9351489543914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35038566589356">
                <text:p>0.9350385665893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33713376522064">
                <text:p>0.9337133765220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3379944562912">
                <text:p>0.9337994456291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933750808238983">
                <text:p>0.93375080823898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933795988559723">
                <text:p>0.93379598855972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33696866035461">
                <text:p>0.9336968660354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33870315551758">
                <text:p>0.93387031555175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934028327465057">
                <text:p>0.93402832746505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34025824069977">
                <text:p>0.93402582406997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33879911899567">
                <text:p>0.9338799118995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935740828514099">
                <text:p>0.93574082851409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935695290565491">
                <text:p>0.9356952905654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35736119747162">
                <text:p>0.93573611974716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34285759925842">
                <text:p>0.93428575992584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934410214424133">
                <text:p>0.9344102144241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34381902217865">
                <text:p>0.93438190221786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933464646339416">
                <text:p>0.9334646463394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33530509471893">
                <text:p>0.93353050947189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93346905708313">
                <text:p>0.933469057083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935764670372009">
                <text:p>0.93576467037200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935690879821777">
                <text:p>0.93569087982177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35680866241455">
                <text:p>0.93568086624145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36105847358704">
                <text:p>0.9361058473587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936120092868805">
                <text:p>0.9361200928688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936131298542023">
                <text:p>0.93613129854202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34315741062164">
                <text:p>0.93431574106216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34356153011322">
                <text:p>0.93435615301132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934329628944397">
                <text:p>0.93432962894439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32546138763428">
                <text:p>0.93254613876342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32363867759705">
                <text:p>0.93236386775970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925359189510345">
                <text:p>0.9253591895103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925329148769379">
                <text:p>0.92532914876937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25427496433258">
                <text:p>0.92542749643325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1271048784256">
                <text:p>0.9127104878425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912602245807648">
                <text:p>0.9126022458076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912363350391388">
                <text:p>0.91236335039138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885199010372162">
                <text:p>0.8851990103721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884985268115997">
                <text:p>0.88498526811599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884652316570282">
                <text:p>0.88465231657028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877321839332581">
                <text:p>0.87732183933258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877033293247223">
                <text:p>0.87703329324722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877560079097748">
                <text:p>0.87756007909774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827949404716492">
                <text:p>0.82794940471649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828183352947235">
                <text:p>0.82818335294723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828982651233673">
                <text:p>0.82898265123367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888232886791229">
                <text:p>0.88823288679122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88839328289032">
                <text:p>0.8883932828903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889780879020691">
                <text:p>0.88978087902069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89574009180069">
                <text:p>0.8957400918006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895249843597412">
                <text:p>0.89524984359741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896468877792358">
                <text:p>0.8964688777923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898081064224243">
                <text:p>0.89808106422424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897791028022766">
                <text:p>0.89779102802276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896838009357452">
                <text:p>0.89683800935745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10271942615509">
                <text:p>0.91027194261550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91023588180542">
                <text:p>0.9102358818054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10342752933502">
                <text:p>0.91034275293350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22561883926392">
                <text:p>0.9225618839263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922644436359406">
                <text:p>0.92264443635940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92406415939331">
                <text:p>0.9240641593933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924069225788116">
                <text:p>0.9240692257881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923804402351379">
                <text:p>0.92380440235137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932654082775116">
                <text:p>0.9326540827751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932659804821014">
                <text:p>0.93265980482101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32714700698852">
                <text:p>0.93271470069885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891615688800812">
                <text:p>0.89161568880081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89172887802124">
                <text:p>0.8917288780212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891657590866089">
                <text:p>0.8916575908660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894867837429047">
                <text:p>0.89486783742904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89512038230896">
                <text:p>0.8951203823089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895127177238464">
                <text:p>0.89512717723846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835655808448792">
                <text:p>0.83565580844879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835237562656403">
                <text:p>0.83523756265640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832297444343567">
                <text:p>0.83229744434356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624986112117767">
                <text:p>0.62498611211776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624882340431213">
                <text:p>0.62488234043121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62711763381958">
                <text:p>0.6271176338195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648910880088806">
                <text:p>0.64891088008880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648738980293274">
                <text:p>0.64873898029327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654134571552277">
                <text:p>0.65413457155227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36843287944794">
                <text:p>0.73684328794479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736473500728607">
                <text:p>0.7364735007286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735173463821411">
                <text:p>0.7351734638214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858551919460297">
                <text:p>0.85855191946029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858602702617645">
                <text:p>0.85860270261764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906392872333527">
                <text:p>0.90639287233352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06350493431091">
                <text:p>0.9063504934310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06421005725861">
                <text:p>0.90642100572586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897387385368347">
                <text:p>0.89738738536834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897135019302368">
                <text:p>0.89713501930236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897357165813446">
                <text:p>0.89735716581344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894742369651794">
                <text:p>0.89474236965179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894684731960297">
                <text:p>0.89468473196029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894686579704285">
                <text:p>0.89468657970428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900765359401703">
                <text:p>0.90076535940170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90071177482605">
                <text:p>0.9007117748260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90061229467392">
                <text:p>0.9006122946739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912289202213287">
                <text:p>0.91228920221328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912244081497192">
                <text:p>0.91224408149719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912289321422577">
                <text:p>0.91228932142257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921231746673584">
                <text:p>0.92123174667358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92130720615387">
                <text:p>0.9213072061538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921345293521881">
                <text:p>0.92134529352188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947263121604919">
                <text:p>0.94726312160491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947294235229492">
                <text:p>0.94729423522949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947170317173004">
                <text:p>0.94717031717300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942155420780182">
                <text:p>0.94215542078018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942195355892181">
                <text:p>0.94219535589218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42137002944946">
                <text:p>0.94213700294494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943161129951477">
                <text:p>0.94316112995147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943164229393005">
                <text:p>0.94316422939300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943491756916046">
                <text:p>0.94349175691604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936573147773743">
                <text:p>0.93657314777374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936509907245636">
                <text:p>0.93650990724563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934927523136139">
                <text:p>0.93492752313613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934911847114563">
                <text:p>0.93491184711456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934986114501953">
                <text:p>0.93498611450195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937843501567841">
                <text:p>0.93784350156784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937953412532806">
                <text:p>0.93795341253280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937861979007721">
                <text:p>0.93786197900772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940007030963898">
                <text:p>0.94000703096389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939831018447876">
                <text:p>0.93983101844787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940046727657318">
                <text:p>0.94004672765731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928525567054748">
                <text:p>0.92852556705474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928575873374939">
                <text:p>0.92857587337493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928282737731934">
                <text:p>0.92828273773193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941898584365845">
                <text:p>0.94189858436584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941892743110657">
                <text:p>0.94189274311065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941868364810944">
                <text:p>0.94186836481094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937521815299988">
                <text:p>0.93752181529998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937557280063629">
                <text:p>0.93755728006362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937590956687927">
                <text:p>0.93759095668792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945433735847473">
                <text:p>0.94543373584747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945302367210388">
                <text:p>0.94530236721038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945264875888824">
                <text:p>0.94526487588882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949553728103638">
                <text:p>0.94955372810363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949533879756928">
                <text:p>0.94953387975692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949535846710205">
                <text:p>0.94953584671020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933413147926331">
                <text:p>0.93341314792633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933439493179321">
                <text:p>0.93343949317932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93349027633667">
                <text:p>0.9334902763366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908883571624756">
                <text:p>0.90888357162475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909133613109589">
                <text:p>0.90913361310958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875545978546143">
                <text:p>0.87554597854614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875629544258118">
                <text:p>0.87562954425811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875441491603851">
                <text:p>0.87544149160385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916197896003723">
                <text:p>0.91619789600372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915804922580719">
                <text:p>0.91580492258071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915417551994324">
                <text:p>0.91541755199432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909695327281952">
                <text:p>0.90969532728195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90915310382843">
                <text:p>0.9091531038284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90925943851471">
                <text:p>0.9092594385147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932086288928986">
                <text:p>0.93208628892898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932553470134735">
                <text:p>0.93255347013473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932892620563507">
                <text:p>0.93289262056350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933343589305878">
                <text:p>0.93334358930587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933321833610535">
                <text:p>0.93332183361053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933469712734222">
                <text:p>0.93346971273422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935823798179626">
                <text:p>0.93582379817962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935830295085907">
                <text:p>0.93583029508590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935968399047852">
                <text:p>0.93596839904785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937039613723755">
                <text:p>0.93703961372375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937003135681152">
                <text:p>0.93700313568115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937085866928101">
                <text:p>0.93708586692810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937332332134247">
                <text:p>0.93733233213424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937386453151703">
                <text:p>0.93738645315170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937320709228516">
                <text:p>0.93732070922851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940293312072754">
                <text:p>0.94029331207275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94026643037796">
                <text:p>0.9402664303779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940458416938782">
                <text:p>0.94045841693878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945145726203918">
                <text:p>0.94514572620391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945184350013733">
                <text:p>0.94518435001373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944641411304474">
                <text:p>0.94464141130447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944560408592224">
                <text:p>0.94456040859222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944448053836822">
                <text:p>0.94444805383682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942913353443146">
                <text:p>0.94291335344314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942895174026489">
                <text:p>0.94289517402648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942967772483826">
                <text:p>0.94296777248382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935760378837585">
                <text:p>0.93576037883758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93588399887085">
                <text:p>0.9358839988708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935978949069977">
                <text:p>0.93597894906997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935144603252411">
                <text:p>0.93514460325241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935368657112122">
                <text:p>0.93536865711212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935408353805542">
                <text:p>0.93540835380554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935044229030609">
                <text:p>0.93504422903060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934984087944031">
                <text:p>0.93498408794403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934945821762085">
                <text:p>0.93494582176208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934079051017761">
                <text:p>0.93407905101776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93407416343689">
                <text:p>0.9340741634368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933987498283386">
                <text:p>0.93398749828338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950200438499451">
                <text:p>0.95020043849945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950135111808777">
                <text:p>0.95013511180877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950157165527344">
                <text:p>0.95015716552734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95282256603241">
                <text:p>0.9528225660324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952966213226318">
                <text:p>0.95296621322631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953027367591858">
                <text:p>0.95302736759185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94674801826477">
                <text:p>0.9467480182647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946813762187958">
                <text:p>0.94681376218795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946670174598694">
                <text:p>0.94667017459869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94667911529541">
                <text:p>0.9466791152954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946638464927673">
                <text:p>0.94663846492767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947147071361541">
                <text:p>0.94714707136154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947152674198151">
                <text:p>0.94715267419815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47075188159943">
                <text:p>0.94707518815994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944501578807831">
                <text:p>0.94450157880783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944473803043366">
                <text:p>0.94447380304336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944417834281921">
                <text:p>0.94441783428192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94367128610611">
                <text:p>0.943671286106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43674266338348">
                <text:p>0.94367426633834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943724274635315">
                <text:p>0.94372427463531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944100439548492">
                <text:p>0.94410043954849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94399082660675">
                <text:p>0.9439908266067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944026708602905">
                <text:p>0.94402670860290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944327890872955">
                <text:p>0.94432789087295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9444340467453">
                <text:p>0.944434046745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94434642791748">
                <text:p>0.9443464279174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942593812942505">
                <text:p>0.94259381294250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942561686038971">
                <text:p>0.94256168603897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942506313323975">
                <text:p>0.94250631332397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943970561027527">
                <text:p>0.94397056102752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943972170352936">
                <text:p>0.94397217035293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943959593772888">
                <text:p>0.94395959377288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944567441940308">
                <text:p>0.94456744194030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944576382637024">
                <text:p>0.94457638263702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94451642036438">
                <text:p>0.9445164203643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940308094024658">
                <text:p>0.94030809402465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940378725528717">
                <text:p>0.94037872552871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940360188484192">
                <text:p>0.94036018848419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940384149551392">
                <text:p>0.94038414955139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94038861989975">
                <text:p>0.9403886198997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941086769104004">
                <text:p>0.94108676910400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941107749938965">
                <text:p>0.94110774993896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94107586145401">
                <text:p>0.9410758614540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941357374191284">
                <text:p>0.94135737419128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941393733024597">
                <text:p>0.94139373302459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941357374191284">
                <text:p>0.94135737419128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941682517528534">
                <text:p>0.94168251752853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941768825054169">
                <text:p>0.94176882505416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941647946834564">
                <text:p>0.94164794683456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942499279975891">
                <text:p>0.94249927997589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942568242549896">
                <text:p>0.94256824254989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942581117153168">
                <text:p>0.94258111715316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944246768951416">
                <text:p>0.94424676895141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944181025028229">
                <text:p>0.94418102502822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944225966930389">
                <text:p>0.94422596693038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945751488208771">
                <text:p>0.94575148820877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945816576480866">
                <text:p>0.94581657648086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94540274143219">
                <text:p>0.9454027414321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947000980377197">
                <text:p>0.94700098037719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947028279304504">
                <text:p>0.94702827930450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947000682353973">
                <text:p>0.94700068235397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948310971260071">
                <text:p>0.94831097126007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948552966117859">
                <text:p>0.94855296611785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948629796504974">
                <text:p>0.94862979650497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949894905090332">
                <text:p>0.94989490509033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94981586933136">
                <text:p>0.9498158693313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949805319309235">
                <text:p>0.94980531930923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950348258018494">
                <text:p>0.95034825801849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95038366317749">
                <text:p>0.9503836631774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948025643825531">
                <text:p>0.94802564382553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948021352291107">
                <text:p>0.94802135229110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948010087013245">
                <text:p>0.94801008701324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945425450801849">
                <text:p>0.94542545080184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945480704307556">
                <text:p>0.94548070430755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945529639720917">
                <text:p>0.94552963972091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945404827594757">
                <text:p>0.94540482759475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945369184017181">
                <text:p>0.94536918401718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945329427719116">
                <text:p>0.94532942771911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945306718349457">
                <text:p>0.94530671834945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945315182209015">
                <text:p>0.94531518220901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94532573223114">
                <text:p>0.9453257322311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946927309036255">
                <text:p>0.94692730903625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947044968605042">
                <text:p>0.94704496860504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946966409683228">
                <text:p>0.94696640968322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943345189094543">
                <text:p>0.94334518909454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943297564983368">
                <text:p>0.94329756498336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94333803653717">
                <text:p>0.9433380365371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9413201212883">
                <text:p>0.941320121288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941150724887848">
                <text:p>0.94115072488784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941164255142212">
                <text:p>0.94116425514221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941250205039978">
                <text:p>0.94125020503997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941218554973602">
                <text:p>0.94121855497360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94125497341156">
                <text:p>0.9412549734115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939882159233093">
                <text:p>0.93988215923309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939947426319122">
                <text:p>0.93994742631912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939869999885559">
                <text:p>0.93986999988555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938165605068207">
                <text:p>0.93816560506820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938263535499573">
                <text:p>0.93826353549957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939983010292053">
                <text:p>0.93998301029205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939759194850922">
                <text:p>0.93975919485092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939725577831268">
                <text:p>0.93972557783126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946907162666321">
                <text:p>0.94690716266632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947070240974426">
                <text:p>0.94707024097442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946888327598572">
                <text:p>0.94688832759857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929095685482025">
                <text:p>0.92909568548202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928707301616669">
                <text:p>0.92870730161666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928876280784607">
                <text:p>0.92887628078460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906378507614136">
                <text:p>0.90637850761413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906523585319519">
                <text:p>0.90652358531951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906379044055939">
                <text:p>0.90637904405593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906310498714447">
                <text:p>0.90631049871444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906277060508728">
                <text:p>0.90627706050872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906354606151581">
                <text:p>0.90635460615158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901682138442993">
                <text:p>0.90168213844299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901803553104401">
                <text:p>0.90180355310440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901628971099854">
                <text:p>0.90162897109985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903160929679871">
                <text:p>0.90316092967987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902982532978058">
                <text:p>0.90298253297805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90314918756485">
                <text:p>0.9031491875648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910053908824921">
                <text:p>0.91005390882492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910077452659607">
                <text:p>0.91007745265960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909809589385986">
                <text:p>0.90980958938598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906122863292694">
                <text:p>0.90612286329269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90609622001648">
                <text:p>0.9060962200164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906095087528229">
                <text:p>0.90609508752822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903368413448334">
                <text:p>0.90336841344833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90336400270462">
                <text:p>0.9033640027046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908484101295471">
                <text:p>0.90848410129547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908136427402496">
                <text:p>0.90813642740249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908087730407715">
                <text:p>0.90808773040771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905073642730713">
                <text:p>0.90507364273071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904969155788422">
                <text:p>0.90496915578842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90486478805542">
                <text:p>0.9048647880554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905178189277649">
                <text:p>0.90517818927764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905391156673431">
                <text:p>0.90539115667343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904798686504364">
                <text:p>0.90479868650436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909332990646362">
                <text:p>0.90933299064636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908853828907013">
                <text:p>0.90885382890701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90889573097229">
                <text:p>0.9088957309722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907746434211731">
                <text:p>0.90774643421173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907845914363861">
                <text:p>0.90784591436386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90779185295105">
                <text:p>0.9077918529510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90855348110199">
                <text:p>0.9085534811019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908344626426697">
                <text:p>0.90834462642669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909119307994842">
                <text:p>0.90911930799484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91032874584198">
                <text:p>0.9103287458419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910375654697418">
                <text:p>0.91037565469741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910449147224426">
                <text:p>0.91044914722442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913519442081451">
                <text:p>0.91351944208145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913422644138336">
                <text:p>0.91342264413833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913548231124878">
                <text:p>0.91354823112487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913012862205505">
                <text:p>0.91301286220550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912964224815369">
                <text:p>0.91296422481536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912855684757233">
                <text:p>0.91285568475723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91497677564621">
                <text:p>0.9149767756462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914956092834473">
                <text:p>0.91495609283447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916784822940826">
                <text:p>0.91678482294082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916727125644684">
                <text:p>0.91672712564468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916851103305817">
                <text:p>0.91685110330581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917281806468964">
                <text:p>0.91728180646896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917290568351746">
                <text:p>0.91729056835174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917166471481323">
                <text:p>0.91716647148132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916577339172363">
                <text:p>0.91657733917236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91647332906723">
                <text:p>0.9164733290672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916524589061737">
                <text:p>0.91652458906173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916717350482941">
                <text:p>0.91671735048294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916767001152039">
                <text:p>0.91676700115203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916832089424133">
                <text:p>0.91683208942413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917757511138916">
                <text:p>0.91775751113891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91756534576416">
                <text:p>0.9175653457641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91763824224472">
                <text:p>0.9176382422447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916209161281586">
                <text:p>0.91620916128158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916391909122467">
                <text:p>0.91639190912246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916299521923065">
                <text:p>0.91629952192306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915476083755493">
                <text:p>0.91547608375549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915486097335815">
                <text:p>0.91548609733581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915497362613678">
                <text:p>0.91549736261367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916268527507782">
                <text:p>0.91626852750778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916279375553131">
                <text:p>0.91627937555313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916288614273071">
                <text:p>0.91628861427307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915534675121307">
                <text:p>0.91553467512130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915567696094513">
                <text:p>0.91556769609451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915566086769104">
                <text:p>0.91556608676910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915981113910675">
                <text:p>0.91598111391067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915950953960419">
                <text:p>0.91595095396041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914874911308289">
                <text:p>0.91487491130828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914631426334381">
                <text:p>0.91463142633438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915533185005188">
                <text:p>0.91553318500518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914650022983551">
                <text:p>0.91465002298355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914454221725464">
                <text:p>0.91445422172546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914538979530334">
                <text:p>0.91453897953033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913838088512421">
                <text:p>0.91383808851242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914057075977325">
                <text:p>0.91405707597732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91406911611557">
                <text:p>0.9140691161155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914180099964142">
                <text:p>0.91418009996414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914281725883484">
                <text:p>0.91428172588348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914180755615234">
                <text:p>0.91418075561523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91532701253891">
                <text:p>0.9153270125389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915333330631256">
                <text:p>0.91533333063125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915365934371948">
                <text:p>0.91536593437194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915368139743805">
                <text:p>0.91536813974380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915406703948975">
                <text:p>0.91540670394897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915596663951874">
                <text:p>0.91559666395187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915561854839325">
                <text:p>0.9155618548393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915686786174774">
                <text:p>0.91568678617477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915370404720306">
                <text:p>0.91537040472030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918109118938446">
                <text:p>0.91810911893844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918045520782471">
                <text:p>0.91804552078247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91798734664917">
                <text:p>0.9179873466491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921188652515411">
                <text:p>0.92118865251541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921263575553894">
                <text:p>0.92126357555389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921134829521179">
                <text:p>0.92113482952117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922893702983856">
                <text:p>0.92289370298385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922608435153961">
                <text:p>0.92260843515396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921379745006561">
                <text:p>0.92137974500656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92138808965683">
                <text:p>0.9213880896568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921388506889343">
                <text:p>0.92138850688934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922690033912659">
                <text:p>0.92269003391265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922880351543426">
                <text:p>0.92288035154342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922415316104889">
                <text:p>0.92241531610488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928355515003204">
                <text:p>0.92835551500320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928137063980102">
                <text:p>0.92813706398010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928205728530884">
                <text:p>0.92820572853088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929445624351501">
                <text:p>0.92944562435150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929480314254761">
                <text:p>0.92948031425476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9295574426651">
                <text:p>0.929557442665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934440732002258">
                <text:p>0.93444073200225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934484481811523">
                <text:p>0.93448448181152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934463500976562">
                <text:p>0.93446350097656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935710549354553">
                <text:p>0.93571054935455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93583345413208">
                <text:p>0.9358334541320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935824453830719">
                <text:p>0.93582445383071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935483992099762">
                <text:p>0.93548399209976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935595095157623">
                <text:p>0.93559509515762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93560129404068">
                <text:p>0.9356012940406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936472177505493">
                <text:p>0.93647217750549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936473548412323">
                <text:p>0.93647354841232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936335802078247">
                <text:p>0.93633580207824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936977088451386">
                <text:p>0.93697708845138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936968803405762">
                <text:p>0.93696880340576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937031626701355">
                <text:p>0.93703162670135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937146723270416">
                <text:p>0.93714672327041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937156558036804">
                <text:p>0.93715655803680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937401235103607">
                <text:p>0.93740123510360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937355816364288">
                <text:p>0.93735581636428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93727058172226">
                <text:p>0.9372705817222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937411248683929">
                <text:p>0.93741124868392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937423825263977">
                <text:p>0.93742382526397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937448561191559">
                <text:p>0.93744856119155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937962055206299">
                <text:p>0.93796205520629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937856614589691">
                <text:p>0.93785661458969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93787008523941">
                <text:p>0.9378700852394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936228334903717">
                <text:p>0.93622833490371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936285436153412">
                <text:p>0.93628543615341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936237514019012">
                <text:p>0.93623751401901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935566365718842">
                <text:p>0.93556636571884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935615241527557">
                <text:p>0.93561524152755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935695588588715">
                <text:p>0.93569558858871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935629606246948">
                <text:p>0.93562960624694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9356689453125">
                <text:p>0.935668945312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935647666454315">
                <text:p>0.93564766645431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935528039932251">
                <text:p>0.93552803993225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935557723045349">
                <text:p>0.93555772304534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935494065284729">
                <text:p>0.93549406528472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934792399406433">
                <text:p>0.93479239940643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934802889823914">
                <text:p>0.93480288982391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934855222702026">
                <text:p>0.93485522270202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935562312602997">
                <text:p>0.93556231260299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935490190982819">
                <text:p>0.93549019098281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935685038566589">
                <text:p>0.93568503856658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936065971851349">
                <text:p>0.93606597185134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936123013496399">
                <text:p>0.93612301349639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935229957103729">
                <text:p>0.93522995710372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935139000415802">
                <text:p>0.93513900041580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935177981853485">
                <text:p>0.93517798185348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935297608375549">
                <text:p>0.93529760837554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935368239879608">
                <text:p>0.93536823987960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935543477535248">
                <text:p>0.93554347753524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935783565044403">
                <text:p>0.93578356504440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935864388942718">
                <text:p>0.93586438894271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935769498348236">
                <text:p>0.93576949834823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935060560703278">
                <text:p>0.93506056070327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935111820697784">
                <text:p>0.93511182069778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935111820697784">
                <text:p>0.93511182069778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934597551822662">
                <text:p>0.93459755182266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934427976608276">
                <text:p>0.93442797660827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934456825256348">
                <text:p>0.93445682525634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934864044189453">
                <text:p>0.93486404418945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934899091720581">
                <text:p>0.93489909172058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934899091720581">
                <text:p>0.93489909172058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93558007478714">
                <text:p>0.9355800747871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935609817504883">
                <text:p>0.93560981750488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935583233833313">
                <text:p>0.93558323383331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935221970081329">
                <text:p>0.93522197008132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93528163433075">
                <text:p>0.9352816343307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935325145721436">
                <text:p>0.93532514572143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9352126121521">
                <text:p>0.935212612152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935239374637604">
                <text:p>0.93523937463760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935206532478332">
                <text:p>0.93520653247833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935117959976196">
                <text:p>0.93511795997619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935082316398621">
                <text:p>0.93508231639862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935532033443451">
                <text:p>0.93553203344345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935730338096619">
                <text:p>0.93573033809661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935517489910126">
                <text:p>0.93551748991012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935137212276459">
                <text:p>0.93513721227645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935092389583588">
                <text:p>0.93509238958358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935060322284698">
                <text:p>0.93506032228469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934789299964905">
                <text:p>0.93478929996490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934783041477203">
                <text:p>0.93478304147720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934767127037048">
                <text:p>0.93476712703704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934934496879577">
                <text:p>0.93493449687957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935308754444122">
                <text:p>0.93530875444412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935255765914917">
                <text:p>0.93525576591491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935195684432983">
                <text:p>0.93519568443298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935325026512146">
                <text:p>0.93532502651214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935329973697662">
                <text:p>0.93532997369766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935092210769653">
                <text:p>0.93509221076965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934959471225738">
                <text:p>0.93495947122573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935212731361389">
                <text:p>0.93521273136138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934712409973144">
                <text:p>0.93471240997314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934671580791473">
                <text:p>0.93467158079147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934671401977539">
                <text:p>0.93467140197753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934600651264191">
                <text:p>0.93460065126419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934267997741699">
                <text:p>0.93426799774169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934397101402283">
                <text:p>0.93439710140228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934125661849976">
                <text:p>0.93412566184997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934251964092254">
                <text:p>0.93425196409225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934345245361328">
                <text:p>0.93434524536132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934821844100952">
                <text:p>0.93482184410095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934811949729919">
                <text:p>0.93481194972991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935119450092316">
                <text:p>0.93511945009231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935033082962036">
                <text:p>0.93503308296203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934977412223816">
                <text:p>0.93497741222381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934230089187622">
                <text:p>0.93423008918762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934450268745422">
                <text:p>0.93445026874542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934613049030304">
                <text:p>0.93461304903030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934637904167175">
                <text:p>0.93463790416717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934613168239594">
                <text:p>0.93461316823959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93467515707016">
                <text:p>0.9346751570701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934659242630005">
                <text:p>0.93465924263000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934682786464691">
                <text:p>0.93468278646469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934589147567749">
                <text:p>0.93458914756774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9350346326828">
                <text:p>0.935034632682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934884130954742">
                <text:p>0.93488413095474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934908807277679">
                <text:p>0.93490880727767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934098601341248">
                <text:p>0.93409860134124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934143900871277">
                <text:p>0.93414390087127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933955132961273">
                <text:p>0.93395513296127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935510337352753">
                <text:p>0.93551033735275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935489535331726">
                <text:p>0.93548953533172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93556135892868">
                <text:p>0.9355613589286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930793166160584">
                <text:p>0.93079316616058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930813193321228">
                <text:p>0.93081319332122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930710971355438">
                <text:p>0.93071097135543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914655983448029">
                <text:p>0.91465598344802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914560616016388">
                <text:p>0.91456061601638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91472339630127">
                <text:p>0.9147233963012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890703797340393">
                <text:p>0.89070379734039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890452682971954">
                <text:p>0.89045268297195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882787704467773">
                <text:p>0.88278770446777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88311767578125">
                <text:p>0.8831176757812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883230686187744">
                <text:p>0.88323068618774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890019178390503">
                <text:p>0.89001917839050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890236556529999">
                <text:p>0.89023655652999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890341639518738">
                <text:p>0.89034163951873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910388171672821">
                <text:p>0.91038817167282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910521745681763">
                <text:p>0.91052174568176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910409152507782">
                <text:p>0.91040915250778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917264580726624">
                <text:p>0.91726458072662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917349457740784">
                <text:p>0.91734945774078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917201638221741">
                <text:p>0.91720163822174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918010890483856">
                <text:p>0.91801089048385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918060719966888">
                <text:p>0.91806071996688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918026864528656">
                <text:p>0.91802686452865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918664455413818">
                <text:p>0.91866445541381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918605625629425">
                <text:p>0.91860562562942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9186070561409">
                <text:p>0.918607056140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93019700050354">
                <text:p>0.9301970005035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930178880691528">
                <text:p>0.93017888069152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930187106132507">
                <text:p>0.93018710613250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932973444461822">
                <text:p>0.93297344446182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932913362979889">
                <text:p>0.93291336297988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933054208755493">
                <text:p>0.93305420875549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934853136539459">
                <text:p>0.93485313653945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934778690338135">
                <text:p>0.93477869033813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934851050376892">
                <text:p>0.93485105037689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935234189033508">
                <text:p>0.93523418903350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935282707214356">
                <text:p>0.93528270721435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943222224712372">
                <text:p>0.94322222471237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943283259868622">
                <text:p>0.94328325986862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943192720413208">
                <text:p>0.94319272041320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951228857040405">
                <text:p>0.95122885704040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951279938220978">
                <text:p>0.95127993822097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951378345489502">
                <text:p>0.95137834548950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947476983070374">
                <text:p>0.94747698307037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947382688522339">
                <text:p>0.94738268852233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947378933429718">
                <text:p>0.94737893342971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42072927951813">
                <text:p>0.94207292795181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942103445529938">
                <text:p>0.94210344552993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942138433456421">
                <text:p>0.94213843345642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943828284740448">
                <text:p>0.94382828474044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943806111812592">
                <text:p>0.94380611181259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943820238113403">
                <text:p>0.94382023811340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941655457019806">
                <text:p>0.94165545701980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941615343093872">
                <text:p>0.94161534309387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941467344760895">
                <text:p>0.94146734476089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942185461521149">
                <text:p>0.94218546152114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9422248005867">
                <text:p>0.942224800586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942218482494354">
                <text:p>0.94221848249435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943674206733704">
                <text:p>0.94367420673370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943666875362396">
                <text:p>0.94366687536239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943620502948761">
                <text:p>0.94362050294876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943029522895813">
                <text:p>0.94302952289581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942996025085449">
                <text:p>0.94299602508544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943025171756744">
                <text:p>0.94302517175674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945651590824127">
                <text:p>0.94565159082412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945722877979279">
                <text:p>0.94572287797927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943181037902832">
                <text:p>0.94318103790283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943245649337769">
                <text:p>0.94324564933776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943213224411011">
                <text:p>0.94321322441101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942390918731689">
                <text:p>0.94239091873168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942394614219666">
                <text:p>0.94239461421966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94235098361969">
                <text:p>0.9423509836196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938551068305969">
                <text:p>0.93855106830596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938550531864166">
                <text:p>0.93855053186416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938534379005432">
                <text:p>0.93853437900543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935367107391357">
                <text:p>0.93536710739135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935466110706329">
                <text:p>0.93546611070632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935491383075714">
                <text:p>0.93549138307571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926374197006226">
                <text:p>0.92637419700622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926120579242706">
                <text:p>0.92612057924270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926165103912354">
                <text:p>0.92616510391235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929315447807312">
                <text:p>0.92931544780731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929287374019623">
                <text:p>0.92928737401962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929344415664673">
                <text:p>0.92934441566467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926106572151184">
                <text:p>0.92610657215118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925549745559692">
                <text:p>0.92554974555969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925559043884277">
                <text:p>0.92555904388427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930656373500824">
                <text:p>0.93065637350082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930325090885162">
                <text:p>0.93032509088516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930480718612671">
                <text:p>0.93048071861267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934174656867981">
                <text:p>0.93417465686798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934361100196838">
                <text:p>0.93436110019683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934428691864014">
                <text:p>0.93442869186401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935171842575073">
                <text:p>0.93517184257507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935229897499084">
                <text:p>0.93522989749908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937351584434509">
                <text:p>0.93735158443450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937386095523834">
                <text:p>0.93738609552383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937381863594055">
                <text:p>0.93738186359405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938247740268707">
                <text:p>0.93824774026870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938182473182678">
                <text:p>0.93818247318267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938013970851898">
                <text:p>0.93801397085189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936490118503571">
                <text:p>0.93649011850357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936496436595917">
                <text:p>0.93649643659591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936449289321899">
                <text:p>0.93644928932189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934063971042633">
                <text:p>0.93406397104263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934053719043732">
                <text:p>0.93405371904373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933999538421631">
                <text:p>0.93399953842163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93058967590332">
                <text:p>0.9305896759033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930237412452698">
                <text:p>0.93023741245269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930400490760803">
                <text:p>0.93040049076080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925722599029541">
                <text:p>0.92572259902954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925908148288727">
                <text:p>0.92590814828872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926419079303741">
                <text:p>0.92641907930374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932680726051331">
                <text:p>0.93268072605133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932728588581085">
                <text:p>0.93272858858108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932803452014923">
                <text:p>0.93280345201492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936557948589325">
                <text:p>0.93655794858932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936419904232025">
                <text:p>0.93641990423202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936488211154938">
                <text:p>0.93648821115493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942130863666534">
                <text:p>0.94213086366653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942229509353638">
                <text:p>0.94222950935363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94213479757309">
                <text:p>0.9421347975730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943970859050751">
                <text:p>0.94397085905075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943932175636292">
                <text:p>0.94393217563629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945153594017029">
                <text:p>0.94515359401702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945141434669495">
                <text:p>0.94514143466949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945170819759369">
                <text:p>0.94517081975936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947380661964416">
                <text:p>0.94738066196441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947351157665253">
                <text:p>0.94735115766525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947406709194183">
                <text:p>0.94740670919418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94240403175354">
                <text:p>0.9424040317535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9424107670784">
                <text:p>0.942410767078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942393183708191">
                <text:p>0.94239318370819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938537061214447">
                <text:p>0.93853706121444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938447833061218">
                <text:p>0.93844783306121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938447833061218">
                <text:p>0.93844783306121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945494771003723">
                <text:p>0.94549477100372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945455074310303">
                <text:p>0.94545507431030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945481419563293">
                <text:p>0.94548141956329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944529175758362">
                <text:p>0.94452917575836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944530308246612">
                <text:p>0.94453030824661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944535791873932">
                <text:p>0.94453579187393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946585536003113">
                <text:p>0.94658553600311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9464510679245">
                <text:p>0.946451067924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946581721305847">
                <text:p>0.94658172130584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943819761276245">
                <text:p>0.94381976127624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943855226039886">
                <text:p>0.94385522603988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943979561328888">
                <text:p>0.94397956132888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942176103591919">
                <text:p>0.94217610359191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942178845405579">
                <text:p>0.94217884540557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942171216011047">
                <text:p>0.94217121601104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905485689640045">
                <text:p>0.90548568964004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905428111553192">
                <text:p>0.90542811155319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900558590888977">
                <text:p>0.90055859088897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900627672672272">
                <text:p>0.90062767267227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900770545005798">
                <text:p>0.90077054500579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90978467464447">
                <text:p>0.9097846746444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90958046913147">
                <text:p>0.9095804691314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90971451997757">
                <text:p>0.9097145199775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894000172615051">
                <text:p>0.89400017261505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893752694129944">
                <text:p>0.89375269412994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893508493900299">
                <text:p>0.89350849390029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901410460472107">
                <text:p>0.90141046047210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900101840496063">
                <text:p>0.90010184049606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900182485580444">
                <text:p>0.90018248558044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937256932258606">
                <text:p>0.93725693225860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937327027320862">
                <text:p>0.93732702732086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937581360340118">
                <text:p>0.93758136034011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928748965263367">
                <text:p>0.92874896526336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928808331489563">
                <text:p>0.92880833148956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928696751594543">
                <text:p>0.92869675159454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929069340229034">
                <text:p>0.92906934022903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929047346115112">
                <text:p>0.92904734611511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92881977558136">
                <text:p>0.9288197755813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923790395259857">
                <text:p>0.92379039525985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923600554466248">
                <text:p>0.92360055446624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923629462718964">
                <text:p>0.92362946271896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909517288208008">
                <text:p>0.90951728820800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909475326538086">
                <text:p>0.90947532653808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90931636095047">
                <text:p>0.9093163609504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921061158180237">
                <text:p>0.92106115818023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921120345592499">
                <text:p>0.92112034559249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923785150051117">
                <text:p>0.92378515005111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923965752124786">
                <text:p>0.92396575212478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92388117313385">
                <text:p>0.9238811731338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935484051704407">
                <text:p>0.93548405170440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935450971126556">
                <text:p>0.93545097112655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935338497161865">
                <text:p>0.93533849716186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933242976665497">
                <text:p>0.93324297666549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932741641998291">
                <text:p>0.93274164199829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932786703109741">
                <text:p>0.93278670310974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934891223907471">
                <text:p>0.93489122390747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934909045696258">
                <text:p>0.93490904569625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935047268867493">
                <text:p>0.93504726886749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951984524726868">
                <text:p>0.95198452472686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951998353004456">
                <text:p>0.95199835300445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951949596405029">
                <text:p>0.95194959640502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942216873168945">
                <text:p>0.94221687316894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942228853702545">
                <text:p>0.94222885370254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942261517047882">
                <text:p>0.94226151704788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936225354671478">
                <text:p>0.93622535467147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936191916465759">
                <text:p>0.93619191646575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936218500137329">
                <text:p>0.93621850013732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939653277397156">
                <text:p>0.93965327739715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939664304256439">
                <text:p>0.93966430425643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939811170101166">
                <text:p>0.93981117010116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944527387619019">
                <text:p>0.94452738761901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944584548473358">
                <text:p>0.94458454847335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944342255592346">
                <text:p>0.94434225559234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94412899017334">
                <text:p>0.9441289901733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944002032279968">
                <text:p>0.94400203227996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923467636108398">
                <text:p>0.92346763610839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92349112033844">
                <text:p>0.9234911203384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92340874671936">
                <text:p>0.9234087467193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946595847606659">
                <text:p>0.94659584760665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946554720401764">
                <text:p>0.94655472040176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946739256381988">
                <text:p>0.94673925638198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947906970977783">
                <text:p>0.94790697097778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948070645332336">
                <text:p>0.94807064533233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948090434074402">
                <text:p>0.94809043407440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943756401538849">
                <text:p>0.94375640153884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943764269351959">
                <text:p>0.94376426935195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94381844997406">
                <text:p>0.9438184499740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940995693206787">
                <text:p>0.94099569320678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940978407859802">
                <text:p>0.94097840785980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940992534160614">
                <text:p>0.94099253416061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935740172863007">
                <text:p>0.93574017286300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935777544975281">
                <text:p>0.93577754497528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935767650604248">
                <text:p>0.93576765060424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933374047279358">
                <text:p>0.93337404727935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933395445346832">
                <text:p>0.93339544534683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933448553085327">
                <text:p>0.93344855308532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931584537029266">
                <text:p>0.93158453702926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931652188301086">
                <text:p>0.93165218830108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931699693202972">
                <text:p>0.93169969320297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904982566833496">
                <text:p>0.90498256683349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904977798461914">
                <text:p>0.90497779846191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904233276844025">
                <text:p>0.90423327684402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917766511440277">
                <text:p>0.91776651144027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91766095161438">
                <text:p>0.9176609516143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885935068130493">
                <text:p>0.88593506813049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885465085506439">
                <text:p>0.88546508550643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886014044284821">
                <text:p>0.88601404428482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925192356109619">
                <text:p>0.92519235610961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92530620098114">
                <text:p>0.9253062009811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924976408481598">
                <text:p>0.92497640848159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932708978652954">
                <text:p>0.93270897865295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932702958583832">
                <text:p>0.93270295858383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932633936405182">
                <text:p>0.93263393640518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948586285114288">
                <text:p>0.94858628511428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948240160942077">
                <text:p>0.94824016094207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948283553123474">
                <text:p>0.94828355312347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944096088409424">
                <text:p>0.94409608840942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944143831729889">
                <text:p>0.94414383172988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943949162960052">
                <text:p>0.94394916296005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941347420215607">
                <text:p>0.94134742021560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941331088542938">
                <text:p>0.94133108854293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941372394561768">
                <text:p>0.94137239456176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942365527153015">
                <text:p>0.94236552715301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942359685897827">
                <text:p>0.94235968589782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942415237426758">
                <text:p>0.94241523742675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946571052074432">
                <text:p>0.94657105207443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946642160415649">
                <text:p>0.94664216041564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946672737598419">
                <text:p>0.94667273759841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941968083381653">
                <text:p>0.94196808338165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941944122314453">
                <text:p>0.94194412231445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941657423973084">
                <text:p>0.94165742397308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942443549633026">
                <text:p>0.94244354963302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94240403175354">
                <text:p>0.9424040317535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931702256202698">
                <text:p>0.93170225620269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931774199008942">
                <text:p>0.931774199008942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93177205324173">
                <text:p>0.9317720532417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913432538509369">
                <text:p>0.91343253850936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913527965545654">
                <text:p>0.91352796554565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913473308086395">
                <text:p>0.91347330808639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915712535381317">
                <text:p>0.91571253538131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915676534175873">
                <text:p>0.91567653417587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91600751876831">
                <text:p>0.9160075187683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910737216472626">
                <text:p>0.91073721647262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911959230899811">
                <text:p>0.91195923089981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914210915565491">
                <text:p>0.91421091556549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937044441699982">
                <text:p>0.93704444169998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937009513378143">
                <text:p>0.93700951337814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937075734138489">
                <text:p>0.93707573413848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939318060874939">
                <text:p>0.939318060874939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93937224149704">
                <text:p>0.9393722414970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93888795375824">
                <text:p>0.9388879537582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927198052406311">
                <text:p>0.92719805240631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927239835262299">
                <text:p>0.92723983526229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92737227678299">
                <text:p>0.9273722767829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900770008563995">
                <text:p>0.90077000856399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901410102844238">
                <text:p>0.90141010284423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901471853256226">
                <text:p>0.90147185325622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921104788780212">
                <text:p>0.92110478878021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920618057250977">
                <text:p>0.920618057250977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920869171619415">
                <text:p>0.92086917161941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931914746761322">
                <text:p>0.93191474676132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931936025619507">
                <text:p>0.93193602561950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812625885009766">
                <text:p>0.81262588500976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810630679130554">
                <text:p>0.81063067913055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811735510826111">
                <text:p>0.81173551082611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914053499698639">
                <text:p>0.91405349969863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914536774158478">
                <text:p>0.91453677415847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914551377296448">
                <text:p>0.91455137729644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92578125">
                <text:p>0.9257812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925734221935272">
                <text:p>0.92573422193527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925944328308106">
                <text:p>0.92594432830810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928130865097046">
                <text:p>0.928130865097046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928183674812317">
                <text:p>0.92818367481231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928152501583099">
                <text:p>0.92815250158309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881577074527741">
                <text:p>0.88157707452774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879865765571594">
                <text:p>0.87986576557159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879746198654175">
                <text:p>0.87974619865417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805738151073456">
                <text:p>0.80573815107345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809499204158783">
                <text:p>0.80949920415878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813077926635742">
                <text:p>0.81307792663574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789426326751709">
                <text:p>0.78942632675170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788761854171753">
                <text:p>0.78876185417175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787160694599152">
                <text:p>0.78716069459915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637765288352966">
                <text:p>0.63776528835296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63611227273941">
                <text:p>0.6361122727394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635897040367126">
                <text:p>0.635897040367126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404230684041977">
                <text:p>0.40423068404197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398994356393814">
                <text:p>0.39899435639381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394515216350555">
                <text:p>0.39451521635055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582516610622406">
                <text:p>0.58251661062240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583234250545502">
                <text:p>0.58323425054550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348426103591919">
                <text:p>0.34842610359191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347156286239624">
                <text:p>0.34715628623962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341739445924759">
                <text:p>0.34173944592475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36196157336235">
                <text:p>0.3619615733623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372531622648239">
                <text:p>0.37253162264823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378320395946503">
                <text:p>0.37832039594650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357684284448624">
                <text:p>0.35768428444862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355286031961441">
                <text:p>0.35528603196144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34623858332634">
                <text:p>0.3462385833263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833204865455627">
                <text:p>0.83320486545562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833365976810455">
                <text:p>0.83336597681045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832288920879364">
                <text:p>0.83228892087936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891564607620239">
                <text:p>0.89156460762023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890359044075012">
                <text:p>0.89035904407501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890475273132324">
                <text:p>0.89047527313232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827084302902222">
                <text:p>0.82708430290222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829784572124481">
                <text:p>0.82978457212448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827785551548004">
                <text:p>0.82778555154800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860356509685516">
                <text:p>0.86035650968551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860260367393494">
                <text:p>0.86026036739349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859959661960602">
                <text:p>0.85995966196060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821635603904724">
                <text:p>0.82163560390472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821329832077026">
                <text:p>0.82132983207702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743992269039154">
                <text:p>0.74399226903915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741855621337891">
                <text:p>0.74185562133789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742586851119995">
                <text:p>0.74258685111999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831618189811706">
                <text:p>0.83161818981170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832724094390869">
                <text:p>0.83272409439086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834870457649231">
                <text:p>0.83487045764923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805884718894959">
                <text:p>0.80588471889495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805916726589203">
                <text:p>0.80591672658920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805234909057617">
                <text:p>0.80523490905761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542002975940704">
                <text:p>0.54200297594070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535624504089356">
                <text:p>0.53562450408935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551416635513306">
                <text:p>0.55141663551330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833228409290314">
                <text:p>0.83322840929031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832502841949463">
                <text:p>0.83250284194946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831051111221314">
                <text:p>0.831051111221314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765698075294495">
                <text:p>0.76569807529449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764216601848602">
                <text:p>0.76421660184860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766872406005859">
                <text:p>0.76687240600585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826179087162018">
                <text:p>0.82617908716201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828231453895569">
                <text:p>0.82823145389556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82771897315979">
                <text:p>0.8277189731597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835981845855713">
                <text:p>0.83598184585571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83209216594696">
                <text:p>0.8320921659469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832486927509308">
                <text:p>0.83248692750930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856152534484863">
                <text:p>0.85615253448486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856118142604828">
                <text:p>0.85611814260482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855842232704163">
                <text:p>0.855842232704163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762986361980438">
                <text:p>0.76298636198043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758501291275024">
                <text:p>0.758501291275024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733304858207703">
                <text:p>0.733304858207703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729976058006287">
                <text:p>0.72997605800628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730232954025269">
                <text:p>0.73023295402526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732851445674896">
                <text:p>0.73285144567489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728164553642273">
                <text:p>0.72816455364227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73023384809494">
                <text:p>0.7302338480949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684177577495575">
                <text:p>0.68417757749557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683969974517822">
                <text:p>0.68396997451782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685315251350403">
                <text:p>0.68531525135040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794715404510498">
                <text:p>0.79471540451049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79574465751648">
                <text:p>0.7957446575164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79427844285965">
                <text:p>0.7942784428596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881592631340027">
                <text:p>0.88159263134002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881228387355804">
                <text:p>0.88122838735580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881114959716797">
                <text:p>0.881114959716797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890628695487976">
                <text:p>0.89062869548797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890759706497192">
                <text:p>0.89075970649719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891046166419983">
                <text:p>0.89104616641998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897190570831299">
                <text:p>0.89719057083129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897309601306915">
                <text:p>0.89730960130691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897024154663086">
                <text:p>0.89702415466308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878455400466919">
                <text:p>0.87845540046691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878760933876038">
                <text:p>0.87876093387603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87912130355835">
                <text:p>0.8791213035583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822758316993713">
                <text:p>0.82275831699371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82625287771225">
                <text:p>0.8262528777122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828079283237457">
                <text:p>0.828079283237457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750888705253601">
                <text:p>0.75088870525360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751395165920258">
                <text:p>0.751395165920258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743108570575714">
                <text:p>0.74310857057571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739439010620117">
                <text:p>0.73943901062011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747754156589508">
                <text:p>0.74775415658950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789334535598755">
                <text:p>0.78933453559875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790405869483948">
                <text:p>0.79040586948394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790821254253387">
                <text:p>0.790821254253387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733905792236328">
                <text:p>0.73390579223632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732966780662537">
                <text:p>0.732966780662537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726195573806763">
                <text:p>0.72619557380676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755811095237732">
                <text:p>0.75581109523773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757722556591034">
                <text:p>0.75772255659103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757505416870117">
                <text:p>0.75750541687011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735611379146576">
                <text:p>0.735611379146576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737033843994141">
                <text:p>0.73703384399414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732488811016083">
                <text:p>0.73248881101608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848413050174713">
                <text:p>0.84841305017471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845690727233887">
                <text:p>0.84569072723388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847177028656006">
                <text:p>0.84717702865600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926782011985779">
                <text:p>0.92678201198577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926768600940704">
                <text:p>0.926768600940704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92706024646759">
                <text:p>0.9270602464675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929292321205139">
                <text:p>0.92929232120513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929294764995575">
                <text:p>0.92929476499557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92938643693924">
                <text:p>0.9293864369392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898083329200745">
                <text:p>0.89808332920074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898788690567017">
                <text:p>0.898788690567017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899097859859467">
                <text:p>0.89909785985946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897097170352936">
                <text:p>0.89709717035293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897159337997437">
                <text:p>0.89715933799743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824541747570038">
                <text:p>0.82454174757003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823139071464539">
                <text:p>0.82313907146453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822624564170837">
                <text:p>0.82262456417083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393931150436401">
                <text:p>0.39393115043640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394313782453537">
                <text:p>0.394313782453537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389911413192749">
                <text:p>0.38991141319274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844457924365997">
                <text:p>0.84445792436599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845096826553345">
                <text:p>0.84509682655334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845156371593475">
                <text:p>0.84515637159347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883343994617462">
                <text:p>0.88334399461746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88269180059433">
                <text:p>0.8826918005943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883311271667481">
                <text:p>0.88331127166748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765945315361023">
                <text:p>0.76594531536102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768571138381958">
                <text:p>0.76857113838195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766016244888306">
                <text:p>0.76601624488830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853802800178528">
                <text:p>0.85380280017852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852692067623138">
                <text:p>0.85269206762313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851991415023804">
                <text:p>0.85199141502380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838825166225433">
                <text:p>0.83882516622543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839305460453033">
                <text:p>0.83930546045303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837830305099487">
                <text:p>0.837830305099487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828570544719696">
                <text:p>0.82857054471969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826790630817413">
                <text:p>0.82679063081741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828097224235535">
                <text:p>0.82809722423553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738038837909699">
                <text:p>0.73803883790969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73714405298233">
                <text:p>0.7371440529823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82628732919693">
                <text:p>0.8262873291969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827119648456574">
                <text:p>0.82711964845657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825063824653626">
                <text:p>0.82506382465362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34497532248497">
                <text:p>0.34497532248497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868180990219116">
                <text:p>0.868180990219116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342770010232925">
                <text:p>0.34277001023292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868918001651764">
                <text:p>0.868918001651764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343128859996796">
                <text:p>0.343128859996796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869118452072144">
                <text:p>0.86911845207214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889067888259888">
                <text:p>0.88906788825988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888644754886627">
                <text:p>0.888644754886627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889079630374908">
                <text:p>0.88907963037490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903143763542175">
                <text:p>0.90314376354217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903033137321472">
                <text:p>0.90303313732147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902889668941498">
                <text:p>0.90288966894149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895618855953217">
                <text:p>0.895618855953217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895514309406281">
                <text:p>0.89551430940628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895308017730713">
                <text:p>0.89530801773071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867148637771606">
                <text:p>0.86714863777160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868638932704926">
                <text:p>0.86863893270492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869266152381897">
                <text:p>0.86926615238189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701338171958923">
                <text:p>0.70133817195892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704194188117981">
                <text:p>0.70419418811798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704105615615845">
                <text:p>0.70410561561584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634791553020477">
                <text:p>0.63479155302047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633862197399139">
                <text:p>0.63386219739913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633769273757935">
                <text:p>0.63376927375793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534979701042175">
                <text:p>0.53497970104217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535956263542175">
                <text:p>0.53595626354217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536620676517487">
                <text:p>0.536620676517487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68306314945221">
                <text:p>0.6830631494522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680959939956665">
                <text:p>0.68095993995666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600107848644257">
                <text:p>0.60010784864425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604473292827606">
                <text:p>0.60447329282760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607651054859161">
                <text:p>0.60765105485916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610872626304626">
                <text:p>0.61087262630462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609058380126953">
                <text:p>0.60905838012695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607226729393005">
                <text:p>0.60722672939300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630902409553528">
                <text:p>0.63090240955352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63388466835022">
                <text:p>0.6338846683502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634715497493744">
                <text:p>0.63471549749374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597628831863403">
                <text:p>0.59762883186340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599438548088074">
                <text:p>0.59943854808807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601116120815277">
                <text:p>0.60111612081527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566527605056763">
                <text:p>0.56652760505676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567035973072052">
                <text:p>0.56703597307205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566712498664856">
                <text:p>0.56671249866485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38832151889801">
                <text:p>0.3883215188980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387508749961853">
                <text:p>0.38750874996185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387613743543625">
                <text:p>0.38761374354362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478759080171585">
                <text:p>0.47875908017158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469013899564743">
                <text:p>0.46901389956474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47502937912941">
                <text:p>0.4750293791294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502246081829071">
                <text:p>0.50224608182907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501245260238647">
                <text:p>0.501245260238647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494374930858612">
                <text:p>0.49437493085861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492726475000382">
                <text:p>0.49272647500038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489768743515015">
                <text:p>0.48976874351501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499836415052414">
                <text:p>0.49983641505241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518742024898529">
                <text:p>0.51874202489852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524290561676025">
                <text:p>0.52429056167602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648055553436279">
                <text:p>0.64805555343627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647906005382538">
                <text:p>0.647906005382538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642206788063049">
                <text:p>0.64220678806304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595705687999725">
                <text:p>0.59570568799972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593927383422852">
                <text:p>0.59392738342285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594988226890564">
                <text:p>0.59498822689056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437605768442154">
                <text:p>0.437605768442154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437419712543488">
                <text:p>0.437419712543488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436579018831253">
                <text:p>0.43657901883125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551192998886108">
                <text:p>0.551192998886108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556058824062347">
                <text:p>0.55605882406234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555586278438568">
                <text:p>0.555586278438568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582634449005127">
                <text:p>0.582634449005127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581240594387054">
                <text:p>0.58124059438705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583929538726807">
                <text:p>0.583929538726807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582118928432465">
                <text:p>0.58211892843246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580400228500366">
                <text:p>0.580400228500366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576704263687134">
                <text:p>0.57670426368713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450573265552521">
                <text:p>0.45057326555252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450273483991623">
                <text:p>0.45027348399162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450654149055481">
                <text:p>0.45065414905548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722533166408539">
                <text:p>0.72253316640853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719991862773895">
                <text:p>0.71999186277389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719347596168518">
                <text:p>0.719347596168518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7579066157341">
                <text:p>0.757906615734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757818281650543">
                <text:p>0.75781828165054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754577279090881">
                <text:p>0.75457727909088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705360770225525">
                <text:p>0.70536077022552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704646408557892">
                <text:p>0.70464640855789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777096688747406">
                <text:p>0.777096688747406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77690714597702">
                <text:p>0.7769071459770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776201725006104">
                <text:p>0.776201725006104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792170166969299">
                <text:p>0.792170166969299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792011320590973">
                <text:p>0.79201132059097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796800196170807">
                <text:p>0.79680019617080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855778515338898">
                <text:p>0.85577851533889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855857372283935">
                <text:p>0.85585737228393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855738401412964">
                <text:p>0.85573840141296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871805429458618">
                <text:p>0.87180542945861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87281197309494">
                <text:p>0.87281197309494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872988998889923">
                <text:p>0.87298899888992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422762870788574">
                <text:p>0.422762870788574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891280651092529">
                <text:p>0.89128065109252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423450589179993">
                <text:p>0.42345058917999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891159176826477">
                <text:p>0.891159176826477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422756850719452">
                <text:p>0.42275685071945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891183316707611">
                <text:p>0.89118331670761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339186310768127">
                <text:p>0.339186310768127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893175721168518">
                <text:p>0.893175721168518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338122218847275">
                <text:p>0.33812221884727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892881810665131">
                <text:p>0.89288181066513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342351943254471">
                <text:p>0.34235194325447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893208980560303">
                <text:p>0.89320898056030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284640848636627">
                <text:p>0.284640848636627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835156202316284">
                <text:p>0.83515620231628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285541445016861">
                <text:p>0.28554144501686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835453987121582">
                <text:p>0.83545398712158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283506751060486">
                <text:p>0.283506751060486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834899187088013">
                <text:p>0.83489918708801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303295165300369">
                <text:p>0.303295165300369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918211042881012">
                <text:p>0.91821104288101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305547624826431">
                <text:p>0.305547624826431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918310880661011">
                <text:p>0.91831088066101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306561827659607">
                <text:p>0.30656182765960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918269574642181">
                <text:p>0.91826957464218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348113715648651">
                <text:p>0.348113715648651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903490960597992">
                <text:p>0.903490960597992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348419219255447">
                <text:p>0.34841921925544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903958916664124">
                <text:p>0.903958916664124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34714737534523">
                <text:p>0.34714737534523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903759777545929">
                <text:p>0.903759777545929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921359062194824">
                <text:p>0.921359062194824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92144376039505">
                <text:p>0.9214437603950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914282739162445">
                <text:p>0.91428273916244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914493501186371">
                <text:p>0.91449350118637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914675354957581">
                <text:p>0.91467535495758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9023197889328">
                <text:p>0.9023197889328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902475714683533">
                <text:p>0.90247571468353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902508199214935">
                <text:p>0.90250819921493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917144656181335">
                <text:p>0.91714465618133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916944861412048">
                <text:p>0.916944861412048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916973531246185">
                <text:p>0.91697353124618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915943384170532">
                <text:p>0.91594338417053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915848135948181">
                <text:p>0.91584813594818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91583901643753">
                <text:p>0.9158390164375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923205375671387">
                <text:p>0.923205375671387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923118650913238">
                <text:p>0.923118650913238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92329877614975">
                <text:p>0.9232987761497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902151942253113">
                <text:p>0.902151942253113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901486277580261">
                <text:p>0.90148627758026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901397585868835">
                <text:p>0.90139758586883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9357790350914">
                <text:p>0.935779035091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935247838497162">
                <text:p>0.93524783849716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934819996356964">
                <text:p>0.934819996356964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915042042732239">
                <text:p>0.91504204273223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915167272090912">
                <text:p>0.91516727209091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91493159532547">
                <text:p>0.91493159532547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884379208087921">
                <text:p>0.88437920808792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884378373622894">
                <text:p>0.88437837362289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884646117687225">
                <text:p>0.88464611768722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88378256559372">
                <text:p>0.88378256559372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885016977787018">
                <text:p>0.88501697778701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876368284225464">
                <text:p>0.87636828422546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875127851963043">
                <text:p>0.875127851963043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875933587551117">
                <text:p>0.875933587551117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847594678401947">
                <text:p>0.847594678401947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846078395843506">
                <text:p>0.846078395843506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843850016593933">
                <text:p>0.84385001659393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835818707942963">
                <text:p>0.835818707942963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835418164730072">
                <text:p>0.835418164730072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834969997406006">
                <text:p>0.83496999740600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656266391277313">
                <text:p>0.656266391277313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650987982749939">
                <text:p>0.650987982749939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645091593265533">
                <text:p>0.645091593265533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685186922550201">
                <text:p>0.68518692255020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685287773609161">
                <text:p>0.685287773609161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692401468753815">
                <text:p>0.69240146875381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820955216884613">
                <text:p>0.820955216884613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82111006975174">
                <text:p>0.82111006975174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845950722694397">
                <text:p>0.845950722694397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847353219985962">
                <text:p>0.84735321998596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848074078559876">
                <text:p>0.84807407855987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873900473117828">
                <text:p>0.87390047311782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874152660369873">
                <text:p>0.87415266036987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874121606349945">
                <text:p>0.87412160634994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84745180606842">
                <text:p>0.84745180606842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846433401107788">
                <text:p>0.846433401107788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845924973487854">
                <text:p>0.845924973487854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815771877765656">
                <text:p>0.81577187776565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814701914787293">
                <text:p>0.81470191478729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813193559646606">
                <text:p>0.81319355964660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8217733502388">
                <text:p>0.821773350238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822384476661682">
                <text:p>0.82238447666168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822876870632172">
                <text:p>0.82287687063217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785248816013336">
                <text:p>0.785248816013336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787743210792542">
                <text:p>0.787743210792542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787843585014343">
                <text:p>0.78784358501434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646923959255219">
                <text:p>0.646923959255219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649600565433502">
                <text:p>0.649600565433502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641276180744171">
                <text:p>0.641276180744171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365855813026428">
                <text:p>0.365855813026428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369784951210022">
                <text:p>0.36978495121002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353481620550156">
                <text:p>0.353481620550156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621580362319946">
                <text:p>0.62158036231994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610330939292908">
                <text:p>0.61033093929290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611550092697144">
                <text:p>0.61155009269714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806810975074768">
                <text:p>0.806810975074768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806159675121307">
                <text:p>0.806159675121307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776401340961456">
                <text:p>0.77640134096145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778541445732117">
                <text:p>0.778541445732117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775598764419556">
                <text:p>0.775598764419556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666560590267181">
                <text:p>0.666560590267181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661939442157745">
                <text:p>0.661939442157745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673951923847199">
                <text:p>0.673951923847199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438473969697952">
                <text:p>0.43847396969795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433757364749908">
                <text:p>0.43375736474990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437307238578796">
                <text:p>0.43730723857879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574101090431213">
                <text:p>0.574101090431213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566860914230347">
                <text:p>0.566860914230347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571141242980957">
                <text:p>0.571141242980957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714487254619598">
                <text:p>0.71448725461959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716785907745361">
                <text:p>0.716785907745361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75677877664566">
                <text:p>0.75677877664566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877716481685638">
                <text:p>0.877716481685638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877822160720825">
                <text:p>0.87782216072082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877825558185577">
                <text:p>0.877825558185577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75646585226059">
                <text:p>0.75646585226059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760783731937408">
                <text:p>0.76078373193740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76505571603775">
                <text:p>0.7650557160377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838765501976013">
                <text:p>0.83876550197601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838483691215515">
                <text:p>0.83848369121551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840091705322266">
                <text:p>0.84009170532226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883355379104614">
                <text:p>0.883355379104614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883385479450226">
                <text:p>0.883385479450226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883274018764496">
                <text:p>0.883274018764496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903648734092712">
                <text:p>0.90364873409271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903690934181213">
                <text:p>0.90369093418121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896259903907776">
                <text:p>0.896259903907776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897200226783752">
                <text:p>0.897200226783752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896276772022247">
                <text:p>0.896276772022247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936224818229675">
                <text:p>0.93622481822967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936090409755707">
                <text:p>0.936090409755707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936207711696625">
                <text:p>0.93620771169662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941440999507904">
                <text:p>0.941440999507904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941366612911224">
                <text:p>0.94136661291122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941372156143188">
                <text:p>0.941372156143188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933716654777527">
                <text:p>0.933716654777527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933363080024719">
                <text:p>0.933363080024719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933550953865051">
                <text:p>0.93355095386505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943688869476318">
                <text:p>0.943688869476318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943705558776856">
                <text:p>0.94370555877685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943340182304382">
                <text:p>0.943340182304382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934332728385925">
                <text:p>0.93433272838592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93431693315506">
                <text:p>0.93431693315506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93441915512085">
                <text:p>0.9344191551208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943256676197052">
                <text:p>0.943256676197052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943235039710998">
                <text:p>0.943235039710998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943202078342438">
                <text:p>0.94320207834243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93285322189331">
                <text:p>0.93285322189331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932959496974945">
                <text:p>0.93295949697494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932986617088318">
                <text:p>0.932986617088318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944185495376587">
                <text:p>0.944185495376587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944289565086365">
                <text:p>0.94428956508636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944284856319428">
                <text:p>0.944284856319428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925675094127655">
                <text:p>0.92567509412765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925795376300812">
                <text:p>0.925795376300812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916174709796906">
                <text:p>0.916174709796906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917044937610626">
                <text:p>0.917044937610626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917900741100311">
                <text:p>0.917900741100311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893630683422089">
                <text:p>0.89363068342208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893429040908814">
                <text:p>0.89342904090881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892495334148407">
                <text:p>0.892495334148407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904365539550781">
                <text:p>0.90436553955078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904238164424896">
                <text:p>0.90423816442489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904616117477417">
                <text:p>0.904616117477417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920160591602325">
                <text:p>0.92016059160232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920242965221405">
                <text:p>0.92024296522140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919795334339142">
                <text:p>0.919795334339142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908266842365265">
                <text:p>0.90826684236526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907490134239197">
                <text:p>0.907490134239197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907610952854156">
                <text:p>0.907610952854156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90493106842041">
                <text:p>0.90493106842041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904848635196686">
                <text:p>0.904848635196686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90473473072052">
                <text:p>0.90473473072052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887586891651154">
                <text:p>0.887586891651154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887275159358978">
                <text:p>0.887275159358978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887647449970245">
                <text:p>0.88764744997024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866688907146454">
                <text:p>0.866688907146454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866423845291138">
                <text:p>0.866423845291138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866365909576416">
                <text:p>0.86636590957641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909565687179565">
                <text:p>0.90956568717956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909450709819794">
                <text:p>0.90945070981979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909497678279877">
                <text:p>0.909497678279877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921209514141083">
                <text:p>0.921209514141083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921361982822418">
                <text:p>0.921361982822418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827268064022064">
                <text:p>0.82726806402206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829806268215179">
                <text:p>0.829806268215179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827495455741882">
                <text:p>0.82749545574188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874094486236572">
                <text:p>0.874094486236572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873999118804931">
                <text:p>0.87399911880493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874096930027008">
                <text:p>0.874096930027008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927282750606537">
                <text:p>0.927282750606537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927275121212006">
                <text:p>0.927275121212006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926644802093506">
                <text:p>0.926644802093506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951140105724335">
                <text:p>0.95114010572433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950885653495789">
                <text:p>0.950885653495789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950922250747681">
                <text:p>0.950922250747681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950523734092712">
                <text:p>0.95052373409271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950519382953644">
                <text:p>0.950519382953644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950593173503876">
                <text:p>0.950593173503876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940756499767303">
                <text:p>0.940756499767303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940931916236877">
                <text:p>0.940931916236877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941244602203369">
                <text:p>0.941244602203369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942218482494354">
                <text:p>0.942218482494354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942276477813721">
                <text:p>0.942276477813721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942172586917877">
                <text:p>0.942172586917877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933245778083801">
                <text:p>0.93324577808380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933260440826416">
                <text:p>0.933260440826416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933335661888123">
                <text:p>0.933335661888123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897636413574219">
                <text:p>0.897636413574219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897429466247559">
                <text:p>0.897429466247559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897616446018219">
                <text:p>0.89761644601821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88650107383728">
                <text:p>0.88650107383728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886160731315613">
                <text:p>0.886160731315613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879700779914856">
                <text:p>0.87970077991485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879745423793793">
                <text:p>0.879745423793793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879766464233398">
                <text:p>0.879766464233398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844712793827057">
                <text:p>0.844712793827057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84476113319397">
                <text:p>0.84476113319397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845097124576569">
                <text:p>0.845097124576569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884190320968628">
                <text:p>0.884190320968628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883419573307037">
                <text:p>0.883419573307037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883179247379303">
                <text:p>0.88317924737930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908253490924835">
                <text:p>0.90825349092483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908426702022552">
                <text:p>0.908426702022552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908197462558746">
                <text:p>0.908197462558746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903654396533966">
                <text:p>0.903654396533966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90358966588974">
                <text:p>0.90358966588974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903506994247436">
                <text:p>0.903506994247436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911890804767608">
                <text:p>0.911890804767608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911493003368378">
                <text:p>0.911493003368378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911700487136841">
                <text:p>0.911700487136841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897878885269165">
                <text:p>0.89787888526916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898366332054138">
                <text:p>0.89836633205413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898203253746033">
                <text:p>0.89820325374603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897276103496552">
                <text:p>0.897276103496552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897167444229126">
                <text:p>0.89716744422912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896871507167816">
                <text:p>0.896871507167816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908849775791168">
                <text:p>0.908849775791168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908982336521149">
                <text:p>0.908982336521149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908447325229645">
                <text:p>0.90844732522964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896908819675446">
                <text:p>0.89690881967544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8973788022995">
                <text:p>0.897378802299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848194599151611">
                <text:p>0.84819459915161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848394513130188">
                <text:p>0.848394513130188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847830951213837">
                <text:p>0.847830951213837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846266806125641">
                <text:p>0.846266806125641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847091138362885">
                <text:p>0.84709113836288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846275448799133">
                <text:p>0.846275448799133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840478539466858">
                <text:p>0.840478539466858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841456234455108">
                <text:p>0.84145623445510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841606140136719">
                <text:p>0.841606140136719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787905395030975">
                <text:p>0.78790539503097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788028419017792">
                <text:p>0.78802841901779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786979854106903">
                <text:p>0.786979854106903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827379643917084">
                <text:p>0.827379643917084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82829487323761">
                <text:p>0.8282948732376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82848584651947">
                <text:p>0.8284858465194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861577928066254">
                <text:p>0.861577928066254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860968768596649">
                <text:p>0.86096876859664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860554099082947">
                <text:p>0.860554099082947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901499152183533">
                <text:p>0.90149915218353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901522696018219">
                <text:p>0.901522696018219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901250779628754">
                <text:p>0.901250779628754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900883376598358">
                <text:p>0.900883376598358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899725615978241">
                <text:p>0.89972561597824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899646461009979">
                <text:p>0.899646461009979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916625797748566">
                <text:p>0.91662579774856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916632175445556">
                <text:p>0.91663217544555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916584610939026">
                <text:p>0.916584610939026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900531530380249">
                <text:p>0.900531530380249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900143682956696">
                <text:p>0.900143682956696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890727579593658">
                <text:p>0.890727579593658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891012191772461">
                <text:p>0.891012191772461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891081631183624">
                <text:p>0.891081631183624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917170464992523">
                <text:p>0.917170464992523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917141377925873">
                <text:p>0.917141377925873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916746735572815">
                <text:p>0.91674673557281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952945828437805">
                <text:p>0.952945828437805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952795267105102">
                <text:p>0.95279526710510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952804565429688">
                <text:p>0.95280456542968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92906391620636">
                <text:p>0.9290639162063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929019808769226">
                <text:p>0.92901980876922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928963720798492">
                <text:p>0.92896372079849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93813955783844">
                <text:p>0.9381395578384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937861979007721">
                <text:p>0.937861979007721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937957108020782">
                <text:p>0.937957108020782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94183087348938">
                <text:p>0.94183087348938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94177371263504">
                <text:p>0.94177371263504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941604912281036">
                <text:p>0.941604912281036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933160543441772">
                <text:p>0.933160543441772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93282812833786">
                <text:p>0.9328281283378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932822525501251">
                <text:p>0.932822525501251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935690701007843">
                <text:p>0.935690701007843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935830533504486">
                <text:p>0.935830533504486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935838043689728">
                <text:p>0.935838043689728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92946869134903">
                <text:p>0.92946869134903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929402410984039">
                <text:p>0.929402410984039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929364562034607">
                <text:p>0.929364562034607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937439441680908">
                <text:p>0.937439441680908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937472999095917">
                <text:p>0.937472999095917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93831217288971">
                <text:p>0.93831217288971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938353300094604">
                <text:p>0.938353300094604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938113331794739">
                <text:p>0.938113331794739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930966973304748">
                <text:p>0.930966973304748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930948436260223">
                <text:p>0.930948436260223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930958569049835">
                <text:p>0.930958569049835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914795100688934">
                <text:p>0.914795100688934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914793133735657">
                <text:p>0.914793133735657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914468944072723">
                <text:p>0.914468944072723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908574163913727">
                <text:p>0.908574163913727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908631682395935">
                <text:p>0.908631682395935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908050715923309">
                <text:p>0.908050715923309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910327434539795">
                <text:p>0.91032743453979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910087466239929">
                <text:p>0.910087466239929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910148501396179">
                <text:p>0.910148501396179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92259669303894">
                <text:p>0.92259669303894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922161221504211">
                <text:p>0.922161221504211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922282993793488">
                <text:p>0.922282993793488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94098550081253">
                <text:p>0.94098550081253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940904319286346">
                <text:p>0.940904319286346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940684735774994">
                <text:p>0.940684735774994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910885274410248">
                <text:p>0.910885274410248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910946846008301">
                <text:p>0.910946846008301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910572707653046">
                <text:p>0.910572707653046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912326276302338">
                <text:p>0.912326276302338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912312805652618">
                <text:p>0.912312805652618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912261486053467">
                <text:p>0.91226148605346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902698278427124">
                <text:p>0.902698278427124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903345882892608">
                <text:p>0.903345882892608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927465677261352">
                <text:p>0.927465677261352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92648446559906">
                <text:p>0.92648446559906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926609456539154">
                <text:p>0.926609456539154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934893369674683">
                <text:p>0.934893369674683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935843765735626">
                <text:p>0.93584376573562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935263991355896">
                <text:p>0.935263991355896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917815387248993">
                <text:p>0.917815387248993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917841613292694">
                <text:p>0.917841613292694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917761564254761">
                <text:p>0.917761564254761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917721629142761">
                <text:p>0.917721629142761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917622923851013">
                <text:p>0.917622923851013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917311728000641">
                <text:p>0.917311728000641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909928858280182">
                <text:p>0.909928858280182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909886717796326">
                <text:p>0.90988671779632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909824788570404">
                <text:p>0.909824788570404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912470757961273">
                <text:p>0.912470757961273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912471532821655">
                <text:p>0.91247153282165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912960648536682">
                <text:p>0.912960648536682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914207637310028">
                <text:p>0.914207637310028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913938462734222">
                <text:p>0.913938462734222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914048910140991">
                <text:p>0.914048910140991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914550840854645">
                <text:p>0.91455084085464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914527177810669">
                <text:p>0.914527177810669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91495805978775">
                <text:p>0.9149580597877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905311167240143">
                <text:p>0.905311167240143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905377089977264">
                <text:p>0.90537708997726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905232012271881">
                <text:p>0.905232012271881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914027035236358">
                <text:p>0.914027035236358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914183616638184">
                <text:p>0.914183616638184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878220438957214">
                <text:p>0.878220438957214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878150582313538">
                <text:p>0.878150582313538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878024458885193">
                <text:p>0.878024458885193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899807333946228">
                <text:p>0.899807333946228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899713039398193">
                <text:p>0.899713039398193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899871528148651">
                <text:p>0.899871528148651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897482037544251">
                <text:p>0.897482037544251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897355139255524">
                <text:p>0.897355139255524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89731639623642">
                <text:p>0.89731639623642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892854869365692">
                <text:p>0.892854869365692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892796218395233">
                <text:p>0.892796218395233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892698109149933">
                <text:p>0.892698109149933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914223432540894">
                <text:p>0.914223432540894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914199948310852">
                <text:p>0.914199948310852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914397716522217">
                <text:p>0.914397716522217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929692208766937">
                <text:p>0.929692208766937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929670631885529">
                <text:p>0.929670631885529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929637551307678">
                <text:p>0.929637551307678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936207473278046">
                <text:p>0.936207473278046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936186730861664">
                <text:p>0.936186730861664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935922920703888">
                <text:p>0.935922920703888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899163603782654">
                <text:p>0.899163603782654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89893913269043">
                <text:p>0.89893913269043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899085760116577">
                <text:p>0.899085760116577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899936497211456">
                <text:p>0.899936497211456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900988757610321">
                <text:p>0.900988757610321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899730920791626">
                <text:p>0.89973092079162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930062174797058">
                <text:p>0.930062174797058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9300297498703">
                <text:p>0.9300297498703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926481366157532">
                <text:p>0.926481366157532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926588892936706">
                <text:p>0.926588892936706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926582276821136">
                <text:p>0.926582276821136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934439539909363">
                <text:p>0.934439539909363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934349775314331">
                <text:p>0.934349775314331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934019565582275">
                <text:p>0.934019565582275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921230912208557">
                <text:p>0.921230912208557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921486973762512">
                <text:p>0.921486973762512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921706914901733">
                <text:p>0.921706914901733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918176054954529">
                <text:p>0.918176054954529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918106079101562">
                <text:p>0.918106079101562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920467674732208">
                <text:p>0.920467674732208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921065926551819">
                <text:p>0.921065926551819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921113014221191">
                <text:p>0.921113014221191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921113014221191">
                <text:p>0.921113014221191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917934715747833">
                <text:p>0.917934715747833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918152272701263">
                <text:p>0.918152272701263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9179647564888">
                <text:p>0.9179647564888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919507622718811">
                <text:p>0.919507622718811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91921991109848">
                <text:p>0.9192199110984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.919131278991699">
                <text:p>0.919131278991699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.90335339307785">
                <text:p>0.9033533930778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.903500199317932">
                <text:p>0.903500199317932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.903090238571167">
                <text:p>0.903090238571167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.891872048377991">
                <text:p>0.891872048377991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.891773581504822">
                <text:p>0.89177358150482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.891918122768402">
                <text:p>0.891918122768402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.875290930271149">
                <text:p>0.875290930271149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.875539422035217">
                <text:p>0.875539422035217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.896410882472992">
                <text:p>0.896410882472992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.896243631839752">
                <text:p>0.896243631839752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.89622038602829">
                <text:p>0.89622038602829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.930037796497345">
                <text:p>0.93003779649734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.930101454257965">
                <text:p>0.930101454257965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.930129647254944">
                <text:p>0.930129647254944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.944774568080902">
                <text:p>0.944774568080902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.944783210754394">
                <text:p>0.944783210754394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.944541335105896">
                <text:p>0.944541335105896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917127847671509">
                <text:p>0.917127847671509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.917420625686646">
                <text:p>0.917420625686646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.917736828327179">
                <text:p>0.917736828327179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913240492343903">
                <text:p>0.913240492343903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.913192451000214">
                <text:p>0.913192451000214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913017809391022">
                <text:p>0.913017809391022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914999842643738">
                <text:p>0.914999842643738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915060043334961">
                <text:p>0.91506004333496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914893686771393">
                <text:p>0.914893686771393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94725638628006">
                <text:p>0.94725638628006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947267770767212">
                <text:p>0.947267770767212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947269916534424">
                <text:p>0.947269916534424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962154746055603">
                <text:p>0.962154746055603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962194800376892">
                <text:p>0.96219480037689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962121188640594">
                <text:p>0.962121188640594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.952574372291565">
                <text:p>0.952574372291565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952521741390228">
                <text:p>0.952521741390228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952639997005463">
                <text:p>0.952639997005463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943313717842102">
                <text:p>0.943313717842102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94321858882904">
                <text:p>0.94321858882904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.943567991256714">
                <text:p>0.94356799125671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943526923656464">
                <text:p>0.943526923656464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943612158298492">
                <text:p>0.943612158298492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947507500648498">
                <text:p>0.947507500648498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9477299451828">
                <text:p>0.9477299451828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947200059890747">
                <text:p>0.947200059890747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963731646537781">
                <text:p>0.963731646537781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963774502277374">
                <text:p>0.963774502277374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.963804364204407">
                <text:p>0.963804364204407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93591696023941">
                <text:p>0.93591696023941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.935934066772461">
                <text:p>0.93593406677246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93595415353775">
                <text:p>0.93595415353775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942149937152862">
                <text:p>0.942149937152862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942059874534607">
                <text:p>0.942059874534607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942030668258667">
                <text:p>0.942030668258667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.936229526996612">
                <text:p>0.936229526996612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936197459697723">
                <text:p>0.936197459697723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.935902833938599">
                <text:p>0.935902833938599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.926542699337006">
                <text:p>0.926542699337006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.926608204841614">
                <text:p>0.926608204841614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.926688373088837">
                <text:p>0.926688373088837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.899312078952789">
                <text:p>0.899312078952789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.898920178413391">
                <text:p>0.898920178413391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.899342179298401">
                <text:p>0.899342179298401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.885254681110382">
                <text:p>0.885254681110382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.885625123977661">
                <text:p>0.885625123977661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.885791897773743">
                <text:p>0.885791897773743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.920203685760498">
                <text:p>0.92020368576049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.920342743396759">
                <text:p>0.920342743396759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.929295361042023">
                <text:p>0.929295361042023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929138600826263">
                <text:p>0.929138600826263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929344654083252">
                <text:p>0.92934465408325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932218909263611">
                <text:p>0.932218909263611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.932375907897949">
                <text:p>0.932375907897949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.932372868061066">
                <text:p>0.932372868061066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.938867092132568">
                <text:p>0.938867092132568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.938938021659851">
                <text:p>0.938938021659851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.938982665538788">
                <text:p>0.938982665538788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.941437423229218">
                <text:p>0.941437423229218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.941422700881958">
                <text:p>0.94142270088195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.941449761390686">
                <text:p>0.941449761390686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.947522401809692">
                <text:p>0.947522401809692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.947524070739746">
                <text:p>0.947524070739746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.947491586208344">
                <text:p>0.947491586208344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.944819152355194">
                <text:p>0.94481915235519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.944761455059052">
                <text:p>0.944761455059052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.944703757762909">
                <text:p>0.94470375776290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.933467864990234">
                <text:p>0.933467864990234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.933463096618652">
                <text:p>0.93346309661865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.933224201202393">
                <text:p>0.933224201202393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.902353942394257">
                <text:p>0.902353942394257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.901981294155121">
                <text:p>0.901981294155121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.901833951473236">
                <text:p>0.901833951473236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.900199472904205">
                <text:p>0.900199472904205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.900064647197723">
                <text:p>0.900064647197723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.90027791261673">
                <text:p>0.90027791261673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.905147135257721">
                <text:p>0.905147135257721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.905137479305267">
                <text:p>0.905137479305267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.93061763048172">
                <text:p>0.93061763048172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.930666029453278">
                <text:p>0.930666029453278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.930643320083618">
                <text:p>0.930643320083618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.94153481721878">
                <text:p>0.94153481721878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.941644966602325">
                <text:p>0.941644966602325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.941554605960846">
                <text:p>0.941554605960846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.934452474117279">
                <text:p>0.934452474117279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.934584259986877">
                <text:p>0.934584259986877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.93455421924591">
                <text:p>0.93455421924591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.943066239356995">
                <text:p>0.943066239356995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.943095982074738">
                <text:p>0.943095982074738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.943221628665924">
                <text:p>0.943221628665924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.949937701225281">
                <text:p>0.949937701225281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.949934065341949">
                <text:p>0.949934065341949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.949928939342499">
                <text:p>0.949928939342499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.950359106063843">
                <text:p>0.950359106063843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.950389802455902">
                <text:p>0.950389802455902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.950395047664642">
                <text:p>0.950395047664642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.953339993953705">
                <text:p>0.953339993953705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.953277885913849">
                <text:p>0.953277885913849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.953266620635986">
                <text:p>0.953266620635986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.95843631029129">
                <text:p>0.95843631029129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958513736724854">
                <text:p>0.958513736724854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.958428740501404">
                <text:p>0.958428740501404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.963887274265289">
                <text:p>0.963887274265289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.963899433612824">
                <text:p>0.963899433612824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.963919818401337">
                <text:p>0.963919818401337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.962432086467743">
                <text:p>0.962432086467743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.962460339069366">
                <text:p>0.962460339069366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.954024732112884">
                <text:p>0.954024732112884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.954119741916656">
                <text:p>0.954119741916656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.954185485839844">
                <text:p>0.954185485839844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.946131110191345">
                <text:p>0.946131110191345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.946121275424957">
                <text:p>0.946121275424957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.946067631244659">
                <text:p>0.946067631244659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.942348718643188">
                <text:p>0.942348718643188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.942363619804382">
                <text:p>0.942363619804382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.942405998706818">
                <text:p>0.942405998706818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.940671384334564">
                <text:p>0.940671384334564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.940728783607483">
                <text:p>0.940728783607483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.940833508968353">
                <text:p>0.940833508968353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.946002423763275">
                <text:p>0.946002423763275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.946012377738952">
                <text:p>0.946012377738952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.94601970911026">
                <text:p>0.94601970911026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.950602948665619">
                <text:p>0.950602948665619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.950626611709595">
                <text:p>0.950626611709595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.950570046901703">
                <text:p>0.950570046901703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.951842069625854">
                <text:p>0.951842069625854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.951846837997436">
                <text:p>0.951846837997436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.951903522014618">
                <text:p>0.951903522014618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.940750360488892">
                <text:p>0.940750360488892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.940810978412628">
                <text:p>0.940810978412628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.940800845623016">
                <text:p>0.940800845623016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.949491858482361">
                <text:p>0.949491858482361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.949466288089752">
                <text:p>0.949466288089752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.949446499347687">
                <text:p>0.949446499347687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.953569233417511">
                <text:p>0.953569233417511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.953262150287628">
                <text:p>0.953262150287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